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71cm"/>
    </style:style>
    <style:style style:name="co2" style:family="table-column">
      <style:table-column-properties fo:break-before="auto" style:column-width="1.833cm"/>
    </style:style>
    <style:style style:name="co3" style:family="table-column">
      <style:table-column-properties fo:break-before="auto" style:column-width="2.323cm"/>
    </style:style>
    <style:style style:name="co4" style:family="table-column">
      <style:table-column-properties fo:break-before="auto" style:column-width="1.752cm"/>
    </style:style>
    <style:style style:name="co5" style:family="table-column">
      <style:table-column-properties fo:break-before="auto" style:column-width="2.133cm"/>
    </style:style>
    <style:style style:name="co6" style:family="table-column">
      <style:table-column-properties fo:break-before="auto" style:column-width="3.249cm"/>
    </style:style>
    <style:style style:name="co7" style:family="table-column">
      <style:table-column-properties fo:break-before="auto" style:column-width="2.187cm"/>
    </style:style>
    <style:style style:name="co8" style:family="table-column">
      <style:table-column-properties fo:break-before="auto" style:column-width="3.794cm"/>
    </style:style>
    <style:style style:name="co9" style:family="table-column">
      <style:table-column-properties fo:break-before="auto" style:column-width="2.485cm"/>
    </style:style>
    <style:style style:name="co10" style:family="table-column">
      <style:table-column-properties fo:break-before="auto" style:column-width="2.568cm"/>
    </style:style>
    <style:style style:name="co11" style:family="table-column">
      <style:table-column-properties fo:break-before="auto" style:column-width="2.078cm"/>
    </style:style>
    <style:style style:name="co12" style:family="table-column">
      <style:table-column-properties fo:break-before="auto" style:column-width="1.942cm"/>
    </style:style>
    <style:style style:name="co13" style:family="table-column">
      <style:table-column-properties fo:break-before="auto" style:column-width="3.14cm"/>
    </style:style>
    <style:style style:name="co14" style:family="table-column">
      <style:table-column-properties fo:break-before="auto" style:column-width="2.24cm"/>
    </style:style>
    <style:style style:name="co15" style:family="table-column">
      <style:table-column-properties fo:break-before="auto" style:column-width="1.588cm"/>
    </style:style>
    <style:style style:name="co16" style:family="table-column">
      <style:table-column-properties fo:break-before="auto" style:column-width="2.104cm"/>
    </style:style>
    <style:style style:name="co1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02002p_ou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2" table:default-cell-style-name="Default"/>
        <table:table-column table:style-name="co5" table:number-columns-repeated="2" table:default-cell-style-name="Default"/>
        <table:table-column table:style-name="co15" table:number-columns-repeated="2" table:default-cell-style-name="Default"/>
        <table:table-column table:style-name="co16" table:number-columns-repeated="2" table:default-cell-style-name="Default"/>
        <table:table-row table:style-name="ro1">
          <table:table-cell office:value-type="string" calcext:value-type="string">
            <text:p>DO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RESIDUE_P</text:p>
          </table:table-cell>
          <table:table-cell office:value-type="string" calcext:value-type="string">
            <text:p>HUMUS_P</text:p>
          </table:table-cell>
          <table:table-cell office:value-type="string" calcext:value-type="string">
            <text:p>FERTZR_P</text:p>
          </table:table-cell>
          <table:table-cell office:value-type="string" calcext:value-type="string">
            <text:p>NET_PL_EXCH_P</text:p>
          </table:table-cell>
          <table:table-cell office:value-type="string" calcext:value-type="string">
            <text:p>EXCH_PO4</text:p>
          </table:table-cell>
          <table:table-cell office:value-type="string" calcext:value-type="string">
            <text:p>SUR_DOP+SED_FLX</text:p>
          </table:table-cell>
          <table:table-cell office:value-type="string" calcext:value-type="string">
            <text:p>SUB_DOP_FLX</text:p>
          </table:table-cell>
          <table:table-cell office:value-type="string" calcext:value-type="string">
            <text:p>SUB_DIP_FLX</text:p>
          </table:table-cell>
          <table:table-cell office:value-type="string" calcext:value-type="string">
            <text:p>PRECIP_P</text:p>
          </table:table-cell>
          <table:table-cell office:value-type="string" calcext:value-type="string">
            <text:p>MICRO_P</text:p>
          </table:table-cell>
          <table:table-cell office:value-type="string" calcext:value-type="string">
            <text:p>FIRE_POX_EMIT</text:p>
          </table:table-cell>
          <table:table-cell office:value-type="string" calcext:value-type="string">
            <text:p>PO4_1</text:p>
          </table:table-cell>
          <table:table-cell office:value-type="string" calcext:value-type="string">
            <text:p>PO4_2</text:p>
          </table:table-cell>
          <table:table-cell office:value-type="string" calcext:value-type="string">
            <text:p>PO4_12</text:p>
          </table:table-cell>
          <table:table-cell office:value-type="string" calcext:value-type="string">
            <text:p>PO4_13</text:p>
          </table:table-cell>
          <table:table-cell office:value-type="string" calcext:value-type="string">
            <text:p>PO4_14</text:p>
          </table:table-cell>
          <table:table-cell office:value-type="string" calcext:value-type="string">
            <text:p>PO4_15</text:p>
          </table:table-cell>
          <table:table-cell office:value-type="string" calcext:value-type="string">
            <text:p>EXCH_P_1</text:p>
          </table:table-cell>
          <table:table-cell office:value-type="string" calcext:value-type="string">
            <text:p>EXCH_P_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12002" calcext:value-type="float">
            <text:p>1012002</text:p>
          </table:table-cell>
          <table:table-cell office:value-type="float" office:value="1.795194" calcext:value-type="float">
            <text:p>1.795194</text:p>
          </table:table-cell>
          <table:table-cell office:value-type="float" office:value="128.466" calcext:value-type="float">
            <text:p>128.4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.16389" calcext:value-type="float">
            <text:p>22.16389</text:p>
          </table:table-cell>
          <table:table-cell office:value-type="float" office:value="0" calcext:value-type="float">
            <text:p>0</text:p>
          </table:table-cell>
          <table:table-cell office:value-type="float" office:value="0.000007866001" calcext:value-type="float">
            <text:p>7.866001E-06</text:p>
          </table:table-cell>
          <table:table-cell office:value-type="float" office:value="0.0001200229" calcext:value-type="float">
            <text:p>0.0001200229</text:p>
          </table:table-cell>
          <table:table-cell office:value-type="float" office:value="1675.278" calcext:value-type="float">
            <text:p>1675.278</text:p>
          </table:table-cell>
          <table:table-cell office:value-type="float" office:value="0.841031" calcext:value-type="float">
            <text:p>0.841031</text:p>
          </table:table-cell>
          <table:table-cell office:value-type="float" office:value="0" calcext:value-type="float">
            <text:p>0</text:p>
          </table:table-cell>
          <table:table-cell office:value-type="float" office:value="0.3980315" calcext:value-type="float">
            <text:p>0.3980315</text:p>
          </table:table-cell>
          <table:table-cell office:value-type="float" office:value="0.6002326" calcext:value-type="float">
            <text:p>0.6002326</text:p>
          </table:table-cell>
          <table:table-cell office:value-type="float" office:value="0.05801727" calcext:value-type="float">
            <text:p>0.05801727</text:p>
          </table:table-cell>
          <table:table-cell office:value-type="float" office:value="0.05772019" calcext:value-type="float">
            <text:p>0.057720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57081" calcext:value-type="float">
            <text:p>33.57081</text:p>
          </table:table-cell>
          <table:table-cell office:value-type="float" office:value="38.67486" calcext:value-type="float">
            <text:p>38.6748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12002" calcext:value-type="float">
            <text:p>2012002</text:p>
          </table:table-cell>
          <table:table-cell office:value-type="float" office:value="1.794739" calcext:value-type="float">
            <text:p>1.794739</text:p>
          </table:table-cell>
          <table:table-cell office:value-type="float" office:value="128.4654" calcext:value-type="float">
            <text:p>128.46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.1421" calcext:value-type="float">
            <text:p>22.1421</text:p>
          </table:table-cell>
          <table:table-cell office:value-type="float" office:value="0" calcext:value-type="float">
            <text:p>0</text:p>
          </table:table-cell>
          <table:table-cell office:value-type="float" office:value="0.00001568554" calcext:value-type="float">
            <text:p>1.568554E-05</text:p>
          </table:table-cell>
          <table:table-cell office:value-type="float" office:value="0.0002335033" calcext:value-type="float">
            <text:p>0.0002335033</text:p>
          </table:table-cell>
          <table:table-cell office:value-type="float" office:value="1675.305" calcext:value-type="float">
            <text:p>1675.305</text:p>
          </table:table-cell>
          <table:table-cell office:value-type="float" office:value="0.8404698" calcext:value-type="float">
            <text:p>0.8404698</text:p>
          </table:table-cell>
          <table:table-cell office:value-type="float" office:value="0" calcext:value-type="float">
            <text:p>0</text:p>
          </table:table-cell>
          <table:table-cell office:value-type="float" office:value="0.386292" calcext:value-type="float">
            <text:p>0.386292</text:p>
          </table:table-cell>
          <table:table-cell office:value-type="float" office:value="0.5944431" calcext:value-type="float">
            <text:p>0.5944431</text:p>
          </table:table-cell>
          <table:table-cell office:value-type="float" office:value="0.05791835" calcext:value-type="float">
            <text:p>0.05791835</text:p>
          </table:table-cell>
          <table:table-cell office:value-type="float" office:value="0.05762397" calcext:value-type="float">
            <text:p>0.057623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56393" calcext:value-type="float">
            <text:p>33.56393</text:p>
          </table:table-cell>
          <table:table-cell office:value-type="float" office:value="38.66249" calcext:value-type="float">
            <text:p>38.6624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12002" calcext:value-type="float">
            <text:p>3012002</text:p>
          </table:table-cell>
          <table:table-cell office:value-type="float" office:value="1.794286" calcext:value-type="float">
            <text:p>1.794286</text:p>
          </table:table-cell>
          <table:table-cell office:value-type="float" office:value="128.4647" calcext:value-type="float">
            <text:p>128.46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.12028" calcext:value-type="float">
            <text:p>22.12028</text:p>
          </table:table-cell>
          <table:table-cell office:value-type="float" office:value="0" calcext:value-type="float">
            <text:p>0</text:p>
          </table:table-cell>
          <table:table-cell office:value-type="float" office:value="0.00002345112" calcext:value-type="float">
            <text:p>2.345112E-05</text:p>
          </table:table-cell>
          <table:table-cell office:value-type="float" office:value="0.0003403986" calcext:value-type="float">
            <text:p>0.0003403986</text:p>
          </table:table-cell>
          <table:table-cell office:value-type="float" office:value="1675.331" calcext:value-type="float">
            <text:p>1675.331</text:p>
          </table:table-cell>
          <table:table-cell office:value-type="float" office:value="0.8400933" calcext:value-type="float">
            <text:p>0.8400933</text:p>
          </table:table-cell>
          <table:table-cell office:value-type="float" office:value="0" calcext:value-type="float">
            <text:p>0</text:p>
          </table:table-cell>
          <table:table-cell office:value-type="float" office:value="0.3891501" calcext:value-type="float">
            <text:p>0.3891501</text:p>
          </table:table-cell>
          <table:table-cell office:value-type="float" office:value="0.5897864" calcext:value-type="float">
            <text:p>0.5897864</text:p>
          </table:table-cell>
          <table:table-cell office:value-type="float" office:value="0.05783325" calcext:value-type="float">
            <text:p>0.05783325</text:p>
          </table:table-cell>
          <table:table-cell office:value-type="float" office:value="0.057528" calcext:value-type="float">
            <text:p>0.0575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55558" calcext:value-type="float">
            <text:p>33.55558</text:p>
          </table:table-cell>
          <table:table-cell office:value-type="float" office:value="38.6484" calcext:value-type="float">
            <text:p>38.648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012002" calcext:value-type="float">
            <text:p>4012002</text:p>
          </table:table-cell>
          <table:table-cell office:value-type="float" office:value="1.793839" calcext:value-type="float">
            <text:p>1.793839</text:p>
          </table:table-cell>
          <table:table-cell office:value-type="float" office:value="128.4641" calcext:value-type="float">
            <text:p>128.4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.09853" calcext:value-type="float">
            <text:p>22.09853</text:p>
          </table:table-cell>
          <table:table-cell office:value-type="float" office:value="0" calcext:value-type="float">
            <text:p>0</text:p>
          </table:table-cell>
          <table:table-cell office:value-type="float" office:value="0.00003117345" calcext:value-type="float">
            <text:p>3.117345E-05</text:p>
          </table:table-cell>
          <table:table-cell office:value-type="float" office:value="0.0004414633" calcext:value-type="float">
            <text:p>0.0004414633</text:p>
          </table:table-cell>
          <table:table-cell office:value-type="float" office:value="1675.357" calcext:value-type="float">
            <text:p>1675.357</text:p>
          </table:table-cell>
          <table:table-cell office:value-type="float" office:value="0.8395904" calcext:value-type="float">
            <text:p>0.8395904</text:p>
          </table:table-cell>
          <table:table-cell office:value-type="float" office:value="0" calcext:value-type="float">
            <text:p>0</text:p>
          </table:table-cell>
          <table:table-cell office:value-type="float" office:value="0.3926906" calcext:value-type="float">
            <text:p>0.3926906</text:p>
          </table:table-cell>
          <table:table-cell office:value-type="float" office:value="0.5958021" calcext:value-type="float">
            <text:p>0.5958021</text:p>
          </table:table-cell>
          <table:table-cell office:value-type="float" office:value="0.05773173" calcext:value-type="float">
            <text:p>0.05773173</text:p>
          </table:table-cell>
          <table:table-cell office:value-type="float" office:value="0.05743207" calcext:value-type="float">
            <text:p>0.057432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54896" calcext:value-type="float">
            <text:p>33.54896</text:p>
          </table:table-cell>
          <table:table-cell office:value-type="float" office:value="38.63499" calcext:value-type="float">
            <text:p>38.6349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12002" calcext:value-type="float">
            <text:p>5012002</text:p>
          </table:table-cell>
          <table:table-cell office:value-type="float" office:value="1.793394" calcext:value-type="float">
            <text:p>1.793394</text:p>
          </table:table-cell>
          <table:table-cell office:value-type="float" office:value="128.4635" calcext:value-type="float">
            <text:p>128.46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.07679" calcext:value-type="float">
            <text:p>22.07679</text:p>
          </table:table-cell>
          <table:table-cell office:value-type="float" office:value="0" calcext:value-type="float">
            <text:p>0</text:p>
          </table:table-cell>
          <table:table-cell office:value-type="float" office:value="0.00003884787" calcext:value-type="float">
            <text:p>3.884787E-05</text:p>
          </table:table-cell>
          <table:table-cell office:value-type="float" office:value="0.0005367011" calcext:value-type="float">
            <text:p>0.0005367011</text:p>
          </table:table-cell>
          <table:table-cell office:value-type="float" office:value="1675.384" calcext:value-type="float">
            <text:p>1675.384</text:p>
          </table:table-cell>
          <table:table-cell office:value-type="float" office:value="0.8392724" calcext:value-type="float">
            <text:p>0.8392724</text:p>
          </table:table-cell>
          <table:table-cell office:value-type="float" office:value="0" calcext:value-type="float">
            <text:p>0</text:p>
          </table:table-cell>
          <table:table-cell office:value-type="float" office:value="0.3815084" calcext:value-type="float">
            <text:p>0.3815084</text:p>
          </table:table-cell>
          <table:table-cell office:value-type="float" office:value="0.5882605" calcext:value-type="float">
            <text:p>0.5882605</text:p>
          </table:table-cell>
          <table:table-cell office:value-type="float" office:value="0.05764466" calcext:value-type="float">
            <text:p>0.05764466</text:p>
          </table:table-cell>
          <table:table-cell office:value-type="float" office:value="0.05733621" calcext:value-type="float">
            <text:p>0.057336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54061" calcext:value-type="float">
            <text:p>33.54061</text:p>
          </table:table-cell>
          <table:table-cell office:value-type="float" office:value="38.62113" calcext:value-type="float">
            <text:p>38.6211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012002" calcext:value-type="float">
            <text:p>6012002</text:p>
          </table:table-cell>
          <table:table-cell office:value-type="float" office:value="1.793009" calcext:value-type="float">
            <text:p>1.793009</text:p>
          </table:table-cell>
          <table:table-cell office:value-type="float" office:value="128.4629" calcext:value-type="float">
            <text:p>128.46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.05495" calcext:value-type="float">
            <text:p>22.05495</text:p>
          </table:table-cell>
          <table:table-cell office:value-type="float" office:value="0" calcext:value-type="float">
            <text:p>0</text:p>
          </table:table-cell>
          <table:table-cell office:value-type="float" office:value="0.00004658168" calcext:value-type="float">
            <text:p>4.658168E-05</text:p>
          </table:table-cell>
          <table:table-cell office:value-type="float" office:value="0.0006313401" calcext:value-type="float">
            <text:p>0.0006313401</text:p>
          </table:table-cell>
          <table:table-cell office:value-type="float" office:value="1675.41" calcext:value-type="float">
            <text:p>1675.41</text:p>
          </table:table-cell>
          <table:table-cell office:value-type="float" office:value="0.839458" calcext:value-type="float">
            <text:p>0.839458</text:p>
          </table:table-cell>
          <table:table-cell office:value-type="float" office:value="0" calcext:value-type="float">
            <text:p>0</text:p>
          </table:table-cell>
          <table:table-cell office:value-type="float" office:value="0.3056631" calcext:value-type="float">
            <text:p>0.3056631</text:p>
          </table:table-cell>
          <table:table-cell office:value-type="float" office:value="0.5587477" calcext:value-type="float">
            <text:p>0.5587477</text:p>
          </table:table-cell>
          <table:table-cell office:value-type="float" office:value="0.05751768" calcext:value-type="float">
            <text:p>0.05751768</text:p>
          </table:table-cell>
          <table:table-cell office:value-type="float" office:value="0.05724064" calcext:value-type="float">
            <text:p>0.057240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52607" calcext:value-type="float">
            <text:p>33.52607</text:p>
          </table:table-cell>
          <table:table-cell office:value-type="float" office:value="38.60519" calcext:value-type="float">
            <text:p>38.6051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012002" calcext:value-type="float">
            <text:p>7012002</text:p>
          </table:table-cell>
          <table:table-cell office:value-type="float" office:value="1.792646" calcext:value-type="float">
            <text:p>1.792646</text:p>
          </table:table-cell>
          <table:table-cell office:value-type="float" office:value="128.4623" calcext:value-type="float">
            <text:p>128.46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.03291" calcext:value-type="float">
            <text:p>22.03291</text:p>
          </table:table-cell>
          <table:table-cell office:value-type="float" office:value="0" calcext:value-type="float">
            <text:p>0</text:p>
          </table:table-cell>
          <table:table-cell office:value-type="float" office:value="0.00005456388" calcext:value-type="float">
            <text:p>5.456388E-05</text:p>
          </table:table-cell>
          <table:table-cell office:value-type="float" office:value="0.0007343054" calcext:value-type="float">
            <text:p>0.0007343054</text:p>
          </table:table-cell>
          <table:table-cell office:value-type="float" office:value="1675.436" calcext:value-type="float">
            <text:p>1675.436</text:p>
          </table:table-cell>
          <table:table-cell office:value-type="float" office:value="0.8397031" calcext:value-type="float">
            <text:p>0.8397031</text:p>
          </table:table-cell>
          <table:table-cell office:value-type="float" office:value="0" calcext:value-type="float">
            <text:p>0</text:p>
          </table:table-cell>
          <table:table-cell office:value-type="float" office:value="0.3975199" calcext:value-type="float">
            <text:p>0.3975199</text:p>
          </table:table-cell>
          <table:table-cell office:value-type="float" office:value="0.5861235" calcext:value-type="float">
            <text:p>0.5861235</text:p>
          </table:table-cell>
          <table:table-cell office:value-type="float" office:value="0.05747601" calcext:value-type="float">
            <text:p>0.05747601</text:p>
          </table:table-cell>
          <table:table-cell office:value-type="float" office:value="0.05714541" calcext:value-type="float">
            <text:p>0.057145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51139" calcext:value-type="float">
            <text:p>33.51139</text:p>
          </table:table-cell>
          <table:table-cell office:value-type="float" office:value="38.58744" calcext:value-type="float">
            <text:p>38.5874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012002" calcext:value-type="float">
            <text:p>8012002</text:p>
          </table:table-cell>
          <table:table-cell office:value-type="float" office:value="1.792205" calcext:value-type="float">
            <text:p>1.792205</text:p>
          </table:table-cell>
          <table:table-cell office:value-type="float" office:value="128.4616" calcext:value-type="float">
            <text:p>128.46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.01125" calcext:value-type="float">
            <text:p>22.01125</text:p>
          </table:table-cell>
          <table:table-cell office:value-type="float" office:value="0" calcext:value-type="float">
            <text:p>0</text:p>
          </table:table-cell>
          <table:table-cell office:value-type="float" office:value="0.00006239593" calcext:value-type="float">
            <text:p>6.239593E-05</text:p>
          </table:table-cell>
          <table:table-cell office:value-type="float" office:value="0.0008271455" calcext:value-type="float">
            <text:p>0.0008271455</text:p>
          </table:table-cell>
          <table:table-cell office:value-type="float" office:value="1675.46" calcext:value-type="float">
            <text:p>1675.46</text:p>
          </table:table-cell>
          <table:table-cell office:value-type="float" office:value="0.8392047" calcext:value-type="float">
            <text:p>0.8392047</text:p>
          </table:table-cell>
          <table:table-cell office:value-type="float" office:value="0" calcext:value-type="float">
            <text:p>0</text:p>
          </table:table-cell>
          <table:table-cell office:value-type="float" office:value="0.3980031" calcext:value-type="float">
            <text:p>0.3980031</text:p>
          </table:table-cell>
          <table:table-cell office:value-type="float" office:value="0.6037247" calcext:value-type="float">
            <text:p>0.6037247</text:p>
          </table:table-cell>
          <table:table-cell office:value-type="float" office:value="0.05735998" calcext:value-type="float">
            <text:p>0.05735998</text:p>
          </table:table-cell>
          <table:table-cell office:value-type="float" office:value="0.0570502" calcext:value-type="float">
            <text:p>0.05705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50647" calcext:value-type="float">
            <text:p>33.50647</text:p>
          </table:table-cell>
          <table:table-cell office:value-type="float" office:value="38.57505" calcext:value-type="float">
            <text:p>38.5750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012002" calcext:value-type="float">
            <text:p>9012002</text:p>
          </table:table-cell>
          <table:table-cell office:value-type="float" office:value="1.791778" calcext:value-type="float">
            <text:p>1.791778</text:p>
          </table:table-cell>
          <table:table-cell office:value-type="float" office:value="128.461" calcext:value-type="float">
            <text:p>128.4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98959" calcext:value-type="float">
            <text:p>21.98959</text:p>
          </table:table-cell>
          <table:table-cell office:value-type="float" office:value="0" calcext:value-type="float">
            <text:p>0</text:p>
          </table:table-cell>
          <table:table-cell office:value-type="float" office:value="0.00007015339" calcext:value-type="float">
            <text:p>7.015339E-05</text:p>
          </table:table-cell>
          <table:table-cell office:value-type="float" office:value="0.0009135202" calcext:value-type="float">
            <text:p>0.0009135202</text:p>
          </table:table-cell>
          <table:table-cell office:value-type="float" office:value="1675.484" calcext:value-type="float">
            <text:p>1675.484</text:p>
          </table:table-cell>
          <table:table-cell office:value-type="float" office:value="0.8390894" calcext:value-type="float">
            <text:p>0.8390894</text:p>
          </table:table-cell>
          <table:table-cell office:value-type="float" office:value="0" calcext:value-type="float">
            <text:p>0</text:p>
          </table:table-cell>
          <table:table-cell office:value-type="float" office:value="0.221363" calcext:value-type="float">
            <text:p>0.221363</text:p>
          </table:table-cell>
          <table:table-cell office:value-type="float" office:value="0.5748366" calcext:value-type="float">
            <text:p>0.5748366</text:p>
          </table:table-cell>
          <table:table-cell office:value-type="float" office:value="0.05723102" calcext:value-type="float">
            <text:p>0.05723102</text:p>
          </table:table-cell>
          <table:table-cell office:value-type="float" office:value="0.05695502" calcext:value-type="float">
            <text:p>0.056955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49539" calcext:value-type="float">
            <text:p>33.49539</text:p>
          </table:table-cell>
          <table:table-cell office:value-type="float" office:value="38.56228" calcext:value-type="float">
            <text:p>38.5622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12002" calcext:value-type="float">
            <text:p>10012002</text:p>
          </table:table-cell>
          <table:table-cell office:value-type="float" office:value="1.79162" calcext:value-type="float">
            <text:p>1.79162</text:p>
          </table:table-cell>
          <table:table-cell office:value-type="float" office:value="128.4604" calcext:value-type="float">
            <text:p>128.46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96655" calcext:value-type="float">
            <text:p>21.96655</text:p>
          </table:table-cell>
          <table:table-cell office:value-type="float" office:value="0" calcext:value-type="float">
            <text:p>0</text:p>
          </table:table-cell>
          <table:table-cell office:value-type="float" office:value="0.00008210302" calcext:value-type="float">
            <text:p>8.210302E-05</text:p>
          </table:table-cell>
          <table:table-cell office:value-type="float" office:value="0.001202259" calcext:value-type="float">
            <text:p>0.001202259</text:p>
          </table:table-cell>
          <table:table-cell office:value-type="float" office:value="1675.509" calcext:value-type="float">
            <text:p>1675.509</text:p>
          </table:table-cell>
          <table:table-cell office:value-type="float" office:value="0.8404603" calcext:value-type="float">
            <text:p>0.8404603</text:p>
          </table:table-cell>
          <table:table-cell office:value-type="float" office:value="0" calcext:value-type="float">
            <text:p>0</text:p>
          </table:table-cell>
          <table:table-cell office:value-type="float" office:value="0.2838041" calcext:value-type="float">
            <text:p>0.2838041</text:p>
          </table:table-cell>
          <table:table-cell office:value-type="float" office:value="0.5310532" calcext:value-type="float">
            <text:p>0.5310532</text:p>
          </table:table-cell>
          <table:table-cell office:value-type="float" office:value="0.05709384" calcext:value-type="float">
            <text:p>0.05709384</text:p>
          </table:table-cell>
          <table:table-cell office:value-type="float" office:value="0.05686003" calcext:value-type="float">
            <text:p>0.056860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43876" calcext:value-type="float">
            <text:p>33.43876</text:p>
          </table:table-cell>
          <table:table-cell office:value-type="float" office:value="38.5429" calcext:value-type="float">
            <text:p>38.542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1012002" calcext:value-type="float">
            <text:p>11012002</text:p>
          </table:table-cell>
          <table:table-cell office:value-type="float" office:value="1.79131" calcext:value-type="float">
            <text:p>1.79131</text:p>
          </table:table-cell>
          <table:table-cell office:value-type="float" office:value="128.4599" calcext:value-type="float">
            <text:p>128.45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94402" calcext:value-type="float">
            <text:p>21.94402</text:p>
          </table:table-cell>
          <table:table-cell office:value-type="float" office:value="0" calcext:value-type="float">
            <text:p>0</text:p>
          </table:table-cell>
          <table:table-cell office:value-type="float" office:value="0.000100996" calcext:value-type="float">
            <text:p>0.000100996</text:p>
          </table:table-cell>
          <table:table-cell office:value-type="float" office:value="0.001922692" calcext:value-type="float">
            <text:p>0.001922692</text:p>
          </table:table-cell>
          <table:table-cell office:value-type="float" office:value="1675.533" calcext:value-type="float">
            <text:p>1675.533</text:p>
          </table:table-cell>
          <table:table-cell office:value-type="float" office:value="0.8411842" calcext:value-type="float">
            <text:p>0.8411842</text:p>
          </table:table-cell>
          <table:table-cell office:value-type="float" office:value="0" calcext:value-type="float">
            <text:p>0</text:p>
          </table:table-cell>
          <table:table-cell office:value-type="float" office:value="0.3700618" calcext:value-type="float">
            <text:p>0.3700618</text:p>
          </table:table-cell>
          <table:table-cell office:value-type="float" office:value="0.5846689" calcext:value-type="float">
            <text:p>0.5846689</text:p>
          </table:table-cell>
          <table:table-cell office:value-type="float" office:value="0.05712527" calcext:value-type="float">
            <text:p>0.05712527</text:p>
          </table:table-cell>
          <table:table-cell office:value-type="float" office:value="0.05676543" calcext:value-type="float">
            <text:p>0.056765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42177" calcext:value-type="float">
            <text:p>33.42177</text:p>
          </table:table-cell>
          <table:table-cell office:value-type="float" office:value="38.52432" calcext:value-type="float">
            <text:p>38.5243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012002" calcext:value-type="float">
            <text:p>12012002</text:p>
          </table:table-cell>
          <table:table-cell office:value-type="float" office:value="1.790947" calcext:value-type="float">
            <text:p>1.790947</text:p>
          </table:table-cell>
          <table:table-cell office:value-type="float" office:value="128.4593" calcext:value-type="float">
            <text:p>128.45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922" calcext:value-type="float">
            <text:p>21.922</text:p>
          </table:table-cell>
          <table:table-cell office:value-type="float" office:value="0" calcext:value-type="float">
            <text:p>0</text:p>
          </table:table-cell>
          <table:table-cell office:value-type="float" office:value="0.0001169031" calcext:value-type="float">
            <text:p>0.0001169031</text:p>
          </table:table-cell>
          <table:table-cell office:value-type="float" office:value="0.002501286" calcext:value-type="float">
            <text:p>0.002501286</text:p>
          </table:table-cell>
          <table:table-cell office:value-type="float" office:value="1675.557" calcext:value-type="float">
            <text:p>1675.557</text:p>
          </table:table-cell>
          <table:table-cell office:value-type="float" office:value="0.8414625" calcext:value-type="float">
            <text:p>0.8414625</text:p>
          </table:table-cell>
          <table:table-cell office:value-type="float" office:value="0" calcext:value-type="float">
            <text:p>0</text:p>
          </table:table-cell>
          <table:table-cell office:value-type="float" office:value="0.4068334" calcext:value-type="float">
            <text:p>0.4068334</text:p>
          </table:table-cell>
          <table:table-cell office:value-type="float" office:value="0.5946005" calcext:value-type="float">
            <text:p>0.5946005</text:p>
          </table:table-cell>
          <table:table-cell office:value-type="float" office:value="0.05703516" calcext:value-type="float">
            <text:p>0.05703516</text:p>
          </table:table-cell>
          <table:table-cell office:value-type="float" office:value="0.05667088" calcext:value-type="float">
            <text:p>0.056670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41397" calcext:value-type="float">
            <text:p>33.41397</text:p>
          </table:table-cell>
          <table:table-cell office:value-type="float" office:value="38.50832" calcext:value-type="float">
            <text:p>38.5083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3012002" calcext:value-type="float">
            <text:p>13012002</text:p>
          </table:table-cell>
          <table:table-cell office:value-type="float" office:value="1.790549" calcext:value-type="float">
            <text:p>1.790549</text:p>
          </table:table-cell>
          <table:table-cell office:value-type="float" office:value="128.4587" calcext:value-type="float">
            <text:p>128.45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90029" calcext:value-type="float">
            <text:p>21.90029</text:p>
          </table:table-cell>
          <table:table-cell office:value-type="float" office:value="0" calcext:value-type="float">
            <text:p>0</text:p>
          </table:table-cell>
          <table:table-cell office:value-type="float" office:value="0.0001297205" calcext:value-type="float">
            <text:p>0.0001297205</text:p>
          </table:table-cell>
          <table:table-cell office:value-type="float" office:value="0.002875644" calcext:value-type="float">
            <text:p>0.002875644</text:p>
          </table:table-cell>
          <table:table-cell office:value-type="float" office:value="1675.581" calcext:value-type="float">
            <text:p>1675.581</text:p>
          </table:table-cell>
          <table:table-cell office:value-type="float" office:value="0.8415343" calcext:value-type="float">
            <text:p>0.8415343</text:p>
          </table:table-cell>
          <table:table-cell office:value-type="float" office:value="0" calcext:value-type="float">
            <text:p>0</text:p>
          </table:table-cell>
          <table:table-cell office:value-type="float" office:value="0.4168126" calcext:value-type="float">
            <text:p>0.4168126</text:p>
          </table:table-cell>
          <table:table-cell office:value-type="float" office:value="0.5978098" calcext:value-type="float">
            <text:p>0.5978098</text:p>
          </table:table-cell>
          <table:table-cell office:value-type="float" office:value="0.05692728" calcext:value-type="float">
            <text:p>0.05692728</text:p>
          </table:table-cell>
          <table:table-cell office:value-type="float" office:value="0.05657633" calcext:value-type="float">
            <text:p>0.056576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4075" calcext:value-type="float">
            <text:p>33.4075</text:p>
          </table:table-cell>
          <table:table-cell office:value-type="float" office:value="38.49391" calcext:value-type="float">
            <text:p>38.4939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4012002" calcext:value-type="float">
            <text:p>14012002</text:p>
          </table:table-cell>
          <table:table-cell office:value-type="float" office:value="1.790119" calcext:value-type="float">
            <text:p>1.790119</text:p>
          </table:table-cell>
          <table:table-cell office:value-type="float" office:value="128.458" calcext:value-type="float">
            <text:p>128.4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87898" calcext:value-type="float">
            <text:p>21.87898</text:p>
          </table:table-cell>
          <table:table-cell office:value-type="float" office:value="0" calcext:value-type="float">
            <text:p>0</text:p>
          </table:table-cell>
          <table:table-cell office:value-type="float" office:value="0.0001397989" calcext:value-type="float">
            <text:p>0.0001397989</text:p>
          </table:table-cell>
          <table:table-cell office:value-type="float" office:value="0.003065081" calcext:value-type="float">
            <text:p>0.003065081</text:p>
          </table:table-cell>
          <table:table-cell office:value-type="float" office:value="1675.605" calcext:value-type="float">
            <text:p>1675.605</text:p>
          </table:table-cell>
          <table:table-cell office:value-type="float" office:value="0.8409076" calcext:value-type="float">
            <text:p>0.8409076</text:p>
          </table:table-cell>
          <table:table-cell office:value-type="float" office:value="0" calcext:value-type="float">
            <text:p>0</text:p>
          </table:table-cell>
          <table:table-cell office:value-type="float" office:value="0.4246713" calcext:value-type="float">
            <text:p>0.4246713</text:p>
          </table:table-cell>
          <table:table-cell office:value-type="float" office:value="0.6297207" calcext:value-type="float">
            <text:p>0.6297207</text:p>
          </table:table-cell>
          <table:table-cell office:value-type="float" office:value="0.05678657" calcext:value-type="float">
            <text:p>0.05678657</text:p>
          </table:table-cell>
          <table:table-cell office:value-type="float" office:value="0.0564821" calcext:value-type="float">
            <text:p>0.05648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40553" calcext:value-type="float">
            <text:p>33.40553</text:p>
          </table:table-cell>
          <table:table-cell office:value-type="float" office:value="38.4846" calcext:value-type="float">
            <text:p>38.484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5012002" calcext:value-type="float">
            <text:p>15012002</text:p>
          </table:table-cell>
          <table:table-cell office:value-type="float" office:value="1.789691" calcext:value-type="float">
            <text:p>1.789691</text:p>
          </table:table-cell>
          <table:table-cell office:value-type="float" office:value="128.4574" calcext:value-type="float">
            <text:p>128.45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85795" calcext:value-type="float">
            <text:p>21.85795</text:p>
          </table:table-cell>
          <table:table-cell office:value-type="float" office:value="0" calcext:value-type="float">
            <text:p>0</text:p>
          </table:table-cell>
          <table:table-cell office:value-type="float" office:value="0.0001477149" calcext:value-type="float">
            <text:p>0.0001477149</text:p>
          </table:table-cell>
          <table:table-cell office:value-type="float" office:value="0.003142956" calcext:value-type="float">
            <text:p>0.003142956</text:p>
          </table:table-cell>
          <table:table-cell office:value-type="float" office:value="1675.629" calcext:value-type="float">
            <text:p>1675.629</text:p>
          </table:table-cell>
          <table:table-cell office:value-type="float" office:value="0.8402689" calcext:value-type="float">
            <text:p>0.8402689</text:p>
          </table:table-cell>
          <table:table-cell office:value-type="float" office:value="0" calcext:value-type="float">
            <text:p>0</text:p>
          </table:table-cell>
          <table:table-cell office:value-type="float" office:value="0.3969061" calcext:value-type="float">
            <text:p>0.3969061</text:p>
          </table:table-cell>
          <table:table-cell office:value-type="float" office:value="0.6080989" calcext:value-type="float">
            <text:p>0.6080989</text:p>
          </table:table-cell>
          <table:table-cell office:value-type="float" office:value="0.05666953" calcext:value-type="float">
            <text:p>0.05666953</text:p>
          </table:table-cell>
          <table:table-cell office:value-type="float" office:value="0.05638807" calcext:value-type="float">
            <text:p>0.056388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40086" calcext:value-type="float">
            <text:p>33.40086</text:p>
          </table:table-cell>
          <table:table-cell office:value-type="float" office:value="38.47662" calcext:value-type="float">
            <text:p>38.4766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6012002" calcext:value-type="float">
            <text:p>16012002</text:p>
          </table:table-cell>
          <table:table-cell office:value-type="float" office:value="1.789263" calcext:value-type="float">
            <text:p>1.789263</text:p>
          </table:table-cell>
          <table:table-cell office:value-type="float" office:value="128.4568" calcext:value-type="float">
            <text:p>128.45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83698" calcext:value-type="float">
            <text:p>21.83698</text:p>
          </table:table-cell>
          <table:table-cell office:value-type="float" office:value="0" calcext:value-type="float">
            <text:p>0</text:p>
          </table:table-cell>
          <table:table-cell office:value-type="float" office:value="0.0001553169" calcext:value-type="float">
            <text:p>0.0001553169</text:p>
          </table:table-cell>
          <table:table-cell office:value-type="float" office:value="0.003203806" calcext:value-type="float">
            <text:p>0.003203806</text:p>
          </table:table-cell>
          <table:table-cell office:value-type="float" office:value="1675.653" calcext:value-type="float">
            <text:p>1675.653</text:p>
          </table:table-cell>
          <table:table-cell office:value-type="float" office:value="0.8396824" calcext:value-type="float">
            <text:p>0.8396824</text:p>
          </table:table-cell>
          <table:table-cell office:value-type="float" office:value="0" calcext:value-type="float">
            <text:p>0</text:p>
          </table:table-cell>
          <table:table-cell office:value-type="float" office:value="0.4007986" calcext:value-type="float">
            <text:p>0.4007986</text:p>
          </table:table-cell>
          <table:table-cell office:value-type="float" office:value="0.5982989" calcext:value-type="float">
            <text:p>0.5982989</text:p>
          </table:table-cell>
          <table:table-cell office:value-type="float" office:value="0.05657073" calcext:value-type="float">
            <text:p>0.05657073</text:p>
          </table:table-cell>
          <table:table-cell office:value-type="float" office:value="0.05629404" calcext:value-type="float">
            <text:p>0.056294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39464" calcext:value-type="float">
            <text:p>33.39464</text:p>
          </table:table-cell>
          <table:table-cell office:value-type="float" office:value="38.46546" calcext:value-type="float">
            <text:p>38.4654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7012002" calcext:value-type="float">
            <text:p>17012002</text:p>
          </table:table-cell>
          <table:table-cell office:value-type="float" office:value="1.788839" calcext:value-type="float">
            <text:p>1.788839</text:p>
          </table:table-cell>
          <table:table-cell office:value-type="float" office:value="128.4561" calcext:value-type="float">
            <text:p>128.45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81609" calcext:value-type="float">
            <text:p>21.81609</text:p>
          </table:table-cell>
          <table:table-cell office:value-type="float" office:value="0" calcext:value-type="float">
            <text:p>0</text:p>
          </table:table-cell>
          <table:table-cell office:value-type="float" office:value="0.0001627677" calcext:value-type="float">
            <text:p>0.0001627677</text:p>
          </table:table-cell>
          <table:table-cell office:value-type="float" office:value="0.003255201" calcext:value-type="float">
            <text:p>0.003255201</text:p>
          </table:table-cell>
          <table:table-cell office:value-type="float" office:value="1675.677" calcext:value-type="float">
            <text:p>1675.677</text:p>
          </table:table-cell>
          <table:table-cell office:value-type="float" office:value="0.8391114" calcext:value-type="float">
            <text:p>0.8391114</text:p>
          </table:table-cell>
          <table:table-cell office:value-type="float" office:value="0" calcext:value-type="float">
            <text:p>0</text:p>
          </table:table-cell>
          <table:table-cell office:value-type="float" office:value="0.3825748" calcext:value-type="float">
            <text:p>0.3825748</text:p>
          </table:table-cell>
          <table:table-cell office:value-type="float" office:value="0.5868829" calcext:value-type="float">
            <text:p>0.5868829</text:p>
          </table:table-cell>
          <table:table-cell office:value-type="float" office:value="0.05647417" calcext:value-type="float">
            <text:p>0.05647417</text:p>
          </table:table-cell>
          <table:table-cell office:value-type="float" office:value="0.05620006" calcext:value-type="float">
            <text:p>0.056200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38806" calcext:value-type="float">
            <text:p>33.38806</text:p>
          </table:table-cell>
          <table:table-cell office:value-type="float" office:value="38.45382" calcext:value-type="float">
            <text:p>38.4538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8012002" calcext:value-type="float">
            <text:p>18012002</text:p>
          </table:table-cell>
          <table:table-cell office:value-type="float" office:value="1.788416" calcext:value-type="float">
            <text:p>1.788416</text:p>
          </table:table-cell>
          <table:table-cell office:value-type="float" office:value="128.4555" calcext:value-type="float">
            <text:p>128.45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79523" calcext:value-type="float">
            <text:p>21.79523</text:p>
          </table:table-cell>
          <table:table-cell office:value-type="float" office:value="0" calcext:value-type="float">
            <text:p>0</text:p>
          </table:table-cell>
          <table:table-cell office:value-type="float" office:value="0.0001701534" calcext:value-type="float">
            <text:p>0.0001701534</text:p>
          </table:table-cell>
          <table:table-cell office:value-type="float" office:value="0.003301379" calcext:value-type="float">
            <text:p>0.003301379</text:p>
          </table:table-cell>
          <table:table-cell office:value-type="float" office:value="1675.701" calcext:value-type="float">
            <text:p>1675.701</text:p>
          </table:table-cell>
          <table:table-cell office:value-type="float" office:value="0.8385765" calcext:value-type="float">
            <text:p>0.8385765</text:p>
          </table:table-cell>
          <table:table-cell office:value-type="float" office:value="0" calcext:value-type="float">
            <text:p>0</text:p>
          </table:table-cell>
          <table:table-cell office:value-type="float" office:value="0.3962945" calcext:value-type="float">
            <text:p>0.3962945</text:p>
          </table:table-cell>
          <table:table-cell office:value-type="float" office:value="0.5915965" calcext:value-type="float">
            <text:p>0.5915965</text:p>
          </table:table-cell>
          <table:table-cell office:value-type="float" office:value="0.05638311" calcext:value-type="float">
            <text:p>0.05638311</text:p>
          </table:table-cell>
          <table:table-cell office:value-type="float" office:value="0.05610614" calcext:value-type="float">
            <text:p>0.056106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38121" calcext:value-type="float">
            <text:p>33.38121</text:p>
          </table:table-cell>
          <table:table-cell office:value-type="float" office:value="38.44115" calcext:value-type="float">
            <text:p>38.4411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9012002" calcext:value-type="float">
            <text:p>19012002</text:p>
          </table:table-cell>
          <table:table-cell office:value-type="float" office:value="1.788018" calcext:value-type="float">
            <text:p>1.788018</text:p>
          </table:table-cell>
          <table:table-cell office:value-type="float" office:value="128.4549" calcext:value-type="float">
            <text:p>128.45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77466" calcext:value-type="float">
            <text:p>21.77466</text:p>
          </table:table-cell>
          <table:table-cell office:value-type="float" office:value="0" calcext:value-type="float">
            <text:p>0</text:p>
          </table:table-cell>
          <table:table-cell office:value-type="float" office:value="0.0001774817" calcext:value-type="float">
            <text:p>0.0001774817</text:p>
          </table:table-cell>
          <table:table-cell office:value-type="float" office:value="0.003342752" calcext:value-type="float">
            <text:p>0.003342752</text:p>
          </table:table-cell>
          <table:table-cell office:value-type="float" office:value="1675.725" calcext:value-type="float">
            <text:p>1675.725</text:p>
          </table:table-cell>
          <table:table-cell office:value-type="float" office:value="0.8378196" calcext:value-type="float">
            <text:p>0.8378196</text:p>
          </table:table-cell>
          <table:table-cell office:value-type="float" office:value="0" calcext:value-type="float">
            <text:p>0</text:p>
          </table:table-cell>
          <table:table-cell office:value-type="float" office:value="0.4007678" calcext:value-type="float">
            <text:p>0.4007678</text:p>
          </table:table-cell>
          <table:table-cell office:value-type="float" office:value="0.606631" calcext:value-type="float">
            <text:p>0.606631</text:p>
          </table:table-cell>
          <table:table-cell office:value-type="float" office:value="0.05627191" calcext:value-type="float">
            <text:p>0.05627191</text:p>
          </table:table-cell>
          <table:table-cell office:value-type="float" office:value="0.05601267" calcext:value-type="float">
            <text:p>0.056012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37679" calcext:value-type="float">
            <text:p>33.37679</text:p>
          </table:table-cell>
          <table:table-cell office:value-type="float" office:value="38.43143" calcext:value-type="float">
            <text:p>38.4314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0012002" calcext:value-type="float">
            <text:p>20012002</text:p>
          </table:table-cell>
          <table:table-cell office:value-type="float" office:value="1.787613" calcext:value-type="float">
            <text:p>1.787613</text:p>
          </table:table-cell>
          <table:table-cell office:value-type="float" office:value="128.4543" calcext:value-type="float">
            <text:p>128.45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75427" calcext:value-type="float">
            <text:p>21.75427</text:p>
          </table:table-cell>
          <table:table-cell office:value-type="float" office:value="0" calcext:value-type="float">
            <text:p>0</text:p>
          </table:table-cell>
          <table:table-cell office:value-type="float" office:value="0.0001847516" calcext:value-type="float">
            <text:p>0.0001847516</text:p>
          </table:table-cell>
          <table:table-cell office:value-type="float" office:value="0.003379279" calcext:value-type="float">
            <text:p>0.003379279</text:p>
          </table:table-cell>
          <table:table-cell office:value-type="float" office:value="1675.749" calcext:value-type="float">
            <text:p>1675.749</text:p>
          </table:table-cell>
          <table:table-cell office:value-type="float" office:value="0.8372216" calcext:value-type="float">
            <text:p>0.8372216</text:p>
          </table:table-cell>
          <table:table-cell office:value-type="float" office:value="0" calcext:value-type="float">
            <text:p>0</text:p>
          </table:table-cell>
          <table:table-cell office:value-type="float" office:value="0.3699297" calcext:value-type="float">
            <text:p>0.3699297</text:p>
          </table:table-cell>
          <table:table-cell office:value-type="float" office:value="0.575574" calcext:value-type="float">
            <text:p>0.575574</text:p>
          </table:table-cell>
          <table:table-cell office:value-type="float" office:value="0.05618058" calcext:value-type="float">
            <text:p>0.05618058</text:p>
          </table:table-cell>
          <table:table-cell office:value-type="float" office:value="0.05591923" calcext:value-type="float">
            <text:p>0.055919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36942" calcext:value-type="float">
            <text:p>33.36942</text:p>
          </table:table-cell>
          <table:table-cell office:value-type="float" office:value="38.41997" calcext:value-type="float">
            <text:p>38.4199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1012002" calcext:value-type="float">
            <text:p>21012002</text:p>
          </table:table-cell>
          <table:table-cell office:value-type="float" office:value="1.787203" calcext:value-type="float">
            <text:p>1.787203</text:p>
          </table:table-cell>
          <table:table-cell office:value-type="float" office:value="128.4539" calcext:value-type="float">
            <text:p>128.45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73368" calcext:value-type="float">
            <text:p>21.73368</text:p>
          </table:table-cell>
          <table:table-cell office:value-type="float" office:value="0" calcext:value-type="float">
            <text:p>0</text:p>
          </table:table-cell>
          <table:table-cell office:value-type="float" office:value="0.0001919587" calcext:value-type="float">
            <text:p>0.0001919587</text:p>
          </table:table-cell>
          <table:table-cell office:value-type="float" office:value="0.003410934" calcext:value-type="float">
            <text:p>0.003410934</text:p>
          </table:table-cell>
          <table:table-cell office:value-type="float" office:value="1675.772" calcext:value-type="float">
            <text:p>1675.772</text:p>
          </table:table-cell>
          <table:table-cell office:value-type="float" office:value="0.8368965" calcext:value-type="float">
            <text:p>0.8368965</text:p>
          </table:table-cell>
          <table:table-cell office:value-type="float" office:value="0" calcext:value-type="float">
            <text:p>0</text:p>
          </table:table-cell>
          <table:table-cell office:value-type="float" office:value="0.3824002" calcext:value-type="float">
            <text:p>0.3824002</text:p>
          </table:table-cell>
          <table:table-cell office:value-type="float" office:value="0.5806844" calcext:value-type="float">
            <text:p>0.5806844</text:p>
          </table:table-cell>
          <table:table-cell office:value-type="float" office:value="0.05610751" calcext:value-type="float">
            <text:p>0.05610751</text:p>
          </table:table-cell>
          <table:table-cell office:value-type="float" office:value="0.05582597" calcext:value-type="float">
            <text:p>0.055825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36058" calcext:value-type="float">
            <text:p>33.36058</text:p>
          </table:table-cell>
          <table:table-cell office:value-type="float" office:value="38.40531" calcext:value-type="float">
            <text:p>38.4053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2012002" calcext:value-type="float">
            <text:p>22012002</text:p>
          </table:table-cell>
          <table:table-cell office:value-type="float" office:value="1.786797" calcext:value-type="float">
            <text:p>1.786797</text:p>
          </table:table-cell>
          <table:table-cell office:value-type="float" office:value="128.4533" calcext:value-type="float">
            <text:p>128.45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71308" calcext:value-type="float">
            <text:p>21.71308</text:p>
          </table:table-cell>
          <table:table-cell office:value-type="float" office:value="0" calcext:value-type="float">
            <text:p>0</text:p>
          </table:table-cell>
          <table:table-cell office:value-type="float" office:value="0.0001991102" calcext:value-type="float">
            <text:p>0.0001991102</text:p>
          </table:table-cell>
          <table:table-cell office:value-type="float" office:value="0.0034382" calcext:value-type="float">
            <text:p>0.0034382</text:p>
          </table:table-cell>
          <table:table-cell office:value-type="float" office:value="1675.795" calcext:value-type="float">
            <text:p>1675.795</text:p>
          </table:table-cell>
          <table:table-cell office:value-type="float" office:value="0.8365499" calcext:value-type="float">
            <text:p>0.8365499</text:p>
          </table:table-cell>
          <table:table-cell office:value-type="float" office:value="0" calcext:value-type="float">
            <text:p>0</text:p>
          </table:table-cell>
          <table:table-cell office:value-type="float" office:value="0.3905652" calcext:value-type="float">
            <text:p>0.3905652</text:p>
          </table:table-cell>
          <table:table-cell office:value-type="float" office:value="0.588789" calcext:value-type="float">
            <text:p>0.588789</text:p>
          </table:table-cell>
          <table:table-cell office:value-type="float" office:value="0.05601975" calcext:value-type="float">
            <text:p>0.05601975</text:p>
          </table:table-cell>
          <table:table-cell office:value-type="float" office:value="0.05573263" calcext:value-type="float">
            <text:p>0.055732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3531" calcext:value-type="float">
            <text:p>33.3531</text:p>
          </table:table-cell>
          <table:table-cell office:value-type="float" office:value="38.39176" calcext:value-type="float">
            <text:p>38.3917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3012002" calcext:value-type="float">
            <text:p>23012002</text:p>
          </table:table-cell>
          <table:table-cell office:value-type="float" office:value="1.78644" calcext:value-type="float">
            <text:p>1.78644</text:p>
          </table:table-cell>
          <table:table-cell office:value-type="float" office:value="128.4529" calcext:value-type="float">
            <text:p>128.45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69202" calcext:value-type="float">
            <text:p>21.69202</text:p>
          </table:table-cell>
          <table:table-cell office:value-type="float" office:value="0.000002011104" calcext:value-type="float">
            <text:p>2.011104E-06</text:p>
          </table:table-cell>
          <table:table-cell office:value-type="float" office:value="0.0002066558" calcext:value-type="float">
            <text:p>0.0002066558</text:p>
          </table:table-cell>
          <table:table-cell office:value-type="float" office:value="0.003479467" calcext:value-type="float">
            <text:p>0.003479467</text:p>
          </table:table-cell>
          <table:table-cell office:value-type="float" office:value="1675.819" calcext:value-type="float">
            <text:p>1675.819</text:p>
          </table:table-cell>
          <table:table-cell office:value-type="float" office:value="0.836876" calcext:value-type="float">
            <text:p>0.836876</text:p>
          </table:table-cell>
          <table:table-cell office:value-type="float" office:value="0" calcext:value-type="float">
            <text:p>0</text:p>
          </table:table-cell>
          <table:table-cell office:value-type="float" office:value="0.2213985" calcext:value-type="float">
            <text:p>0.2213985</text:p>
          </table:table-cell>
          <table:table-cell office:value-type="float" office:value="0.6058099" calcext:value-type="float">
            <text:p>0.6058099</text:p>
          </table:table-cell>
          <table:table-cell office:value-type="float" office:value="0.05597565" calcext:value-type="float">
            <text:p>0.05597565</text:p>
          </table:table-cell>
          <table:table-cell office:value-type="float" office:value="0.05563965" calcext:value-type="float">
            <text:p>0.055639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31767" calcext:value-type="float">
            <text:p>33.31767</text:p>
          </table:table-cell>
          <table:table-cell office:value-type="float" office:value="38.37744" calcext:value-type="float">
            <text:p>38.3774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4012002" calcext:value-type="float">
            <text:p>24012002</text:p>
          </table:table-cell>
          <table:table-cell office:value-type="float" office:value="1.786321" calcext:value-type="float">
            <text:p>1.786321</text:p>
          </table:table-cell>
          <table:table-cell office:value-type="float" office:value="128.4524" calcext:value-type="float">
            <text:p>128.45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66999" calcext:value-type="float">
            <text:p>21.66999</text:p>
          </table:table-cell>
          <table:table-cell office:value-type="float" office:value="0.000002011104" calcext:value-type="float">
            <text:p>2.011104E-06</text:p>
          </table:table-cell>
          <table:table-cell office:value-type="float" office:value="0.0002194967" calcext:value-type="float">
            <text:p>0.0002194967</text:p>
          </table:table-cell>
          <table:table-cell office:value-type="float" office:value="0.003771418" calcext:value-type="float">
            <text:p>0.003771418</text:p>
          </table:table-cell>
          <table:table-cell office:value-type="float" office:value="1675.842" calcext:value-type="float">
            <text:p>1675.842</text:p>
          </table:table-cell>
          <table:table-cell office:value-type="float" office:value="0.8380458" calcext:value-type="float">
            <text:p>0.8380458</text:p>
          </table:table-cell>
          <table:table-cell office:value-type="float" office:value="0" calcext:value-type="float">
            <text:p>0</text:p>
          </table:table-cell>
          <table:table-cell office:value-type="float" office:value="0.3628632" calcext:value-type="float">
            <text:p>0.3628632</text:p>
          </table:table-cell>
          <table:table-cell office:value-type="float" office:value="0.5586181" calcext:value-type="float">
            <text:p>0.5586181</text:p>
          </table:table-cell>
          <table:table-cell office:value-type="float" office:value="0.05580407" calcext:value-type="float">
            <text:p>0.05580407</text:p>
          </table:table-cell>
          <table:table-cell office:value-type="float" office:value="0.05554688" calcext:value-type="float">
            <text:p>0.055546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28314" calcext:value-type="float">
            <text:p>33.28314</text:p>
          </table:table-cell>
          <table:table-cell office:value-type="float" office:value="38.35795" calcext:value-type="float">
            <text:p>38.3579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5012002" calcext:value-type="float">
            <text:p>25012002</text:p>
          </table:table-cell>
          <table:table-cell office:value-type="float" office:value="1.785911" calcext:value-type="float">
            <text:p>1.785911</text:p>
          </table:table-cell>
          <table:table-cell office:value-type="float" office:value="128.4519" calcext:value-type="float">
            <text:p>128.45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64887" calcext:value-type="float">
            <text:p>21.64887</text:p>
          </table:table-cell>
          <table:table-cell office:value-type="float" office:value="0.000002011104" calcext:value-type="float">
            <text:p>2.011104E-06</text:p>
          </table:table-cell>
          <table:table-cell office:value-type="float" office:value="0.0002329158" calcext:value-type="float">
            <text:p>0.0002329158</text:p>
          </table:table-cell>
          <table:table-cell office:value-type="float" office:value="0.004094671" calcext:value-type="float">
            <text:p>0.004094671</text:p>
          </table:table-cell>
          <table:table-cell office:value-type="float" office:value="1675.866" calcext:value-type="float">
            <text:p>1675.866</text:p>
          </table:table-cell>
          <table:table-cell office:value-type="float" office:value="0.8375018" calcext:value-type="float">
            <text:p>0.8375018</text:p>
          </table:table-cell>
          <table:table-cell office:value-type="float" office:value="0" calcext:value-type="float">
            <text:p>0</text:p>
          </table:table-cell>
          <table:table-cell office:value-type="float" office:value="0.3873686" calcext:value-type="float">
            <text:p>0.3873686</text:p>
          </table:table-cell>
          <table:table-cell office:value-type="float" office:value="0.6010144" calcext:value-type="float">
            <text:p>0.6010144</text:p>
          </table:table-cell>
          <table:table-cell office:value-type="float" office:value="0.055734" calcext:value-type="float">
            <text:p>0.055734</text:p>
          </table:table-cell>
          <table:table-cell office:value-type="float" office:value="0.05545416" calcext:value-type="float">
            <text:p>0.055454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2769" calcext:value-type="float">
            <text:p>33.2769</text:p>
          </table:table-cell>
          <table:table-cell office:value-type="float" office:value="38.34775" calcext:value-type="float">
            <text:p>38.3477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6012002" calcext:value-type="float">
            <text:p>26012002</text:p>
          </table:table-cell>
          <table:table-cell office:value-type="float" office:value="1.785545" calcext:value-type="float">
            <text:p>1.785545</text:p>
          </table:table-cell>
          <table:table-cell office:value-type="float" office:value="128.4514" calcext:value-type="float">
            <text:p>128.45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62788" calcext:value-type="float">
            <text:p>21.62788</text:p>
          </table:table-cell>
          <table:table-cell office:value-type="float" office:value="0.000002011104" calcext:value-type="float">
            <text:p>2.011104E-06</text:p>
          </table:table-cell>
          <table:table-cell office:value-type="float" office:value="0.0002430974" calcext:value-type="float">
            <text:p>0.0002430974</text:p>
          </table:table-cell>
          <table:table-cell office:value-type="float" office:value="0.004260833" calcext:value-type="float">
            <text:p>0.004260833</text:p>
          </table:table-cell>
          <table:table-cell office:value-type="float" office:value="1675.889" calcext:value-type="float">
            <text:p>1675.889</text:p>
          </table:table-cell>
          <table:table-cell office:value-type="float" office:value="0.837714" calcext:value-type="float">
            <text:p>0.837714</text:p>
          </table:table-cell>
          <table:table-cell office:value-type="float" office:value="0" calcext:value-type="float">
            <text:p>0</text:p>
          </table:table-cell>
          <table:table-cell office:value-type="float" office:value="0.3421533" calcext:value-type="float">
            <text:p>0.3421533</text:p>
          </table:table-cell>
          <table:table-cell office:value-type="float" office:value="0.5679075" calcext:value-type="float">
            <text:p>0.5679075</text:p>
          </table:table-cell>
          <table:table-cell office:value-type="float" office:value="0.05565482" calcext:value-type="float">
            <text:p>0.05565482</text:p>
          </table:table-cell>
          <table:table-cell office:value-type="float" office:value="0.05536168" calcext:value-type="float">
            <text:p>0.055361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26543" calcext:value-type="float">
            <text:p>33.26543</text:p>
          </table:table-cell>
          <table:table-cell office:value-type="float" office:value="38.33394" calcext:value-type="float">
            <text:p>38.3339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7012002" calcext:value-type="float">
            <text:p>27012002</text:p>
          </table:table-cell>
          <table:table-cell office:value-type="float" office:value="1.785177" calcext:value-type="float">
            <text:p>1.785177</text:p>
          </table:table-cell>
          <table:table-cell office:value-type="float" office:value="128.4508" calcext:value-type="float">
            <text:p>128.45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60695" calcext:value-type="float">
            <text:p>21.60695</text:p>
          </table:table-cell>
          <table:table-cell office:value-type="float" office:value="0.000002011104" calcext:value-type="float">
            <text:p>2.011104E-06</text:p>
          </table:table-cell>
          <table:table-cell office:value-type="float" office:value="0.0002517202" calcext:value-type="float">
            <text:p>0.0002517202</text:p>
          </table:table-cell>
          <table:table-cell office:value-type="float" office:value="0.004349483" calcext:value-type="float">
            <text:p>0.004349483</text:p>
          </table:table-cell>
          <table:table-cell office:value-type="float" office:value="1675.913" calcext:value-type="float">
            <text:p>1675.913</text:p>
          </table:table-cell>
          <table:table-cell office:value-type="float" office:value="0.8377092" calcext:value-type="float">
            <text:p>0.8377092</text:p>
          </table:table-cell>
          <table:table-cell office:value-type="float" office:value="0" calcext:value-type="float">
            <text:p>0</text:p>
          </table:table-cell>
          <table:table-cell office:value-type="float" office:value="0.4041504" calcext:value-type="float">
            <text:p>0.4041504</text:p>
          </table:table-cell>
          <table:table-cell office:value-type="float" office:value="0.5915151" calcext:value-type="float">
            <text:p>0.5915151</text:p>
          </table:table-cell>
          <table:table-cell office:value-type="float" office:value="0.05557508" calcext:value-type="float">
            <text:p>0.05557508</text:p>
          </table:table-cell>
          <table:table-cell office:value-type="float" office:value="0.0552693" calcext:value-type="float">
            <text:p>0.05526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25718" calcext:value-type="float">
            <text:p>33.25718</text:p>
          </table:table-cell>
          <table:table-cell office:value-type="float" office:value="38.31875" calcext:value-type="float">
            <text:p>38.3187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8012002" calcext:value-type="float">
            <text:p>28012002</text:p>
          </table:table-cell>
          <table:table-cell office:value-type="float" office:value="1.784775" calcext:value-type="float">
            <text:p>1.784775</text:p>
          </table:table-cell>
          <table:table-cell office:value-type="float" office:value="128.4503" calcext:value-type="float">
            <text:p>128.45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58631" calcext:value-type="float">
            <text:p>21.58631</text:p>
          </table:table-cell>
          <table:table-cell office:value-type="float" office:value="0.000002011104" calcext:value-type="float">
            <text:p>2.011104E-06</text:p>
          </table:table-cell>
          <table:table-cell office:value-type="float" office:value="0.0002594576" calcext:value-type="float">
            <text:p>0.0002594576</text:p>
          </table:table-cell>
          <table:table-cell office:value-type="float" office:value="0.004394241" calcext:value-type="float">
            <text:p>0.004394241</text:p>
          </table:table-cell>
          <table:table-cell office:value-type="float" office:value="1675.937" calcext:value-type="float">
            <text:p>1675.937</text:p>
          </table:table-cell>
          <table:table-cell office:value-type="float" office:value="0.8374734" calcext:value-type="float">
            <text:p>0.8374734</text:p>
          </table:table-cell>
          <table:table-cell office:value-type="float" office:value="0" calcext:value-type="float">
            <text:p>0</text:p>
          </table:table-cell>
          <table:table-cell office:value-type="float" office:value="0.3653997" calcext:value-type="float">
            <text:p>0.3653997</text:p>
          </table:table-cell>
          <table:table-cell office:value-type="float" office:value="0.5847335" calcext:value-type="float">
            <text:p>0.5847335</text:p>
          </table:table-cell>
          <table:table-cell office:value-type="float" office:value="0.05547007" calcext:value-type="float">
            <text:p>0.05547007</text:p>
          </table:table-cell>
          <table:table-cell office:value-type="float" office:value="0.0551771" calcext:value-type="float">
            <text:p>0.05517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25103" calcext:value-type="float">
            <text:p>33.25103</text:p>
          </table:table-cell>
          <table:table-cell office:value-type="float" office:value="38.30732" calcext:value-type="float">
            <text:p>38.3073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9012002" calcext:value-type="float">
            <text:p>29012002</text:p>
          </table:table-cell>
          <table:table-cell office:value-type="float" office:value="1.784395" calcext:value-type="float">
            <text:p>1.784395</text:p>
          </table:table-cell>
          <table:table-cell office:value-type="float" office:value="128.4497" calcext:value-type="float">
            <text:p>128.44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56569" calcext:value-type="float">
            <text:p>21.56569</text:p>
          </table:table-cell>
          <table:table-cell office:value-type="float" office:value="0.000002011104" calcext:value-type="float">
            <text:p>2.011104E-06</text:p>
          </table:table-cell>
          <table:table-cell office:value-type="float" office:value="0.0002667977" calcext:value-type="float">
            <text:p>0.0002667977</text:p>
          </table:table-cell>
          <table:table-cell office:value-type="float" office:value="0.004419468" calcext:value-type="float">
            <text:p>0.004419468</text:p>
          </table:table-cell>
          <table:table-cell office:value-type="float" office:value="1675.96" calcext:value-type="float">
            <text:p>1675.96</text:p>
          </table:table-cell>
          <table:table-cell office:value-type="float" office:value="0.8372976" calcext:value-type="float">
            <text:p>0.8372976</text:p>
          </table:table-cell>
          <table:table-cell office:value-type="float" office:value="0" calcext:value-type="float">
            <text:p>0</text:p>
          </table:table-cell>
          <table:table-cell office:value-type="float" office:value="0.4285323" calcext:value-type="float">
            <text:p>0.4285323</text:p>
          </table:table-cell>
          <table:table-cell office:value-type="float" office:value="0.6095178" calcext:value-type="float">
            <text:p>0.6095178</text:p>
          </table:table-cell>
          <table:table-cell office:value-type="float" office:value="0.05538042" calcext:value-type="float">
            <text:p>0.05538042</text:p>
          </table:table-cell>
          <table:table-cell office:value-type="float" office:value="0.05508499" calcext:value-type="float">
            <text:p>0.055084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24441" calcext:value-type="float">
            <text:p>33.24441</text:p>
          </table:table-cell>
          <table:table-cell office:value-type="float" office:value="38.29393" calcext:value-type="float">
            <text:p>38.2939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0012002" calcext:value-type="float">
            <text:p>30012002</text:p>
          </table:table-cell>
          <table:table-cell office:value-type="float" office:value="1.784004" calcext:value-type="float">
            <text:p>1.784004</text:p>
          </table:table-cell>
          <table:table-cell office:value-type="float" office:value="128.4491" calcext:value-type="float">
            <text:p>128.44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54559" calcext:value-type="float">
            <text:p>21.54559</text:p>
          </table:table-cell>
          <table:table-cell office:value-type="float" office:value="0.000002011104" calcext:value-type="float">
            <text:p>2.011104E-06</text:p>
          </table:table-cell>
          <table:table-cell office:value-type="float" office:value="0.0002739413" calcext:value-type="float">
            <text:p>0.0002739413</text:p>
          </table:table-cell>
          <table:table-cell office:value-type="float" office:value="0.004434596" calcext:value-type="float">
            <text:p>0.004434596</text:p>
          </table:table-cell>
          <table:table-cell office:value-type="float" office:value="1675.984" calcext:value-type="float">
            <text:p>1675.984</text:p>
          </table:table-cell>
          <table:table-cell office:value-type="float" office:value="0.8365724" calcext:value-type="float">
            <text:p>0.8365724</text:p>
          </table:table-cell>
          <table:table-cell office:value-type="float" office:value="0" calcext:value-type="float">
            <text:p>0</text:p>
          </table:table-cell>
          <table:table-cell office:value-type="float" office:value="0.4103806" calcext:value-type="float">
            <text:p>0.4103806</text:p>
          </table:table-cell>
          <table:table-cell office:value-type="float" office:value="0.6133527" calcext:value-type="float">
            <text:p>0.6133527</text:p>
          </table:table-cell>
          <table:table-cell office:value-type="float" office:value="0.05525725" calcext:value-type="float">
            <text:p>0.05525725</text:p>
          </table:table-cell>
          <table:table-cell office:value-type="float" office:value="0.05499301" calcext:value-type="float">
            <text:p>0.054993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24123" calcext:value-type="float">
            <text:p>33.24123</text:p>
          </table:table-cell>
          <table:table-cell office:value-type="float" office:value="38.28605" calcext:value-type="float">
            <text:p>38.2860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1012002" calcext:value-type="float">
            <text:p>31012002</text:p>
          </table:table-cell>
          <table:table-cell office:value-type="float" office:value="1.783641" calcext:value-type="float">
            <text:p>1.783641</text:p>
          </table:table-cell>
          <table:table-cell office:value-type="float" office:value="128.4486" calcext:value-type="float">
            <text:p>128.44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52595" calcext:value-type="float">
            <text:p>21.52595</text:p>
          </table:table-cell>
          <table:table-cell office:value-type="float" office:value="0.000002011104" calcext:value-type="float">
            <text:p>2.011104E-06</text:p>
          </table:table-cell>
          <table:table-cell office:value-type="float" office:value="0.0002810202" calcext:value-type="float">
            <text:p>0.0002810202</text:p>
          </table:table-cell>
          <table:table-cell office:value-type="float" office:value="0.004445572" calcext:value-type="float">
            <text:p>0.004445572</text:p>
          </table:table-cell>
          <table:table-cell office:value-type="float" office:value="1676.008" calcext:value-type="float">
            <text:p>1676.008</text:p>
          </table:table-cell>
          <table:table-cell office:value-type="float" office:value="0.8358009" calcext:value-type="float">
            <text:p>0.8358009</text:p>
          </table:table-cell>
          <table:table-cell office:value-type="float" office:value="0" calcext:value-type="float">
            <text:p>0</text:p>
          </table:table-cell>
          <table:table-cell office:value-type="float" office:value="0.398118" calcext:value-type="float">
            <text:p>0.398118</text:p>
          </table:table-cell>
          <table:table-cell office:value-type="float" office:value="0.6032838" calcext:value-type="float">
            <text:p>0.6032838</text:p>
          </table:table-cell>
          <table:table-cell office:value-type="float" office:value="0.05514669" calcext:value-type="float">
            <text:p>0.05514669</text:p>
          </table:table-cell>
          <table:table-cell office:value-type="float" office:value="0.05490112" calcext:value-type="float">
            <text:p>0.054901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23696" calcext:value-type="float">
            <text:p>33.23696</text:p>
          </table:table-cell>
          <table:table-cell office:value-type="float" office:value="38.27752" calcext:value-type="float">
            <text:p>38.2775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22002" calcext:value-type="float">
            <text:p>1022002</text:p>
          </table:table-cell>
          <table:table-cell office:value-type="float" office:value="1.783269" calcext:value-type="float">
            <text:p>1.783269</text:p>
          </table:table-cell>
          <table:table-cell office:value-type="float" office:value="128.448" calcext:value-type="float">
            <text:p>128.4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50597" calcext:value-type="float">
            <text:p>21.50597</text:p>
          </table:table-cell>
          <table:table-cell office:value-type="float" office:value="0.000002011104" calcext:value-type="float">
            <text:p>2.011104E-06</text:p>
          </table:table-cell>
          <table:table-cell office:value-type="float" office:value="0.0002880371" calcext:value-type="float">
            <text:p>0.0002880371</text:p>
          </table:table-cell>
          <table:table-cell office:value-type="float" office:value="0.00445246" calcext:value-type="float">
            <text:p>0.00445246</text:p>
          </table:table-cell>
          <table:table-cell office:value-type="float" office:value="1676.032" calcext:value-type="float">
            <text:p>1676.032</text:p>
          </table:table-cell>
          <table:table-cell office:value-type="float" office:value="0.8351179" calcext:value-type="float">
            <text:p>0.8351179</text:p>
          </table:table-cell>
          <table:table-cell office:value-type="float" office:value="0" calcext:value-type="float">
            <text:p>0</text:p>
          </table:table-cell>
          <table:table-cell office:value-type="float" office:value="0.3728379" calcext:value-type="float">
            <text:p>0.3728379</text:p>
          </table:table-cell>
          <table:table-cell office:value-type="float" office:value="0.5751584" calcext:value-type="float">
            <text:p>0.5751584</text:p>
          </table:table-cell>
          <table:table-cell office:value-type="float" office:value="0.05505555" calcext:value-type="float">
            <text:p>0.05505555</text:p>
          </table:table-cell>
          <table:table-cell office:value-type="float" office:value="0.05480921" calcext:value-type="float">
            <text:p>0.054809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23001" calcext:value-type="float">
            <text:p>33.23001</text:p>
          </table:table-cell>
          <table:table-cell office:value-type="float" office:value="38.26645" calcext:value-type="float">
            <text:p>38.2664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022002" calcext:value-type="float">
            <text:p>2022002</text:p>
          </table:table-cell>
          <table:table-cell office:value-type="float" office:value="1.782899" calcext:value-type="float">
            <text:p>1.782899</text:p>
          </table:table-cell>
          <table:table-cell office:value-type="float" office:value="128.4475" calcext:value-type="float">
            <text:p>128.44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48563" calcext:value-type="float">
            <text:p>21.48563</text:p>
          </table:table-cell>
          <table:table-cell office:value-type="float" office:value="0.000002011104" calcext:value-type="float">
            <text:p>2.011104E-06</text:p>
          </table:table-cell>
          <table:table-cell office:value-type="float" office:value="0.0002949958" calcext:value-type="float">
            <text:p>0.0002949958</text:p>
          </table:table-cell>
          <table:table-cell office:value-type="float" office:value="0.004455609" calcext:value-type="float">
            <text:p>0.004455609</text:p>
          </table:table-cell>
          <table:table-cell office:value-type="float" office:value="1676.054" calcext:value-type="float">
            <text:p>1676.054</text:p>
          </table:table-cell>
          <table:table-cell office:value-type="float" office:value="0.834406" calcext:value-type="float">
            <text:p>0.834406</text:p>
          </table:table-cell>
          <table:table-cell office:value-type="float" office:value="0" calcext:value-type="float">
            <text:p>0</text:p>
          </table:table-cell>
          <table:table-cell office:value-type="float" office:value="0.3966233" calcext:value-type="float">
            <text:p>0.3966233</text:p>
          </table:table-cell>
          <table:table-cell office:value-type="float" office:value="0.59676" calcext:value-type="float">
            <text:p>0.59676</text:p>
          </table:table-cell>
          <table:table-cell office:value-type="float" office:value="0.05496705" calcext:value-type="float">
            <text:p>0.05496705</text:p>
          </table:table-cell>
          <table:table-cell office:value-type="float" office:value="0.0547176" calcext:value-type="float">
            <text:p>0.05471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22371" calcext:value-type="float">
            <text:p>33.22371</text:p>
          </table:table-cell>
          <table:table-cell office:value-type="float" office:value="38.25489" calcext:value-type="float">
            <text:p>38.2548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022002" calcext:value-type="float">
            <text:p>3022002</text:p>
          </table:table-cell>
          <table:table-cell office:value-type="float" office:value="1.782552" calcext:value-type="float">
            <text:p>1.782552</text:p>
          </table:table-cell>
          <table:table-cell office:value-type="float" office:value="128.4469" calcext:value-type="float">
            <text:p>128.44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46542" calcext:value-type="float">
            <text:p>21.46542</text:p>
          </table:table-cell>
          <table:table-cell office:value-type="float" office:value="0.000002011104" calcext:value-type="float">
            <text:p>2.011104E-06</text:p>
          </table:table-cell>
          <table:table-cell office:value-type="float" office:value="0.0003019263" calcext:value-type="float">
            <text:p>0.0003019263</text:p>
          </table:table-cell>
          <table:table-cell office:value-type="float" office:value="0.004456604" calcext:value-type="float">
            <text:p>0.004456604</text:p>
          </table:table-cell>
          <table:table-cell office:value-type="float" office:value="1676.075" calcext:value-type="float">
            <text:p>1676.075</text:p>
          </table:table-cell>
          <table:table-cell office:value-type="float" office:value="0.8336698" calcext:value-type="float">
            <text:p>0.8336698</text:p>
          </table:table-cell>
          <table:table-cell office:value-type="float" office:value="0" calcext:value-type="float">
            <text:p>0</text:p>
          </table:table-cell>
          <table:table-cell office:value-type="float" office:value="0.376366" calcext:value-type="float">
            <text:p>0.376366</text:p>
          </table:table-cell>
          <table:table-cell office:value-type="float" office:value="0.5838339" calcext:value-type="float">
            <text:p>0.5838339</text:p>
          </table:table-cell>
          <table:table-cell office:value-type="float" office:value="0.05486737" calcext:value-type="float">
            <text:p>0.05486737</text:p>
          </table:table-cell>
          <table:table-cell office:value-type="float" office:value="0.05462608" calcext:value-type="float">
            <text:p>0.054626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21787" calcext:value-type="float">
            <text:p>33.21787</text:p>
          </table:table-cell>
          <table:table-cell office:value-type="float" office:value="38.2445" calcext:value-type="float">
            <text:p>38.244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22002" calcext:value-type="float">
            <text:p>4022002</text:p>
          </table:table-cell>
          <table:table-cell office:value-type="float" office:value="1.782192" calcext:value-type="float">
            <text:p>1.782192</text:p>
          </table:table-cell>
          <table:table-cell office:value-type="float" office:value="128.4464" calcext:value-type="float">
            <text:p>128.44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44508" calcext:value-type="float">
            <text:p>21.44508</text:p>
          </table:table-cell>
          <table:table-cell office:value-type="float" office:value="0.000002011104" calcext:value-type="float">
            <text:p>2.011104E-06</text:p>
          </table:table-cell>
          <table:table-cell office:value-type="float" office:value="0.0003088314" calcext:value-type="float">
            <text:p>0.0003088314</text:p>
          </table:table-cell>
          <table:table-cell office:value-type="float" office:value="0.004455582" calcext:value-type="float">
            <text:p>0.004455582</text:p>
          </table:table-cell>
          <table:table-cell office:value-type="float" office:value="1676.094" calcext:value-type="float">
            <text:p>1676.094</text:p>
          </table:table-cell>
          <table:table-cell office:value-type="float" office:value="0.8330575" calcext:value-type="float">
            <text:p>0.8330575</text:p>
          </table:table-cell>
          <table:table-cell office:value-type="float" office:value="0" calcext:value-type="float">
            <text:p>0</text:p>
          </table:table-cell>
          <table:table-cell office:value-type="float" office:value="0.3939883" calcext:value-type="float">
            <text:p>0.3939883</text:p>
          </table:table-cell>
          <table:table-cell office:value-type="float" office:value="0.5882384" calcext:value-type="float">
            <text:p>0.5882384</text:p>
          </table:table-cell>
          <table:table-cell office:value-type="float" office:value="0.05478319" calcext:value-type="float">
            <text:p>0.05478319</text:p>
          </table:table-cell>
          <table:table-cell office:value-type="float" office:value="0.05453469" calcext:value-type="float">
            <text:p>0.054534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2105" calcext:value-type="float">
            <text:p>33.2105</text:p>
          </table:table-cell>
          <table:table-cell office:value-type="float" office:value="38.23159" calcext:value-type="float">
            <text:p>38.2315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022002" calcext:value-type="float">
            <text:p>5022002</text:p>
          </table:table-cell>
          <table:table-cell office:value-type="float" office:value="1.781869" calcext:value-type="float">
            <text:p>1.781869</text:p>
          </table:table-cell>
          <table:table-cell office:value-type="float" office:value="128.4459" calcext:value-type="float">
            <text:p>128.44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42497" calcext:value-type="float">
            <text:p>21.42497</text:p>
          </table:table-cell>
          <table:table-cell office:value-type="float" office:value="0.000002011104" calcext:value-type="float">
            <text:p>2.011104E-06</text:p>
          </table:table-cell>
          <table:table-cell office:value-type="float" office:value="0.000313127" calcext:value-type="float">
            <text:p>0.000313127</text:p>
          </table:table-cell>
          <table:table-cell office:value-type="float" office:value="0.004278725" calcext:value-type="float">
            <text:p>0.004278725</text:p>
          </table:table-cell>
          <table:table-cell office:value-type="float" office:value="1676.114" calcext:value-type="float">
            <text:p>1676.114</text:p>
          </table:table-cell>
          <table:table-cell office:value-type="float" office:value="0.8323045" calcext:value-type="float">
            <text:p>0.8323045</text:p>
          </table:table-cell>
          <table:table-cell office:value-type="float" office:value="0" calcext:value-type="float">
            <text:p>0</text:p>
          </table:table-cell>
          <table:table-cell office:value-type="float" office:value="0.3841442" calcext:value-type="float">
            <text:p>0.3841442</text:p>
          </table:table-cell>
          <table:table-cell office:value-type="float" office:value="0.585565" calcext:value-type="float">
            <text:p>0.585565</text:p>
          </table:table-cell>
          <table:table-cell office:value-type="float" office:value="0.05467949" calcext:value-type="float">
            <text:p>0.05467949</text:p>
          </table:table-cell>
          <table:table-cell office:value-type="float" office:value="0.05444346" calcext:value-type="float">
            <text:p>0.054443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20522" calcext:value-type="float">
            <text:p>33.20522</text:p>
          </table:table-cell>
          <table:table-cell office:value-type="float" office:value="38.22089" calcext:value-type="float">
            <text:p>38.2208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022002" calcext:value-type="float">
            <text:p>6022002</text:p>
          </table:table-cell>
          <table:table-cell office:value-type="float" office:value="1.781544" calcext:value-type="float">
            <text:p>1.781544</text:p>
          </table:table-cell>
          <table:table-cell office:value-type="float" office:value="128.4454" calcext:value-type="float">
            <text:p>128.44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40491" calcext:value-type="float">
            <text:p>21.40491</text:p>
          </table:table-cell>
          <table:table-cell office:value-type="float" office:value="0.000002011104" calcext:value-type="float">
            <text:p>2.011104E-06</text:p>
          </table:table-cell>
          <table:table-cell office:value-type="float" office:value="0.0003152811" calcext:value-type="float">
            <text:p>0.0003152811</text:p>
          </table:table-cell>
          <table:table-cell office:value-type="float" office:value="0.003975539" calcext:value-type="float">
            <text:p>0.003975539</text:p>
          </table:table-cell>
          <table:table-cell office:value-type="float" office:value="1676.133" calcext:value-type="float">
            <text:p>1676.133</text:p>
          </table:table-cell>
          <table:table-cell office:value-type="float" office:value="0.831574" calcext:value-type="float">
            <text:p>0.831574</text:p>
          </table:table-cell>
          <table:table-cell office:value-type="float" office:value="0" calcext:value-type="float">
            <text:p>0</text:p>
          </table:table-cell>
          <table:table-cell office:value-type="float" office:value="0.3781106" calcext:value-type="float">
            <text:p>0.3781106</text:p>
          </table:table-cell>
          <table:table-cell office:value-type="float" office:value="0.577859" calcext:value-type="float">
            <text:p>0.577859</text:p>
          </table:table-cell>
          <table:table-cell office:value-type="float" office:value="0.05458675" calcext:value-type="float">
            <text:p>0.05458675</text:p>
          </table:table-cell>
          <table:table-cell office:value-type="float" office:value="0.0543523" calcext:value-type="float">
            <text:p>0.05435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19866" calcext:value-type="float">
            <text:p>33.19866</text:p>
          </table:table-cell>
          <table:table-cell office:value-type="float" office:value="38.2091" calcext:value-type="float">
            <text:p>38.209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7022002" calcext:value-type="float">
            <text:p>7022002</text:p>
          </table:table-cell>
          <table:table-cell office:value-type="float" office:value="1.78121" calcext:value-type="float">
            <text:p>1.78121</text:p>
          </table:table-cell>
          <table:table-cell office:value-type="float" office:value="128.4449" calcext:value-type="float">
            <text:p>128.44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38479" calcext:value-type="float">
            <text:p>21.38479</text:p>
          </table:table-cell>
          <table:table-cell office:value-type="float" office:value="0.000002011104" calcext:value-type="float">
            <text:p>2.011104E-06</text:p>
          </table:table-cell>
          <table:table-cell office:value-type="float" office:value="0.0003172407" calcext:value-type="float">
            <text:p>0.0003172407</text:p>
          </table:table-cell>
          <table:table-cell office:value-type="float" office:value="0.0036564" calcext:value-type="float">
            <text:p>0.0036564</text:p>
          </table:table-cell>
          <table:table-cell office:value-type="float" office:value="1676.152" calcext:value-type="float">
            <text:p>1676.152</text:p>
          </table:table-cell>
          <table:table-cell office:value-type="float" office:value="0.8310474" calcext:value-type="float">
            <text:p>0.8310474</text:p>
          </table:table-cell>
          <table:table-cell office:value-type="float" office:value="0" calcext:value-type="float">
            <text:p>0</text:p>
          </table:table-cell>
          <table:table-cell office:value-type="float" office:value="0.3453449" calcext:value-type="float">
            <text:p>0.3453449</text:p>
          </table:table-cell>
          <table:table-cell office:value-type="float" office:value="0.5600842" calcext:value-type="float">
            <text:p>0.5600842</text:p>
          </table:table-cell>
          <table:table-cell office:value-type="float" office:value="0.05450421" calcext:value-type="float">
            <text:p>0.05450421</text:p>
          </table:table-cell>
          <table:table-cell office:value-type="float" office:value="0.05426136" calcext:value-type="float">
            <text:p>0.054261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19056" calcext:value-type="float">
            <text:p>33.19056</text:p>
          </table:table-cell>
          <table:table-cell office:value-type="float" office:value="38.19599" calcext:value-type="float">
            <text:p>38.1959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8022002" calcext:value-type="float">
            <text:p>8022002</text:p>
          </table:table-cell>
          <table:table-cell office:value-type="float" office:value="1.780887" calcext:value-type="float">
            <text:p>1.780887</text:p>
          </table:table-cell>
          <table:table-cell office:value-type="float" office:value="128.4444" calcext:value-type="float">
            <text:p>128.44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36441" calcext:value-type="float">
            <text:p>21.36441</text:p>
          </table:table-cell>
          <table:table-cell office:value-type="float" office:value="0.000002011104" calcext:value-type="float">
            <text:p>2.011104E-06</text:p>
          </table:table-cell>
          <table:table-cell office:value-type="float" office:value="0.0003192727" calcext:value-type="float">
            <text:p>0.0003192727</text:p>
          </table:table-cell>
          <table:table-cell office:value-type="float" office:value="0.003333417" calcext:value-type="float">
            <text:p>0.003333417</text:p>
          </table:table-cell>
          <table:table-cell office:value-type="float" office:value="1676.172" calcext:value-type="float">
            <text:p>1676.172</text:p>
          </table:table-cell>
          <table:table-cell office:value-type="float" office:value="0.8306591" calcext:value-type="float">
            <text:p>0.8306591</text:p>
          </table:table-cell>
          <table:table-cell office:value-type="float" office:value="0" calcext:value-type="float">
            <text:p>0</text:p>
          </table:table-cell>
          <table:table-cell office:value-type="float" office:value="0.4011801" calcext:value-type="float">
            <text:p>0.4011801</text:p>
          </table:table-cell>
          <table:table-cell office:value-type="float" office:value="0.5954456" calcext:value-type="float">
            <text:p>0.5954456</text:p>
          </table:table-cell>
          <table:table-cell office:value-type="float" office:value="0.05442576" calcext:value-type="float">
            <text:p>0.05442576</text:p>
          </table:table-cell>
          <table:table-cell office:value-type="float" office:value="0.05417049" calcext:value-type="float">
            <text:p>0.054170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18293" calcext:value-type="float">
            <text:p>33.18293</text:p>
          </table:table-cell>
          <table:table-cell office:value-type="float" office:value="38.18206" calcext:value-type="float">
            <text:p>38.1820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022002" calcext:value-type="float">
            <text:p>9022002</text:p>
          </table:table-cell>
          <table:table-cell office:value-type="float" office:value="1.78057" calcext:value-type="float">
            <text:p>1.78057</text:p>
          </table:table-cell>
          <table:table-cell office:value-type="float" office:value="128.4439" calcext:value-type="float">
            <text:p>128.44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34433" calcext:value-type="float">
            <text:p>21.34433</text:p>
          </table:table-cell>
          <table:table-cell office:value-type="float" office:value="0.000002011104" calcext:value-type="float">
            <text:p>2.011104E-06</text:p>
          </table:table-cell>
          <table:table-cell office:value-type="float" office:value="0.0003214473" calcext:value-type="float">
            <text:p>0.0003214473</text:p>
          </table:table-cell>
          <table:table-cell office:value-type="float" office:value="0.00303313" calcext:value-type="float">
            <text:p>0.00303313</text:p>
          </table:table-cell>
          <table:table-cell office:value-type="float" office:value="1676.191" calcext:value-type="float">
            <text:p>1676.191</text:p>
          </table:table-cell>
          <table:table-cell office:value-type="float" office:value="0.8299546" calcext:value-type="float">
            <text:p>0.8299546</text:p>
          </table:table-cell>
          <table:table-cell office:value-type="float" office:value="0" calcext:value-type="float">
            <text:p>0</text:p>
          </table:table-cell>
          <table:table-cell office:value-type="float" office:value="0.3883301" calcext:value-type="float">
            <text:p>0.3883301</text:p>
          </table:table-cell>
          <table:table-cell office:value-type="float" office:value="0.5883961" calcext:value-type="float">
            <text:p>0.5883961</text:p>
          </table:table-cell>
          <table:table-cell office:value-type="float" office:value="0.05432064" calcext:value-type="float">
            <text:p>0.05432064</text:p>
          </table:table-cell>
          <table:table-cell office:value-type="float" office:value="0.05407977" calcext:value-type="float">
            <text:p>0.054079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17738" calcext:value-type="float">
            <text:p>33.17738</text:p>
          </table:table-cell>
          <table:table-cell office:value-type="float" office:value="38.17115" calcext:value-type="float">
            <text:p>38.1711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0022002" calcext:value-type="float">
            <text:p>10022002</text:p>
          </table:table-cell>
          <table:table-cell office:value-type="float" office:value="1.780256" calcext:value-type="float">
            <text:p>1.780256</text:p>
          </table:table-cell>
          <table:table-cell office:value-type="float" office:value="128.4434" calcext:value-type="float">
            <text:p>128.44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32427" calcext:value-type="float">
            <text:p>21.32427</text:p>
          </table:table-cell>
          <table:table-cell office:value-type="float" office:value="0.000002011104" calcext:value-type="float">
            <text:p>2.011104E-06</text:p>
          </table:table-cell>
          <table:table-cell office:value-type="float" office:value="0.0003237417" calcext:value-type="float">
            <text:p>0.0003237417</text:p>
          </table:table-cell>
          <table:table-cell office:value-type="float" office:value="0.00275168" calcext:value-type="float">
            <text:p>0.00275168</text:p>
          </table:table-cell>
          <table:table-cell office:value-type="float" office:value="1676.21" calcext:value-type="float">
            <text:p>1676.21</text:p>
          </table:table-cell>
          <table:table-cell office:value-type="float" office:value="0.8293132" calcext:value-type="float">
            <text:p>0.8293132</text:p>
          </table:table-cell>
          <table:table-cell office:value-type="float" office:value="0" calcext:value-type="float">
            <text:p>0</text:p>
          </table:table-cell>
          <table:table-cell office:value-type="float" office:value="0.3686845" calcext:value-type="float">
            <text:p>0.3686845</text:p>
          </table:table-cell>
          <table:table-cell office:value-type="float" office:value="0.5747616" calcext:value-type="float">
            <text:p>0.5747616</text:p>
          </table:table-cell>
          <table:table-cell office:value-type="float" office:value="0.05422756" calcext:value-type="float">
            <text:p>0.05422756</text:p>
          </table:table-cell>
          <table:table-cell office:value-type="float" office:value="0.05398926" calcext:value-type="float">
            <text:p>0.053989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17049" calcext:value-type="float">
            <text:p>33.17049</text:p>
          </table:table-cell>
          <table:table-cell office:value-type="float" office:value="38.15942" calcext:value-type="float">
            <text:p>38.1594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1022002" calcext:value-type="float">
            <text:p>11022002</text:p>
          </table:table-cell>
          <table:table-cell office:value-type="float" office:value="1.779955" calcext:value-type="float">
            <text:p>1.779955</text:p>
          </table:table-cell>
          <table:table-cell office:value-type="float" office:value="128.443" calcext:value-type="float">
            <text:p>128.4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30418" calcext:value-type="float">
            <text:p>21.30418</text:p>
          </table:table-cell>
          <table:table-cell office:value-type="float" office:value="0.000002011104" calcext:value-type="float">
            <text:p>2.011104E-06</text:p>
          </table:table-cell>
          <table:table-cell office:value-type="float" office:value="0.0003263112" calcext:value-type="float">
            <text:p>0.0003263112</text:p>
          </table:table-cell>
          <table:table-cell office:value-type="float" office:value="0.00249944" calcext:value-type="float">
            <text:p>0.00249944</text:p>
          </table:table-cell>
          <table:table-cell office:value-type="float" office:value="1676.229" calcext:value-type="float">
            <text:p>1676.229</text:p>
          </table:table-cell>
          <table:table-cell office:value-type="float" office:value="0.8286238" calcext:value-type="float">
            <text:p>0.8286238</text:p>
          </table:table-cell>
          <table:table-cell office:value-type="float" office:value="0" calcext:value-type="float">
            <text:p>0</text:p>
          </table:table-cell>
          <table:table-cell office:value-type="float" office:value="0.4008331" calcext:value-type="float">
            <text:p>0.4008331</text:p>
          </table:table-cell>
          <table:table-cell office:value-type="float" office:value="0.5995011" calcext:value-type="float">
            <text:p>0.5995011</text:p>
          </table:table-cell>
          <table:table-cell office:value-type="float" office:value="0.05413496" calcext:value-type="float">
            <text:p>0.05413496</text:p>
          </table:table-cell>
          <table:table-cell office:value-type="float" office:value="0.0538989" calcext:value-type="float">
            <text:p>0.05389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16457" calcext:value-type="float">
            <text:p>33.16457</text:p>
          </table:table-cell>
          <table:table-cell office:value-type="float" office:value="38.14781" calcext:value-type="float">
            <text:p>38.1478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2022002" calcext:value-type="float">
            <text:p>12022002</text:p>
          </table:table-cell>
          <table:table-cell office:value-type="float" office:value="1.779721" calcext:value-type="float">
            <text:p>1.779721</text:p>
          </table:table-cell>
          <table:table-cell office:value-type="float" office:value="128.4426" calcext:value-type="float">
            <text:p>128.44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2841" calcext:value-type="float">
            <text:p>21.2841</text:p>
          </table:table-cell>
          <table:table-cell office:value-type="float" office:value="0.000002011104" calcext:value-type="float">
            <text:p>2.011104E-06</text:p>
          </table:table-cell>
          <table:table-cell office:value-type="float" office:value="0.0003328769" calcext:value-type="float">
            <text:p>0.0003328769</text:p>
          </table:table-cell>
          <table:table-cell office:value-type="float" office:value="0.002551339" calcext:value-type="float">
            <text:p>0.002551339</text:p>
          </table:table-cell>
          <table:table-cell office:value-type="float" office:value="1676.248" calcext:value-type="float">
            <text:p>1676.248</text:p>
          </table:table-cell>
          <table:table-cell office:value-type="float" office:value="0.8285484" calcext:value-type="float">
            <text:p>0.8285484</text:p>
          </table:table-cell>
          <table:table-cell office:value-type="float" office:value="0" calcext:value-type="float">
            <text:p>0</text:p>
          </table:table-cell>
          <table:table-cell office:value-type="float" office:value="0.2960103" calcext:value-type="float">
            <text:p>0.2960103</text:p>
          </table:table-cell>
          <table:table-cell office:value-type="float" office:value="0.5423298" calcext:value-type="float">
            <text:p>0.5423298</text:p>
          </table:table-cell>
          <table:table-cell office:value-type="float" office:value="0.05403202" calcext:value-type="float">
            <text:p>0.05403202</text:p>
          </table:table-cell>
          <table:table-cell office:value-type="float" office:value="0.0538086" calcext:value-type="float">
            <text:p>0.05380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15083" calcext:value-type="float">
            <text:p>33.15083</text:p>
          </table:table-cell>
          <table:table-cell office:value-type="float" office:value="38.13521" calcext:value-type="float">
            <text:p>38.1352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3022002" calcext:value-type="float">
            <text:p>13022002</text:p>
          </table:table-cell>
          <table:table-cell office:value-type="float" office:value="1.779428" calcext:value-type="float">
            <text:p>1.779428</text:p>
          </table:table-cell>
          <table:table-cell office:value-type="float" office:value="128.4422" calcext:value-type="float">
            <text:p>128.44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26374" calcext:value-type="float">
            <text:p>21.26374</text:p>
          </table:table-cell>
          <table:table-cell office:value-type="float" office:value="0.000002011104" calcext:value-type="float">
            <text:p>2.011104E-06</text:p>
          </table:table-cell>
          <table:table-cell office:value-type="float" office:value="0.0003353071" calcext:value-type="float">
            <text:p>0.0003353071</text:p>
          </table:table-cell>
          <table:table-cell office:value-type="float" office:value="0.002290132" calcext:value-type="float">
            <text:p>0.002290132</text:p>
          </table:table-cell>
          <table:table-cell office:value-type="float" office:value="1676.266" calcext:value-type="float">
            <text:p>1676.266</text:p>
          </table:table-cell>
          <table:table-cell office:value-type="float" office:value="0.8280161" calcext:value-type="float">
            <text:p>0.8280161</text:p>
          </table:table-cell>
          <table:table-cell office:value-type="float" office:value="0" calcext:value-type="float">
            <text:p>0</text:p>
          </table:table-cell>
          <table:table-cell office:value-type="float" office:value="0.4048455" calcext:value-type="float">
            <text:p>0.4048455</text:p>
          </table:table-cell>
          <table:table-cell office:value-type="float" office:value="0.605633" calcext:value-type="float">
            <text:p>0.605633</text:p>
          </table:table-cell>
          <table:table-cell office:value-type="float" office:value="0.05396124" calcext:value-type="float">
            <text:p>0.05396124</text:p>
          </table:table-cell>
          <table:table-cell office:value-type="float" office:value="0.05371837" calcext:value-type="float">
            <text:p>0.053718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14321" calcext:value-type="float">
            <text:p>33.14321</text:p>
          </table:table-cell>
          <table:table-cell office:value-type="float" office:value="38.12276" calcext:value-type="float">
            <text:p>38.1227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4022002" calcext:value-type="float">
            <text:p>14022002</text:p>
          </table:table-cell>
          <table:table-cell office:value-type="float" office:value="1.779151" calcext:value-type="float">
            <text:p>1.779151</text:p>
          </table:table-cell>
          <table:table-cell office:value-type="float" office:value="128.4419" calcext:value-type="float">
            <text:p>128.44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24372" calcext:value-type="float">
            <text:p>21.24372</text:p>
          </table:table-cell>
          <table:table-cell office:value-type="float" office:value="0.000002011104" calcext:value-type="float">
            <text:p>2.011104E-06</text:p>
          </table:table-cell>
          <table:table-cell office:value-type="float" office:value="0.0003402418" calcext:value-type="float">
            <text:p>0.0003402418</text:p>
          </table:table-cell>
          <table:table-cell office:value-type="float" office:value="0.00221529" calcext:value-type="float">
            <text:p>0.00221529</text:p>
          </table:table-cell>
          <table:table-cell office:value-type="float" office:value="1676.285" calcext:value-type="float">
            <text:p>1676.285</text:p>
          </table:table-cell>
          <table:table-cell office:value-type="float" office:value="0.8276922" calcext:value-type="float">
            <text:p>0.8276922</text:p>
          </table:table-cell>
          <table:table-cell office:value-type="float" office:value="0" calcext:value-type="float">
            <text:p>0</text:p>
          </table:table-cell>
          <table:table-cell office:value-type="float" office:value="0.335714" calcext:value-type="float">
            <text:p>0.335714</text:p>
          </table:table-cell>
          <table:table-cell office:value-type="float" office:value="0.5583359" calcext:value-type="float">
            <text:p>0.5583359</text:p>
          </table:table-cell>
          <table:table-cell office:value-type="float" office:value="0.0538686" calcext:value-type="float">
            <text:p>0.0538686</text:p>
          </table:table-cell>
          <table:table-cell office:value-type="float" office:value="0.05362825" calcext:value-type="float">
            <text:p>0.053628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13488" calcext:value-type="float">
            <text:p>33.13488</text:p>
          </table:table-cell>
          <table:table-cell office:value-type="float" office:value="38.11115" calcext:value-type="float">
            <text:p>38.1111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5022002" calcext:value-type="float">
            <text:p>15022002</text:p>
          </table:table-cell>
          <table:table-cell office:value-type="float" office:value="1.778847" calcext:value-type="float">
            <text:p>1.778847</text:p>
          </table:table-cell>
          <table:table-cell office:value-type="float" office:value="128.4415" calcext:value-type="float">
            <text:p>128.44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22328" calcext:value-type="float">
            <text:p>21.22328</text:p>
          </table:table-cell>
          <table:table-cell office:value-type="float" office:value="0.000002011104" calcext:value-type="float">
            <text:p>2.011104E-06</text:p>
          </table:table-cell>
          <table:table-cell office:value-type="float" office:value="0.0003427487" calcext:value-type="float">
            <text:p>0.0003427487</text:p>
          </table:table-cell>
          <table:table-cell office:value-type="float" office:value="0.001967572" calcext:value-type="float">
            <text:p>0.001967572</text:p>
          </table:table-cell>
          <table:table-cell office:value-type="float" office:value="1676.304" calcext:value-type="float">
            <text:p>1676.304</text:p>
          </table:table-cell>
          <table:table-cell office:value-type="float" office:value="0.8278086" calcext:value-type="float">
            <text:p>0.8278086</text:p>
          </table:table-cell>
          <table:table-cell office:value-type="float" office:value="0" calcext:value-type="float">
            <text:p>0</text:p>
          </table:table-cell>
          <table:table-cell office:value-type="float" office:value="0.3639738" calcext:value-type="float">
            <text:p>0.3639738</text:p>
          </table:table-cell>
          <table:table-cell office:value-type="float" office:value="0.5761034" calcext:value-type="float">
            <text:p>0.5761034</text:p>
          </table:table-cell>
          <table:table-cell office:value-type="float" office:value="0.05380472" calcext:value-type="float">
            <text:p>0.05380472</text:p>
          </table:table-cell>
          <table:table-cell office:value-type="float" office:value="0.05353846" calcext:value-type="float">
            <text:p>0.053538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1248" calcext:value-type="float">
            <text:p>33.1248</text:p>
          </table:table-cell>
          <table:table-cell office:value-type="float" office:value="38.09622" calcext:value-type="float">
            <text:p>38.0962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6022002" calcext:value-type="float">
            <text:p>16022002</text:p>
          </table:table-cell>
          <table:table-cell office:value-type="float" office:value="1.778472" calcext:value-type="float">
            <text:p>1.778472</text:p>
          </table:table-cell>
          <table:table-cell office:value-type="float" office:value="128.4411" calcext:value-type="float">
            <text:p>128.44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2027" calcext:value-type="float">
            <text:p>21.2027</text:p>
          </table:table-cell>
          <table:table-cell office:value-type="float" office:value="0.000002011104" calcext:value-type="float">
            <text:p>2.011104E-06</text:p>
          </table:table-cell>
          <table:table-cell office:value-type="float" office:value="0.0003453392" calcext:value-type="float">
            <text:p>0.0003453392</text:p>
          </table:table-cell>
          <table:table-cell office:value-type="float" office:value="0.001732176" calcext:value-type="float">
            <text:p>0.001732176</text:p>
          </table:table-cell>
          <table:table-cell office:value-type="float" office:value="1676.323" calcext:value-type="float">
            <text:p>1676.323</text:p>
          </table:table-cell>
          <table:table-cell office:value-type="float" office:value="0.8281709" calcext:value-type="float">
            <text:p>0.8281709</text:p>
          </table:table-cell>
          <table:table-cell office:value-type="float" office:value="0" calcext:value-type="float">
            <text:p>0</text:p>
          </table:table-cell>
          <table:table-cell office:value-type="float" office:value="0.3499852" calcext:value-type="float">
            <text:p>0.3499852</text:p>
          </table:table-cell>
          <table:table-cell office:value-type="float" office:value="0.5757024" calcext:value-type="float">
            <text:p>0.5757024</text:p>
          </table:table-cell>
          <table:table-cell office:value-type="float" office:value="0.05372985" calcext:value-type="float">
            <text:p>0.05372985</text:p>
          </table:table-cell>
          <table:table-cell office:value-type="float" office:value="0.05344875" calcext:value-type="float">
            <text:p>0.053448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11416" calcext:value-type="float">
            <text:p>33.11416</text:p>
          </table:table-cell>
          <table:table-cell office:value-type="float" office:value="38.08136" calcext:value-type="float">
            <text:p>38.0813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7022002" calcext:value-type="float">
            <text:p>17022002</text:p>
          </table:table-cell>
          <table:table-cell office:value-type="float" office:value="1.778136" calcext:value-type="float">
            <text:p>1.778136</text:p>
          </table:table-cell>
          <table:table-cell office:value-type="float" office:value="128.4408" calcext:value-type="float">
            <text:p>128.44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18214" calcext:value-type="float">
            <text:p>21.18214</text:p>
          </table:table-cell>
          <table:table-cell office:value-type="float" office:value="0.000002011104" calcext:value-type="float">
            <text:p>2.011104E-06</text:p>
          </table:table-cell>
          <table:table-cell office:value-type="float" office:value="0.0003480226" calcext:value-type="float">
            <text:p>0.0003480226</text:p>
          </table:table-cell>
          <table:table-cell office:value-type="float" office:value="0.001509341" calcext:value-type="float">
            <text:p>0.001509341</text:p>
          </table:table-cell>
          <table:table-cell office:value-type="float" office:value="1676.342" calcext:value-type="float">
            <text:p>1676.342</text:p>
          </table:table-cell>
          <table:table-cell office:value-type="float" office:value="0.8281897" calcext:value-type="float">
            <text:p>0.8281897</text:p>
          </table:table-cell>
          <table:table-cell office:value-type="float" office:value="0" calcext:value-type="float">
            <text:p>0</text:p>
          </table:table-cell>
          <table:table-cell office:value-type="float" office:value="0.4187182" calcext:value-type="float">
            <text:p>0.4187182</text:p>
          </table:table-cell>
          <table:table-cell office:value-type="float" office:value="0.6086359" calcext:value-type="float">
            <text:p>0.6086359</text:p>
          </table:table-cell>
          <table:table-cell office:value-type="float" office:value="0.05364325" calcext:value-type="float">
            <text:p>0.05364325</text:p>
          </table:table-cell>
          <table:table-cell office:value-type="float" office:value="0.05335924" calcext:value-type="float">
            <text:p>0.053359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1072" calcext:value-type="float">
            <text:p>33.1072</text:p>
          </table:table-cell>
          <table:table-cell office:value-type="float" office:value="38.06791" calcext:value-type="float">
            <text:p>38.0679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8022002" calcext:value-type="float">
            <text:p>18022002</text:p>
          </table:table-cell>
          <table:table-cell office:value-type="float" office:value="1.777895" calcext:value-type="float">
            <text:p>1.777895</text:p>
          </table:table-cell>
          <table:table-cell office:value-type="float" office:value="128.4404" calcext:value-type="float">
            <text:p>128.44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16209" calcext:value-type="float">
            <text:p>21.16209</text:p>
          </table:table-cell>
          <table:table-cell office:value-type="float" office:value="0.000002011104" calcext:value-type="float">
            <text:p>2.011104E-06</text:p>
          </table:table-cell>
          <table:table-cell office:value-type="float" office:value="0.0003507924" calcext:value-type="float">
            <text:p>0.0003507924</text:p>
          </table:table-cell>
          <table:table-cell office:value-type="float" office:value="0.001297843" calcext:value-type="float">
            <text:p>0.001297843</text:p>
          </table:table-cell>
          <table:table-cell office:value-type="float" office:value="1676.361" calcext:value-type="float">
            <text:p>1676.361</text:p>
          </table:table-cell>
          <table:table-cell office:value-type="float" office:value="0.8276096" calcext:value-type="float">
            <text:p>0.8276096</text:p>
          </table:table-cell>
          <table:table-cell office:value-type="float" office:value="0" calcext:value-type="float">
            <text:p>0</text:p>
          </table:table-cell>
          <table:table-cell office:value-type="float" office:value="0.4008967" calcext:value-type="float">
            <text:p>0.4008967</text:p>
          </table:table-cell>
          <table:table-cell office:value-type="float" office:value="0.6017135" calcext:value-type="float">
            <text:p>0.6017135</text:p>
          </table:table-cell>
          <table:table-cell office:value-type="float" office:value="0.05352104" calcext:value-type="float">
            <text:p>0.05352104</text:p>
          </table:table-cell>
          <table:table-cell office:value-type="float" office:value="0.05326989" calcext:value-type="float">
            <text:p>0.053269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10336" calcext:value-type="float">
            <text:p>33.10336</text:p>
          </table:table-cell>
          <table:table-cell office:value-type="float" office:value="38.05862" calcext:value-type="float">
            <text:p>38.0586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9022002" calcext:value-type="float">
            <text:p>19022002</text:p>
          </table:table-cell>
          <table:table-cell office:value-type="float" office:value="1.777671" calcext:value-type="float">
            <text:p>1.777671</text:p>
          </table:table-cell>
          <table:table-cell office:value-type="float" office:value="128.4401" calcext:value-type="float">
            <text:p>128.44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14221" calcext:value-type="float">
            <text:p>21.14221</text:p>
          </table:table-cell>
          <table:table-cell office:value-type="float" office:value="0.000002011104" calcext:value-type="float">
            <text:p>2.011104E-06</text:p>
          </table:table-cell>
          <table:table-cell office:value-type="float" office:value="0.0003536344" calcext:value-type="float">
            <text:p>0.0003536344</text:p>
          </table:table-cell>
          <table:table-cell office:value-type="float" office:value="0.001096107" calcext:value-type="float">
            <text:p>0.001096107</text:p>
          </table:table-cell>
          <table:table-cell office:value-type="float" office:value="1676.38" calcext:value-type="float">
            <text:p>1676.38</text:p>
          </table:table-cell>
          <table:table-cell office:value-type="float" office:value="0.8270518" calcext:value-type="float">
            <text:p>0.8270518</text:p>
          </table:table-cell>
          <table:table-cell office:value-type="float" office:value="0" calcext:value-type="float">
            <text:p>0</text:p>
          </table:table-cell>
          <table:table-cell office:value-type="float" office:value="0.359543" calcext:value-type="float">
            <text:p>0.359543</text:p>
          </table:table-cell>
          <table:table-cell office:value-type="float" office:value="0.5725419" calcext:value-type="float">
            <text:p>0.5725419</text:p>
          </table:table-cell>
          <table:table-cell office:value-type="float" office:value="0.05341576" calcext:value-type="float">
            <text:p>0.05341576</text:p>
          </table:table-cell>
          <table:table-cell office:value-type="float" office:value="0.05318057" calcext:value-type="float">
            <text:p>0.053180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09717" calcext:value-type="float">
            <text:p>33.09717</text:p>
          </table:table-cell>
          <table:table-cell office:value-type="float" office:value="38.04823" calcext:value-type="float">
            <text:p>38.04823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0022002" calcext:value-type="float">
            <text:p>20022002</text:p>
          </table:table-cell>
          <table:table-cell office:value-type="float" office:value="1.77745" calcext:value-type="float">
            <text:p>1.77745</text:p>
          </table:table-cell>
          <table:table-cell office:value-type="float" office:value="128.4398" calcext:value-type="float">
            <text:p>128.43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12169" calcext:value-type="float">
            <text:p>21.12169</text:p>
          </table:table-cell>
          <table:table-cell office:value-type="float" office:value="0.000002011104" calcext:value-type="float">
            <text:p>2.011104E-06</text:p>
          </table:table-cell>
          <table:table-cell office:value-type="float" office:value="0.0003565432" calcext:value-type="float">
            <text:p>0.0003565432</text:p>
          </table:table-cell>
          <table:table-cell office:value-type="float" office:value="0.0009027941" calcext:value-type="float">
            <text:p>0.0009027941</text:p>
          </table:table-cell>
          <table:table-cell office:value-type="float" office:value="1676.398" calcext:value-type="float">
            <text:p>1676.398</text:p>
          </table:table-cell>
          <table:table-cell office:value-type="float" office:value="0.8275608" calcext:value-type="float">
            <text:p>0.8275608</text:p>
          </table:table-cell>
          <table:table-cell office:value-type="float" office:value="0" calcext:value-type="float">
            <text:p>0</text:p>
          </table:table-cell>
          <table:table-cell office:value-type="float" office:value="0.2672182" calcext:value-type="float">
            <text:p>0.2672182</text:p>
          </table:table-cell>
          <table:table-cell office:value-type="float" office:value="0.5420352" calcext:value-type="float">
            <text:p>0.5420352</text:p>
          </table:table-cell>
          <table:table-cell office:value-type="float" office:value="0.05332034" calcext:value-type="float">
            <text:p>0.05332034</text:p>
          </table:table-cell>
          <table:table-cell office:value-type="float" office:value="0.05309137" calcext:value-type="float">
            <text:p>0.053091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07776" calcext:value-type="float">
            <text:p>33.07776</text:p>
          </table:table-cell>
          <table:table-cell office:value-type="float" office:value="38.03321" calcext:value-type="float">
            <text:p>38.0332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1022002" calcext:value-type="float">
            <text:p>21022002</text:p>
          </table:table-cell>
          <table:table-cell office:value-type="float" office:value="1.777235" calcext:value-type="float">
            <text:p>1.777235</text:p>
          </table:table-cell>
          <table:table-cell office:value-type="float" office:value="128.4395" calcext:value-type="float">
            <text:p>128.43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10048" calcext:value-type="float">
            <text:p>21.10048</text:p>
          </table:table-cell>
          <table:table-cell office:value-type="float" office:value="0.000002011104" calcext:value-type="float">
            <text:p>2.011104E-06</text:p>
          </table:table-cell>
          <table:table-cell office:value-type="float" office:value="0.0003613359" calcext:value-type="float">
            <text:p>0.0003613359</text:p>
          </table:table-cell>
          <table:table-cell office:value-type="float" office:value="0.0008351309" calcext:value-type="float">
            <text:p>0.0008351309</text:p>
          </table:table-cell>
          <table:table-cell office:value-type="float" office:value="1676.418" calcext:value-type="float">
            <text:p>1676.418</text:p>
          </table:table-cell>
          <table:table-cell office:value-type="float" office:value="0.8289983" calcext:value-type="float">
            <text:p>0.8289983</text:p>
          </table:table-cell>
          <table:table-cell office:value-type="float" office:value="0" calcext:value-type="float">
            <text:p>0</text:p>
          </table:table-cell>
          <table:table-cell office:value-type="float" office:value="0.2935097" calcext:value-type="float">
            <text:p>0.2935097</text:p>
          </table:table-cell>
          <table:table-cell office:value-type="float" office:value="0.5543176" calcext:value-type="float">
            <text:p>0.5543176</text:p>
          </table:table-cell>
          <table:table-cell office:value-type="float" office:value="0.05325619" calcext:value-type="float">
            <text:p>0.05325619</text:p>
          </table:table-cell>
          <table:table-cell office:value-type="float" office:value="0.05300232" calcext:value-type="float">
            <text:p>0.053002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05174" calcext:value-type="float">
            <text:p>33.05174</text:p>
          </table:table-cell>
          <table:table-cell office:value-type="float" office:value="38.01614" calcext:value-type="float">
            <text:p>38.01614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2022002" calcext:value-type="float">
            <text:p>22022002</text:p>
          </table:table-cell>
          <table:table-cell office:value-type="float" office:value="1.77682" calcext:value-type="float">
            <text:p>1.77682</text:p>
          </table:table-cell>
          <table:table-cell office:value-type="float" office:value="128.4391" calcext:value-type="float">
            <text:p>128.43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07931" calcext:value-type="float">
            <text:p>21.07931</text:p>
          </table:table-cell>
          <table:table-cell office:value-type="float" office:value="0.000002011104" calcext:value-type="float">
            <text:p>2.011104E-06</text:p>
          </table:table-cell>
          <table:table-cell office:value-type="float" office:value="0.0003647298" calcext:value-type="float">
            <text:p>0.0003647298</text:p>
          </table:table-cell>
          <table:table-cell office:value-type="float" office:value="0.0006682593" calcext:value-type="float">
            <text:p>0.0006682593</text:p>
          </table:table-cell>
          <table:table-cell office:value-type="float" office:value="1676.439" calcext:value-type="float">
            <text:p>1676.439</text:p>
          </table:table-cell>
          <table:table-cell office:value-type="float" office:value="0.8303566" calcext:value-type="float">
            <text:p>0.8303566</text:p>
          </table:table-cell>
          <table:table-cell office:value-type="float" office:value="0" calcext:value-type="float">
            <text:p>0</text:p>
          </table:table-cell>
          <table:table-cell office:value-type="float" office:value="0.3490957" calcext:value-type="float">
            <text:p>0.3490957</text:p>
          </table:table-cell>
          <table:table-cell office:value-type="float" office:value="0.588113" calcext:value-type="float">
            <text:p>0.588113</text:p>
          </table:table-cell>
          <table:table-cell office:value-type="float" office:value="0.05322761" calcext:value-type="float">
            <text:p>0.05322761</text:p>
          </table:table-cell>
          <table:table-cell office:value-type="float" office:value="0.05291356" calcext:value-type="float">
            <text:p>0.052913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03542" calcext:value-type="float">
            <text:p>33.03542</text:p>
          </table:table-cell>
          <table:table-cell office:value-type="float" office:value="38.00035" calcext:value-type="float">
            <text:p>38.0003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3022002" calcext:value-type="float">
            <text:p>23022002</text:p>
          </table:table-cell>
          <table:table-cell office:value-type="float" office:value="1.776393" calcext:value-type="float">
            <text:p>1.776393</text:p>
          </table:table-cell>
          <table:table-cell office:value-type="float" office:value="128.4388" calcext:value-type="float">
            <text:p>128.43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05835" calcext:value-type="float">
            <text:p>21.05835</text:p>
          </table:table-cell>
          <table:table-cell office:value-type="float" office:value="0.000002011104" calcext:value-type="float">
            <text:p>2.011104E-06</text:p>
          </table:table-cell>
          <table:table-cell office:value-type="float" office:value="0.000368013" calcext:value-type="float">
            <text:p>0.000368013</text:p>
          </table:table-cell>
          <table:table-cell office:value-type="float" office:value="0.0005014646" calcext:value-type="float">
            <text:p>0.0005014646</text:p>
          </table:table-cell>
          <table:table-cell office:value-type="float" office:value="1676.46" calcext:value-type="float">
            <text:p>1676.46</text:p>
          </table:table-cell>
          <table:table-cell office:value-type="float" office:value="0.8314376" calcext:value-type="float">
            <text:p>0.8314376</text:p>
          </table:table-cell>
          <table:table-cell office:value-type="float" office:value="0" calcext:value-type="float">
            <text:p>0</text:p>
          </table:table-cell>
          <table:table-cell office:value-type="float" office:value="0.3927532" calcext:value-type="float">
            <text:p>0.3927532</text:p>
          </table:table-cell>
          <table:table-cell office:value-type="float" office:value="0.6039804" calcext:value-type="float">
            <text:p>0.6039804</text:p>
          </table:table-cell>
          <table:table-cell office:value-type="float" office:value="0.05315331" calcext:value-type="float">
            <text:p>0.05315331</text:p>
          </table:table-cell>
          <table:table-cell office:value-type="float" office:value="0.05282493" calcext:value-type="float">
            <text:p>0.052824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02525" calcext:value-type="float">
            <text:p>33.02525</text:p>
          </table:table-cell>
          <table:table-cell office:value-type="float" office:value="37.98585" calcext:value-type="float">
            <text:p>37.9858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4022002" calcext:value-type="float">
            <text:p>24022002</text:p>
          </table:table-cell>
          <table:table-cell office:value-type="float" office:value="1.776028" calcext:value-type="float">
            <text:p>1.776028</text:p>
          </table:table-cell>
          <table:table-cell office:value-type="float" office:value="128.4384" calcext:value-type="float">
            <text:p>128.43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03764" calcext:value-type="float">
            <text:p>21.03764</text:p>
          </table:table-cell>
          <table:table-cell office:value-type="float" office:value="0.000002011104" calcext:value-type="float">
            <text:p>2.011104E-06</text:p>
          </table:table-cell>
          <table:table-cell office:value-type="float" office:value="0.0003713106" calcext:value-type="float">
            <text:p>0.0003713106</text:p>
          </table:table-cell>
          <table:table-cell office:value-type="float" office:value="0.0003397256" calcext:value-type="float">
            <text:p>0.0003397256</text:p>
          </table:table-cell>
          <table:table-cell office:value-type="float" office:value="1676.482" calcext:value-type="float">
            <text:p>1676.482</text:p>
          </table:table-cell>
          <table:table-cell office:value-type="float" office:value="0.8316478" calcext:value-type="float">
            <text:p>0.8316478</text:p>
          </table:table-cell>
          <table:table-cell office:value-type="float" office:value="0" calcext:value-type="float">
            <text:p>0</text:p>
          </table:table-cell>
          <table:table-cell office:value-type="float" office:value="0.383095" calcext:value-type="float">
            <text:p>0.383095</text:p>
          </table:table-cell>
          <table:table-cell office:value-type="float" office:value="0.5966071" calcext:value-type="float">
            <text:p>0.5966071</text:p>
          </table:table-cell>
          <table:table-cell office:value-type="float" office:value="0.05303859" calcext:value-type="float">
            <text:p>0.05303859</text:p>
          </table:table-cell>
          <table:table-cell office:value-type="float" office:value="0.05273646" calcext:value-type="float">
            <text:p>0.052736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01973" calcext:value-type="float">
            <text:p>33.01973</text:p>
          </table:table-cell>
          <table:table-cell office:value-type="float" office:value="37.97356" calcext:value-type="float">
            <text:p>37.97356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5022002" calcext:value-type="float">
            <text:p>25022002</text:p>
          </table:table-cell>
          <table:table-cell office:value-type="float" office:value="1.775651" calcext:value-type="float">
            <text:p>1.775651</text:p>
          </table:table-cell>
          <table:table-cell office:value-type="float" office:value="128.4381" calcext:value-type="float">
            <text:p>128.43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01696" calcext:value-type="float">
            <text:p>21.01696</text:p>
          </table:table-cell>
          <table:table-cell office:value-type="float" office:value="0.000002011104" calcext:value-type="float">
            <text:p>2.011104E-06</text:p>
          </table:table-cell>
          <table:table-cell office:value-type="float" office:value="0.0003746524" calcext:value-type="float">
            <text:p>0.0003746524</text:p>
          </table:table-cell>
          <table:table-cell office:value-type="float" office:value="0.0001839771" calcext:value-type="float">
            <text:p>0.0001839771</text:p>
          </table:table-cell>
          <table:table-cell office:value-type="float" office:value="1676.503" calcext:value-type="float">
            <text:p>1676.503</text:p>
          </table:table-cell>
          <table:table-cell office:value-type="float" office:value="0.8320038" calcext:value-type="float">
            <text:p>0.8320038</text:p>
          </table:table-cell>
          <table:table-cell office:value-type="float" office:value="0" calcext:value-type="float">
            <text:p>0</text:p>
          </table:table-cell>
          <table:table-cell office:value-type="float" office:value="0.3612694" calcext:value-type="float">
            <text:p>0.3612694</text:p>
          </table:table-cell>
          <table:table-cell office:value-type="float" office:value="0.5825874" calcext:value-type="float">
            <text:p>0.5825874</text:p>
          </table:table-cell>
          <table:table-cell office:value-type="float" office:value="0.05294222" calcext:value-type="float">
            <text:p>0.05294222</text:p>
          </table:table-cell>
          <table:table-cell office:value-type="float" office:value="0.05264812" calcext:value-type="float">
            <text:p>0.052648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01149" calcext:value-type="float">
            <text:p>33.01149</text:p>
          </table:table-cell>
          <table:table-cell office:value-type="float" office:value="37.96021" calcext:value-type="float">
            <text:p>37.9602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6022002" calcext:value-type="float">
            <text:p>26022002</text:p>
          </table:table-cell>
          <table:table-cell office:value-type="float" office:value="1.775234" calcext:value-type="float">
            <text:p>1.775234</text:p>
          </table:table-cell>
          <table:table-cell office:value-type="float" office:value="128.4378" calcext:value-type="float">
            <text:p>128.43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99613" calcext:value-type="float">
            <text:p>20.99613</text:p>
          </table:table-cell>
          <table:table-cell office:value-type="float" office:value="0.000002011104" calcext:value-type="float">
            <text:p>2.011104E-06</text:p>
          </table:table-cell>
          <table:table-cell office:value-type="float" office:value="0.0003780328" calcext:value-type="float">
            <text:p>0.0003780328</text:p>
          </table:table-cell>
          <table:table-cell office:value-type="float" office:value="0.00003353395" calcext:value-type="float">
            <text:p>3.353395E-05</text:p>
          </table:table-cell>
          <table:table-cell office:value-type="float" office:value="1676.524" calcext:value-type="float">
            <text:p>1676.524</text:p>
          </table:table-cell>
          <table:table-cell office:value-type="float" office:value="0.8329803" calcext:value-type="float">
            <text:p>0.8329803</text:p>
          </table:table-cell>
          <table:table-cell office:value-type="float" office:value="0" calcext:value-type="float">
            <text:p>0</text:p>
          </table:table-cell>
          <table:table-cell office:value-type="float" office:value="0.3367933" calcext:value-type="float">
            <text:p>0.3367933</text:p>
          </table:table-cell>
          <table:table-cell office:value-type="float" office:value="0.575195" calcext:value-type="float">
            <text:p>0.575195</text:p>
          </table:table-cell>
          <table:table-cell office:value-type="float" office:value="0.05286191" calcext:value-type="float">
            <text:p>0.05286191</text:p>
          </table:table-cell>
          <table:table-cell office:value-type="float" office:value="0.05255989" calcext:value-type="float">
            <text:p>0.052559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.99935" calcext:value-type="float">
            <text:p>32.99935</text:p>
          </table:table-cell>
          <table:table-cell office:value-type="float" office:value="37.94513" calcext:value-type="float">
            <text:p>37.9451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7022002" calcext:value-type="float">
            <text:p>27022002</text:p>
          </table:table-cell>
          <table:table-cell office:value-type="float" office:value="1.774786" calcext:value-type="float">
            <text:p>1.774786</text:p>
          </table:table-cell>
          <table:table-cell office:value-type="float" office:value="128.4375" calcext:value-type="float">
            <text:p>128.43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97512" calcext:value-type="float">
            <text:p>20.97512</text:p>
          </table:table-cell>
          <table:table-cell office:value-type="float" office:value="0.000002011104" calcext:value-type="float">
            <text:p>2.011104E-06</text:p>
          </table:table-cell>
          <table:table-cell office:value-type="float" office:value="0.0003814517" calcext:value-type="float">
            <text:p>0.0003814517</text:p>
          </table:table-cell>
          <table:table-cell office:value-type="float" office:value="-0.0001118597" calcext:value-type="float">
            <text:p>-0.0001118597</text:p>
          </table:table-cell>
          <table:table-cell office:value-type="float" office:value="1676.545" calcext:value-type="float">
            <text:p>1676.545</text:p>
          </table:table-cell>
          <table:table-cell office:value-type="float" office:value="0.8345499" calcext:value-type="float">
            <text:p>0.8345499</text:p>
          </table:table-cell>
          <table:table-cell office:value-type="float" office:value="0" calcext:value-type="float">
            <text:p>0</text:p>
          </table:table-cell>
          <table:table-cell office:value-type="float" office:value="0.3523374" calcext:value-type="float">
            <text:p>0.3523374</text:p>
          </table:table-cell>
          <table:table-cell office:value-type="float" office:value="0.5827345" calcext:value-type="float">
            <text:p>0.5827345</text:p>
          </table:table-cell>
          <table:table-cell office:value-type="float" office:value="0.05279933" calcext:value-type="float">
            <text:p>0.05279933</text:p>
          </table:table-cell>
          <table:table-cell office:value-type="float" office:value="0.05247179" calcext:value-type="float">
            <text:p>0.052471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.98545" calcext:value-type="float">
            <text:p>32.98545</text:p>
          </table:table-cell>
          <table:table-cell office:value-type="float" office:value="37.92886" calcext:value-type="float">
            <text:p>37.92886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8022002" calcext:value-type="float">
            <text:p>28022002</text:p>
          </table:table-cell>
          <table:table-cell office:value-type="float" office:value="1.774339" calcext:value-type="float">
            <text:p>1.774339</text:p>
          </table:table-cell>
          <table:table-cell office:value-type="float" office:value="128.4371" calcext:value-type="float">
            <text:p>128.43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95413" calcext:value-type="float">
            <text:p>20.95413</text:p>
          </table:table-cell>
          <table:table-cell office:value-type="float" office:value="0.000002011104" calcext:value-type="float">
            <text:p>2.011104E-06</text:p>
          </table:table-cell>
          <table:table-cell office:value-type="float" office:value="0.0003849384" calcext:value-type="float">
            <text:p>0.0003849384</text:p>
          </table:table-cell>
          <table:table-cell office:value-type="float" office:value="-0.0002497877" calcext:value-type="float">
            <text:p>-0.0002497877</text:p>
          </table:table-cell>
          <table:table-cell office:value-type="float" office:value="1676.565" calcext:value-type="float">
            <text:p>1676.565</text:p>
          </table:table-cell>
          <table:table-cell office:value-type="float" office:value="0.8358724" calcext:value-type="float">
            <text:p>0.8358724</text:p>
          </table:table-cell>
          <table:table-cell office:value-type="float" office:value="0" calcext:value-type="float">
            <text:p>0</text:p>
          </table:table-cell>
          <table:table-cell office:value-type="float" office:value="0.3946538" calcext:value-type="float">
            <text:p>0.3946538</text:p>
          </table:table-cell>
          <table:table-cell office:value-type="float" office:value="0.6004837" calcext:value-type="float">
            <text:p>0.6004837</text:p>
          </table:table-cell>
          <table:table-cell office:value-type="float" office:value="0.05272366" calcext:value-type="float">
            <text:p>0.05272366</text:p>
          </table:table-cell>
          <table:table-cell office:value-type="float" office:value="0.052384" calcext:value-type="float">
            <text:p>0.0523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.97569" calcext:value-type="float">
            <text:p>32.97569</text:p>
          </table:table-cell>
          <table:table-cell office:value-type="float" office:value="37.91368" calcext:value-type="float">
            <text:p>37.9136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32002" calcext:value-type="float">
            <text:p>1032002</text:p>
          </table:table-cell>
          <table:table-cell office:value-type="float" office:value="1.773938" calcext:value-type="float">
            <text:p>1.773938</text:p>
          </table:table-cell>
          <table:table-cell office:value-type="float" office:value="128.4368" calcext:value-type="float">
            <text:p>128.43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93333" calcext:value-type="float">
            <text:p>20.93333</text:p>
          </table:table-cell>
          <table:table-cell office:value-type="float" office:value="0.000002011104" calcext:value-type="float">
            <text:p>2.011104E-06</text:p>
          </table:table-cell>
          <table:table-cell office:value-type="float" office:value="0.000388521" calcext:value-type="float">
            <text:p>0.000388521</text:p>
          </table:table-cell>
          <table:table-cell office:value-type="float" office:value="-0.0003773442" calcext:value-type="float">
            <text:p>-0.0003773442</text:p>
          </table:table-cell>
          <table:table-cell office:value-type="float" office:value="1676.586" calcext:value-type="float">
            <text:p>1676.586</text:p>
          </table:table-cell>
          <table:table-cell office:value-type="float" office:value="0.8364186" calcext:value-type="float">
            <text:p>0.8364186</text:p>
          </table:table-cell>
          <table:table-cell office:value-type="float" office:value="0" calcext:value-type="float">
            <text:p>0</text:p>
          </table:table-cell>
          <table:table-cell office:value-type="float" office:value="0.3889847" calcext:value-type="float">
            <text:p>0.3889847</text:p>
          </table:table-cell>
          <table:table-cell office:value-type="float" office:value="0.5966028" calcext:value-type="float">
            <text:p>0.5966028</text:p>
          </table:table-cell>
          <table:table-cell office:value-type="float" office:value="0.05261311" calcext:value-type="float">
            <text:p>0.05261311</text:p>
          </table:table-cell>
          <table:table-cell office:value-type="float" office:value="0.0522963" calcext:value-type="float">
            <text:p>0.05229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.97005" calcext:value-type="float">
            <text:p>32.97005</text:p>
          </table:table-cell>
          <table:table-cell office:value-type="float" office:value="37.90079" calcext:value-type="float">
            <text:p>37.90079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032002" calcext:value-type="float">
            <text:p>2032002</text:p>
          </table:table-cell>
          <table:table-cell office:value-type="float" office:value="1.773564" calcext:value-type="float">
            <text:p>1.773564</text:p>
          </table:table-cell>
          <table:table-cell office:value-type="float" office:value="128.4365" calcext:value-type="float">
            <text:p>128.43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91264" calcext:value-type="float">
            <text:p>20.91264</text:p>
          </table:table-cell>
          <table:table-cell office:value-type="float" office:value="0.000002011104" calcext:value-type="float">
            <text:p>2.011104E-06</text:p>
          </table:table-cell>
          <table:table-cell office:value-type="float" office:value="0.0003921046" calcext:value-type="float">
            <text:p>0.0003921046</text:p>
          </table:table-cell>
          <table:table-cell office:value-type="float" office:value="-0.0005031835" calcext:value-type="float">
            <text:p>-0.0005031835</text:p>
          </table:table-cell>
          <table:table-cell office:value-type="float" office:value="1676.606" calcext:value-type="float">
            <text:p>1676.606</text:p>
          </table:table-cell>
          <table:table-cell office:value-type="float" office:value="0.8366185" calcext:value-type="float">
            <text:p>0.8366185</text:p>
          </table:table-cell>
          <table:table-cell office:value-type="float" office:value="0" calcext:value-type="float">
            <text:p>0</text:p>
          </table:table-cell>
          <table:table-cell office:value-type="float" office:value="0.3871544" calcext:value-type="float">
            <text:p>0.3871544</text:p>
          </table:table-cell>
          <table:table-cell office:value-type="float" office:value="0.5941359" calcext:value-type="float">
            <text:p>0.5941359</text:p>
          </table:table-cell>
          <table:table-cell office:value-type="float" office:value="0.05250721" calcext:value-type="float">
            <text:p>0.05250721</text:p>
          </table:table-cell>
          <table:table-cell office:value-type="float" office:value="0.05220878" calcext:value-type="float">
            <text:p>0.052208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.96439" calcext:value-type="float">
            <text:p>32.96439</text:p>
          </table:table-cell>
          <table:table-cell office:value-type="float" office:value="37.88857" calcext:value-type="float">
            <text:p>37.88857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3032002" calcext:value-type="float">
            <text:p>3032002</text:p>
          </table:table-cell>
          <table:table-cell office:value-type="float" office:value="1.773099" calcext:value-type="float">
            <text:p>1.773099</text:p>
          </table:table-cell>
          <table:table-cell office:value-type="float" office:value="128.4362" calcext:value-type="float">
            <text:p>128.43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89127" calcext:value-type="float">
            <text:p>20.89127</text:p>
          </table:table-cell>
          <table:table-cell office:value-type="float" office:value="0.0000634631" calcext:value-type="float">
            <text:p>6.34631E-05</text:p>
          </table:table-cell>
          <table:table-cell office:value-type="float" office:value="0.0004029238" calcext:value-type="float">
            <text:p>0.0004029238</text:p>
          </table:table-cell>
          <table:table-cell office:value-type="float" office:value="-0.0001841191" calcext:value-type="float">
            <text:p>-0.0001841191</text:p>
          </table:table-cell>
          <table:table-cell office:value-type="float" office:value="1676.626" calcext:value-type="float">
            <text:p>1676.626</text:p>
          </table:table-cell>
          <table:table-cell office:value-type="float" office:value="0.8388026" calcext:value-type="float">
            <text:p>0.8388026</text:p>
          </table:table-cell>
          <table:table-cell office:value-type="float" office:value="0" calcext:value-type="float">
            <text:p>0</text:p>
          </table:table-cell>
          <table:table-cell office:value-type="float" office:value="0.2303761" calcext:value-type="float">
            <text:p>0.2303761</text:p>
          </table:table-cell>
          <table:table-cell office:value-type="float" office:value="0.5101922" calcext:value-type="float">
            <text:p>0.5101922</text:p>
          </table:table-cell>
          <table:table-cell office:value-type="float" office:value="0.05231842" calcext:value-type="float">
            <text:p>0.05231842</text:p>
          </table:table-cell>
          <table:table-cell office:value-type="float" office:value="0.05212131" calcext:value-type="float">
            <text:p>0.052121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.94036" calcext:value-type="float">
            <text:p>32.94036</text:p>
          </table:table-cell>
          <table:table-cell office:value-type="float" office:value="37.87268" calcext:value-type="float">
            <text:p>37.87268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4032002" calcext:value-type="float">
            <text:p>4032002</text:p>
          </table:table-cell>
          <table:table-cell office:value-type="float" office:value="1.772774" calcext:value-type="float">
            <text:p>1.772774</text:p>
          </table:table-cell>
          <table:table-cell office:value-type="float" office:value="128.4359" calcext:value-type="float">
            <text:p>128.43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86947" calcext:value-type="float">
            <text:p>20.86947</text:p>
          </table:table-cell>
          <table:table-cell office:value-type="float" office:value="0.0000634631" calcext:value-type="float">
            <text:p>6.34631E-05</text:p>
          </table:table-cell>
          <table:table-cell office:value-type="float" office:value="0.000414" calcext:value-type="float">
            <text:p>0.000414</text:p>
          </table:table-cell>
          <table:table-cell office:value-type="float" office:value="0.00004970127" calcext:value-type="float">
            <text:p>4.970127E-05</text:p>
          </table:table-cell>
          <table:table-cell office:value-type="float" office:value="1676.647" calcext:value-type="float">
            <text:p>1676.647</text:p>
          </table:table-cell>
          <table:table-cell office:value-type="float" office:value="0.8399692" calcext:value-type="float">
            <text:p>0.8399692</text:p>
          </table:table-cell>
          <table:table-cell office:value-type="float" office:value="0" calcext:value-type="float">
            <text:p>0</text:p>
          </table:table-cell>
          <table:table-cell office:value-type="float" office:value="0.365412" calcext:value-type="float">
            <text:p>0.365412</text:p>
          </table:table-cell>
          <table:table-cell office:value-type="float" office:value="0.578986" calcext:value-type="float">
            <text:p>0.578986</text:p>
          </table:table-cell>
          <table:table-cell office:value-type="float" office:value="0.05230696" calcext:value-type="float">
            <text:p>0.05230696</text:p>
          </table:table-cell>
          <table:table-cell office:value-type="float" office:value="0.05203398" calcext:value-type="float">
            <text:p>0.052033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.92107" calcext:value-type="float">
            <text:p>32.92107</text:p>
          </table:table-cell>
          <table:table-cell office:value-type="float" office:value="37.85693" calcext:value-type="float">
            <text:p>37.8569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032002" calcext:value-type="float">
            <text:p>5032002</text:p>
          </table:table-cell>
          <table:table-cell office:value-type="float" office:value="1.772408" calcext:value-type="float">
            <text:p>1.772408</text:p>
          </table:table-cell>
          <table:table-cell office:value-type="float" office:value="128.4355" calcext:value-type="float">
            <text:p>128.43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84853" calcext:value-type="float">
            <text:p>20.84853</text:p>
          </table:table-cell>
          <table:table-cell office:value-type="float" office:value="0.0000634631" calcext:value-type="float">
            <text:p>6.34631E-05</text:p>
          </table:table-cell>
          <table:table-cell office:value-type="float" office:value="0.0004231311" calcext:value-type="float">
            <text:p>0.0004231311</text:p>
          </table:table-cell>
          <table:table-cell office:value-type="float" office:value="0.0001936095" calcext:value-type="float">
            <text:p>0.0001936095</text:p>
          </table:table-cell>
          <table:table-cell office:value-type="float" office:value="1676.669" calcext:value-type="float">
            <text:p>1676.669</text:p>
          </table:table-cell>
          <table:table-cell office:value-type="float" office:value="0.8399588" calcext:value-type="float">
            <text:p>0.8399588</text:p>
          </table:table-cell>
          <table:table-cell office:value-type="float" office:value="0" calcext:value-type="float">
            <text:p>0</text:p>
          </table:table-cell>
          <table:table-cell office:value-type="float" office:value="0.3837244" calcext:value-type="float">
            <text:p>0.3837244</text:p>
          </table:table-cell>
          <table:table-cell office:value-type="float" office:value="0.593974" calcext:value-type="float">
            <text:p>0.593974</text:p>
          </table:table-cell>
          <table:table-cell office:value-type="float" office:value="0.05223013" calcext:value-type="float">
            <text:p>0.05223013</text:p>
          </table:table-cell>
          <table:table-cell office:value-type="float" office:value="0.05194674" calcext:value-type="float">
            <text:p>0.05194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.9146" calcext:value-type="float">
            <text:p>32.9146</text:p>
          </table:table-cell>
          <table:table-cell office:value-type="float" office:value="37.84619" calcext:value-type="float">
            <text:p>37.84619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032002" calcext:value-type="float">
            <text:p>6032002</text:p>
          </table:table-cell>
          <table:table-cell office:value-type="float" office:value="1.772043" calcext:value-type="float">
            <text:p>1.772043</text:p>
          </table:table-cell>
          <table:table-cell office:value-type="float" office:value="128.4351" calcext:value-type="float">
            <text:p>128.43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82787" calcext:value-type="float">
            <text:p>20.82787</text:p>
          </table:table-cell>
          <table:table-cell office:value-type="float" office:value="0.0000634631" calcext:value-type="float">
            <text:p>6.34631E-05</text:p>
          </table:table-cell>
          <table:table-cell office:value-type="float" office:value="0.0004300922" calcext:value-type="float">
            <text:p>0.0004300922</text:p>
          </table:table-cell>
          <table:table-cell office:value-type="float" office:value="0.000303238" calcext:value-type="float">
            <text:p>0.000303238</text:p>
          </table:table-cell>
          <table:table-cell office:value-type="float" office:value="1676.69" calcext:value-type="float">
            <text:p>1676.69</text:p>
          </table:table-cell>
          <table:table-cell office:value-type="float" office:value="0.8399706" calcext:value-type="float">
            <text:p>0.8399706</text:p>
          </table:table-cell>
          <table:table-cell office:value-type="float" office:value="0" calcext:value-type="float">
            <text:p>0</text:p>
          </table:table-cell>
          <table:table-cell office:value-type="float" office:value="0.3720836" calcext:value-type="float">
            <text:p>0.3720836</text:p>
          </table:table-cell>
          <table:table-cell office:value-type="float" office:value="0.5820557" calcext:value-type="float">
            <text:p>0.5820557</text:p>
          </table:table-cell>
          <table:table-cell office:value-type="float" office:value="0.05213969" calcext:value-type="float">
            <text:p>0.05213969</text:p>
          </table:table-cell>
          <table:table-cell office:value-type="float" office:value="0.05185985" calcext:value-type="float">
            <text:p>0.051859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.90798" calcext:value-type="float">
            <text:p>32.90798</text:p>
          </table:table-cell>
          <table:table-cell office:value-type="float" office:value="37.83451" calcext:value-type="float">
            <text:p>37.8345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7032002" calcext:value-type="float">
            <text:p>7032002</text:p>
          </table:table-cell>
          <table:table-cell office:value-type="float" office:value="1.771651" calcext:value-type="float">
            <text:p>1.771651</text:p>
          </table:table-cell>
          <table:table-cell office:value-type="float" office:value="128.4347" calcext:value-type="float">
            <text:p>128.43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80719" calcext:value-type="float">
            <text:p>20.80719</text:p>
          </table:table-cell>
          <table:table-cell office:value-type="float" office:value="0.0000634631" calcext:value-type="float">
            <text:p>6.34631E-05</text:p>
          </table:table-cell>
          <table:table-cell office:value-type="float" office:value="0.0004346498" calcext:value-type="float">
            <text:p>0.0004346498</text:p>
          </table:table-cell>
          <table:table-cell office:value-type="float" office:value="0.000299246" calcext:value-type="float">
            <text:p>0.000299246</text:p>
          </table:table-cell>
          <table:table-cell office:value-type="float" office:value="1676.712" calcext:value-type="float">
            <text:p>1676.712</text:p>
          </table:table-cell>
          <table:table-cell office:value-type="float" office:value="0.8402358" calcext:value-type="float">
            <text:p>0.8402358</text:p>
          </table:table-cell>
          <table:table-cell office:value-type="float" office:value="0" calcext:value-type="float">
            <text:p>0</text:p>
          </table:table-cell>
          <table:table-cell office:value-type="float" office:value="0.3737925" calcext:value-type="float">
            <text:p>0.3737925</text:p>
          </table:table-cell>
          <table:table-cell office:value-type="float" office:value="0.5785306" calcext:value-type="float">
            <text:p>0.5785306</text:p>
          </table:table-cell>
          <table:table-cell office:value-type="float" office:value="0.0520581" calcext:value-type="float">
            <text:p>0.0520581</text:p>
          </table:table-cell>
          <table:table-cell office:value-type="float" office:value="0.05177296" calcext:value-type="float">
            <text:p>0.051772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.9" calcext:value-type="float">
            <text:p>32.9</text:p>
          </table:table-cell>
          <table:table-cell office:value-type="float" office:value="37.82114" calcext:value-type="float">
            <text:p>37.82114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8032002" calcext:value-type="float">
            <text:p>8032002</text:p>
          </table:table-cell>
          <table:table-cell office:value-type="float" office:value="1.771266" calcext:value-type="float">
            <text:p>1.771266</text:p>
          </table:table-cell>
          <table:table-cell office:value-type="float" office:value="128.4343" calcext:value-type="float">
            <text:p>128.43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78658" calcext:value-type="float">
            <text:p>20.78658</text:p>
          </table:table-cell>
          <table:table-cell office:value-type="float" office:value="0.0000634631" calcext:value-type="float">
            <text:p>6.34631E-05</text:p>
          </table:table-cell>
          <table:table-cell office:value-type="float" office:value="0.0004387156" calcext:value-type="float">
            <text:p>0.0004387156</text:p>
          </table:table-cell>
          <table:table-cell office:value-type="float" office:value="0.0002745806" calcext:value-type="float">
            <text:p>0.0002745806</text:p>
          </table:table-cell>
          <table:table-cell office:value-type="float" office:value="1676.733" calcext:value-type="float">
            <text:p>1676.733</text:p>
          </table:table-cell>
          <table:table-cell office:value-type="float" office:value="0.8404632" calcext:value-type="float">
            <text:p>0.8404632</text:p>
          </table:table-cell>
          <table:table-cell office:value-type="float" office:value="0" calcext:value-type="float">
            <text:p>0</text:p>
          </table:table-cell>
          <table:table-cell office:value-type="float" office:value="0.3764742" calcext:value-type="float">
            <text:p>0.3764742</text:p>
          </table:table-cell>
          <table:table-cell office:value-type="float" office:value="0.5820175" calcext:value-type="float">
            <text:p>0.5820175</text:p>
          </table:table-cell>
          <table:table-cell office:value-type="float" office:value="0.05197317" calcext:value-type="float">
            <text:p>0.05197317</text:p>
          </table:table-cell>
          <table:table-cell office:value-type="float" office:value="0.05168608" calcext:value-type="float">
            <text:p>0.051686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.89292" calcext:value-type="float">
            <text:p>32.89292</text:p>
          </table:table-cell>
          <table:table-cell office:value-type="float" office:value="37.80798" calcext:value-type="float">
            <text:p>37.80798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032002" calcext:value-type="float">
            <text:p>9032002</text:p>
          </table:table-cell>
          <table:table-cell office:value-type="float" office:value="1.77081" calcext:value-type="float">
            <text:p>1.77081</text:p>
          </table:table-cell>
          <table:table-cell office:value-type="float" office:value="128.434" calcext:value-type="float">
            <text:p>128.4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76579" calcext:value-type="float">
            <text:p>20.76579</text:p>
          </table:table-cell>
          <table:table-cell office:value-type="float" office:value="0.0000634631" calcext:value-type="float">
            <text:p>6.34631E-05</text:p>
          </table:table-cell>
          <table:table-cell office:value-type="float" office:value="0.0004455577" calcext:value-type="float">
            <text:p>0.0004455577</text:p>
          </table:table-cell>
          <table:table-cell office:value-type="float" office:value="0.0004054946" calcext:value-type="float">
            <text:p>0.0004054946</text:p>
          </table:table-cell>
          <table:table-cell office:value-type="float" office:value="1676.754" calcext:value-type="float">
            <text:p>1676.754</text:p>
          </table:table-cell>
          <table:table-cell office:value-type="float" office:value="0.8416896" calcext:value-type="float">
            <text:p>0.8416896</text:p>
          </table:table-cell>
          <table:table-cell office:value-type="float" office:value="0" calcext:value-type="float">
            <text:p>0</text:p>
          </table:table-cell>
          <table:table-cell office:value-type="float" office:value="0.3062283" calcext:value-type="float">
            <text:p>0.3062283</text:p>
          </table:table-cell>
          <table:table-cell office:value-type="float" office:value="0.5509329" calcext:value-type="float">
            <text:p>0.5509329</text:p>
          </table:table-cell>
          <table:table-cell office:value-type="float" office:value="0.05187719" calcext:value-type="float">
            <text:p>0.05187719</text:p>
          </table:table-cell>
          <table:table-cell office:value-type="float" office:value="0.05159938" calcext:value-type="float">
            <text:p>0.051599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.8809" calcext:value-type="float">
            <text:p>32.8809</text:p>
          </table:table-cell>
          <table:table-cell office:value-type="float" office:value="37.79316" calcext:value-type="float">
            <text:p>37.79316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032002" calcext:value-type="float">
            <text:p>10032002</text:p>
          </table:table-cell>
          <table:table-cell office:value-type="float" office:value="1.770399" calcext:value-type="float">
            <text:p>1.770399</text:p>
          </table:table-cell>
          <table:table-cell office:value-type="float" office:value="128.4337" calcext:value-type="float">
            <text:p>128.43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74411" calcext:value-type="float">
            <text:p>20.74411</text:p>
          </table:table-cell>
          <table:table-cell office:value-type="float" office:value="0.0000634631" calcext:value-type="float">
            <text:p>6.34631E-05</text:p>
          </table:table-cell>
          <table:table-cell office:value-type="float" office:value="0.0004596679" calcext:value-type="float">
            <text:p>0.0004596679</text:p>
          </table:table-cell>
          <table:table-cell office:value-type="float" office:value="0.0008885253" calcext:value-type="float">
            <text:p>0.0008885253</text:p>
          </table:table-cell>
          <table:table-cell office:value-type="float" office:value="1676.775" calcext:value-type="float">
            <text:p>1676.775</text:p>
          </table:table-cell>
          <table:table-cell office:value-type="float" office:value="0.8442311" calcext:value-type="float">
            <text:p>0.8442311</text:p>
          </table:table-cell>
          <table:table-cell office:value-type="float" office:value="0" calcext:value-type="float">
            <text:p>0</text:p>
          </table:table-cell>
          <table:table-cell office:value-type="float" office:value="0.3124249" calcext:value-type="float">
            <text:p>0.3124249</text:p>
          </table:table-cell>
          <table:table-cell office:value-type="float" office:value="0.5482682" calcext:value-type="float">
            <text:p>0.5482682</text:p>
          </table:table-cell>
          <table:table-cell office:value-type="float" office:value="0.05178139" calcext:value-type="float">
            <text:p>0.05178139</text:p>
          </table:table-cell>
          <table:table-cell office:value-type="float" office:value="0.05151298" calcext:value-type="float">
            <text:p>0.051512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.85718" calcext:value-type="float">
            <text:p>32.85718</text:p>
          </table:table-cell>
          <table:table-cell office:value-type="float" office:value="37.77558" calcext:value-type="float">
            <text:p>37.7755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1032002" calcext:value-type="float">
            <text:p>11032002</text:p>
          </table:table-cell>
          <table:table-cell office:value-type="float" office:value="1.76997" calcext:value-type="float">
            <text:p>1.76997</text:p>
          </table:table-cell>
          <table:table-cell office:value-type="float" office:value="128.4333" calcext:value-type="float">
            <text:p>128.4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723" calcext:value-type="float">
            <text:p>20.723</text:p>
          </table:table-cell>
          <table:table-cell office:value-type="float" office:value="0.0000634631" calcext:value-type="float">
            <text:p>6.34631E-05</text:p>
          </table:table-cell>
          <table:table-cell office:value-type="float" office:value="0.0004737172" calcext:value-type="float">
            <text:p>0.0004737172</text:p>
          </table:table-cell>
          <table:table-cell office:value-type="float" office:value="0.001356121" calcext:value-type="float">
            <text:p>0.001356121</text:p>
          </table:table-cell>
          <table:table-cell office:value-type="float" office:value="1676.796" calcext:value-type="float">
            <text:p>1676.796</text:p>
          </table:table-cell>
          <table:table-cell office:value-type="float" office:value="0.8450437" calcext:value-type="float">
            <text:p>0.8450437</text:p>
          </table:table-cell>
          <table:table-cell office:value-type="float" office:value="0" calcext:value-type="float">
            <text:p>0</text:p>
          </table:table-cell>
          <table:table-cell office:value-type="float" office:value="0.3797472" calcext:value-type="float">
            <text:p>0.3797472</text:p>
          </table:table-cell>
          <table:table-cell office:value-type="float" office:value="0.5879468" calcext:value-type="float">
            <text:p>0.5879468</text:p>
          </table:table-cell>
          <table:table-cell office:value-type="float" office:value="0.05173432" calcext:value-type="float">
            <text:p>0.05173432</text:p>
          </table:table-cell>
          <table:table-cell office:value-type="float" office:value="0.05142668" calcext:value-type="float">
            <text:p>0.051426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.84734" calcext:value-type="float">
            <text:p>32.84734</text:p>
          </table:table-cell>
          <table:table-cell office:value-type="float" office:value="37.76156" calcext:value-type="float">
            <text:p>37.76156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2032002" calcext:value-type="float">
            <text:p>12032002</text:p>
          </table:table-cell>
          <table:table-cell office:value-type="float" office:value="1.769542" calcext:value-type="float">
            <text:p>1.769542</text:p>
          </table:table-cell>
          <table:table-cell office:value-type="float" office:value="128.4329" calcext:value-type="float">
            <text:p>128.43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70232" calcext:value-type="float">
            <text:p>20.70232</text:p>
          </table:table-cell>
          <table:table-cell office:value-type="float" office:value="0.0000634631" calcext:value-type="float">
            <text:p>6.34631E-05</text:p>
          </table:table-cell>
          <table:table-cell office:value-type="float" office:value="0.0004863991" calcext:value-type="float">
            <text:p>0.0004863991</text:p>
          </table:table-cell>
          <table:table-cell office:value-type="float" office:value="0.001754236" calcext:value-type="float">
            <text:p>0.001754236</text:p>
          </table:table-cell>
          <table:table-cell office:value-type="float" office:value="1676.817" calcext:value-type="float">
            <text:p>1676.817</text:p>
          </table:table-cell>
          <table:table-cell office:value-type="float" office:value="0.84562" calcext:value-type="float">
            <text:p>0.84562</text:p>
          </table:table-cell>
          <table:table-cell office:value-type="float" office:value="0" calcext:value-type="float">
            <text:p>0</text:p>
          </table:table-cell>
          <table:table-cell office:value-type="float" office:value="0.367812" calcext:value-type="float">
            <text:p>0.367812</text:p>
          </table:table-cell>
          <table:table-cell office:value-type="float" office:value="0.5808786" calcext:value-type="float">
            <text:p>0.5808786</text:p>
          </table:table-cell>
          <table:table-cell office:value-type="float" office:value="0.05164467" calcext:value-type="float">
            <text:p>0.05164467</text:p>
          </table:table-cell>
          <table:table-cell office:value-type="float" office:value="0.05134041" calcext:value-type="float">
            <text:p>0.051340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.84008" calcext:value-type="float">
            <text:p>32.84008</text:p>
          </table:table-cell>
          <table:table-cell office:value-type="float" office:value="37.74874" calcext:value-type="float">
            <text:p>37.74874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3032002" calcext:value-type="float">
            <text:p>13032002</text:p>
          </table:table-cell>
          <table:table-cell office:value-type="float" office:value="1.769086" calcext:value-type="float">
            <text:p>1.769086</text:p>
          </table:table-cell>
          <table:table-cell office:value-type="float" office:value="128.4326" calcext:value-type="float">
            <text:p>128.43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68172" calcext:value-type="float">
            <text:p>20.68172</text:p>
          </table:table-cell>
          <table:table-cell office:value-type="float" office:value="0.0000634631" calcext:value-type="float">
            <text:p>6.34631E-05</text:p>
          </table:table-cell>
          <table:table-cell office:value-type="float" office:value="0.0004981707" calcext:value-type="float">
            <text:p>0.0004981707</text:p>
          </table:table-cell>
          <table:table-cell office:value-type="float" office:value="0.002105641" calcext:value-type="float">
            <text:p>0.002105641</text:p>
          </table:table-cell>
          <table:table-cell office:value-type="float" office:value="1676.838" calcext:value-type="float">
            <text:p>1676.838</text:p>
          </table:table-cell>
          <table:table-cell office:value-type="float" office:value="0.8466929" calcext:value-type="float">
            <text:p>0.8466929</text:p>
          </table:table-cell>
          <table:table-cell office:value-type="float" office:value="0" calcext:value-type="float">
            <text:p>0</text:p>
          </table:table-cell>
          <table:table-cell office:value-type="float" office:value="0.3398532" calcext:value-type="float">
            <text:p>0.3398532</text:p>
          </table:table-cell>
          <table:table-cell office:value-type="float" office:value="0.5691168" calcext:value-type="float">
            <text:p>0.5691168</text:p>
          </table:table-cell>
          <table:table-cell office:value-type="float" office:value="0.05156044" calcext:value-type="float">
            <text:p>0.05156044</text:p>
          </table:table-cell>
          <table:table-cell office:value-type="float" office:value="0.05125448" calcext:value-type="float">
            <text:p>0.051254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.82995" calcext:value-type="float">
            <text:p>32.82995</text:p>
          </table:table-cell>
          <table:table-cell office:value-type="float" office:value="37.73444" calcext:value-type="float">
            <text:p>37.73444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4032002" calcext:value-type="float">
            <text:p>14032002</text:p>
          </table:table-cell>
          <table:table-cell office:value-type="float" office:value="1.768602" calcext:value-type="float">
            <text:p>1.768602</text:p>
          </table:table-cell>
          <table:table-cell office:value-type="float" office:value="128.4323" calcext:value-type="float">
            <text:p>128.43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66098" calcext:value-type="float">
            <text:p>20.66098</text:p>
          </table:table-cell>
          <table:table-cell office:value-type="float" office:value="0.0000634631" calcext:value-type="float">
            <text:p>6.34631E-05</text:p>
          </table:table-cell>
          <table:table-cell office:value-type="float" office:value="0.0005096106" calcext:value-type="float">
            <text:p>0.0005096106</text:p>
          </table:table-cell>
          <table:table-cell office:value-type="float" office:value="0.002439032" calcext:value-type="float">
            <text:p>0.002439032</text:p>
          </table:table-cell>
          <table:table-cell office:value-type="float" office:value="1676.859" calcext:value-type="float">
            <text:p>1676.859</text:p>
          </table:table-cell>
          <table:table-cell office:value-type="float" office:value="0.8486659" calcext:value-type="float">
            <text:p>0.8486659</text:p>
          </table:table-cell>
          <table:table-cell office:value-type="float" office:value="0" calcext:value-type="float">
            <text:p>0</text:p>
          </table:table-cell>
          <table:table-cell office:value-type="float" office:value="0.3403703" calcext:value-type="float">
            <text:p>0.3403703</text:p>
          </table:table-cell>
          <table:table-cell office:value-type="float" office:value="0.5694554" calcext:value-type="float">
            <text:p>0.5694554</text:p>
          </table:table-cell>
          <table:table-cell office:value-type="float" office:value="0.05149334" calcext:value-type="float">
            <text:p>0.05149334</text:p>
          </table:table-cell>
          <table:table-cell office:value-type="float" office:value="0.05116858" calcext:value-type="float">
            <text:p>0.051168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.81562" calcext:value-type="float">
            <text:p>32.81562</text:p>
          </table:table-cell>
          <table:table-cell office:value-type="float" office:value="37.71776" calcext:value-type="float">
            <text:p>37.71776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5032002" calcext:value-type="float">
            <text:p>15032002</text:p>
          </table:table-cell>
          <table:table-cell office:value-type="float" office:value="1.768101" calcext:value-type="float">
            <text:p>1.768101</text:p>
          </table:table-cell>
          <table:table-cell office:value-type="float" office:value="128.432" calcext:value-type="float">
            <text:p>128.4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6403" calcext:value-type="float">
            <text:p>20.6403</text:p>
          </table:table-cell>
          <table:table-cell office:value-type="float" office:value="0.0000634631" calcext:value-type="float">
            <text:p>6.34631E-05</text:p>
          </table:table-cell>
          <table:table-cell office:value-type="float" office:value="0.0005194384" calcext:value-type="float">
            <text:p>0.0005194384</text:p>
          </table:table-cell>
          <table:table-cell office:value-type="float" office:value="0.00268018" calcext:value-type="float">
            <text:p>0.00268018</text:p>
          </table:table-cell>
          <table:table-cell office:value-type="float" office:value="1676.879" calcext:value-type="float">
            <text:p>1676.879</text:p>
          </table:table-cell>
          <table:table-cell office:value-type="float" office:value="0.8506166" calcext:value-type="float">
            <text:p>0.8506166</text:p>
          </table:table-cell>
          <table:table-cell office:value-type="float" office:value="0" calcext:value-type="float">
            <text:p>0</text:p>
          </table:table-cell>
          <table:table-cell office:value-type="float" office:value="0.3850941" calcext:value-type="float">
            <text:p>0.3850941</text:p>
          </table:table-cell>
          <table:table-cell office:value-type="float" office:value="0.5880288" calcext:value-type="float">
            <text:p>0.5880288</text:p>
          </table:table-cell>
          <table:table-cell office:value-type="float" office:value="0.05142931" calcext:value-type="float">
            <text:p>0.05142931</text:p>
          </table:table-cell>
          <table:table-cell office:value-type="float" office:value="0.05108291" calcext:value-type="float">
            <text:p>0.051082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.80408" calcext:value-type="float">
            <text:p>32.80408</text:p>
          </table:table-cell>
          <table:table-cell office:value-type="float" office:value="37.70154" calcext:value-type="float">
            <text:p>37.7015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6032002" calcext:value-type="float">
            <text:p>16032002</text:p>
          </table:table-cell>
          <table:table-cell office:value-type="float" office:value="1.767651" calcext:value-type="float">
            <text:p>1.767651</text:p>
          </table:table-cell>
          <table:table-cell office:value-type="float" office:value="128.4317" calcext:value-type="float">
            <text:p>128.43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61989" calcext:value-type="float">
            <text:p>20.61989</text:p>
          </table:table-cell>
          <table:table-cell office:value-type="float" office:value="0.0000634631" calcext:value-type="float">
            <text:p>6.34631E-05</text:p>
          </table:table-cell>
          <table:table-cell office:value-type="float" office:value="0.0005291713" calcext:value-type="float">
            <text:p>0.0005291713</text:p>
          </table:table-cell>
          <table:table-cell office:value-type="float" office:value="0.00292035" calcext:value-type="float">
            <text:p>0.00292035</text:p>
          </table:table-cell>
          <table:table-cell office:value-type="float" office:value="1676.898" calcext:value-type="float">
            <text:p>1676.898</text:p>
          </table:table-cell>
          <table:table-cell office:value-type="float" office:value="0.851501" calcext:value-type="float">
            <text:p>0.851501</text:p>
          </table:table-cell>
          <table:table-cell office:value-type="float" office:value="0" calcext:value-type="float">
            <text:p>0</text:p>
          </table:table-cell>
          <table:table-cell office:value-type="float" office:value="0.3855197" calcext:value-type="float">
            <text:p>0.3855197</text:p>
          </table:table-cell>
          <table:table-cell office:value-type="float" office:value="0.589616" calcext:value-type="float">
            <text:p>0.589616</text:p>
          </table:table-cell>
          <table:table-cell office:value-type="float" office:value="0.05132526" calcext:value-type="float">
            <text:p>0.05132526</text:p>
          </table:table-cell>
          <table:table-cell office:value-type="float" office:value="0.05099722" calcext:value-type="float">
            <text:p>0.050997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.79819" calcext:value-type="float">
            <text:p>32.79819</text:p>
          </table:table-cell>
          <table:table-cell office:value-type="float" office:value="37.68809" calcext:value-type="float">
            <text:p>37.68809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7032002" calcext:value-type="float">
            <text:p>17032002</text:p>
          </table:table-cell>
          <table:table-cell office:value-type="float" office:value="1.767218" calcext:value-type="float">
            <text:p>1.767218</text:p>
          </table:table-cell>
          <table:table-cell office:value-type="float" office:value="128.4314" calcext:value-type="float">
            <text:p>128.43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59963" calcext:value-type="float">
            <text:p>20.59963</text:p>
          </table:table-cell>
          <table:table-cell office:value-type="float" office:value="0.0000634631" calcext:value-type="float">
            <text:p>6.34631E-05</text:p>
          </table:table-cell>
          <table:table-cell office:value-type="float" office:value="0.000538099" calcext:value-type="float">
            <text:p>0.000538099</text:p>
          </table:table-cell>
          <table:table-cell office:value-type="float" office:value="0.003114189" calcext:value-type="float">
            <text:p>0.003114189</text:p>
          </table:table-cell>
          <table:table-cell office:value-type="float" office:value="1676.917" calcext:value-type="float">
            <text:p>1676.917</text:p>
          </table:table-cell>
          <table:table-cell office:value-type="float" office:value="0.8522106" calcext:value-type="float">
            <text:p>0.8522106</text:p>
          </table:table-cell>
          <table:table-cell office:value-type="float" office:value="0" calcext:value-type="float">
            <text:p>0</text:p>
          </table:table-cell>
          <table:table-cell office:value-type="float" office:value="0.3647401" calcext:value-type="float">
            <text:p>0.3647401</text:p>
          </table:table-cell>
          <table:table-cell office:value-type="float" office:value="0.5793039" calcext:value-type="float">
            <text:p>0.5793039</text:p>
          </table:table-cell>
          <table:table-cell office:value-type="float" office:value="0.0512247" calcext:value-type="float">
            <text:p>0.0512247</text:p>
          </table:table-cell>
          <table:table-cell office:value-type="float" office:value="0.05091187" calcext:value-type="float">
            <text:p>0.050911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.79086" calcext:value-type="float">
            <text:p>32.79086</text:p>
          </table:table-cell>
          <table:table-cell office:value-type="float" office:value="37.67495" calcext:value-type="float">
            <text:p>37.6749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8032002" calcext:value-type="float">
            <text:p>18032002</text:p>
          </table:table-cell>
          <table:table-cell office:value-type="float" office:value="1.766768" calcext:value-type="float">
            <text:p>1.766768</text:p>
          </table:table-cell>
          <table:table-cell office:value-type="float" office:value="128.431" calcext:value-type="float">
            <text:p>128.4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57942" calcext:value-type="float">
            <text:p>20.57942</text:p>
          </table:table-cell>
          <table:table-cell office:value-type="float" office:value="0.0000634631" calcext:value-type="float">
            <text:p>6.34631E-05</text:p>
          </table:table-cell>
          <table:table-cell office:value-type="float" office:value="0.0005467516" calcext:value-type="float">
            <text:p>0.0005467516</text:p>
          </table:table-cell>
          <table:table-cell office:value-type="float" office:value="0.003296238" calcext:value-type="float">
            <text:p>0.003296238</text:p>
          </table:table-cell>
          <table:table-cell office:value-type="float" office:value="1676.935" calcext:value-type="float">
            <text:p>1676.935</text:p>
          </table:table-cell>
          <table:table-cell office:value-type="float" office:value="0.8530383" calcext:value-type="float">
            <text:p>0.8530383</text:p>
          </table:table-cell>
          <table:table-cell office:value-type="float" office:value="0" calcext:value-type="float">
            <text:p>0</text:p>
          </table:table-cell>
          <table:table-cell office:value-type="float" office:value="0.3836175" calcext:value-type="float">
            <text:p>0.3836175</text:p>
          </table:table-cell>
          <table:table-cell office:value-type="float" office:value="0.5869825" calcext:value-type="float">
            <text:p>0.5869825</text:p>
          </table:table-cell>
          <table:table-cell office:value-type="float" office:value="0.0511413" calcext:value-type="float">
            <text:p>0.0511413</text:p>
          </table:table-cell>
          <table:table-cell office:value-type="float" office:value="0.05082656" calcext:value-type="float">
            <text:p>0.05082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.78294" calcext:value-type="float">
            <text:p>32.78294</text:p>
          </table:table-cell>
          <table:table-cell office:value-type="float" office:value="37.66111" calcext:value-type="float">
            <text:p>37.6611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9032002" calcext:value-type="float">
            <text:p>19032002</text:p>
          </table:table-cell>
          <table:table-cell office:value-type="float" office:value="1.766285" calcext:value-type="float">
            <text:p>1.766285</text:p>
          </table:table-cell>
          <table:table-cell office:value-type="float" office:value="128.4307" calcext:value-type="float">
            <text:p>128.43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55931" calcext:value-type="float">
            <text:p>20.55931</text:p>
          </table:table-cell>
          <table:table-cell office:value-type="float" office:value="0.0000634631" calcext:value-type="float">
            <text:p>6.34631E-05</text:p>
          </table:table-cell>
          <table:table-cell office:value-type="float" office:value="0.0005550289" calcext:value-type="float">
            <text:p>0.0005550289</text:p>
          </table:table-cell>
          <table:table-cell office:value-type="float" office:value="0.003456748" calcext:value-type="float">
            <text:p>0.003456748</text:p>
          </table:table-cell>
          <table:table-cell office:value-type="float" office:value="1676.954" calcext:value-type="float">
            <text:p>1676.954</text:p>
          </table:table-cell>
          <table:table-cell office:value-type="float" office:value="0.8540732" calcext:value-type="float">
            <text:p>0.8540732</text:p>
          </table:table-cell>
          <table:table-cell office:value-type="float" office:value="0" calcext:value-type="float">
            <text:p>0</text:p>
          </table:table-cell>
          <table:table-cell office:value-type="float" office:value="0.3542397" calcext:value-type="float">
            <text:p>0.3542397</text:p>
          </table:table-cell>
          <table:table-cell office:value-type="float" office:value="0.5722923" calcext:value-type="float">
            <text:p>0.5722923</text:p>
          </table:table-cell>
          <table:table-cell office:value-type="float" office:value="0.05105444" calcext:value-type="float">
            <text:p>0.05105444</text:p>
          </table:table-cell>
          <table:table-cell office:value-type="float" office:value="0.05074141" calcext:value-type="float">
            <text:p>0.050741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.77445" calcext:value-type="float">
            <text:p>32.77445</text:p>
          </table:table-cell>
          <table:table-cell office:value-type="float" office:value="37.64737" calcext:value-type="float">
            <text:p>37.64737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0032002" calcext:value-type="float">
            <text:p>20032002</text:p>
          </table:table-cell>
          <table:table-cell office:value-type="float" office:value="1.765744" calcext:value-type="float">
            <text:p>1.765744</text:p>
          </table:table-cell>
          <table:table-cell office:value-type="float" office:value="128.4305" calcext:value-type="float">
            <text:p>128.43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53902" calcext:value-type="float">
            <text:p>20.53902</text:p>
          </table:table-cell>
          <table:table-cell office:value-type="float" office:value="0.0000634631" calcext:value-type="float">
            <text:p>6.34631E-05</text:p>
          </table:table-cell>
          <table:table-cell office:value-type="float" office:value="0.0005632927" calcext:value-type="float">
            <text:p>0.0005632927</text:p>
          </table:table-cell>
          <table:table-cell office:value-type="float" office:value="0.003610101" calcext:value-type="float">
            <text:p>0.003610101</text:p>
          </table:table-cell>
          <table:table-cell office:value-type="float" office:value="1676.972" calcext:value-type="float">
            <text:p>1676.972</text:p>
          </table:table-cell>
          <table:table-cell office:value-type="float" office:value="0.856489" calcext:value-type="float">
            <text:p>0.856489</text:p>
          </table:table-cell>
          <table:table-cell office:value-type="float" office:value="0" calcext:value-type="float">
            <text:p>0</text:p>
          </table:table-cell>
          <table:table-cell office:value-type="float" office:value="0.2658114" calcext:value-type="float">
            <text:p>0.2658114</text:p>
          </table:table-cell>
          <table:table-cell office:value-type="float" office:value="0.5281994" calcext:value-type="float">
            <text:p>0.5281994</text:p>
          </table:table-cell>
          <table:table-cell office:value-type="float" office:value="0.05089697" calcext:value-type="float">
            <text:p>0.05089697</text:p>
          </table:table-cell>
          <table:table-cell office:value-type="float" office:value="0.05065632" calcext:value-type="float">
            <text:p>0.050656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.76094" calcext:value-type="float">
            <text:p>32.76094</text:p>
          </table:table-cell>
          <table:table-cell office:value-type="float" office:value="37.63177" calcext:value-type="float">
            <text:p>37.6317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1032002" calcext:value-type="float">
            <text:p>21032002</text:p>
          </table:table-cell>
          <table:table-cell office:value-type="float" office:value="1.76523" calcext:value-type="float">
            <text:p>1.76523</text:p>
          </table:table-cell>
          <table:table-cell office:value-type="float" office:value="128.4303" calcext:value-type="float">
            <text:p>128.43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51832" calcext:value-type="float">
            <text:p>20.51832</text:p>
          </table:table-cell>
          <table:table-cell office:value-type="float" office:value="0.0000634631" calcext:value-type="float">
            <text:p>6.34631E-05</text:p>
          </table:table-cell>
          <table:table-cell office:value-type="float" office:value="0.0005741045" calcext:value-type="float">
            <text:p>0.0005741045</text:p>
          </table:table-cell>
          <table:table-cell office:value-type="float" office:value="0.003878311" calcext:value-type="float">
            <text:p>0.003878311</text:p>
          </table:table-cell>
          <table:table-cell office:value-type="float" office:value="1676.991" calcext:value-type="float">
            <text:p>1676.991</text:p>
          </table:table-cell>
          <table:table-cell office:value-type="float" office:value="0.8589784" calcext:value-type="float">
            <text:p>0.8589784</text:p>
          </table:table-cell>
          <table:table-cell office:value-type="float" office:value="0" calcext:value-type="float">
            <text:p>0</text:p>
          </table:table-cell>
          <table:table-cell office:value-type="float" office:value="0.3351725" calcext:value-type="float">
            <text:p>0.3351725</text:p>
          </table:table-cell>
          <table:table-cell office:value-type="float" office:value="0.5619836" calcext:value-type="float">
            <text:p>0.5619836</text:p>
          </table:table-cell>
          <table:table-cell office:value-type="float" office:value="0.05088763" calcext:value-type="float">
            <text:p>0.05088763</text:p>
          </table:table-cell>
          <table:table-cell office:value-type="float" office:value="0.0505714" calcext:value-type="float">
            <text:p>0.05057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.74157" calcext:value-type="float">
            <text:p>32.74157</text:p>
          </table:table-cell>
          <table:table-cell office:value-type="float" office:value="37.61476" calcext:value-type="float">
            <text:p>37.61476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2032002" calcext:value-type="float">
            <text:p>22032002</text:p>
          </table:table-cell>
          <table:table-cell office:value-type="float" office:value="1.764757" calcext:value-type="float">
            <text:p>1.764757</text:p>
          </table:table-cell>
          <table:table-cell office:value-type="float" office:value="128.43" calcext:value-type="float">
            <text:p>128.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49809" calcext:value-type="float">
            <text:p>20.49809</text:p>
          </table:table-cell>
          <table:table-cell office:value-type="float" office:value="0.0000634631" calcext:value-type="float">
            <text:p>6.34631E-05</text:p>
          </table:table-cell>
          <table:table-cell office:value-type="float" office:value="0.0005867545" calcext:value-type="float">
            <text:p>0.0005867545</text:p>
          </table:table-cell>
          <table:table-cell office:value-type="float" office:value="0.004232078" calcext:value-type="float">
            <text:p>0.004232078</text:p>
          </table:table-cell>
          <table:table-cell office:value-type="float" office:value="1677.009" calcext:value-type="float">
            <text:p>1677.009</text:p>
          </table:table-cell>
          <table:table-cell office:value-type="float" office:value="0.860005" calcext:value-type="float">
            <text:p>0.860005</text:p>
          </table:table-cell>
          <table:table-cell office:value-type="float" office:value="0" calcext:value-type="float">
            <text:p>0</text:p>
          </table:table-cell>
          <table:table-cell office:value-type="float" office:value="0.4032587" calcext:value-type="float">
            <text:p>0.4032587</text:p>
          </table:table-cell>
          <table:table-cell office:value-type="float" office:value="0.5979208" calcext:value-type="float">
            <text:p>0.5979208</text:p>
          </table:table-cell>
          <table:table-cell office:value-type="float" office:value="0.05081727" calcext:value-type="float">
            <text:p>0.05081727</text:p>
          </table:table-cell>
          <table:table-cell office:value-type="float" office:value="0.0504868" calcext:value-type="float">
            <text:p>0.05048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.73464" calcext:value-type="float">
            <text:p>32.73464</text:p>
          </table:table-cell>
          <table:table-cell office:value-type="float" office:value="37.60103" calcext:value-type="float">
            <text:p>37.60103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3032002" calcext:value-type="float">
            <text:p>23032002</text:p>
          </table:table-cell>
          <table:table-cell office:value-type="float" office:value="1.76433" calcext:value-type="float">
            <text:p>1.76433</text:p>
          </table:table-cell>
          <table:table-cell office:value-type="float" office:value="128.4297" calcext:value-type="float">
            <text:p>128.42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47828" calcext:value-type="float">
            <text:p>20.47828</text:p>
          </table:table-cell>
          <table:table-cell office:value-type="float" office:value="0.0000634631" calcext:value-type="float">
            <text:p>6.34631E-05</text:p>
          </table:table-cell>
          <table:table-cell office:value-type="float" office:value="0.0005981603" calcext:value-type="float">
            <text:p>0.0005981603</text:p>
          </table:table-cell>
          <table:table-cell office:value-type="float" office:value="0.004524732" calcext:value-type="float">
            <text:p>0.004524732</text:p>
          </table:table-cell>
          <table:table-cell office:value-type="float" office:value="1677.028" calcext:value-type="float">
            <text:p>1677.028</text:p>
          </table:table-cell>
          <table:table-cell office:value-type="float" office:value="0.8603346" calcext:value-type="float">
            <text:p>0.8603346</text:p>
          </table:table-cell>
          <table:table-cell office:value-type="float" office:value="0" calcext:value-type="float">
            <text:p>0</text:p>
          </table:table-cell>
          <table:table-cell office:value-type="float" office:value="0.3781742" calcext:value-type="float">
            <text:p>0.3781742</text:p>
          </table:table-cell>
          <table:table-cell office:value-type="float" office:value="0.5876044" calcext:value-type="float">
            <text:p>0.5876044</text:p>
          </table:table-cell>
          <table:table-cell office:value-type="float" office:value="0.05070847" calcext:value-type="float">
            <text:p>0.05070847</text:p>
          </table:table-cell>
          <table:table-cell office:value-type="float" office:value="0.05040221" calcext:value-type="float">
            <text:p>0.050402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.72967" calcext:value-type="float">
            <text:p>32.72967</text:p>
          </table:table-cell>
          <table:table-cell office:value-type="float" office:value="37.59004" calcext:value-type="float">
            <text:p>37.59004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4032002" calcext:value-type="float">
            <text:p>24032002</text:p>
          </table:table-cell>
          <table:table-cell office:value-type="float" office:value="1.763886" calcext:value-type="float">
            <text:p>1.763886</text:p>
          </table:table-cell>
          <table:table-cell office:value-type="float" office:value="128.4294" calcext:value-type="float">
            <text:p>128.42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45858" calcext:value-type="float">
            <text:p>20.45858</text:p>
          </table:table-cell>
          <table:table-cell office:value-type="float" office:value="0.0000634631" calcext:value-type="float">
            <text:p>6.34631E-05</text:p>
          </table:table-cell>
          <table:table-cell office:value-type="float" office:value="0.0006080511" calcext:value-type="float">
            <text:p>0.0006080511</text:p>
          </table:table-cell>
          <table:table-cell office:value-type="float" office:value="0.004739273" calcext:value-type="float">
            <text:p>0.004739273</text:p>
          </table:table-cell>
          <table:table-cell office:value-type="float" office:value="1677.046" calcext:value-type="float">
            <text:p>1677.046</text:p>
          </table:table-cell>
          <table:table-cell office:value-type="float" office:value="0.8608398" calcext:value-type="float">
            <text:p>0.8608398</text:p>
          </table:table-cell>
          <table:table-cell office:value-type="float" office:value="0" calcext:value-type="float">
            <text:p>0</text:p>
          </table:table-cell>
          <table:table-cell office:value-type="float" office:value="0.3781623" calcext:value-type="float">
            <text:p>0.3781623</text:p>
          </table:table-cell>
          <table:table-cell office:value-type="float" office:value="0.5819829" calcext:value-type="float">
            <text:p>0.5819829</text:p>
          </table:table-cell>
          <table:table-cell office:value-type="float" office:value="0.05061968" calcext:value-type="float">
            <text:p>0.05061968</text:p>
          </table:table-cell>
          <table:table-cell office:value-type="float" office:value="0.05031765" calcext:value-type="float">
            <text:p>0.050317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.7226" calcext:value-type="float">
            <text:p>32.7226</text:p>
          </table:table-cell>
          <table:table-cell office:value-type="float" office:value="37.57746" calcext:value-type="float">
            <text:p>37.57746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5032002" calcext:value-type="float">
            <text:p>25032002</text:p>
          </table:table-cell>
          <table:table-cell office:value-type="float" office:value="1.763471" calcext:value-type="float">
            <text:p>1.763471</text:p>
          </table:table-cell>
          <table:table-cell office:value-type="float" office:value="128.4291" calcext:value-type="float">
            <text:p>128.42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43905" calcext:value-type="float">
            <text:p>20.43905</text:p>
          </table:table-cell>
          <table:table-cell office:value-type="float" office:value="0.0000634631" calcext:value-type="float">
            <text:p>6.34631E-05</text:p>
          </table:table-cell>
          <table:table-cell office:value-type="float" office:value="0.0006162702" calcext:value-type="float">
            <text:p>0.0006162702</text:p>
          </table:table-cell>
          <table:table-cell office:value-type="float" office:value="0.004868039" calcext:value-type="float">
            <text:p>0.004868039</text:p>
          </table:table-cell>
          <table:table-cell office:value-type="float" office:value="1677.064" calcext:value-type="float">
            <text:p>1677.064</text:p>
          </table:table-cell>
          <table:table-cell office:value-type="float" office:value="0.861079" calcext:value-type="float">
            <text:p>0.861079</text:p>
          </table:table-cell>
          <table:table-cell office:value-type="float" office:value="0" calcext:value-type="float">
            <text:p>0</text:p>
          </table:table-cell>
          <table:table-cell office:value-type="float" office:value="0.3826939" calcext:value-type="float">
            <text:p>0.3826939</text:p>
          </table:table-cell>
          <table:table-cell office:value-type="float" office:value="0.5849666" calcext:value-type="float">
            <text:p>0.5849666</text:p>
          </table:table-cell>
          <table:table-cell office:value-type="float" office:value="0.05052835" calcext:value-type="float">
            <text:p>0.05052835</text:p>
          </table:table-cell>
          <table:table-cell office:value-type="float" office:value="0.05023325" calcext:value-type="float">
            <text:p>0.050233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.71648" calcext:value-type="float">
            <text:p>32.71648</text:p>
          </table:table-cell>
          <table:table-cell office:value-type="float" office:value="37.56537" calcext:value-type="float">
            <text:p>37.56537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6032002" calcext:value-type="float">
            <text:p>26032002</text:p>
          </table:table-cell>
          <table:table-cell office:value-type="float" office:value="1.763076" calcext:value-type="float">
            <text:p>1.763076</text:p>
          </table:table-cell>
          <table:table-cell office:value-type="float" office:value="128.4288" calcext:value-type="float">
            <text:p>128.42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41969" calcext:value-type="float">
            <text:p>20.41969</text:p>
          </table:table-cell>
          <table:table-cell office:value-type="float" office:value="0.0000634631" calcext:value-type="float">
            <text:p>6.34631E-05</text:p>
          </table:table-cell>
          <table:table-cell office:value-type="float" office:value="0.0006240911" calcext:value-type="float">
            <text:p>0.0006240911</text:p>
          </table:table-cell>
          <table:table-cell office:value-type="float" office:value="0.004975444" calcext:value-type="float">
            <text:p>0.004975444</text:p>
          </table:table-cell>
          <table:table-cell office:value-type="float" office:value="1677.082" calcext:value-type="float">
            <text:p>1677.082</text:p>
          </table:table-cell>
          <table:table-cell office:value-type="float" office:value="0.8611548" calcext:value-type="float">
            <text:p>0.8611548</text:p>
          </table:table-cell>
          <table:table-cell office:value-type="float" office:value="0" calcext:value-type="float">
            <text:p>0</text:p>
          </table:table-cell>
          <table:table-cell office:value-type="float" office:value="0.3730735" calcext:value-type="float">
            <text:p>0.3730735</text:p>
          </table:table-cell>
          <table:table-cell office:value-type="float" office:value="0.5799945" calcext:value-type="float">
            <text:p>0.5799945</text:p>
          </table:table-cell>
          <table:table-cell office:value-type="float" office:value="0.05043455" calcext:value-type="float">
            <text:p>0.05043455</text:p>
          </table:table-cell>
          <table:table-cell office:value-type="float" office:value="0.050149" calcext:value-type="float">
            <text:p>0.0501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.71013" calcext:value-type="float">
            <text:p>32.71013</text:p>
          </table:table-cell>
          <table:table-cell office:value-type="float" office:value="37.55366" calcext:value-type="float">
            <text:p>37.55366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7032002" calcext:value-type="float">
            <text:p>27032002</text:p>
          </table:table-cell>
          <table:table-cell office:value-type="float" office:value="1.76264" calcext:value-type="float">
            <text:p>1.76264</text:p>
          </table:table-cell>
          <table:table-cell office:value-type="float" office:value="128.4285" calcext:value-type="float">
            <text:p>128.42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40033" calcext:value-type="float">
            <text:p>20.40033</text:p>
          </table:table-cell>
          <table:table-cell office:value-type="float" office:value="0.0000634631" calcext:value-type="float">
            <text:p>6.34631E-05</text:p>
          </table:table-cell>
          <table:table-cell office:value-type="float" office:value="0.0006317944" calcext:value-type="float">
            <text:p>0.0006317944</text:p>
          </table:table-cell>
          <table:table-cell office:value-type="float" office:value="0.005073942" calcext:value-type="float">
            <text:p>0.005073942</text:p>
          </table:table-cell>
          <table:table-cell office:value-type="float" office:value="1677.1" calcext:value-type="float">
            <text:p>1677.1</text:p>
          </table:table-cell>
          <table:table-cell office:value-type="float" office:value="0.8616138" calcext:value-type="float">
            <text:p>0.8616138</text:p>
          </table:table-cell>
          <table:table-cell office:value-type="float" office:value="0" calcext:value-type="float">
            <text:p>0</text:p>
          </table:table-cell>
          <table:table-cell office:value-type="float" office:value="0.3587958" calcext:value-type="float">
            <text:p>0.3587958</text:p>
          </table:table-cell>
          <table:table-cell office:value-type="float" office:value="0.5680743" calcext:value-type="float">
            <text:p>0.5680743</text:p>
          </table:table-cell>
          <table:table-cell office:value-type="float" office:value="0.05035538" calcext:value-type="float">
            <text:p>0.05035538</text:p>
          </table:table-cell>
          <table:table-cell office:value-type="float" office:value="0.05006497" calcext:value-type="float">
            <text:p>0.050064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.70137" calcext:value-type="float">
            <text:p>32.70137</text:p>
          </table:table-cell>
          <table:table-cell office:value-type="float" office:value="37.54028" calcext:value-type="float">
            <text:p>37.54028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8032002" calcext:value-type="float">
            <text:p>28032002</text:p>
          </table:table-cell>
          <table:table-cell office:value-type="float" office:value="1.762156" calcext:value-type="float">
            <text:p>1.762156</text:p>
          </table:table-cell>
          <table:table-cell office:value-type="float" office:value="128.4283" calcext:value-type="float">
            <text:p>128.42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38087" calcext:value-type="float">
            <text:p>20.38087</text:p>
          </table:table-cell>
          <table:table-cell office:value-type="float" office:value="0.0000634631" calcext:value-type="float">
            <text:p>6.34631E-05</text:p>
          </table:table-cell>
          <table:table-cell office:value-type="float" office:value="0.0006394321" calcext:value-type="float">
            <text:p>0.0006394321</text:p>
          </table:table-cell>
          <table:table-cell office:value-type="float" office:value="0.005165983" calcext:value-type="float">
            <text:p>0.005165983</text:p>
          </table:table-cell>
          <table:table-cell office:value-type="float" office:value="1677.118" calcext:value-type="float">
            <text:p>1677.118</text:p>
          </table:table-cell>
          <table:table-cell office:value-type="float" office:value="0.8626106" calcext:value-type="float">
            <text:p>0.8626106</text:p>
          </table:table-cell>
          <table:table-cell office:value-type="float" office:value="0" calcext:value-type="float">
            <text:p>0</text:p>
          </table:table-cell>
          <table:table-cell office:value-type="float" office:value="0.3520288" calcext:value-type="float">
            <text:p>0.3520288</text:p>
          </table:table-cell>
          <table:table-cell office:value-type="float" office:value="0.5677133" calcext:value-type="float">
            <text:p>0.5677133</text:p>
          </table:table-cell>
          <table:table-cell office:value-type="float" office:value="0.05028404" calcext:value-type="float">
            <text:p>0.05028404</text:p>
          </table:table-cell>
          <table:table-cell office:value-type="float" office:value="0.04998099" calcext:value-type="float">
            <text:p>0.049980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.69158" calcext:value-type="float">
            <text:p>32.69158</text:p>
          </table:table-cell>
          <table:table-cell office:value-type="float" office:value="37.52565" calcext:value-type="float">
            <text:p>37.52565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9032002" calcext:value-type="float">
            <text:p>29032002</text:p>
          </table:table-cell>
          <table:table-cell office:value-type="float" office:value="1.761612" calcext:value-type="float">
            <text:p>1.761612</text:p>
          </table:table-cell>
          <table:table-cell office:value-type="float" office:value="128.4281" calcext:value-type="float">
            <text:p>128.42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36135" calcext:value-type="float">
            <text:p>20.36135</text:p>
          </table:table-cell>
          <table:table-cell office:value-type="float" office:value="0.0000634631" calcext:value-type="float">
            <text:p>6.34631E-05</text:p>
          </table:table-cell>
          <table:table-cell office:value-type="float" office:value="0.0006470018" calcext:value-type="float">
            <text:p>0.0006470018</text:p>
          </table:table-cell>
          <table:table-cell office:value-type="float" office:value="0.005251788" calcext:value-type="float">
            <text:p>0.005251788</text:p>
          </table:table-cell>
          <table:table-cell office:value-type="float" office:value="1677.136" calcext:value-type="float">
            <text:p>1677.136</text:p>
          </table:table-cell>
          <table:table-cell office:value-type="float" office:value="0.8643166" calcext:value-type="float">
            <text:p>0.8643166</text:p>
          </table:table-cell>
          <table:table-cell office:value-type="float" office:value="0" calcext:value-type="float">
            <text:p>0</text:p>
          </table:table-cell>
          <table:table-cell office:value-type="float" office:value="0.3414344" calcext:value-type="float">
            <text:p>0.3414344</text:p>
          </table:table-cell>
          <table:table-cell office:value-type="float" office:value="0.5720975" calcext:value-type="float">
            <text:p>0.5720975</text:p>
          </table:table-cell>
          <table:table-cell office:value-type="float" office:value="0.05021795" calcext:value-type="float">
            <text:p>0.05021795</text:p>
          </table:table-cell>
          <table:table-cell office:value-type="float" office:value="0.0498971" calcext:value-type="float">
            <text:p>0.04989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.68065" calcext:value-type="float">
            <text:p>32.68065</text:p>
          </table:table-cell>
          <table:table-cell office:value-type="float" office:value="37.51028" calcext:value-type="float">
            <text:p>37.51028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30032002" calcext:value-type="float">
            <text:p>30032002</text:p>
          </table:table-cell>
          <table:table-cell office:value-type="float" office:value="1.760995" calcext:value-type="float">
            <text:p>1.760995</text:p>
          </table:table-cell>
          <table:table-cell office:value-type="float" office:value="128.4281" calcext:value-type="float">
            <text:p>128.42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34117" calcext:value-type="float">
            <text:p>20.34117</text:p>
          </table:table-cell>
          <table:table-cell office:value-type="float" office:value="0.0000634631" calcext:value-type="float">
            <text:p>6.34631E-05</text:p>
          </table:table-cell>
          <table:table-cell office:value-type="float" office:value="0.000656467" calcext:value-type="float">
            <text:p>0.000656467</text:p>
          </table:table-cell>
          <table:table-cell office:value-type="float" office:value="0.005421738" calcext:value-type="float">
            <text:p>0.005421738</text:p>
          </table:table-cell>
          <table:table-cell office:value-type="float" office:value="1677.154" calcext:value-type="float">
            <text:p>1677.154</text:p>
          </table:table-cell>
          <table:table-cell office:value-type="float" office:value="0.8682351" calcext:value-type="float">
            <text:p>0.8682351</text:p>
          </table:table-cell>
          <table:table-cell office:value-type="float" office:value="0" calcext:value-type="float">
            <text:p>0</text:p>
          </table:table-cell>
          <table:table-cell office:value-type="float" office:value="0.3232392" calcext:value-type="float">
            <text:p>0.3232392</text:p>
          </table:table-cell>
          <table:table-cell office:value-type="float" office:value="0.5558702" calcext:value-type="float">
            <text:p>0.5558702</text:p>
          </table:table-cell>
          <table:table-cell office:value-type="float" office:value="0.05011807" calcext:value-type="float">
            <text:p>0.05011807</text:p>
          </table:table-cell>
          <table:table-cell office:value-type="float" office:value="0.04981351" calcext:value-type="float">
            <text:p>0.049813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.66047" calcext:value-type="float">
            <text:p>32.66047</text:p>
          </table:table-cell>
          <table:table-cell office:value-type="float" office:value="37.49365" calcext:value-type="float">
            <text:p>37.4936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1032002" calcext:value-type="float">
            <text:p>31032002</text:p>
          </table:table-cell>
          <table:table-cell office:value-type="float" office:value="1.760394" calcext:value-type="float">
            <text:p>1.760394</text:p>
          </table:table-cell>
          <table:table-cell office:value-type="float" office:value="128.428" calcext:value-type="float">
            <text:p>128.4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32086" calcext:value-type="float">
            <text:p>20.32086</text:p>
          </table:table-cell>
          <table:table-cell office:value-type="float" office:value="0.0000634631" calcext:value-type="float">
            <text:p>6.34631E-05</text:p>
          </table:table-cell>
          <table:table-cell office:value-type="float" office:value="0.0006715124" calcext:value-type="float">
            <text:p>0.0006715124</text:p>
          </table:table-cell>
          <table:table-cell office:value-type="float" office:value="0.005855211" calcext:value-type="float">
            <text:p>0.005855211</text:p>
          </table:table-cell>
          <table:table-cell office:value-type="float" office:value="1677.172" calcext:value-type="float">
            <text:p>1677.172</text:p>
          </table:table-cell>
          <table:table-cell office:value-type="float" office:value="0.8715234" calcext:value-type="float">
            <text:p>0.8715234</text:p>
          </table:table-cell>
          <table:table-cell office:value-type="float" office:value="0" calcext:value-type="float">
            <text:p>0</text:p>
          </table:table-cell>
          <table:table-cell office:value-type="float" office:value="0.3311366" calcext:value-type="float">
            <text:p>0.3311366</text:p>
          </table:table-cell>
          <table:table-cell office:value-type="float" office:value="0.5644765" calcext:value-type="float">
            <text:p>0.5644765</text:p>
          </table:table-cell>
          <table:table-cell office:value-type="float" office:value="0.05006179" calcext:value-type="float">
            <text:p>0.05006179</text:p>
          </table:table-cell>
          <table:table-cell office:value-type="float" office:value="0.04973006" calcext:value-type="float">
            <text:p>0.049730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.6431" calcext:value-type="float">
            <text:p>32.6431</text:p>
          </table:table-cell>
          <table:table-cell office:value-type="float" office:value="37.47685" calcext:value-type="float">
            <text:p>37.4768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042002" calcext:value-type="float">
            <text:p>1042002</text:p>
          </table:table-cell>
          <table:table-cell office:value-type="float" office:value="1.759772" calcext:value-type="float">
            <text:p>1.759772</text:p>
          </table:table-cell>
          <table:table-cell office:value-type="float" office:value="128.428" calcext:value-type="float">
            <text:p>128.4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3003" calcext:value-type="float">
            <text:p>20.3003</text:p>
          </table:table-cell>
          <table:table-cell office:value-type="float" office:value="0.0000634631" calcext:value-type="float">
            <text:p>6.34631E-05</text:p>
          </table:table-cell>
          <table:table-cell office:value-type="float" office:value="0.0006876609" calcext:value-type="float">
            <text:p>0.0006876609</text:p>
          </table:table-cell>
          <table:table-cell office:value-type="float" office:value="0.006333636" calcext:value-type="float">
            <text:p>0.006333636</text:p>
          </table:table-cell>
          <table:table-cell office:value-type="float" office:value="1677.19" calcext:value-type="float">
            <text:p>1677.19</text:p>
          </table:table-cell>
          <table:table-cell office:value-type="float" office:value="0.8758668" calcext:value-type="float">
            <text:p>0.8758668</text:p>
          </table:table-cell>
          <table:table-cell office:value-type="float" office:value="0" calcext:value-type="float">
            <text:p>0</text:p>
          </table:table-cell>
          <table:table-cell office:value-type="float" office:value="0.2805117" calcext:value-type="float">
            <text:p>0.2805117</text:p>
          </table:table-cell>
          <table:table-cell office:value-type="float" office:value="0.5368706" calcext:value-type="float">
            <text:p>0.5368706</text:p>
          </table:table-cell>
          <table:table-cell office:value-type="float" office:value="0.0499247" calcext:value-type="float">
            <text:p>0.0499247</text:p>
          </table:table-cell>
          <table:table-cell office:value-type="float" office:value="0.0496466" calcext:value-type="float">
            <text:p>0.04964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.61979" calcext:value-type="float">
            <text:p>32.61979</text:p>
          </table:table-cell>
          <table:table-cell office:value-type="float" office:value="37.45958" calcext:value-type="float">
            <text:p>37.45958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042002" calcext:value-type="float">
            <text:p>2042002</text:p>
          </table:table-cell>
          <table:table-cell office:value-type="float" office:value="1.75914" calcext:value-type="float">
            <text:p>1.75914</text:p>
          </table:table-cell>
          <table:table-cell office:value-type="float" office:value="128.428" calcext:value-type="float">
            <text:p>128.4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27983" calcext:value-type="float">
            <text:p>20.27983</text:p>
          </table:table-cell>
          <table:table-cell office:value-type="float" office:value="0.0000634631" calcext:value-type="float">
            <text:p>6.34631E-05</text:p>
          </table:table-cell>
          <table:table-cell office:value-type="float" office:value="0.0007040668" calcext:value-type="float">
            <text:p>0.0007040668</text:p>
          </table:table-cell>
          <table:table-cell office:value-type="float" office:value="0.006826735" calcext:value-type="float">
            <text:p>0.006826735</text:p>
          </table:table-cell>
          <table:table-cell office:value-type="float" office:value="1677.209" calcext:value-type="float">
            <text:p>1677.209</text:p>
          </table:table-cell>
          <table:table-cell office:value-type="float" office:value="0.8795748" calcext:value-type="float">
            <text:p>0.8795748</text:p>
          </table:table-cell>
          <table:table-cell office:value-type="float" office:value="0" calcext:value-type="float">
            <text:p>0</text:p>
          </table:table-cell>
          <table:table-cell office:value-type="float" office:value="0.3087553" calcext:value-type="float">
            <text:p>0.3087553</text:p>
          </table:table-cell>
          <table:table-cell office:value-type="float" office:value="0.5614844" calcext:value-type="float">
            <text:p>0.5614844</text:p>
          </table:table-cell>
          <table:table-cell office:value-type="float" office:value="0.04990629" calcext:value-type="float">
            <text:p>0.04990629</text:p>
          </table:table-cell>
          <table:table-cell office:value-type="float" office:value="0.04956349" calcext:value-type="float">
            <text:p>0.049563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.59826" calcext:value-type="float">
            <text:p>32.59826</text:p>
          </table:table-cell>
          <table:table-cell office:value-type="float" office:value="37.44226" calcext:value-type="float">
            <text:p>37.44226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3042002" calcext:value-type="float">
            <text:p>3042002</text:p>
          </table:table-cell>
          <table:table-cell office:value-type="float" office:value="1.758502" calcext:value-type="float">
            <text:p>1.758502</text:p>
          </table:table-cell>
          <table:table-cell office:value-type="float" office:value="128.428" calcext:value-type="float">
            <text:p>128.4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25903" calcext:value-type="float">
            <text:p>20.25903</text:p>
          </table:table-cell>
          <table:table-cell office:value-type="float" office:value="0.0000634631" calcext:value-type="float">
            <text:p>6.34631E-05</text:p>
          </table:table-cell>
          <table:table-cell office:value-type="float" office:value="0.0007218162" calcext:value-type="float">
            <text:p>0.0007218162</text:p>
          </table:table-cell>
          <table:table-cell office:value-type="float" office:value="0.007370054" calcext:value-type="float">
            <text:p>0.007370054</text:p>
          </table:table-cell>
          <table:table-cell office:value-type="float" office:value="1677.227" calcext:value-type="float">
            <text:p>1677.227</text:p>
          </table:table-cell>
          <table:table-cell office:value-type="float" office:value="0.8843348" calcext:value-type="float">
            <text:p>0.8843348</text:p>
          </table:table-cell>
          <table:table-cell office:value-type="float" office:value="0" calcext:value-type="float">
            <text:p>0</text:p>
          </table:table-cell>
          <table:table-cell office:value-type="float" office:value="0.3053675" calcext:value-type="float">
            <text:p>0.3053675</text:p>
          </table:table-cell>
          <table:table-cell office:value-type="float" office:value="0.5494727" calcext:value-type="float">
            <text:p>0.5494727</text:p>
          </table:table-cell>
          <table:table-cell office:value-type="float" office:value="0.04980214" calcext:value-type="float">
            <text:p>0.04980214</text:p>
          </table:table-cell>
          <table:table-cell office:value-type="float" office:value="0.04948046" calcext:value-type="float">
            <text:p>0.049480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.57193" calcext:value-type="float">
            <text:p>32.57193</text:p>
          </table:table-cell>
          <table:table-cell office:value-type="float" office:value="37.42402" calcext:value-type="float">
            <text:p>37.42402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042002" calcext:value-type="float">
            <text:p>4042002</text:p>
          </table:table-cell>
          <table:table-cell office:value-type="float" office:value="1.757824" calcext:value-type="float">
            <text:p>1.757824</text:p>
          </table:table-cell>
          <table:table-cell office:value-type="float" office:value="128.428" calcext:value-type="float">
            <text:p>128.4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23868" calcext:value-type="float">
            <text:p>20.23868</text:p>
          </table:table-cell>
          <table:table-cell office:value-type="float" office:value="0.0000634631" calcext:value-type="float">
            <text:p>6.34631E-05</text:p>
          </table:table-cell>
          <table:table-cell office:value-type="float" office:value="0.0007387541" calcext:value-type="float">
            <text:p>0.0007387541</text:p>
          </table:table-cell>
          <table:table-cell office:value-type="float" office:value="0.007885113" calcext:value-type="float">
            <text:p>0.007885113</text:p>
          </table:table-cell>
          <table:table-cell office:value-type="float" office:value="1677.245" calcext:value-type="float">
            <text:p>1677.245</text:p>
          </table:table-cell>
          <table:table-cell office:value-type="float" office:value="0.8881879" calcext:value-type="float">
            <text:p>0.8881879</text:p>
          </table:table-cell>
          <table:table-cell office:value-type="float" office:value="0" calcext:value-type="float">
            <text:p>0</text:p>
          </table:table-cell>
          <table:table-cell office:value-type="float" office:value="0.3436786" calcext:value-type="float">
            <text:p>0.3436786</text:p>
          </table:table-cell>
          <table:table-cell office:value-type="float" office:value="0.5732103" calcext:value-type="float">
            <text:p>0.5732103</text:p>
          </table:table-cell>
          <table:table-cell office:value-type="float" office:value="0.04977132" calcext:value-type="float">
            <text:p>0.04977132</text:p>
          </table:table-cell>
          <table:table-cell office:value-type="float" office:value="0.04939751" calcext:value-type="float">
            <text:p>0.049397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.55465" calcext:value-type="float">
            <text:p>32.55465</text:p>
          </table:table-cell>
          <table:table-cell office:value-type="float" office:value="37.40661" calcext:value-type="float">
            <text:p>37.4066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5042002" calcext:value-type="float">
            <text:p>5042002</text:p>
          </table:table-cell>
          <table:table-cell office:value-type="float" office:value="1.757093" calcext:value-type="float">
            <text:p>1.757093</text:p>
          </table:table-cell>
          <table:table-cell office:value-type="float" office:value="128.4281" calcext:value-type="float">
            <text:p>128.42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2186" calcext:value-type="float">
            <text:p>20.2186</text:p>
          </table:table-cell>
          <table:table-cell office:value-type="float" office:value="0.0000634631" calcext:value-type="float">
            <text:p>6.34631E-05</text:p>
          </table:table-cell>
          <table:table-cell office:value-type="float" office:value="0.0007550957" calcext:value-type="float">
            <text:p>0.0007550957</text:p>
          </table:table-cell>
          <table:table-cell office:value-type="float" office:value="0.008377694" calcext:value-type="float">
            <text:p>0.008377694</text:p>
          </table:table-cell>
          <table:table-cell office:value-type="float" office:value="1677.264" calcext:value-type="float">
            <text:p>1677.264</text:p>
          </table:table-cell>
          <table:table-cell office:value-type="float" office:value="0.8923321" calcext:value-type="float">
            <text:p>0.8923321</text:p>
          </table:table-cell>
          <table:table-cell office:value-type="float" office:value="0" calcext:value-type="float">
            <text:p>0</text:p>
          </table:table-cell>
          <table:table-cell office:value-type="float" office:value="0.3510182" calcext:value-type="float">
            <text:p>0.3510182</text:p>
          </table:table-cell>
          <table:table-cell office:value-type="float" office:value="0.5781056" calcext:value-type="float">
            <text:p>0.5781056</text:p>
          </table:table-cell>
          <table:table-cell office:value-type="float" office:value="0.04970609" calcext:value-type="float">
            <text:p>0.04970609</text:p>
          </table:table-cell>
          <table:table-cell office:value-type="float" office:value="0.0493148" calcext:value-type="float">
            <text:p>0.04931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.54007" calcext:value-type="float">
            <text:p>32.54007</text:p>
          </table:table-cell>
          <table:table-cell office:value-type="float" office:value="37.38923" calcext:value-type="float">
            <text:p>37.38923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6042002" calcext:value-type="float">
            <text:p>6042002</text:p>
          </table:table-cell>
          <table:table-cell office:value-type="float" office:value="1.756355" calcext:value-type="float">
            <text:p>1.756355</text:p>
          </table:table-cell>
          <table:table-cell office:value-type="float" office:value="128.4282" calcext:value-type="float">
            <text:p>128.42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19866" calcext:value-type="float">
            <text:p>20.19866</text:p>
          </table:table-cell>
          <table:table-cell office:value-type="float" office:value="0.0000634631" calcext:value-type="float">
            <text:p>6.34631E-05</text:p>
          </table:table-cell>
          <table:table-cell office:value-type="float" office:value="0.0007703456" calcext:value-type="float">
            <text:p>0.0007703456</text:p>
          </table:table-cell>
          <table:table-cell office:value-type="float" office:value="0.008817803" calcext:value-type="float">
            <text:p>0.008817803</text:p>
          </table:table-cell>
          <table:table-cell office:value-type="float" office:value="1677.282" calcext:value-type="float">
            <text:p>1677.282</text:p>
          </table:table-cell>
          <table:table-cell office:value-type="float" office:value="0.896448" calcext:value-type="float">
            <text:p>0.896448</text:p>
          </table:table-cell>
          <table:table-cell office:value-type="float" office:value="0" calcext:value-type="float">
            <text:p>0</text:p>
          </table:table-cell>
          <table:table-cell office:value-type="float" office:value="0.3623918" calcext:value-type="float">
            <text:p>0.3623918</text:p>
          </table:table-cell>
          <table:table-cell office:value-type="float" office:value="0.5858802" calcext:value-type="float">
            <text:p>0.5858802</text:p>
          </table:table-cell>
          <table:table-cell office:value-type="float" office:value="0.04963552" calcext:value-type="float">
            <text:p>0.04963552</text:p>
          </table:table-cell>
          <table:table-cell office:value-type="float" office:value="0.04923224" calcext:value-type="float">
            <text:p>0.049232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.52724" calcext:value-type="float">
            <text:p>32.52724</text:p>
          </table:table-cell>
          <table:table-cell office:value-type="float" office:value="37.37204" calcext:value-type="float">
            <text:p>37.37204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7042002" calcext:value-type="float">
            <text:p>7042002</text:p>
          </table:table-cell>
          <table:table-cell office:value-type="float" office:value="1.755649" calcext:value-type="float">
            <text:p>1.755649</text:p>
          </table:table-cell>
          <table:table-cell office:value-type="float" office:value="128.4282" calcext:value-type="float">
            <text:p>128.42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17902" calcext:value-type="float">
            <text:p>20.17902</text:p>
          </table:table-cell>
          <table:table-cell office:value-type="float" office:value="0.0000634631" calcext:value-type="float">
            <text:p>6.34631E-05</text:p>
          </table:table-cell>
          <table:table-cell office:value-type="float" office:value="0.0007841223" calcext:value-type="float">
            <text:p>0.0007841223</text:p>
          </table:table-cell>
          <table:table-cell office:value-type="float" office:value="0.009185005" calcext:value-type="float">
            <text:p>0.009185005</text:p>
          </table:table-cell>
          <table:table-cell office:value-type="float" office:value="1677.301" calcext:value-type="float">
            <text:p>1677.301</text:p>
          </table:table-cell>
          <table:table-cell office:value-type="float" office:value="0.8992543" calcext:value-type="float">
            <text:p>0.8992543</text:p>
          </table:table-cell>
          <table:table-cell office:value-type="float" office:value="0" calcext:value-type="float">
            <text:p>0</text:p>
          </table:table-cell>
          <table:table-cell office:value-type="float" office:value="0.3850166" calcext:value-type="float">
            <text:p>0.3850166</text:p>
          </table:table-cell>
          <table:table-cell office:value-type="float" office:value="0.5935131" calcext:value-type="float">
            <text:p>0.5935131</text:p>
          </table:table-cell>
          <table:table-cell office:value-type="float" office:value="0.04954203" calcext:value-type="float">
            <text:p>0.04954203</text:p>
          </table:table-cell>
          <table:table-cell office:value-type="float" office:value="0.04914975" calcext:value-type="float">
            <text:p>0.049149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.52119" calcext:value-type="float">
            <text:p>32.52119</text:p>
          </table:table-cell>
          <table:table-cell office:value-type="float" office:value="37.35728" calcext:value-type="float">
            <text:p>37.35728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8042002" calcext:value-type="float">
            <text:p>8042002</text:p>
          </table:table-cell>
          <table:table-cell office:value-type="float" office:value="1.754861" calcext:value-type="float">
            <text:p>1.754861</text:p>
          </table:table-cell>
          <table:table-cell office:value-type="float" office:value="128.4283" calcext:value-type="float">
            <text:p>128.42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15919" calcext:value-type="float">
            <text:p>20.15919</text:p>
          </table:table-cell>
          <table:table-cell office:value-type="float" office:value="0.0000634631" calcext:value-type="float">
            <text:p>6.34631E-05</text:p>
          </table:table-cell>
          <table:table-cell office:value-type="float" office:value="0.0007977045" calcext:value-type="float">
            <text:p>0.0007977045</text:p>
          </table:table-cell>
          <table:table-cell office:value-type="float" office:value="0.009539691" calcext:value-type="float">
            <text:p>0.009539691</text:p>
          </table:table-cell>
          <table:table-cell office:value-type="float" office:value="1677.319" calcext:value-type="float">
            <text:p>1677.319</text:p>
          </table:table-cell>
          <table:table-cell office:value-type="float" office:value="0.9034399" calcext:value-type="float">
            <text:p>0.9034399</text:p>
          </table:table-cell>
          <table:table-cell office:value-type="float" office:value="0" calcext:value-type="float">
            <text:p>0</text:p>
          </table:table-cell>
          <table:table-cell office:value-type="float" office:value="0.2783328" calcext:value-type="float">
            <text:p>0.2783328</text:p>
          </table:table-cell>
          <table:table-cell office:value-type="float" office:value="0.5407439" calcext:value-type="float">
            <text:p>0.5407439</text:p>
          </table:table-cell>
          <table:table-cell office:value-type="float" office:value="0.0493607" calcext:value-type="float">
            <text:p>0.0493607</text:p>
          </table:table-cell>
          <table:table-cell office:value-type="float" office:value="0.04906734" calcext:value-type="float">
            <text:p>0.049067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.50756" calcext:value-type="float">
            <text:p>32.50756</text:p>
          </table:table-cell>
          <table:table-cell office:value-type="float" office:value="37.34216" calcext:value-type="float">
            <text:p>37.34216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9042002" calcext:value-type="float">
            <text:p>9042002</text:p>
          </table:table-cell>
          <table:table-cell office:value-type="float" office:value="1.75284" calcext:value-type="float">
            <text:p>1.75284</text:p>
          </table:table-cell>
          <table:table-cell office:value-type="float" office:value="128.4285" calcext:value-type="float">
            <text:p>128.42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13824" calcext:value-type="float">
            <text:p>20.13824</text:p>
          </table:table-cell>
          <table:table-cell office:value-type="float" office:value="0.001326719" calcext:value-type="float">
            <text:p>0.001326719</text:p>
          </table:table-cell>
          <table:table-cell office:value-type="float" office:value="0.0008156006" calcext:value-type="float">
            <text:p>0.0008156006</text:p>
          </table:table-cell>
          <table:table-cell office:value-type="float" office:value="0.01006859" calcext:value-type="float">
            <text:p>0.01006859</text:p>
          </table:table-cell>
          <table:table-cell office:value-type="float" office:value="1677.337" calcext:value-type="float">
            <text:p>1677.337</text:p>
          </table:table-cell>
          <table:table-cell office:value-type="float" office:value="0.9082059" calcext:value-type="float">
            <text:p>0.9082059</text:p>
          </table:table-cell>
          <table:table-cell office:value-type="float" office:value="0" calcext:value-type="float">
            <text:p>0</text:p>
          </table:table-cell>
          <table:table-cell office:value-type="float" office:value="0.2271987" calcext:value-type="float">
            <text:p>0.2271987</text:p>
          </table:table-cell>
          <table:table-cell office:value-type="float" office:value="0.5078496" calcext:value-type="float">
            <text:p>0.5078496</text:p>
          </table:table-cell>
          <table:table-cell office:value-type="float" office:value="0.04922618" calcext:value-type="float">
            <text:p>0.04922618</text:p>
          </table:table-cell>
          <table:table-cell office:value-type="float" office:value="0.04898516" calcext:value-type="float">
            <text:p>0.048985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.4756" calcext:value-type="float">
            <text:p>32.4756</text:p>
          </table:table-cell>
          <table:table-cell office:value-type="float" office:value="37.32427" calcext:value-type="float">
            <text:p>37.3242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42002" calcext:value-type="float">
            <text:p>10042002</text:p>
          </table:table-cell>
          <table:table-cell office:value-type="float" office:value="1.75216" calcext:value-type="float">
            <text:p>1.75216</text:p>
          </table:table-cell>
          <table:table-cell office:value-type="float" office:value="128.4286" calcext:value-type="float">
            <text:p>128.42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1171" calcext:value-type="float">
            <text:p>20.1171</text:p>
          </table:table-cell>
          <table:table-cell office:value-type="float" office:value="0.001326719" calcext:value-type="float">
            <text:p>0.001326719</text:p>
          </table:table-cell>
          <table:table-cell office:value-type="float" office:value="0.0008341652" calcext:value-type="float">
            <text:p>0.0008341652</text:p>
          </table:table-cell>
          <table:table-cell office:value-type="float" office:value="0.0106206" calcext:value-type="float">
            <text:p>0.0106206</text:p>
          </table:table-cell>
          <table:table-cell office:value-type="float" office:value="1677.356" calcext:value-type="float">
            <text:p>1677.356</text:p>
          </table:table-cell>
          <table:table-cell office:value-type="float" office:value="0.9137295" calcext:value-type="float">
            <text:p>0.9137295</text:p>
          </table:table-cell>
          <table:table-cell office:value-type="float" office:value="0" calcext:value-type="float">
            <text:p>0</text:p>
          </table:table-cell>
          <table:table-cell office:value-type="float" office:value="0.2719265" calcext:value-type="float">
            <text:p>0.2719265</text:p>
          </table:table-cell>
          <table:table-cell office:value-type="float" office:value="0.5206165" calcext:value-type="float">
            <text:p>0.5206165</text:p>
          </table:table-cell>
          <table:table-cell office:value-type="float" office:value="0.04917548" calcext:value-type="float">
            <text:p>0.04917548</text:p>
          </table:table-cell>
          <table:table-cell office:value-type="float" office:value="0.04890307" calcext:value-type="float">
            <text:p>0.048903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.44364" calcext:value-type="float">
            <text:p>32.44364</text:p>
          </table:table-cell>
          <table:table-cell office:value-type="float" office:value="37.3054" calcext:value-type="float">
            <text:p>37.3054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1042002" calcext:value-type="float">
            <text:p>11042002</text:p>
          </table:table-cell>
          <table:table-cell office:value-type="float" office:value="1.75144" calcext:value-type="float">
            <text:p>1.75144</text:p>
          </table:table-cell>
          <table:table-cell office:value-type="float" office:value="128.4288" calcext:value-type="float">
            <text:p>128.42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09636" calcext:value-type="float">
            <text:p>20.09636</text:p>
          </table:table-cell>
          <table:table-cell office:value-type="float" office:value="0.001326719" calcext:value-type="float">
            <text:p>0.001326719</text:p>
          </table:table-cell>
          <table:table-cell office:value-type="float" office:value="0.0008531283" calcext:value-type="float">
            <text:p>0.0008531283</text:p>
          </table:table-cell>
          <table:table-cell office:value-type="float" office:value="0.01120411" calcext:value-type="float">
            <text:p>0.01120411</text:p>
          </table:table-cell>
          <table:table-cell office:value-type="float" office:value="1677.376" calcext:value-type="float">
            <text:p>1677.376</text:p>
          </table:table-cell>
          <table:table-cell office:value-type="float" office:value="0.9181372" calcext:value-type="float">
            <text:p>0.9181372</text:p>
          </table:table-cell>
          <table:table-cell office:value-type="float" office:value="0" calcext:value-type="float">
            <text:p>0</text:p>
          </table:table-cell>
          <table:table-cell office:value-type="float" office:value="0.2712641" calcext:value-type="float">
            <text:p>0.2712641</text:p>
          </table:table-cell>
          <table:table-cell office:value-type="float" office:value="0.5233156" calcext:value-type="float">
            <text:p>0.5233156</text:p>
          </table:table-cell>
          <table:table-cell office:value-type="float" office:value="0.04910415" calcext:value-type="float">
            <text:p>0.04910415</text:p>
          </table:table-cell>
          <table:table-cell office:value-type="float" office:value="0.04882118" calcext:value-type="float">
            <text:p>0.048821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.41768" calcext:value-type="float">
            <text:p>32.41768</text:p>
          </table:table-cell>
          <table:table-cell office:value-type="float" office:value="37.28716" calcext:value-type="float">
            <text:p>37.28716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2042002" calcext:value-type="float">
            <text:p>12042002</text:p>
          </table:table-cell>
          <table:table-cell office:value-type="float" office:value="1.749924" calcext:value-type="float">
            <text:p>1.749924</text:p>
          </table:table-cell>
          <table:table-cell office:value-type="float" office:value="128.429" calcext:value-type="float">
            <text:p>128.4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07544" calcext:value-type="float">
            <text:p>20.07544</text:p>
          </table:table-cell>
          <table:table-cell office:value-type="float" office:value="0.002047453" calcext:value-type="float">
            <text:p>0.002047453</text:p>
          </table:table-cell>
          <table:table-cell office:value-type="float" office:value="0.0008729943" calcext:value-type="float">
            <text:p>0.0008729943</text:p>
          </table:table-cell>
          <table:table-cell office:value-type="float" office:value="0.01183069" calcext:value-type="float">
            <text:p>0.01183069</text:p>
          </table:table-cell>
          <table:table-cell office:value-type="float" office:value="1677.395" calcext:value-type="float">
            <text:p>1677.395</text:p>
          </table:table-cell>
          <table:table-cell office:value-type="float" office:value="0.9229413" calcext:value-type="float">
            <text:p>0.9229413</text:p>
          </table:table-cell>
          <table:table-cell office:value-type="float" office:value="0" calcext:value-type="float">
            <text:p>0</text:p>
          </table:table-cell>
          <table:table-cell office:value-type="float" office:value="0.2373222" calcext:value-type="float">
            <text:p>0.2373222</text:p>
          </table:table-cell>
          <table:table-cell office:value-type="float" office:value="0.5109157" calcext:value-type="float">
            <text:p>0.5109157</text:p>
          </table:table-cell>
          <table:table-cell office:value-type="float" office:value="0.04901057" calcext:value-type="float">
            <text:p>0.04901057</text:p>
          </table:table-cell>
          <table:table-cell office:value-type="float" office:value="0.04873937" calcext:value-type="float">
            <text:p>0.048739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.38778" calcext:value-type="float">
            <text:p>32.38778</text:p>
          </table:table-cell>
          <table:table-cell office:value-type="float" office:value="37.26797" calcext:value-type="float">
            <text:p>37.26797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3042002" calcext:value-type="float">
            <text:p>13042002</text:p>
          </table:table-cell>
          <table:table-cell office:value-type="float" office:value="1.748879" calcext:value-type="float">
            <text:p>1.748879</text:p>
          </table:table-cell>
          <table:table-cell office:value-type="float" office:value="128.4293" calcext:value-type="float">
            <text:p>128.42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05386" calcext:value-type="float">
            <text:p>20.05386</text:p>
          </table:table-cell>
          <table:table-cell office:value-type="float" office:value="0.002273564" calcext:value-type="float">
            <text:p>0.002273564</text:p>
          </table:table-cell>
          <table:table-cell office:value-type="float" office:value="0.000895194" calcext:value-type="float">
            <text:p>0.000895194</text:p>
          </table:table-cell>
          <table:table-cell office:value-type="float" office:value="0.01253906" calcext:value-type="float">
            <text:p>0.01253906</text:p>
          </table:table-cell>
          <table:table-cell office:value-type="float" office:value="1677.414" calcext:value-type="float">
            <text:p>1677.414</text:p>
          </table:table-cell>
          <table:table-cell office:value-type="float" office:value="0.9280608" calcext:value-type="float">
            <text:p>0.9280608</text:p>
          </table:table-cell>
          <table:table-cell office:value-type="float" office:value="0" calcext:value-type="float">
            <text:p>0</text:p>
          </table:table-cell>
          <table:table-cell office:value-type="float" office:value="0.2312742" calcext:value-type="float">
            <text:p>0.2312742</text:p>
          </table:table-cell>
          <table:table-cell office:value-type="float" office:value="0.505208" calcext:value-type="float">
            <text:p>0.505208</text:p>
          </table:table-cell>
          <table:table-cell office:value-type="float" office:value="0.04892578" calcext:value-type="float">
            <text:p>0.04892578</text:p>
          </table:table-cell>
          <table:table-cell office:value-type="float" office:value="0.04865773" calcext:value-type="float">
            <text:p>0.048657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.35039" calcext:value-type="float">
            <text:p>32.35039</text:p>
          </table:table-cell>
          <table:table-cell office:value-type="float" office:value="37.24733" calcext:value-type="float">
            <text:p>37.24733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4042002" calcext:value-type="float">
            <text:p>14042002</text:p>
          </table:table-cell>
          <table:table-cell office:value-type="float" office:value="1.747957" calcext:value-type="float">
            <text:p>1.747957</text:p>
          </table:table-cell>
          <table:table-cell office:value-type="float" office:value="128.4296" calcext:value-type="float">
            <text:p>128.42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03177" calcext:value-type="float">
            <text:p>20.03177</text:p>
          </table:table-cell>
          <table:table-cell office:value-type="float" office:value="0.002273564" calcext:value-type="float">
            <text:p>0.002273564</text:p>
          </table:table-cell>
          <table:table-cell office:value-type="float" office:value="0.0009170664" calcext:value-type="float">
            <text:p>0.0009170664</text:p>
          </table:table-cell>
          <table:table-cell office:value-type="float" office:value="0.01328349" calcext:value-type="float">
            <text:p>0.01328349</text:p>
          </table:table-cell>
          <table:table-cell office:value-type="float" office:value="1677.434" calcext:value-type="float">
            <text:p>1677.434</text:p>
          </table:table-cell>
          <table:table-cell office:value-type="float" office:value="0.9360039" calcext:value-type="float">
            <text:p>0.9360039</text:p>
          </table:table-cell>
          <table:table-cell office:value-type="float" office:value="0" calcext:value-type="float">
            <text:p>0</text:p>
          </table:table-cell>
          <table:table-cell office:value-type="float" office:value="0.2287252" calcext:value-type="float">
            <text:p>0.2287252</text:p>
          </table:table-cell>
          <table:table-cell office:value-type="float" office:value="0.5062" calcext:value-type="float">
            <text:p>0.5062</text:p>
          </table:table-cell>
          <table:table-cell office:value-type="float" office:value="0.04885423" calcext:value-type="float">
            <text:p>0.04885423</text:p>
          </table:table-cell>
          <table:table-cell office:value-type="float" office:value="0.04857634" calcext:value-type="float">
            <text:p>0.048576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.31208" calcext:value-type="float">
            <text:p>32.31208</text:p>
          </table:table-cell>
          <table:table-cell office:value-type="float" office:value="37.22627" calcext:value-type="float">
            <text:p>37.22627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5042002" calcext:value-type="float">
            <text:p>15042002</text:p>
          </table:table-cell>
          <table:table-cell office:value-type="float" office:value="1.746566" calcext:value-type="float">
            <text:p>1.746566</text:p>
          </table:table-cell>
          <table:table-cell office:value-type="float" office:value="128.4301" calcext:value-type="float">
            <text:p>128.43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009" calcext:value-type="float">
            <text:p>20.009</text:p>
          </table:table-cell>
          <table:table-cell office:value-type="float" office:value="0.002593658" calcext:value-type="float">
            <text:p>0.002593658</text:p>
          </table:table-cell>
          <table:table-cell office:value-type="float" office:value="0.0009385959" calcext:value-type="float">
            <text:p>0.0009385959</text:p>
          </table:table-cell>
          <table:table-cell office:value-type="float" office:value="0.01401884" calcext:value-type="float">
            <text:p>0.01401884</text:p>
          </table:table-cell>
          <table:table-cell office:value-type="float" office:value="1677.453" calcext:value-type="float">
            <text:p>1677.453</text:p>
          </table:table-cell>
          <table:table-cell office:value-type="float" office:value="0.9447525" calcext:value-type="float">
            <text:p>0.9447525</text:p>
          </table:table-cell>
          <table:table-cell office:value-type="float" office:value="0" calcext:value-type="float">
            <text:p>0</text:p>
          </table:table-cell>
          <table:table-cell office:value-type="float" office:value="0.1904575" calcext:value-type="float">
            <text:p>0.1904575</text:p>
          </table:table-cell>
          <table:table-cell office:value-type="float" office:value="0.5079091" calcext:value-type="float">
            <text:p>0.5079091</text:p>
          </table:table-cell>
          <table:table-cell office:value-type="float" office:value="0.04890143" calcext:value-type="float">
            <text:p>0.04890143</text:p>
          </table:table-cell>
          <table:table-cell office:value-type="float" office:value="0.04849483" calcext:value-type="float">
            <text:p>0.048494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.2553" calcext:value-type="float">
            <text:p>32.2553</text:p>
          </table:table-cell>
          <table:table-cell office:value-type="float" office:value="37.19933" calcext:value-type="float">
            <text:p>37.19933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6042002" calcext:value-type="float">
            <text:p>16042002</text:p>
          </table:table-cell>
          <table:table-cell office:value-type="float" office:value="1.741684" calcext:value-type="float">
            <text:p>1.741684</text:p>
          </table:table-cell>
          <table:table-cell office:value-type="float" office:value="128.4341" calcext:value-type="float">
            <text:p>128.43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98359" calcext:value-type="float">
            <text:p>19.98359</text:p>
          </table:table-cell>
          <table:table-cell office:value-type="float" office:value="0.002593658" calcext:value-type="float">
            <text:p>0.002593658</text:p>
          </table:table-cell>
          <table:table-cell office:value-type="float" office:value="0.0009780386" calcext:value-type="float">
            <text:p>0.0009780386</text:p>
          </table:table-cell>
          <table:table-cell office:value-type="float" office:value="0.01486482" calcext:value-type="float">
            <text:p>0.01486482</text:p>
          </table:table-cell>
          <table:table-cell office:value-type="float" office:value="1677.473" calcext:value-type="float">
            <text:p>1677.473</text:p>
          </table:table-cell>
          <table:table-cell office:value-type="float" office:value="1.005883" calcext:value-type="float">
            <text:p>1.005883</text:p>
          </table:table-cell>
          <table:table-cell office:value-type="float" office:value="0" calcext:value-type="float">
            <text:p>0</text:p>
          </table:table-cell>
          <table:table-cell office:value-type="float" office:value="0.2713877" calcext:value-type="float">
            <text:p>0.2713877</text:p>
          </table:table-cell>
          <table:table-cell office:value-type="float" office:value="0.4510334" calcext:value-type="float">
            <text:p>0.4510334</text:p>
          </table:table-cell>
          <table:table-cell office:value-type="float" office:value="0.04907109" calcext:value-type="float">
            <text:p>0.04907109</text:p>
          </table:table-cell>
          <table:table-cell office:value-type="float" office:value="0.04841348" calcext:value-type="float">
            <text:p>0.048413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.17506" calcext:value-type="float">
            <text:p>32.17506</text:p>
          </table:table-cell>
          <table:table-cell office:value-type="float" office:value="37.13446" calcext:value-type="float">
            <text:p>37.13446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7042002" calcext:value-type="float">
            <text:p>17042002</text:p>
          </table:table-cell>
          <table:table-cell office:value-type="float" office:value="1.733322" calcext:value-type="float">
            <text:p>1.733322</text:p>
          </table:table-cell>
          <table:table-cell office:value-type="float" office:value="128.4424" calcext:value-type="float">
            <text:p>128.4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9551" calcext:value-type="float">
            <text:p>19.9551</text:p>
          </table:table-cell>
          <table:table-cell office:value-type="float" office:value="0.002593658" calcext:value-type="float">
            <text:p>0.002593658</text:p>
          </table:table-cell>
          <table:table-cell office:value-type="float" office:value="0.0009975468" calcext:value-type="float">
            <text:p>0.0009975468</text:p>
          </table:table-cell>
          <table:table-cell office:value-type="float" office:value="0.01559987" calcext:value-type="float">
            <text:p>0.01559987</text:p>
          </table:table-cell>
          <table:table-cell office:value-type="float" office:value="1677.494" calcext:value-type="float">
            <text:p>1677.494</text:p>
          </table:table-cell>
          <table:table-cell office:value-type="float" office:value="1.110362" calcext:value-type="float">
            <text:p>1.110362</text:p>
          </table:table-cell>
          <table:table-cell office:value-type="float" office:value="0" calcext:value-type="float">
            <text:p>0</text:p>
          </table:table-cell>
          <table:table-cell office:value-type="float" office:value="0.1737159" calcext:value-type="float">
            <text:p>0.1737159</text:p>
          </table:table-cell>
          <table:table-cell office:value-type="float" office:value="0.5473502" calcext:value-type="float">
            <text:p>0.5473502</text:p>
          </table:table-cell>
          <table:table-cell office:value-type="float" office:value="0.04918506" calcext:value-type="float">
            <text:p>0.04918506</text:p>
          </table:table-cell>
          <table:table-cell office:value-type="float" office:value="0.04833299" calcext:value-type="float">
            <text:p>0.048332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.13983" calcext:value-type="float">
            <text:p>32.13983</text:p>
          </table:table-cell>
          <table:table-cell office:value-type="float" office:value="37.07898" calcext:value-type="float">
            <text:p>37.07898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8042002" calcext:value-type="float">
            <text:p>18042002</text:p>
          </table:table-cell>
          <table:table-cell office:value-type="float" office:value="1.723293" calcext:value-type="float">
            <text:p>1.723293</text:p>
          </table:table-cell>
          <table:table-cell office:value-type="float" office:value="128.4513" calcext:value-type="float">
            <text:p>128.45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92777" calcext:value-type="float">
            <text:p>19.92777</text:p>
          </table:table-cell>
          <table:table-cell office:value-type="float" office:value="0.002593658" calcext:value-type="float">
            <text:p>0.002593658</text:p>
          </table:table-cell>
          <table:table-cell office:value-type="float" office:value="0.00106988" calcext:value-type="float">
            <text:p>0.00106988</text:p>
          </table:table-cell>
          <table:table-cell office:value-type="float" office:value="0.01722984" calcext:value-type="float">
            <text:p>0.01722984</text:p>
          </table:table-cell>
          <table:table-cell office:value-type="float" office:value="1677.517" calcext:value-type="float">
            <text:p>1677.517</text:p>
          </table:table-cell>
          <table:table-cell office:value-type="float" office:value="1.187537" calcext:value-type="float">
            <text:p>1.187537</text:p>
          </table:table-cell>
          <table:table-cell office:value-type="float" office:value="0" calcext:value-type="float">
            <text:p>0</text:p>
          </table:table-cell>
          <table:table-cell office:value-type="float" office:value="0.2746506" calcext:value-type="float">
            <text:p>0.2746506</text:p>
          </table:table-cell>
          <table:table-cell office:value-type="float" office:value="0.6635512" calcext:value-type="float">
            <text:p>0.6635512</text:p>
          </table:table-cell>
          <table:table-cell office:value-type="float" office:value="0.04931591" calcext:value-type="float">
            <text:p>0.04931591</text:p>
          </table:table-cell>
          <table:table-cell office:value-type="float" office:value="0.04825328" calcext:value-type="float">
            <text:p>0.048253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.11874" calcext:value-type="float">
            <text:p>32.11874</text:p>
          </table:table-cell>
          <table:table-cell office:value-type="float" office:value="37.04499" calcext:value-type="float">
            <text:p>37.04499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9042002" calcext:value-type="float">
            <text:p>19042002</text:p>
          </table:table-cell>
          <table:table-cell office:value-type="float" office:value="1.71419" calcext:value-type="float">
            <text:p>1.71419</text:p>
          </table:table-cell>
          <table:table-cell office:value-type="float" office:value="128.4596" calcext:value-type="float">
            <text:p>128.45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90396" calcext:value-type="float">
            <text:p>19.90396</text:p>
          </table:table-cell>
          <table:table-cell office:value-type="float" office:value="0.002593658" calcext:value-type="float">
            <text:p>0.002593658</text:p>
          </table:table-cell>
          <table:table-cell office:value-type="float" office:value="0.001144739" calcext:value-type="float">
            <text:p>0.001144739</text:p>
          </table:table-cell>
          <table:table-cell office:value-type="float" office:value="0.01960651" calcext:value-type="float">
            <text:p>0.01960651</text:p>
          </table:table-cell>
          <table:table-cell office:value-type="float" office:value="1677.539" calcext:value-type="float">
            <text:p>1677.539</text:p>
          </table:table-cell>
          <table:table-cell office:value-type="float" office:value="1.242694" calcext:value-type="float">
            <text:p>1.242694</text:p>
          </table:table-cell>
          <table:table-cell office:value-type="float" office:value="0" calcext:value-type="float">
            <text:p>0</text:p>
          </table:table-cell>
          <table:table-cell office:value-type="float" office:value="0.1335814" calcext:value-type="float">
            <text:p>0.1335814</text:p>
          </table:table-cell>
          <table:table-cell office:value-type="float" office:value="0.5803484" calcext:value-type="float">
            <text:p>0.5803484</text:p>
          </table:table-cell>
          <table:table-cell office:value-type="float" office:value="0.04887322" calcext:value-type="float">
            <text:p>0.04887322</text:p>
          </table:table-cell>
          <table:table-cell office:value-type="float" office:value="0.04817392" calcext:value-type="float">
            <text:p>0.048173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.09687" calcext:value-type="float">
            <text:p>32.09687</text:p>
          </table:table-cell>
          <table:table-cell office:value-type="float" office:value="37.02163" calcext:value-type="float">
            <text:p>37.02163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0042002" calcext:value-type="float">
            <text:p>20042002</text:p>
          </table:table-cell>
          <table:table-cell office:value-type="float" office:value="1.709979" calcext:value-type="float">
            <text:p>1.709979</text:p>
          </table:table-cell>
          <table:table-cell office:value-type="float" office:value="128.4627" calcext:value-type="float">
            <text:p>128.46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88151" calcext:value-type="float">
            <text:p>19.88151</text:p>
          </table:table-cell>
          <table:table-cell office:value-type="float" office:value="0.002593658" calcext:value-type="float">
            <text:p>0.002593658</text:p>
          </table:table-cell>
          <table:table-cell office:value-type="float" office:value="0.001182646" calcext:value-type="float">
            <text:p>0.001182646</text:p>
          </table:table-cell>
          <table:table-cell office:value-type="float" office:value="0.02159871" calcext:value-type="float">
            <text:p>0.02159871</text:p>
          </table:table-cell>
          <table:table-cell office:value-type="float" office:value="1677.562" calcext:value-type="float">
            <text:p>1677.562</text:p>
          </table:table-cell>
          <table:table-cell office:value-type="float" office:value="1.257549" calcext:value-type="float">
            <text:p>1.257549</text:p>
          </table:table-cell>
          <table:table-cell office:value-type="float" office:value="0" calcext:value-type="float">
            <text:p>0</text:p>
          </table:table-cell>
          <table:table-cell office:value-type="float" office:value="0.190231" calcext:value-type="float">
            <text:p>0.190231</text:p>
          </table:table-cell>
          <table:table-cell office:value-type="float" office:value="0.6313866" calcext:value-type="float">
            <text:p>0.6313866</text:p>
          </table:table-cell>
          <table:table-cell office:value-type="float" office:value="0.04884273" calcext:value-type="float">
            <text:p>0.04884273</text:p>
          </table:table-cell>
          <table:table-cell office:value-type="float" office:value="0.0480944" calcext:value-type="float">
            <text:p>0.04809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.07975" calcext:value-type="float">
            <text:p>32.07975</text:p>
          </table:table-cell>
          <table:table-cell office:value-type="float" office:value="37.00168" calcext:value-type="float">
            <text:p>37.00168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1042002" calcext:value-type="float">
            <text:p>21042002</text:p>
          </table:table-cell>
          <table:table-cell office:value-type="float" office:value="1.707981" calcext:value-type="float">
            <text:p>1.707981</text:p>
          </table:table-cell>
          <table:table-cell office:value-type="float" office:value="128.4647" calcext:value-type="float">
            <text:p>128.46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8597" calcext:value-type="float">
            <text:p>19.8597</text:p>
          </table:table-cell>
          <table:table-cell office:value-type="float" office:value="0.002593658" calcext:value-type="float">
            <text:p>0.002593658</text:p>
          </table:table-cell>
          <table:table-cell office:value-type="float" office:value="0.001207224" calcext:value-type="float">
            <text:p>0.001207224</text:p>
          </table:table-cell>
          <table:table-cell office:value-type="float" office:value="0.02282379" calcext:value-type="float">
            <text:p>0.02282379</text:p>
          </table:table-cell>
          <table:table-cell office:value-type="float" office:value="1677.583" calcext:value-type="float">
            <text:p>1677.583</text:p>
          </table:table-cell>
          <table:table-cell office:value-type="float" office:value="1.263593" calcext:value-type="float">
            <text:p>1.263593</text:p>
          </table:table-cell>
          <table:table-cell office:value-type="float" office:value="0" calcext:value-type="float">
            <text:p>0</text:p>
          </table:table-cell>
          <table:table-cell office:value-type="float" office:value="0.1964031" calcext:value-type="float">
            <text:p>0.1964031</text:p>
          </table:table-cell>
          <table:table-cell office:value-type="float" office:value="0.6469696" calcext:value-type="float">
            <text:p>0.6469696</text:p>
          </table:table-cell>
          <table:table-cell office:value-type="float" office:value="0.04873153" calcext:value-type="float">
            <text:p>0.04873153</text:p>
          </table:table-cell>
          <table:table-cell office:value-type="float" office:value="0.0480147" calcext:value-type="float">
            <text:p>0.04801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.07771" calcext:value-type="float">
            <text:p>32.07771</text:p>
          </table:table-cell>
          <table:table-cell office:value-type="float" office:value="36.98761" calcext:value-type="float">
            <text:p>36.98761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2042002" calcext:value-type="float">
            <text:p>22042002</text:p>
          </table:table-cell>
          <table:table-cell office:value-type="float" office:value="1.706922" calcext:value-type="float">
            <text:p>1.706922</text:p>
          </table:table-cell>
          <table:table-cell office:value-type="float" office:value="128.4655" calcext:value-type="float">
            <text:p>128.46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83823" calcext:value-type="float">
            <text:p>19.83823</text:p>
          </table:table-cell>
          <table:table-cell office:value-type="float" office:value="0.002593658" calcext:value-type="float">
            <text:p>0.002593658</text:p>
          </table:table-cell>
          <table:table-cell office:value-type="float" office:value="0.001224642" calcext:value-type="float">
            <text:p>0.001224642</text:p>
          </table:table-cell>
          <table:table-cell office:value-type="float" office:value="0.02352057" calcext:value-type="float">
            <text:p>0.02352057</text:p>
          </table:table-cell>
          <table:table-cell office:value-type="float" office:value="1677.604" calcext:value-type="float">
            <text:p>1677.604</text:p>
          </table:table-cell>
          <table:table-cell office:value-type="float" office:value="1.261728" calcext:value-type="float">
            <text:p>1.261728</text:p>
          </table:table-cell>
          <table:table-cell office:value-type="float" office:value="0" calcext:value-type="float">
            <text:p>0</text:p>
          </table:table-cell>
          <table:table-cell office:value-type="float" office:value="0.1225482" calcext:value-type="float">
            <text:p>0.1225482</text:p>
          </table:table-cell>
          <table:table-cell office:value-type="float" office:value="0.5862918" calcext:value-type="float">
            <text:p>0.5862918</text:p>
          </table:table-cell>
          <table:table-cell office:value-type="float" office:value="0.04848149" calcext:value-type="float">
            <text:p>0.04848149</text:p>
          </table:table-cell>
          <table:table-cell office:value-type="float" office:value="0.04793498" calcext:value-type="float">
            <text:p>0.047934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.08677" calcext:value-type="float">
            <text:p>32.08677</text:p>
          </table:table-cell>
          <table:table-cell office:value-type="float" office:value="36.9724" calcext:value-type="float">
            <text:p>36.9724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3042002" calcext:value-type="float">
            <text:p>23042002</text:p>
          </table:table-cell>
          <table:table-cell office:value-type="float" office:value="1.703643" calcext:value-type="float">
            <text:p>1.703643</text:p>
          </table:table-cell>
          <table:table-cell office:value-type="float" office:value="128.468" calcext:value-type="float">
            <text:p>128.4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81639" calcext:value-type="float">
            <text:p>19.81639</text:p>
          </table:table-cell>
          <table:table-cell office:value-type="float" office:value="0.002593658" calcext:value-type="float">
            <text:p>0.002593658</text:p>
          </table:table-cell>
          <table:table-cell office:value-type="float" office:value="0.001240547" calcext:value-type="float">
            <text:p>0.001240547</text:p>
          </table:table-cell>
          <table:table-cell office:value-type="float" office:value="0.02403536" calcext:value-type="float">
            <text:p>0.02403536</text:p>
          </table:table-cell>
          <table:table-cell office:value-type="float" office:value="1677.625" calcext:value-type="float">
            <text:p>1677.625</text:p>
          </table:table-cell>
          <table:table-cell office:value-type="float" office:value="1.267921" calcext:value-type="float">
            <text:p>1.267921</text:p>
          </table:table-cell>
          <table:table-cell office:value-type="float" office:value="0" calcext:value-type="float">
            <text:p>0</text:p>
          </table:table-cell>
          <table:table-cell office:value-type="float" office:value="0.04043778" calcext:value-type="float">
            <text:p>0.04043778</text:p>
          </table:table-cell>
          <table:table-cell office:value-type="float" office:value="0.5246426" calcext:value-type="float">
            <text:p>0.5246426</text:p>
          </table:table-cell>
          <table:table-cell office:value-type="float" office:value="0.04826554" calcext:value-type="float">
            <text:p>0.04826554</text:p>
          </table:table-cell>
          <table:table-cell office:value-type="float" office:value="0.04785519" calcext:value-type="float">
            <text:p>0.047855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.0631" calcext:value-type="float">
            <text:p>32.0631</text:p>
          </table:table-cell>
          <table:table-cell office:value-type="float" office:value="36.95177" calcext:value-type="float">
            <text:p>36.95177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4042002" calcext:value-type="float">
            <text:p>24042002</text:p>
          </table:table-cell>
          <table:table-cell office:value-type="float" office:value="1.69869" calcext:value-type="float">
            <text:p>1.69869</text:p>
          </table:table-cell>
          <table:table-cell office:value-type="float" office:value="128.4718" calcext:value-type="float">
            <text:p>128.47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79503" calcext:value-type="float">
            <text:p>19.79503</text:p>
          </table:table-cell>
          <table:table-cell office:value-type="float" office:value="0.002593658" calcext:value-type="float">
            <text:p>0.002593658</text:p>
          </table:table-cell>
          <table:table-cell office:value-type="float" office:value="0.001252372" calcext:value-type="float">
            <text:p>0.001252372</text:p>
          </table:table-cell>
          <table:table-cell office:value-type="float" office:value="0.02438302" calcext:value-type="float">
            <text:p>0.02438302</text:p>
          </table:table-cell>
          <table:table-cell office:value-type="float" office:value="1677.646" calcext:value-type="float">
            <text:p>1677.646</text:p>
          </table:table-cell>
          <table:table-cell office:value-type="float" office:value="1.280407" calcext:value-type="float">
            <text:p>1.280407</text:p>
          </table:table-cell>
          <table:table-cell office:value-type="float" office:value="0" calcext:value-type="float">
            <text:p>0</text:p>
          </table:table-cell>
          <table:table-cell office:value-type="float" office:value="0.1402862" calcext:value-type="float">
            <text:p>0.1402862</text:p>
          </table:table-cell>
          <table:table-cell office:value-type="float" office:value="0.6171855" calcext:value-type="float">
            <text:p>0.6171855</text:p>
          </table:table-cell>
          <table:table-cell office:value-type="float" office:value="0.04837129" calcext:value-type="float">
            <text:p>0.04837129</text:p>
          </table:table-cell>
          <table:table-cell office:value-type="float" office:value="0.04777573" calcext:value-type="float">
            <text:p>0.047775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.04494" calcext:value-type="float">
            <text:p>32.04494</text:p>
          </table:table-cell>
          <table:table-cell office:value-type="float" office:value="36.93167" calcext:value-type="float">
            <text:p>36.93167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5042002" calcext:value-type="float">
            <text:p>25042002</text:p>
          </table:table-cell>
          <table:table-cell office:value-type="float" office:value="1.696573" calcext:value-type="float">
            <text:p>1.696573</text:p>
          </table:table-cell>
          <table:table-cell office:value-type="float" office:value="128.4743" calcext:value-type="float">
            <text:p>128.47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77225" calcext:value-type="float">
            <text:p>19.77225</text:p>
          </table:table-cell>
          <table:table-cell office:value-type="float" office:value="0.002593658" calcext:value-type="float">
            <text:p>0.002593658</text:p>
          </table:table-cell>
          <table:table-cell office:value-type="float" office:value="0.001283953" calcext:value-type="float">
            <text:p>0.001283953</text:p>
          </table:table-cell>
          <table:table-cell office:value-type="float" office:value="0.02537084" calcext:value-type="float">
            <text:p>0.02537084</text:p>
          </table:table-cell>
          <table:table-cell office:value-type="float" office:value="1677.667" calcext:value-type="float">
            <text:p>1677.667</text:p>
          </table:table-cell>
          <table:table-cell office:value-type="float" office:value="1.286509" calcext:value-type="float">
            <text:p>1.286509</text:p>
          </table:table-cell>
          <table:table-cell office:value-type="float" office:value="0" calcext:value-type="float">
            <text:p>0</text:p>
          </table:table-cell>
          <table:table-cell office:value-type="float" office:value="0.07616196" calcext:value-type="float">
            <text:p>0.07616196</text:p>
          </table:table-cell>
          <table:table-cell office:value-type="float" office:value="0.4709097" calcext:value-type="float">
            <text:p>0.4709097</text:p>
          </table:table-cell>
          <table:table-cell office:value-type="float" office:value="0.04819419" calcext:value-type="float">
            <text:p>0.04819419</text:p>
          </table:table-cell>
          <table:table-cell office:value-type="float" office:value="0.04769632" calcext:value-type="float">
            <text:p>0.047696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.00301" calcext:value-type="float">
            <text:p>32.00301</text:p>
          </table:table-cell>
          <table:table-cell office:value-type="float" office:value="36.88922" calcext:value-type="float">
            <text:p>36.88922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6042002" calcext:value-type="float">
            <text:p>26042002</text:p>
          </table:table-cell>
          <table:table-cell office:value-type="float" office:value="1.693979" calcext:value-type="float">
            <text:p>1.693979</text:p>
          </table:table-cell>
          <table:table-cell office:value-type="float" office:value="128.4764" calcext:value-type="float">
            <text:p>128.47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75043" calcext:value-type="float">
            <text:p>19.75043</text:p>
          </table:table-cell>
          <table:table-cell office:value-type="float" office:value="0.002593658" calcext:value-type="float">
            <text:p>0.002593658</text:p>
          </table:table-cell>
          <table:table-cell office:value-type="float" office:value="0.00130863" calcext:value-type="float">
            <text:p>0.00130863</text:p>
          </table:table-cell>
          <table:table-cell office:value-type="float" office:value="0.0266357" calcext:value-type="float">
            <text:p>0.0266357</text:p>
          </table:table-cell>
          <table:table-cell office:value-type="float" office:value="1677.689" calcext:value-type="float">
            <text:p>1677.689</text:p>
          </table:table-cell>
          <table:table-cell office:value-type="float" office:value="1.29081" calcext:value-type="float">
            <text:p>1.29081</text:p>
          </table:table-cell>
          <table:table-cell office:value-type="float" office:value="0" calcext:value-type="float">
            <text:p>0</text:p>
          </table:table-cell>
          <table:table-cell office:value-type="float" office:value="0.1696286" calcext:value-type="float">
            <text:p>0.1696286</text:p>
          </table:table-cell>
          <table:table-cell office:value-type="float" office:value="0.6049635" calcext:value-type="float">
            <text:p>0.6049635</text:p>
          </table:table-cell>
          <table:table-cell office:value-type="float" office:value="0.04826598" calcext:value-type="float">
            <text:p>0.04826598</text:p>
          </table:table-cell>
          <table:table-cell office:value-type="float" office:value="0.04761701" calcext:value-type="float">
            <text:p>0.047617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.98199" calcext:value-type="float">
            <text:p>31.98199</text:p>
          </table:table-cell>
          <table:table-cell office:value-type="float" office:value="36.86155" calcext:value-type="float">
            <text:p>36.86155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7042002" calcext:value-type="float">
            <text:p>27042002</text:p>
          </table:table-cell>
          <table:table-cell office:value-type="float" office:value="1.689911" calcext:value-type="float">
            <text:p>1.689911</text:p>
          </table:table-cell>
          <table:table-cell office:value-type="float" office:value="128.4795" calcext:value-type="float">
            <text:p>128.47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72934" calcext:value-type="float">
            <text:p>19.72934</text:p>
          </table:table-cell>
          <table:table-cell office:value-type="float" office:value="0.002593658" calcext:value-type="float">
            <text:p>0.002593658</text:p>
          </table:table-cell>
          <table:table-cell office:value-type="float" office:value="0.001323557" calcext:value-type="float">
            <text:p>0.001323557</text:p>
          </table:table-cell>
          <table:table-cell office:value-type="float" office:value="0.02719352" calcext:value-type="float">
            <text:p>0.02719352</text:p>
          </table:table-cell>
          <table:table-cell office:value-type="float" office:value="1677.71" calcext:value-type="float">
            <text:p>1677.71</text:p>
          </table:table-cell>
          <table:table-cell office:value-type="float" office:value="1.299115" calcext:value-type="float">
            <text:p>1.299115</text:p>
          </table:table-cell>
          <table:table-cell office:value-type="float" office:value="0" calcext:value-type="float">
            <text:p>0</text:p>
          </table:table-cell>
          <table:table-cell office:value-type="float" office:value="0.167252" calcext:value-type="float">
            <text:p>0.167252</text:p>
          </table:table-cell>
          <table:table-cell office:value-type="float" office:value="0.6273751" calcext:value-type="float">
            <text:p>0.6273751</text:p>
          </table:table-cell>
          <table:table-cell office:value-type="float" office:value="0.04817538" calcext:value-type="float">
            <text:p>0.04817538</text:p>
          </table:table-cell>
          <table:table-cell office:value-type="float" office:value="0.04753777" calcext:value-type="float">
            <text:p>0.047537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.97563" calcext:value-type="float">
            <text:p>31.97563</text:p>
          </table:table-cell>
          <table:table-cell office:value-type="float" office:value="36.84461" calcext:value-type="float">
            <text:p>36.84461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28042002" calcext:value-type="float">
            <text:p>28042002</text:p>
          </table:table-cell>
          <table:table-cell office:value-type="float" office:value="1.688474" calcext:value-type="float">
            <text:p>1.688474</text:p>
          </table:table-cell>
          <table:table-cell office:value-type="float" office:value="128.4804" calcext:value-type="float">
            <text:p>128.48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7084" calcext:value-type="float">
            <text:p>19.7084</text:p>
          </table:table-cell>
          <table:table-cell office:value-type="float" office:value="0.002593658" calcext:value-type="float">
            <text:p>0.002593658</text:p>
          </table:table-cell>
          <table:table-cell office:value-type="float" office:value="0.001333741" calcext:value-type="float">
            <text:p>0.001333741</text:p>
          </table:table-cell>
          <table:table-cell office:value-type="float" office:value="0.02743206" calcext:value-type="float">
            <text:p>0.02743206</text:p>
          </table:table-cell>
          <table:table-cell office:value-type="float" office:value="1677.729" calcext:value-type="float">
            <text:p>1677.729</text:p>
          </table:table-cell>
          <table:table-cell office:value-type="float" office:value="1.298104" calcext:value-type="float">
            <text:p>1.298104</text:p>
          </table:table-cell>
          <table:table-cell office:value-type="float" office:value="0" calcext:value-type="float">
            <text:p>0</text:p>
          </table:table-cell>
          <table:table-cell office:value-type="float" office:value="0.03850932" calcext:value-type="float">
            <text:p>0.03850932</text:p>
          </table:table-cell>
          <table:table-cell office:value-type="float" office:value="0.5296053" calcext:value-type="float">
            <text:p>0.5296053</text:p>
          </table:table-cell>
          <table:table-cell office:value-type="float" office:value="0.04786051" calcext:value-type="float">
            <text:p>0.04786051</text:p>
          </table:table-cell>
          <table:table-cell office:value-type="float" office:value="0.04745877" calcext:value-type="float">
            <text:p>0.047458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.96433" calcext:value-type="float">
            <text:p>31.96433</text:p>
          </table:table-cell>
          <table:table-cell office:value-type="float" office:value="36.82797" calcext:value-type="float">
            <text:p>36.82797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29042002" calcext:value-type="float">
            <text:p>29042002</text:p>
          </table:table-cell>
          <table:table-cell office:value-type="float" office:value="1.686919" calcext:value-type="float">
            <text:p>1.686919</text:p>
          </table:table-cell>
          <table:table-cell office:value-type="float" office:value="128.482" calcext:value-type="float">
            <text:p>128.4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68608" calcext:value-type="float">
            <text:p>19.68608</text:p>
          </table:table-cell>
          <table:table-cell office:value-type="float" office:value="0.002593658" calcext:value-type="float">
            <text:p>0.002593658</text:p>
          </table:table-cell>
          <table:table-cell office:value-type="float" office:value="0.001347346" calcext:value-type="float">
            <text:p>0.001347346</text:p>
          </table:table-cell>
          <table:table-cell office:value-type="float" office:value="0.02785641" calcext:value-type="float">
            <text:p>0.02785641</text:p>
          </table:table-cell>
          <table:table-cell office:value-type="float" office:value="1677.749" calcext:value-type="float">
            <text:p>1677.749</text:p>
          </table:table-cell>
          <table:table-cell office:value-type="float" office:value="1.298234" calcext:value-type="float">
            <text:p>1.298234</text:p>
          </table:table-cell>
          <table:table-cell office:value-type="float" office:value="0" calcext:value-type="float">
            <text:p>0</text:p>
          </table:table-cell>
          <table:table-cell office:value-type="float" office:value="0.05723148" calcext:value-type="float">
            <text:p>0.05723148</text:p>
          </table:table-cell>
          <table:table-cell office:value-type="float" office:value="0.5230724" calcext:value-type="float">
            <text:p>0.5230724</text:p>
          </table:table-cell>
          <table:table-cell office:value-type="float" office:value="0.04779324" calcext:value-type="float">
            <text:p>0.04779324</text:p>
          </table:table-cell>
          <table:table-cell office:value-type="float" office:value="0.04737986" calcext:value-type="float">
            <text:p>0.047379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.9179" calcext:value-type="float">
            <text:p>31.9179</text:p>
          </table:table-cell>
          <table:table-cell office:value-type="float" office:value="36.79856" calcext:value-type="float">
            <text:p>36.79856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0042002" calcext:value-type="float">
            <text:p>30042002</text:p>
          </table:table-cell>
          <table:table-cell office:value-type="float" office:value="1.684259" calcext:value-type="float">
            <text:p>1.684259</text:p>
          </table:table-cell>
          <table:table-cell office:value-type="float" office:value="128.4841" calcext:value-type="float">
            <text:p>128.48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66292" calcext:value-type="float">
            <text:p>19.66292</text:p>
          </table:table-cell>
          <table:table-cell office:value-type="float" office:value="0.002593658" calcext:value-type="float">
            <text:p>0.002593658</text:p>
          </table:table-cell>
          <table:table-cell office:value-type="float" office:value="0.0013719" calcext:value-type="float">
            <text:p>0.0013719</text:p>
          </table:table-cell>
          <table:table-cell office:value-type="float" office:value="0.02869225" calcext:value-type="float">
            <text:p>0.02869225</text:p>
          </table:table-cell>
          <table:table-cell office:value-type="float" office:value="1677.769" calcext:value-type="float">
            <text:p>1677.769</text:p>
          </table:table-cell>
          <table:table-cell office:value-type="float" office:value="1.300247" calcext:value-type="float">
            <text:p>1.300247</text:p>
          </table:table-cell>
          <table:table-cell office:value-type="float" office:value="0" calcext:value-type="float">
            <text:p>0</text:p>
          </table:table-cell>
          <table:table-cell office:value-type="float" office:value="-0.02947286" calcext:value-type="float">
            <text:p>-0.02947286</text:p>
          </table:table-cell>
          <table:table-cell office:value-type="float" office:value="0.3503444" calcext:value-type="float">
            <text:p>0.3503444</text:p>
          </table:table-cell>
          <table:table-cell office:value-type="float" office:value="0.04754514" calcext:value-type="float">
            <text:p>0.04754514</text:p>
          </table:table-cell>
          <table:table-cell office:value-type="float" office:value="0.04730102" calcext:value-type="float">
            <text:p>0.047301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.85852" calcext:value-type="float">
            <text:p>31.85852</text:p>
          </table:table-cell>
          <table:table-cell office:value-type="float" office:value="36.75242" calcext:value-type="float">
            <text:p>36.75242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052002" calcext:value-type="float">
            <text:p>1052002</text:p>
          </table:table-cell>
          <table:table-cell office:value-type="float" office:value="1.678959" calcext:value-type="float">
            <text:p>1.678959</text:p>
          </table:table-cell>
          <table:table-cell office:value-type="float" office:value="128.4878" calcext:value-type="float">
            <text:p>128.48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64043" calcext:value-type="float">
            <text:p>19.64043</text:p>
          </table:table-cell>
          <table:table-cell office:value-type="float" office:value="0.002593658" calcext:value-type="float">
            <text:p>0.002593658</text:p>
          </table:table-cell>
          <table:table-cell office:value-type="float" office:value="0.001398292" calcext:value-type="float">
            <text:p>0.001398292</text:p>
          </table:table-cell>
          <table:table-cell office:value-type="float" office:value="0.02996335" calcext:value-type="float">
            <text:p>0.02996335</text:p>
          </table:table-cell>
          <table:table-cell office:value-type="float" office:value="1677.789" calcext:value-type="float">
            <text:p>1677.789</text:p>
          </table:table-cell>
          <table:table-cell office:value-type="float" office:value="1.310431" calcext:value-type="float">
            <text:p>1.310431</text:p>
          </table:table-cell>
          <table:table-cell office:value-type="float" office:value="0" calcext:value-type="float">
            <text:p>0</text:p>
          </table:table-cell>
          <table:table-cell office:value-type="float" office:value="0.1270526" calcext:value-type="float">
            <text:p>0.1270526</text:p>
          </table:table-cell>
          <table:table-cell office:value-type="float" office:value="0.5540801" calcext:value-type="float">
            <text:p>0.5540801</text:p>
          </table:table-cell>
          <table:table-cell office:value-type="float" office:value="0.04777344" calcext:value-type="float">
            <text:p>0.04777344</text:p>
          </table:table-cell>
          <table:table-cell office:value-type="float" office:value="0.04722244" calcext:value-type="float">
            <text:p>0.047222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.81277" calcext:value-type="float">
            <text:p>31.81277</text:p>
          </table:table-cell>
          <table:table-cell office:value-type="float" office:value="36.70937" calcext:value-type="float">
            <text:p>36.70937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2052002" calcext:value-type="float">
            <text:p>2052002</text:p>
          </table:table-cell>
          <table:table-cell office:value-type="float" office:value="1.676866" calcext:value-type="float">
            <text:p>1.676866</text:p>
          </table:table-cell>
          <table:table-cell office:value-type="float" office:value="128.4895" calcext:value-type="float">
            <text:p>128.48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61783" calcext:value-type="float">
            <text:p>19.61783</text:p>
          </table:table-cell>
          <table:table-cell office:value-type="float" office:value="0.002593658" calcext:value-type="float">
            <text:p>0.002593658</text:p>
          </table:table-cell>
          <table:table-cell office:value-type="float" office:value="0.001427592" calcext:value-type="float">
            <text:p>0.001427592</text:p>
          </table:table-cell>
          <table:table-cell office:value-type="float" office:value="0.03137667" calcext:value-type="float">
            <text:p>0.03137667</text:p>
          </table:table-cell>
          <table:table-cell office:value-type="float" office:value="1677.809" calcext:value-type="float">
            <text:p>1677.809</text:p>
          </table:table-cell>
          <table:table-cell office:value-type="float" office:value="1.311748" calcext:value-type="float">
            <text:p>1.311748</text:p>
          </table:table-cell>
          <table:table-cell office:value-type="float" office:value="0" calcext:value-type="float">
            <text:p>0</text:p>
          </table:table-cell>
          <table:table-cell office:value-type="float" office:value="0.09486198" calcext:value-type="float">
            <text:p>0.09486198</text:p>
          </table:table-cell>
          <table:table-cell office:value-type="float" office:value="0.4864517" calcext:value-type="float">
            <text:p>0.4864517</text:p>
          </table:table-cell>
          <table:table-cell office:value-type="float" office:value="0.04764586" calcext:value-type="float">
            <text:p>0.04764586</text:p>
          </table:table-cell>
          <table:table-cell office:value-type="float" office:value="0.04714392" calcext:value-type="float">
            <text:p>0.047143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.76658" calcext:value-type="float">
            <text:p>31.76658</text:p>
          </table:table-cell>
          <table:table-cell office:value-type="float" office:value="36.66268" calcext:value-type="float">
            <text:p>36.66268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3052002" calcext:value-type="float">
            <text:p>3052002</text:p>
          </table:table-cell>
          <table:table-cell office:value-type="float" office:value="1.67233" calcext:value-type="float">
            <text:p>1.67233</text:p>
          </table:table-cell>
          <table:table-cell office:value-type="float" office:value="128.4925" calcext:value-type="float">
            <text:p>128.49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59641" calcext:value-type="float">
            <text:p>19.59641</text:p>
          </table:table-cell>
          <table:table-cell office:value-type="float" office:value="0.002593658" calcext:value-type="float">
            <text:p>0.002593658</text:p>
          </table:table-cell>
          <table:table-cell office:value-type="float" office:value="0.001454255" calcext:value-type="float">
            <text:p>0.001454255</text:p>
          </table:table-cell>
          <table:table-cell office:value-type="float" office:value="0.03275174" calcext:value-type="float">
            <text:p>0.03275174</text:p>
          </table:table-cell>
          <table:table-cell office:value-type="float" office:value="1677.83" calcext:value-type="float">
            <text:p>1677.83</text:p>
          </table:table-cell>
          <table:table-cell office:value-type="float" office:value="1.318147" calcext:value-type="float">
            <text:p>1.318147</text:p>
          </table:table-cell>
          <table:table-cell office:value-type="float" office:value="0" calcext:value-type="float">
            <text:p>0</text:p>
          </table:table-cell>
          <table:table-cell office:value-type="float" office:value="0.1749029" calcext:value-type="float">
            <text:p>0.1749029</text:p>
          </table:table-cell>
          <table:table-cell office:value-type="float" office:value="0.5956522" calcext:value-type="float">
            <text:p>0.5956522</text:p>
          </table:table-cell>
          <table:table-cell office:value-type="float" office:value="0.0477111" calcext:value-type="float">
            <text:p>0.0477111</text:p>
          </table:table-cell>
          <table:table-cell office:value-type="float" office:value="0.04706557" calcext:value-type="float">
            <text:p>0.047065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.7406" calcext:value-type="float">
            <text:p>31.7406</text:p>
          </table:table-cell>
          <table:table-cell office:value-type="float" office:value="36.63163" calcext:value-type="float">
            <text:p>36.63163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4052002" calcext:value-type="float">
            <text:p>4052002</text:p>
          </table:table-cell>
          <table:table-cell office:value-type="float" office:value="1.666216" calcext:value-type="float">
            <text:p>1.666216</text:p>
          </table:table-cell>
          <table:table-cell office:value-type="float" office:value="128.4965" calcext:value-type="float">
            <text:p>128.49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57599" calcext:value-type="float">
            <text:p>19.57599</text:p>
          </table:table-cell>
          <table:table-cell office:value-type="float" office:value="0.002593658" calcext:value-type="float">
            <text:p>0.002593658</text:p>
          </table:table-cell>
          <table:table-cell office:value-type="float" office:value="0.001469759" calcext:value-type="float">
            <text:p>0.001469759</text:p>
          </table:table-cell>
          <table:table-cell office:value-type="float" office:value="0.03339271" calcext:value-type="float">
            <text:p>0.03339271</text:p>
          </table:table-cell>
          <table:table-cell office:value-type="float" office:value="1677.85" calcext:value-type="float">
            <text:p>1677.85</text:p>
          </table:table-cell>
          <table:table-cell office:value-type="float" office:value="1.328459" calcext:value-type="float">
            <text:p>1.328459</text:p>
          </table:table-cell>
          <table:table-cell office:value-type="float" office:value="0" calcext:value-type="float">
            <text:p>0</text:p>
          </table:table-cell>
          <table:table-cell office:value-type="float" office:value="0.227824" calcext:value-type="float">
            <text:p>0.227824</text:p>
          </table:table-cell>
          <table:table-cell office:value-type="float" office:value="0.6640617" calcext:value-type="float">
            <text:p>0.6640617</text:p>
          </table:table-cell>
          <table:table-cell office:value-type="float" office:value="0.04770727" calcext:value-type="float">
            <text:p>0.04770727</text:p>
          </table:table-cell>
          <table:table-cell office:value-type="float" office:value="0.04698725" calcext:value-type="float">
            <text:p>0.046987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.73803" calcext:value-type="float">
            <text:p>31.73803</text:p>
          </table:table-cell>
          <table:table-cell office:value-type="float" office:value="36.61444" calcext:value-type="float">
            <text:p>36.61444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5052002" calcext:value-type="float">
            <text:p>5052002</text:p>
          </table:table-cell>
          <table:table-cell office:value-type="float" office:value="1.659824" calcext:value-type="float">
            <text:p>1.659824</text:p>
          </table:table-cell>
          <table:table-cell office:value-type="float" office:value="128.5003" calcext:value-type="float">
            <text:p>128.50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55623" calcext:value-type="float">
            <text:p>19.55623</text:p>
          </table:table-cell>
          <table:table-cell office:value-type="float" office:value="0.002593658" calcext:value-type="float">
            <text:p>0.002593658</text:p>
          </table:table-cell>
          <table:table-cell office:value-type="float" office:value="0.001478057" calcext:value-type="float">
            <text:p>0.001478057</text:p>
          </table:table-cell>
          <table:table-cell office:value-type="float" office:value="0.03362694" calcext:value-type="float">
            <text:p>0.03362694</text:p>
          </table:table-cell>
          <table:table-cell office:value-type="float" office:value="1677.871" calcext:value-type="float">
            <text:p>1677.871</text:p>
          </table:table-cell>
          <table:table-cell office:value-type="float" office:value="1.334644" calcext:value-type="float">
            <text:p>1.334644</text:p>
          </table:table-cell>
          <table:table-cell office:value-type="float" office:value="0" calcext:value-type="float">
            <text:p>0</text:p>
          </table:table-cell>
          <table:table-cell office:value-type="float" office:value="0.2375405" calcext:value-type="float">
            <text:p>0.2375405</text:p>
          </table:table-cell>
          <table:table-cell office:value-type="float" office:value="0.6795096" calcext:value-type="float">
            <text:p>0.6795096</text:p>
          </table:table-cell>
          <table:table-cell office:value-type="float" office:value="0.04761669" calcext:value-type="float">
            <text:p>0.04761669</text:p>
          </table:table-cell>
          <table:table-cell office:value-type="float" office:value="0.04690915" calcext:value-type="float">
            <text:p>0.046909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.7456" calcext:value-type="float">
            <text:p>31.7456</text:p>
          </table:table-cell>
          <table:table-cell office:value-type="float" office:value="36.60413" calcext:value-type="float">
            <text:p>36.60413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6052002" calcext:value-type="float">
            <text:p>6052002</text:p>
          </table:table-cell>
          <table:table-cell office:value-type="float" office:value="1.652534" calcext:value-type="float">
            <text:p>1.652534</text:p>
          </table:table-cell>
          <table:table-cell office:value-type="float" office:value="128.5044" calcext:value-type="float">
            <text:p>128.50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53696" calcext:value-type="float">
            <text:p>19.53696</text:p>
          </table:table-cell>
          <table:table-cell office:value-type="float" office:value="0.002593658" calcext:value-type="float">
            <text:p>0.002593658</text:p>
          </table:table-cell>
          <table:table-cell office:value-type="float" office:value="0.001483856" calcext:value-type="float">
            <text:p>0.001483856</text:p>
          </table:table-cell>
          <table:table-cell office:value-type="float" office:value="0.03372271" calcext:value-type="float">
            <text:p>0.03372271</text:p>
          </table:table-cell>
          <table:table-cell office:value-type="float" office:value="1677.891" calcext:value-type="float">
            <text:p>1677.891</text:p>
          </table:table-cell>
          <table:table-cell office:value-type="float" office:value="1.339643" calcext:value-type="float">
            <text:p>1.339643</text:p>
          </table:table-cell>
          <table:table-cell office:value-type="float" office:value="0" calcext:value-type="float">
            <text:p>0</text:p>
          </table:table-cell>
          <table:table-cell office:value-type="float" office:value="0.2361121" calcext:value-type="float">
            <text:p>0.2361121</text:p>
          </table:table-cell>
          <table:table-cell office:value-type="float" office:value="0.6890011" calcext:value-type="float">
            <text:p>0.6890011</text:p>
          </table:table-cell>
          <table:table-cell office:value-type="float" office:value="0.04751762" calcext:value-type="float">
            <text:p>0.04751762</text:p>
          </table:table-cell>
          <table:table-cell office:value-type="float" office:value="0.0468312" calcext:value-type="float">
            <text:p>0.04683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.75652" calcext:value-type="float">
            <text:p>31.75652</text:p>
          </table:table-cell>
          <table:table-cell office:value-type="float" office:value="36.59696" calcext:value-type="float">
            <text:p>36.59696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7052002" calcext:value-type="float">
            <text:p>7052002</text:p>
          </table:table-cell>
          <table:table-cell office:value-type="float" office:value="1.644762" calcext:value-type="float">
            <text:p>1.644762</text:p>
          </table:table-cell>
          <table:table-cell office:value-type="float" office:value="128.5084" calcext:value-type="float">
            <text:p>128.50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5181" calcext:value-type="float">
            <text:p>19.5181</text:p>
          </table:table-cell>
          <table:table-cell office:value-type="float" office:value="0.002593658" calcext:value-type="float">
            <text:p>0.002593658</text:p>
          </table:table-cell>
          <table:table-cell office:value-type="float" office:value="0.001488599" calcext:value-type="float">
            <text:p>0.001488599</text:p>
          </table:table-cell>
          <table:table-cell office:value-type="float" office:value="0.03376403" calcext:value-type="float">
            <text:p>0.03376403</text:p>
          </table:table-cell>
          <table:table-cell office:value-type="float" office:value="1677.911" calcext:value-type="float">
            <text:p>1677.911</text:p>
          </table:table-cell>
          <table:table-cell office:value-type="float" office:value="1.346629" calcext:value-type="float">
            <text:p>1.346629</text:p>
          </table:table-cell>
          <table:table-cell office:value-type="float" office:value="0" calcext:value-type="float">
            <text:p>0</text:p>
          </table:table-cell>
          <table:table-cell office:value-type="float" office:value="0.2292485" calcext:value-type="float">
            <text:p>0.2292485</text:p>
          </table:table-cell>
          <table:table-cell office:value-type="float" office:value="0.6896885" calcext:value-type="float">
            <text:p>0.6896885</text:p>
          </table:table-cell>
          <table:table-cell office:value-type="float" office:value="0.04743673" calcext:value-type="float">
            <text:p>0.04743673</text:p>
          </table:table-cell>
          <table:table-cell office:value-type="float" office:value="0.04675331" calcext:value-type="float">
            <text:p>0.046753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.76559" calcext:value-type="float">
            <text:p>31.76559</text:p>
          </table:table-cell>
          <table:table-cell office:value-type="float" office:value="36.59189" calcext:value-type="float">
            <text:p>36.5918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8052002" calcext:value-type="float">
            <text:p>8052002</text:p>
          </table:table-cell>
          <table:table-cell office:value-type="float" office:value="1.639015" calcext:value-type="float">
            <text:p>1.639015</text:p>
          </table:table-cell>
          <table:table-cell office:value-type="float" office:value="128.5098" calcext:value-type="float">
            <text:p>128.50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49935" calcext:value-type="float">
            <text:p>19.49935</text:p>
          </table:table-cell>
          <table:table-cell office:value-type="float" office:value="0.002593658" calcext:value-type="float">
            <text:p>0.002593658</text:p>
          </table:table-cell>
          <table:table-cell office:value-type="float" office:value="0.001492921" calcext:value-type="float">
            <text:p>0.001492921</text:p>
          </table:table-cell>
          <table:table-cell office:value-type="float" office:value="0.03378246" calcext:value-type="float">
            <text:p>0.03378246</text:p>
          </table:table-cell>
          <table:table-cell office:value-type="float" office:value="1677.932" calcext:value-type="float">
            <text:p>1677.932</text:p>
          </table:table-cell>
          <table:table-cell office:value-type="float" office:value="1.342715" calcext:value-type="float">
            <text:p>1.342715</text:p>
          </table:table-cell>
          <table:table-cell office:value-type="float" office:value="0" calcext:value-type="float">
            <text:p>0</text:p>
          </table:table-cell>
          <table:table-cell office:value-type="float" office:value="0.2335761" calcext:value-type="float">
            <text:p>0.2335761</text:p>
          </table:table-cell>
          <table:table-cell office:value-type="float" office:value="0.6296925" calcext:value-type="float">
            <text:p>0.6296925</text:p>
          </table:table-cell>
          <table:table-cell office:value-type="float" office:value="0.04724552" calcext:value-type="float">
            <text:p>0.04724552</text:p>
          </table:table-cell>
          <table:table-cell office:value-type="float" office:value="0.04667555" calcext:value-type="float">
            <text:p>0.046675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.78108" calcext:value-type="float">
            <text:p>31.78108</text:p>
          </table:table-cell>
          <table:table-cell office:value-type="float" office:value="36.58493" calcext:value-type="float">
            <text:p>36.58493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9052002" calcext:value-type="float">
            <text:p>9052002</text:p>
          </table:table-cell>
          <table:table-cell office:value-type="float" office:value="1.63281" calcext:value-type="float">
            <text:p>1.63281</text:p>
          </table:table-cell>
          <table:table-cell office:value-type="float" office:value="128.5115" calcext:value-type="float">
            <text:p>128.51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48059" calcext:value-type="float">
            <text:p>19.48059</text:p>
          </table:table-cell>
          <table:table-cell office:value-type="float" office:value="0.002593658" calcext:value-type="float">
            <text:p>0.002593658</text:p>
          </table:table-cell>
          <table:table-cell office:value-type="float" office:value="0.001497089" calcext:value-type="float">
            <text:p>0.001497089</text:p>
          </table:table-cell>
          <table:table-cell office:value-type="float" office:value="0.03379304" calcext:value-type="float">
            <text:p>0.03379304</text:p>
          </table:table-cell>
          <table:table-cell office:value-type="float" office:value="1677.953" calcext:value-type="float">
            <text:p>1677.953</text:p>
          </table:table-cell>
          <table:table-cell office:value-type="float" office:value="1.340022" calcext:value-type="float">
            <text:p>1.340022</text:p>
          </table:table-cell>
          <table:table-cell office:value-type="float" office:value="0" calcext:value-type="float">
            <text:p>0</text:p>
          </table:table-cell>
          <table:table-cell office:value-type="float" office:value="0.3413366" calcext:value-type="float">
            <text:p>0.3413366</text:p>
          </table:table-cell>
          <table:table-cell office:value-type="float" office:value="0.7260801" calcext:value-type="float">
            <text:p>0.7260801</text:p>
          </table:table-cell>
          <table:table-cell office:value-type="float" office:value="0.04770186" calcext:value-type="float">
            <text:p>0.04770186</text:p>
          </table:table-cell>
          <table:table-cell office:value-type="float" office:value="0.04659804" calcext:value-type="float">
            <text:p>0.046598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.81124" calcext:value-type="float">
            <text:p>31.81124</text:p>
          </table:table-cell>
          <table:table-cell office:value-type="float" office:value="36.57735" calcext:value-type="float">
            <text:p>36.57735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0052002" calcext:value-type="float">
            <text:p>10052002</text:p>
          </table:table-cell>
          <table:table-cell office:value-type="float" office:value="1.62772" calcext:value-type="float">
            <text:p>1.62772</text:p>
          </table:table-cell>
          <table:table-cell office:value-type="float" office:value="128.5139" calcext:value-type="float">
            <text:p>128.51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46146" calcext:value-type="float">
            <text:p>19.46146</text:p>
          </table:table-cell>
          <table:table-cell office:value-type="float" office:value="0.002593658" calcext:value-type="float">
            <text:p>0.002593658</text:p>
          </table:table-cell>
          <table:table-cell office:value-type="float" office:value="0.001501152" calcext:value-type="float">
            <text:p>0.001501152</text:p>
          </table:table-cell>
          <table:table-cell office:value-type="float" office:value="0.03379732" calcext:value-type="float">
            <text:p>0.03379732</text:p>
          </table:table-cell>
          <table:table-cell office:value-type="float" office:value="1677.974" calcext:value-type="float">
            <text:p>1677.974</text:p>
          </table:table-cell>
          <table:table-cell office:value-type="float" office:value="1.344966" calcext:value-type="float">
            <text:p>1.344966</text:p>
          </table:table-cell>
          <table:table-cell office:value-type="float" office:value="0" calcext:value-type="float">
            <text:p>0</text:p>
          </table:table-cell>
          <table:table-cell office:value-type="float" office:value="0.2555813" calcext:value-type="float">
            <text:p>0.2555813</text:p>
          </table:table-cell>
          <table:table-cell office:value-type="float" office:value="0.6751703" calcext:value-type="float">
            <text:p>0.6751703</text:p>
          </table:table-cell>
          <table:table-cell office:value-type="float" office:value="0.04730529" calcext:value-type="float">
            <text:p>0.04730529</text:p>
          </table:table-cell>
          <table:table-cell office:value-type="float" office:value="0.04652056" calcext:value-type="float">
            <text:p>0.046520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.82223" calcext:value-type="float">
            <text:p>31.82223</text:p>
          </table:table-cell>
          <table:table-cell office:value-type="float" office:value="36.56877" calcext:value-type="float">
            <text:p>36.56877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1052002" calcext:value-type="float">
            <text:p>11052002</text:p>
          </table:table-cell>
          <table:table-cell office:value-type="float" office:value="1.622354" calcext:value-type="float">
            <text:p>1.622354</text:p>
          </table:table-cell>
          <table:table-cell office:value-type="float" office:value="128.5163" calcext:value-type="float">
            <text:p>128.51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44241" calcext:value-type="float">
            <text:p>19.44241</text:p>
          </table:table-cell>
          <table:table-cell office:value-type="float" office:value="0.002593658" calcext:value-type="float">
            <text:p>0.002593658</text:p>
          </table:table-cell>
          <table:table-cell office:value-type="float" office:value="0.001505138" calcext:value-type="float">
            <text:p>0.001505138</text:p>
          </table:table-cell>
          <table:table-cell office:value-type="float" office:value="0.03379714" calcext:value-type="float">
            <text:p>0.03379714</text:p>
          </table:table-cell>
          <table:table-cell office:value-type="float" office:value="1677.994" calcext:value-type="float">
            <text:p>1677.994</text:p>
          </table:table-cell>
          <table:table-cell office:value-type="float" office:value="1.346987" calcext:value-type="float">
            <text:p>1.346987</text:p>
          </table:table-cell>
          <table:table-cell office:value-type="float" office:value="0" calcext:value-type="float">
            <text:p>0</text:p>
          </table:table-cell>
          <table:table-cell office:value-type="float" office:value="0.2665745" calcext:value-type="float">
            <text:p>0.2665745</text:p>
          </table:table-cell>
          <table:table-cell office:value-type="float" office:value="0.6844141" calcext:value-type="float">
            <text:p>0.6844141</text:p>
          </table:table-cell>
          <table:table-cell office:value-type="float" office:value="0.04717761" calcext:value-type="float">
            <text:p>0.04717761</text:p>
          </table:table-cell>
          <table:table-cell office:value-type="float" office:value="0.04644319" calcext:value-type="float">
            <text:p>0.046443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.83361" calcext:value-type="float">
            <text:p>31.83361</text:p>
          </table:table-cell>
          <table:table-cell office:value-type="float" office:value="36.5584" calcext:value-type="float">
            <text:p>36.5584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2052002" calcext:value-type="float">
            <text:p>12052002</text:p>
          </table:table-cell>
          <table:table-cell office:value-type="float" office:value="1.61741" calcext:value-type="float">
            <text:p>1.61741</text:p>
          </table:table-cell>
          <table:table-cell office:value-type="float" office:value="128.5177" calcext:value-type="float">
            <text:p>128.51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42342" calcext:value-type="float">
            <text:p>19.42342</text:p>
          </table:table-cell>
          <table:table-cell office:value-type="float" office:value="0.002593658" calcext:value-type="float">
            <text:p>0.002593658</text:p>
          </table:table-cell>
          <table:table-cell office:value-type="float" office:value="0.001509066" calcext:value-type="float">
            <text:p>0.001509066</text:p>
          </table:table-cell>
          <table:table-cell office:value-type="float" office:value="0.03379396" calcext:value-type="float">
            <text:p>0.03379396</text:p>
          </table:table-cell>
          <table:table-cell office:value-type="float" office:value="1678.014" calcext:value-type="float">
            <text:p>1678.014</text:p>
          </table:table-cell>
          <table:table-cell office:value-type="float" office:value="1.345595" calcext:value-type="float">
            <text:p>1.345595</text:p>
          </table:table-cell>
          <table:table-cell office:value-type="float" office:value="0" calcext:value-type="float">
            <text:p>0</text:p>
          </table:table-cell>
          <table:table-cell office:value-type="float" office:value="0.2512289" calcext:value-type="float">
            <text:p>0.2512289</text:p>
          </table:table-cell>
          <table:table-cell office:value-type="float" office:value="0.6750461" calcext:value-type="float">
            <text:p>0.6750461</text:p>
          </table:table-cell>
          <table:table-cell office:value-type="float" office:value="0.04708882" calcext:value-type="float">
            <text:p>0.04708882</text:p>
          </table:table-cell>
          <table:table-cell office:value-type="float" office:value="0.04636597" calcext:value-type="float">
            <text:p>0.046365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.8446" calcext:value-type="float">
            <text:p>31.8446</text:p>
          </table:table-cell>
          <table:table-cell office:value-type="float" office:value="36.54897" calcext:value-type="float">
            <text:p>36.54897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3052002" calcext:value-type="float">
            <text:p>13052002</text:p>
          </table:table-cell>
          <table:table-cell office:value-type="float" office:value="1.61246" calcext:value-type="float">
            <text:p>1.61246</text:p>
          </table:table-cell>
          <table:table-cell office:value-type="float" office:value="128.5193" calcext:value-type="float">
            <text:p>128.51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40369" calcext:value-type="float">
            <text:p>19.40369</text:p>
          </table:table-cell>
          <table:table-cell office:value-type="float" office:value="0.002593658" calcext:value-type="float">
            <text:p>0.002593658</text:p>
          </table:table-cell>
          <table:table-cell office:value-type="float" office:value="0.001513344" calcext:value-type="float">
            <text:p>0.001513344</text:p>
          </table:table-cell>
          <table:table-cell office:value-type="float" office:value="0.03380634" calcext:value-type="float">
            <text:p>0.03380634</text:p>
          </table:table-cell>
          <table:table-cell office:value-type="float" office:value="1678.035" calcext:value-type="float">
            <text:p>1678.035</text:p>
          </table:table-cell>
          <table:table-cell office:value-type="float" office:value="1.345085" calcext:value-type="float">
            <text:p>1.345085</text:p>
          </table:table-cell>
          <table:table-cell office:value-type="float" office:value="0" calcext:value-type="float">
            <text:p>0</text:p>
          </table:table-cell>
          <table:table-cell office:value-type="float" office:value="0.2467366" calcext:value-type="float">
            <text:p>0.2467366</text:p>
          </table:table-cell>
          <table:table-cell office:value-type="float" office:value="0.5343087" calcext:value-type="float">
            <text:p>0.5343087</text:p>
          </table:table-cell>
          <table:table-cell office:value-type="float" office:value="0.04771619" calcext:value-type="float">
            <text:p>0.04771619</text:p>
          </table:table-cell>
          <table:table-cell office:value-type="float" office:value="0.04628891" calcext:value-type="float">
            <text:p>0.046288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.84264" calcext:value-type="float">
            <text:p>31.84264</text:p>
          </table:table-cell>
          <table:table-cell office:value-type="float" office:value="36.52964" calcext:value-type="float">
            <text:p>36.52964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052002" calcext:value-type="float">
            <text:p>14052002</text:p>
          </table:table-cell>
          <table:table-cell office:value-type="float" office:value="1.608634" calcext:value-type="float">
            <text:p>1.608634</text:p>
          </table:table-cell>
          <table:table-cell office:value-type="float" office:value="128.5203" calcext:value-type="float">
            <text:p>128.52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38171" calcext:value-type="float">
            <text:p>19.38171</text:p>
          </table:table-cell>
          <table:table-cell office:value-type="float" office:value="0.002593658" calcext:value-type="float">
            <text:p>0.002593658</text:p>
          </table:table-cell>
          <table:table-cell office:value-type="float" office:value="0.001547305" calcext:value-type="float">
            <text:p>0.001547305</text:p>
          </table:table-cell>
          <table:table-cell office:value-type="float" office:value="0.03569143" calcext:value-type="float">
            <text:p>0.03569143</text:p>
          </table:table-cell>
          <table:table-cell office:value-type="float" office:value="1678.057" calcext:value-type="float">
            <text:p>1678.057</text:p>
          </table:table-cell>
          <table:table-cell office:value-type="float" office:value="1.343773" calcext:value-type="float">
            <text:p>1.343773</text:p>
          </table:table-cell>
          <table:table-cell office:value-type="float" office:value="0" calcext:value-type="float">
            <text:p>0</text:p>
          </table:table-cell>
          <table:table-cell office:value-type="float" office:value="0.2086422" calcext:value-type="float">
            <text:p>0.2086422</text:p>
          </table:table-cell>
          <table:table-cell office:value-type="float" office:value="0.5520188" calcext:value-type="float">
            <text:p>0.5520188</text:p>
          </table:table-cell>
          <table:table-cell office:value-type="float" office:value="0.04696048" calcext:value-type="float">
            <text:p>0.04696048</text:p>
          </table:table-cell>
          <table:table-cell office:value-type="float" office:value="0.04621198" calcext:value-type="float">
            <text:p>0.046211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.81159" calcext:value-type="float">
            <text:p>31.81159</text:p>
          </table:table-cell>
          <table:table-cell office:value-type="float" office:value="36.48075" calcext:value-type="float">
            <text:p>36.48075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5052002" calcext:value-type="float">
            <text:p>15052002</text:p>
          </table:table-cell>
          <table:table-cell office:value-type="float" office:value="1.60332" calcext:value-type="float">
            <text:p>1.60332</text:p>
          </table:table-cell>
          <table:table-cell office:value-type="float" office:value="128.5231" calcext:value-type="float">
            <text:p>128.52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36139" calcext:value-type="float">
            <text:p>19.36139</text:p>
          </table:table-cell>
          <table:table-cell office:value-type="float" office:value="0.002593658" calcext:value-type="float">
            <text:p>0.002593658</text:p>
          </table:table-cell>
          <table:table-cell office:value-type="float" office:value="0.001586051" calcext:value-type="float">
            <text:p>0.001586051</text:p>
          </table:table-cell>
          <table:table-cell office:value-type="float" office:value="0.03781779" calcext:value-type="float">
            <text:p>0.03781779</text:p>
          </table:table-cell>
          <table:table-cell office:value-type="float" office:value="1678.079" calcext:value-type="float">
            <text:p>1678.079</text:p>
          </table:table-cell>
          <table:table-cell office:value-type="float" office:value="1.350113" calcext:value-type="float">
            <text:p>1.350113</text:p>
          </table:table-cell>
          <table:table-cell office:value-type="float" office:value="0" calcext:value-type="float">
            <text:p>0</text:p>
          </table:table-cell>
          <table:table-cell office:value-type="float" office:value="0.2830046" calcext:value-type="float">
            <text:p>0.2830046</text:p>
          </table:table-cell>
          <table:table-cell office:value-type="float" office:value="0.652558" calcext:value-type="float">
            <text:p>0.652558</text:p>
          </table:table-cell>
          <table:table-cell office:value-type="float" office:value="0.04699937" calcext:value-type="float">
            <text:p>0.04699937</text:p>
          </table:table-cell>
          <table:table-cell office:value-type="float" office:value="0.04613506" calcext:value-type="float">
            <text:p>0.046135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.80786" calcext:value-type="float">
            <text:p>31.80786</text:p>
          </table:table-cell>
          <table:table-cell office:value-type="float" office:value="36.45353" calcext:value-type="float">
            <text:p>36.45353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6052002" calcext:value-type="float">
            <text:p>16052002</text:p>
          </table:table-cell>
          <table:table-cell office:value-type="float" office:value="1.59783" calcext:value-type="float">
            <text:p>1.59783</text:p>
          </table:table-cell>
          <table:table-cell office:value-type="float" office:value="128.5249" calcext:value-type="float">
            <text:p>128.52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3405" calcext:value-type="float">
            <text:p>19.3405</text:p>
          </table:table-cell>
          <table:table-cell office:value-type="float" office:value="0.002593658" calcext:value-type="float">
            <text:p>0.002593658</text:p>
          </table:table-cell>
          <table:table-cell office:value-type="float" office:value="0.001632081" calcext:value-type="float">
            <text:p>0.001632081</text:p>
          </table:table-cell>
          <table:table-cell office:value-type="float" office:value="0.03987923" calcext:value-type="float">
            <text:p>0.03987923</text:p>
          </table:table-cell>
          <table:table-cell office:value-type="float" office:value="1678.101" calcext:value-type="float">
            <text:p>1678.101</text:p>
          </table:table-cell>
          <table:table-cell office:value-type="float" office:value="1.350049" calcext:value-type="float">
            <text:p>1.350049</text:p>
          </table:table-cell>
          <table:table-cell office:value-type="float" office:value="0" calcext:value-type="float">
            <text:p>0</text:p>
          </table:table-cell>
          <table:table-cell office:value-type="float" office:value="0.3039787" calcext:value-type="float">
            <text:p>0.3039787</text:p>
          </table:table-cell>
          <table:table-cell office:value-type="float" office:value="0.6086551" calcext:value-type="float">
            <text:p>0.6086551</text:p>
          </table:table-cell>
          <table:table-cell office:value-type="float" office:value="0.04687316" calcext:value-type="float">
            <text:p>0.04687316</text:p>
          </table:table-cell>
          <table:table-cell office:value-type="float" office:value="0.0460584" calcext:value-type="float">
            <text:p>0.04605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.15865" calcext:value-type="float">
            <text:p>37.15865</text:p>
          </table:table-cell>
          <table:table-cell office:value-type="float" office:value="39.47493" calcext:value-type="float">
            <text:p>39.47493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7052002" calcext:value-type="float">
            <text:p>17052002</text:p>
          </table:table-cell>
          <table:table-cell office:value-type="float" office:value="1.592453" calcext:value-type="float">
            <text:p>1.592453</text:p>
          </table:table-cell>
          <table:table-cell office:value-type="float" office:value="128.5259" calcext:value-type="float">
            <text:p>128.52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32123" calcext:value-type="float">
            <text:p>19.32123</text:p>
          </table:table-cell>
          <table:table-cell office:value-type="float" office:value="0.002593658" calcext:value-type="float">
            <text:p>0.002593658</text:p>
          </table:table-cell>
          <table:table-cell office:value-type="float" office:value="0.001671067" calcext:value-type="float">
            <text:p>0.001671067</text:p>
          </table:table-cell>
          <table:table-cell office:value-type="float" office:value="0.04182613" calcext:value-type="float">
            <text:p>0.04182613</text:p>
          </table:table-cell>
          <table:table-cell office:value-type="float" office:value="1678.123" calcext:value-type="float">
            <text:p>1678.123</text:p>
          </table:table-cell>
          <table:table-cell office:value-type="float" office:value="1.347885" calcext:value-type="float">
            <text:p>1.347885</text:p>
          </table:table-cell>
          <table:table-cell office:value-type="float" office:value="0" calcext:value-type="float">
            <text:p>0</text:p>
          </table:table-cell>
          <table:table-cell office:value-type="float" office:value="0.4663167" calcext:value-type="float">
            <text:p>0.4663167</text:p>
          </table:table-cell>
          <table:table-cell office:value-type="float" office:value="0.7673076" calcext:value-type="float">
            <text:p>0.7673076</text:p>
          </table:table-cell>
          <table:table-cell office:value-type="float" office:value="0.04701072" calcext:value-type="float">
            <text:p>0.04701072</text:p>
          </table:table-cell>
          <table:table-cell office:value-type="float" office:value="0.04598178" calcext:value-type="float">
            <text:p>0.045981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.1534" calcext:value-type="float">
            <text:p>37.1534</text:p>
          </table:table-cell>
          <table:table-cell office:value-type="float" office:value="39.45603" calcext:value-type="float">
            <text:p>39.45603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8052002" calcext:value-type="float">
            <text:p>18052002</text:p>
          </table:table-cell>
          <table:table-cell office:value-type="float" office:value="1.588279" calcext:value-type="float">
            <text:p>1.588279</text:p>
          </table:table-cell>
          <table:table-cell office:value-type="float" office:value="128.5262" calcext:value-type="float">
            <text:p>128.52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30228" calcext:value-type="float">
            <text:p>19.30228</text:p>
          </table:table-cell>
          <table:table-cell office:value-type="float" office:value="0.002593658" calcext:value-type="float">
            <text:p>0.002593658</text:p>
          </table:table-cell>
          <table:table-cell office:value-type="float" office:value="0.001696223" calcext:value-type="float">
            <text:p>0.001696223</text:p>
          </table:table-cell>
          <table:table-cell office:value-type="float" office:value="0.04309534" calcext:value-type="float">
            <text:p>0.04309534</text:p>
          </table:table-cell>
          <table:table-cell office:value-type="float" office:value="1678.144" calcext:value-type="float">
            <text:p>1678.144</text:p>
          </table:table-cell>
          <table:table-cell office:value-type="float" office:value="1.344618" calcext:value-type="float">
            <text:p>1.344618</text:p>
          </table:table-cell>
          <table:table-cell office:value-type="float" office:value="0" calcext:value-type="float">
            <text:p>0</text:p>
          </table:table-cell>
          <table:table-cell office:value-type="float" office:value="0.4869766" calcext:value-type="float">
            <text:p>0.4869766</text:p>
          </table:table-cell>
          <table:table-cell office:value-type="float" office:value="0.7775986" calcext:value-type="float">
            <text:p>0.7775986</text:p>
          </table:table-cell>
          <table:table-cell office:value-type="float" office:value="0.04694448" calcext:value-type="float">
            <text:p>0.04694448</text:p>
          </table:table-cell>
          <table:table-cell office:value-type="float" office:value="0.04590537" calcext:value-type="float">
            <text:p>0.045905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.16701" calcext:value-type="float">
            <text:p>37.16701</text:p>
          </table:table-cell>
          <table:table-cell office:value-type="float" office:value="39.44516" calcext:value-type="float">
            <text:p>39.44516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9052002" calcext:value-type="float">
            <text:p>19052002</text:p>
          </table:table-cell>
          <table:table-cell office:value-type="float" office:value="1.584367" calcext:value-type="float">
            <text:p>1.584367</text:p>
          </table:table-cell>
          <table:table-cell office:value-type="float" office:value="128.5267" calcext:value-type="float">
            <text:p>128.52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28333" calcext:value-type="float">
            <text:p>19.28333</text:p>
          </table:table-cell>
          <table:table-cell office:value-type="float" office:value="0.002593658" calcext:value-type="float">
            <text:p>0.002593658</text:p>
          </table:table-cell>
          <table:table-cell office:value-type="float" office:value="0.00171068" calcext:value-type="float">
            <text:p>0.00171068</text:p>
          </table:table-cell>
          <table:table-cell office:value-type="float" office:value="0.04370945" calcext:value-type="float">
            <text:p>0.04370945</text:p>
          </table:table-cell>
          <table:table-cell office:value-type="float" office:value="1678.165" calcext:value-type="float">
            <text:p>1678.165</text:p>
          </table:table-cell>
          <table:table-cell office:value-type="float" office:value="1.341454" calcext:value-type="float">
            <text:p>1.341454</text:p>
          </table:table-cell>
          <table:table-cell office:value-type="float" office:value="0" calcext:value-type="float">
            <text:p>0</text:p>
          </table:table-cell>
          <table:table-cell office:value-type="float" office:value="0.5096471" calcext:value-type="float">
            <text:p>0.5096471</text:p>
          </table:table-cell>
          <table:table-cell office:value-type="float" office:value="0.7897187" calcext:value-type="float">
            <text:p>0.7897187</text:p>
          </table:table-cell>
          <table:table-cell office:value-type="float" office:value="0.04687025" calcext:value-type="float">
            <text:p>0.04687025</text:p>
          </table:table-cell>
          <table:table-cell office:value-type="float" office:value="0.04582899" calcext:value-type="float">
            <text:p>0.045828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.18608" calcext:value-type="float">
            <text:p>37.18608</text:p>
          </table:table-cell>
          <table:table-cell office:value-type="float" office:value="39.43438" calcext:value-type="float">
            <text:p>39.43438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0052002" calcext:value-type="float">
            <text:p>20052002</text:p>
          </table:table-cell>
          <table:table-cell office:value-type="float" office:value="1.57986" calcext:value-type="float">
            <text:p>1.57986</text:p>
          </table:table-cell>
          <table:table-cell office:value-type="float" office:value="128.5274" calcext:value-type="float">
            <text:p>128.52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26453" calcext:value-type="float">
            <text:p>19.26453</text:p>
          </table:table-cell>
          <table:table-cell office:value-type="float" office:value="0.002593658" calcext:value-type="float">
            <text:p>0.002593658</text:p>
          </table:table-cell>
          <table:table-cell office:value-type="float" office:value="0.001719207" calcext:value-type="float">
            <text:p>0.001719207</text:p>
          </table:table-cell>
          <table:table-cell office:value-type="float" office:value="0.04394759" calcext:value-type="float">
            <text:p>0.04394759</text:p>
          </table:table-cell>
          <table:table-cell office:value-type="float" office:value="1678.186" calcext:value-type="float">
            <text:p>1678.186</text:p>
          </table:table-cell>
          <table:table-cell office:value-type="float" office:value="1.338623" calcext:value-type="float">
            <text:p>1.338623</text:p>
          </table:table-cell>
          <table:table-cell office:value-type="float" office:value="0" calcext:value-type="float">
            <text:p>0</text:p>
          </table:table-cell>
          <table:table-cell office:value-type="float" office:value="0.5390449" calcext:value-type="float">
            <text:p>0.5390449</text:p>
          </table:table-cell>
          <table:table-cell office:value-type="float" office:value="0.8192357" calcext:value-type="float">
            <text:p>0.8192357</text:p>
          </table:table-cell>
          <table:table-cell office:value-type="float" office:value="0.04681494" calcext:value-type="float">
            <text:p>0.04681494</text:p>
          </table:table-cell>
          <table:table-cell office:value-type="float" office:value="0.04575284" calcext:value-type="float">
            <text:p>0.045752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.20991" calcext:value-type="float">
            <text:p>37.20991</text:p>
          </table:table-cell>
          <table:table-cell office:value-type="float" office:value="39.42469" calcext:value-type="float">
            <text:p>39.42469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21052002" calcext:value-type="float">
            <text:p>21052002</text:p>
          </table:table-cell>
          <table:table-cell office:value-type="float" office:value="1.57376" calcext:value-type="float">
            <text:p>1.57376</text:p>
          </table:table-cell>
          <table:table-cell office:value-type="float" office:value="128.5284" calcext:value-type="float">
            <text:p>128.52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24642" calcext:value-type="float">
            <text:p>19.24642</text:p>
          </table:table-cell>
          <table:table-cell office:value-type="float" office:value="0.002593658" calcext:value-type="float">
            <text:p>0.002593658</text:p>
          </table:table-cell>
          <table:table-cell office:value-type="float" office:value="0.001725139" calcext:value-type="float">
            <text:p>0.001725139</text:p>
          </table:table-cell>
          <table:table-cell office:value-type="float" office:value="0.04403959" calcext:value-type="float">
            <text:p>0.04403959</text:p>
          </table:table-cell>
          <table:table-cell office:value-type="float" office:value="1678.207" calcext:value-type="float">
            <text:p>1678.207</text:p>
          </table:table-cell>
          <table:table-cell office:value-type="float" office:value="1.334587" calcext:value-type="float">
            <text:p>1.334587</text:p>
          </table:table-cell>
          <table:table-cell office:value-type="float" office:value="0" calcext:value-type="float">
            <text:p>0</text:p>
          </table:table-cell>
          <table:table-cell office:value-type="float" office:value="0.7967327" calcext:value-type="float">
            <text:p>0.7967327</text:p>
          </table:table-cell>
          <table:table-cell office:value-type="float" office:value="0.8907679" calcext:value-type="float">
            <text:p>0.8907679</text:p>
          </table:table-cell>
          <table:table-cell office:value-type="float" office:value="0.04681142" calcext:value-type="float">
            <text:p>0.04681142</text:p>
          </table:table-cell>
          <table:table-cell office:value-type="float" office:value="0.04567683" calcext:value-type="float">
            <text:p>0.045676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.87372" calcext:value-type="float">
            <text:p>37.87372</text:p>
          </table:table-cell>
          <table:table-cell office:value-type="float" office:value="39.82231" calcext:value-type="float">
            <text:p>39.82231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22052002" calcext:value-type="float">
            <text:p>22052002</text:p>
          </table:table-cell>
          <table:table-cell office:value-type="float" office:value="1.557534" calcext:value-type="float">
            <text:p>1.557534</text:p>
          </table:table-cell>
          <table:table-cell office:value-type="float" office:value="128.5297" calcext:value-type="float">
            <text:p>128.529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9.44976" calcext:value-type="float">
            <text:p>19.44976</text:p>
          </table:table-cell>
          <table:table-cell office:value-type="float" office:value="0.002593658" calcext:value-type="float">
            <text:p>0.002593658</text:p>
          </table:table-cell>
          <table:table-cell office:value-type="float" office:value="0.001729858" calcext:value-type="float">
            <text:p>0.001729858</text:p>
          </table:table-cell>
          <table:table-cell office:value-type="float" office:value="0.04406782" calcext:value-type="float">
            <text:p>0.04406782</text:p>
          </table:table-cell>
          <table:table-cell office:value-type="float" office:value="1682.393" calcext:value-type="float">
            <text:p>1682.393</text:p>
          </table:table-cell>
          <table:table-cell office:value-type="float" office:value="1.310477" calcext:value-type="float">
            <text:p>1.310477</text:p>
          </table:table-cell>
          <table:table-cell office:value-type="float" office:value="0" calcext:value-type="float">
            <text:p>0</text:p>
          </table:table-cell>
          <table:table-cell office:value-type="float" office:value="3.585976" calcext:value-type="float">
            <text:p>3.585976</text:p>
          </table:table-cell>
          <table:table-cell office:value-type="float" office:value="1.910472" calcext:value-type="float">
            <text:p>1.910472</text:p>
          </table:table-cell>
          <table:table-cell office:value-type="float" office:value="0.04560864" calcext:value-type="float">
            <text:p>0.04560864</text:p>
          </table:table-cell>
          <table:table-cell office:value-type="float" office:value="0.04560085" calcext:value-type="float">
            <text:p>0.045600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0007" calcext:value-type="float">
            <text:p>38.0007</text:p>
          </table:table-cell>
          <table:table-cell office:value-type="float" office:value="39.92452" calcext:value-type="float">
            <text:p>39.92452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23052002" calcext:value-type="float">
            <text:p>23052002</text:p>
          </table:table-cell>
          <table:table-cell office:value-type="float" office:value="1.535374" calcext:value-type="float">
            <text:p>1.535374</text:p>
          </table:table-cell>
          <table:table-cell office:value-type="float" office:value="128.5304" calcext:value-type="float">
            <text:p>128.530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9.48358" calcext:value-type="float">
            <text:p>19.48358</text:p>
          </table:table-cell>
          <table:table-cell office:value-type="float" office:value="0.002593658" calcext:value-type="float">
            <text:p>0.002593658</text:p>
          </table:table-cell>
          <table:table-cell office:value-type="float" office:value="0.001734035" calcext:value-type="float">
            <text:p>0.001734035</text:p>
          </table:table-cell>
          <table:table-cell office:value-type="float" office:value="0.04407084" calcext:value-type="float">
            <text:p>0.04407084</text:p>
          </table:table-cell>
          <table:table-cell office:value-type="float" office:value="1681.409" calcext:value-type="float">
            <text:p>1681.409</text:p>
          </table:table-cell>
          <table:table-cell office:value-type="float" office:value="1.275601" calcext:value-type="float">
            <text:p>1.275601</text:p>
          </table:table-cell>
          <table:table-cell office:value-type="float" office:value="0" calcext:value-type="float">
            <text:p>0</text:p>
          </table:table-cell>
          <table:table-cell office:value-type="float" office:value="5.570953" calcext:value-type="float">
            <text:p>5.570953</text:p>
          </table:table-cell>
          <table:table-cell office:value-type="float" office:value="2.969391" calcext:value-type="float">
            <text:p>2.969391</text:p>
          </table:table-cell>
          <table:table-cell office:value-type="float" office:value="0.04556581" calcext:value-type="float">
            <text:p>0.04556581</text:p>
          </table:table-cell>
          <table:table-cell office:value-type="float" office:value="0.04552503" calcext:value-type="float">
            <text:p>0.045525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27504" calcext:value-type="float">
            <text:p>38.27504</text:p>
          </table:table-cell>
          <table:table-cell office:value-type="float" office:value="40.41579" calcext:value-type="float">
            <text:p>40.41579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24052002" calcext:value-type="float">
            <text:p>24052002</text:p>
          </table:table-cell>
          <table:table-cell office:value-type="float" office:value="1.522116" calcext:value-type="float">
            <text:p>1.522116</text:p>
          </table:table-cell>
          <table:table-cell office:value-type="float" office:value="128.5286" calcext:value-type="float">
            <text:p>128.528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9.51661" calcext:value-type="float">
            <text:p>19.51661</text:p>
          </table:table-cell>
          <table:table-cell office:value-type="float" office:value="0.002593658" calcext:value-type="float">
            <text:p>0.002593658</text:p>
          </table:table-cell>
          <table:table-cell office:value-type="float" office:value="0.00173805" calcext:value-type="float">
            <text:p>0.00173805</text:p>
          </table:table-cell>
          <table:table-cell office:value-type="float" office:value="0.04406836" calcext:value-type="float">
            <text:p>0.04406836</text:p>
          </table:table-cell>
          <table:table-cell office:value-type="float" office:value="1681.225" calcext:value-type="float">
            <text:p>1681.225</text:p>
          </table:table-cell>
          <table:table-cell office:value-type="float" office:value="1.257623" calcext:value-type="float">
            <text:p>1.257623</text:p>
          </table:table-cell>
          <table:table-cell office:value-type="float" office:value="0" calcext:value-type="float">
            <text:p>0</text:p>
          </table:table-cell>
          <table:table-cell office:value-type="float" office:value="4.318318" calcext:value-type="float">
            <text:p>4.318318</text:p>
          </table:table-cell>
          <table:table-cell office:value-type="float" office:value="3.321384" calcext:value-type="float">
            <text:p>3.321384</text:p>
          </table:table-cell>
          <table:table-cell office:value-type="float" office:value="0.04552842" calcext:value-type="float">
            <text:p>0.04552842</text:p>
          </table:table-cell>
          <table:table-cell office:value-type="float" office:value="0.04544945" calcext:value-type="float">
            <text:p>0.045449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55218" calcext:value-type="float">
            <text:p>38.55218</text:p>
          </table:table-cell>
          <table:table-cell office:value-type="float" office:value="41.11175" calcext:value-type="float">
            <text:p>41.11175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25052002" calcext:value-type="float">
            <text:p>25052002</text:p>
          </table:table-cell>
          <table:table-cell office:value-type="float" office:value="1.51186" calcext:value-type="float">
            <text:p>1.51186</text:p>
          </table:table-cell>
          <table:table-cell office:value-type="float" office:value="128.5266" calcext:value-type="float">
            <text:p>128.526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9.55275" calcext:value-type="float">
            <text:p>19.55275</text:p>
          </table:table-cell>
          <table:table-cell office:value-type="float" office:value="0.002593658" calcext:value-type="float">
            <text:p>0.002593658</text:p>
          </table:table-cell>
          <table:table-cell office:value-type="float" office:value="0.001741986" calcext:value-type="float">
            <text:p>0.001741986</text:p>
          </table:table-cell>
          <table:table-cell office:value-type="float" office:value="0.04406296" calcext:value-type="float">
            <text:p>0.04406296</text:p>
          </table:table-cell>
          <table:table-cell office:value-type="float" office:value="1681.812" calcext:value-type="float">
            <text:p>1681.812</text:p>
          </table:table-cell>
          <table:table-cell office:value-type="float" office:value="1.24408" calcext:value-type="float">
            <text:p>1.24408</text:p>
          </table:table-cell>
          <table:table-cell office:value-type="float" office:value="0" calcext:value-type="float">
            <text:p>0</text:p>
          </table:table-cell>
          <table:table-cell office:value-type="float" office:value="3.270163" calcext:value-type="float">
            <text:p>3.270163</text:p>
          </table:table-cell>
          <table:table-cell office:value-type="float" office:value="2.599132" calcext:value-type="float">
            <text:p>2.599132</text:p>
          </table:table-cell>
          <table:table-cell office:value-type="float" office:value="0.04548591" calcext:value-type="float">
            <text:p>0.04548591</text:p>
          </table:table-cell>
          <table:table-cell office:value-type="float" office:value="0.0453739" calcext:value-type="float">
            <text:p>0.04537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74789" calcext:value-type="float">
            <text:p>38.74789</text:p>
          </table:table-cell>
          <table:table-cell office:value-type="float" office:value="41.7337" calcext:value-type="float">
            <text:p>41.7337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26052002" calcext:value-type="float">
            <text:p>26052002</text:p>
          </table:table-cell>
          <table:table-cell office:value-type="float" office:value="1.500182" calcext:value-type="float">
            <text:p>1.500182</text:p>
          </table:table-cell>
          <table:table-cell office:value-type="float" office:value="128.5247" calcext:value-type="float">
            <text:p>128.524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9.58896" calcext:value-type="float">
            <text:p>19.58896</text:p>
          </table:table-cell>
          <table:table-cell office:value-type="float" office:value="0.002593658" calcext:value-type="float">
            <text:p>0.002593658</text:p>
          </table:table-cell>
          <table:table-cell office:value-type="float" office:value="0.001745849" calcext:value-type="float">
            <text:p>0.001745849</text:p>
          </table:table-cell>
          <table:table-cell office:value-type="float" office:value="0.04405381" calcext:value-type="float">
            <text:p>0.04405381</text:p>
          </table:table-cell>
          <table:table-cell office:value-type="float" office:value="1682.311" calcext:value-type="float">
            <text:p>1682.311</text:p>
          </table:table-cell>
          <table:table-cell office:value-type="float" office:value="1.2309" calcext:value-type="float">
            <text:p>1.2309</text:p>
          </table:table-cell>
          <table:table-cell office:value-type="float" office:value="0" calcext:value-type="float">
            <text:p>0</text:p>
          </table:table-cell>
          <table:table-cell office:value-type="float" office:value="3.063967" calcext:value-type="float">
            <text:p>3.063967</text:p>
          </table:table-cell>
          <table:table-cell office:value-type="float" office:value="2.235811" calcext:value-type="float">
            <text:p>2.235811</text:p>
          </table:table-cell>
          <table:table-cell office:value-type="float" office:value="0.04548489" calcext:value-type="float">
            <text:p>0.04548489</text:p>
          </table:table-cell>
          <table:table-cell office:value-type="float" office:value="0.04529844" calcext:value-type="float">
            <text:p>0.045298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92941" calcext:value-type="float">
            <text:p>38.92941</text:p>
          </table:table-cell>
          <table:table-cell office:value-type="float" office:value="42.25765" calcext:value-type="float">
            <text:p>42.25765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27052002" calcext:value-type="float">
            <text:p>27052002</text:p>
          </table:table-cell>
          <table:table-cell office:value-type="float" office:value="1.490924" calcext:value-type="float">
            <text:p>1.490924</text:p>
          </table:table-cell>
          <table:table-cell office:value-type="float" office:value="128.522" calcext:value-type="float">
            <text:p>128.52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9.62193" calcext:value-type="float">
            <text:p>19.62193</text:p>
          </table:table-cell>
          <table:table-cell office:value-type="float" office:value="0.002593658" calcext:value-type="float">
            <text:p>0.002593658</text:p>
          </table:table-cell>
          <table:table-cell office:value-type="float" office:value="0.001749661" calcext:value-type="float">
            <text:p>0.001749661</text:p>
          </table:table-cell>
          <table:table-cell office:value-type="float" office:value="0.04404145" calcext:value-type="float">
            <text:p>0.04404145</text:p>
          </table:table-cell>
          <table:table-cell office:value-type="float" office:value="1682.608" calcext:value-type="float">
            <text:p>1682.608</text:p>
          </table:table-cell>
          <table:table-cell office:value-type="float" office:value="1.220253" calcext:value-type="float">
            <text:p>1.220253</text:p>
          </table:table-cell>
          <table:table-cell office:value-type="float" office:value="0" calcext:value-type="float">
            <text:p>0</text:p>
          </table:table-cell>
          <table:table-cell office:value-type="float" office:value="2.375862" calcext:value-type="float">
            <text:p>2.375862</text:p>
          </table:table-cell>
          <table:table-cell office:value-type="float" office:value="1.412557" calcext:value-type="float">
            <text:p>1.412557</text:p>
          </table:table-cell>
          <table:table-cell office:value-type="float" office:value="0.04543783" calcext:value-type="float">
            <text:p>0.04543783</text:p>
          </table:table-cell>
          <table:table-cell office:value-type="float" office:value="0.04522314" calcext:value-type="float">
            <text:p>0.045223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.07447" calcext:value-type="float">
            <text:p>39.07447</text:p>
          </table:table-cell>
          <table:table-cell office:value-type="float" office:value="42.55503" calcext:value-type="float">
            <text:p>42.55503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28052002" calcext:value-type="float">
            <text:p>28052002</text:p>
          </table:table-cell>
          <table:table-cell office:value-type="float" office:value="1.477504" calcext:value-type="float">
            <text:p>1.477504</text:p>
          </table:table-cell>
          <table:table-cell office:value-type="float" office:value="128.519" calcext:value-type="float">
            <text:p>128.51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9.6522" calcext:value-type="float">
            <text:p>19.6522</text:p>
          </table:table-cell>
          <table:table-cell office:value-type="float" office:value="0.002593658" calcext:value-type="float">
            <text:p>0.002593658</text:p>
          </table:table-cell>
          <table:table-cell office:value-type="float" office:value="0.001753439" calcext:value-type="float">
            <text:p>0.001753439</text:p>
          </table:table-cell>
          <table:table-cell office:value-type="float" office:value="0.04402735" calcext:value-type="float">
            <text:p>0.04402735</text:p>
          </table:table-cell>
          <table:table-cell office:value-type="float" office:value="1682.762" calcext:value-type="float">
            <text:p>1682.762</text:p>
          </table:table-cell>
          <table:table-cell office:value-type="float" office:value="1.204811" calcext:value-type="float">
            <text:p>1.204811</text:p>
          </table:table-cell>
          <table:table-cell office:value-type="float" office:value="0" calcext:value-type="float">
            <text:p>0</text:p>
          </table:table-cell>
          <table:table-cell office:value-type="float" office:value="2.895268" calcext:value-type="float">
            <text:p>2.895268</text:p>
          </table:table-cell>
          <table:table-cell office:value-type="float" office:value="1.140227" calcext:value-type="float">
            <text:p>1.140227</text:p>
          </table:table-cell>
          <table:table-cell office:value-type="float" office:value="0.04539013" calcext:value-type="float">
            <text:p>0.04539013</text:p>
          </table:table-cell>
          <table:table-cell office:value-type="float" office:value="0.04514799" calcext:value-type="float">
            <text:p>0.045147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.22734" calcext:value-type="float">
            <text:p>39.22734</text:p>
          </table:table-cell>
          <table:table-cell office:value-type="float" office:value="42.71774" calcext:value-type="float">
            <text:p>42.71774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29052002" calcext:value-type="float">
            <text:p>29052002</text:p>
          </table:table-cell>
          <table:table-cell office:value-type="float" office:value="1.46438" calcext:value-type="float">
            <text:p>1.46438</text:p>
          </table:table-cell>
          <table:table-cell office:value-type="float" office:value="128.5148" calcext:value-type="float">
            <text:p>128.514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9.66951" calcext:value-type="float">
            <text:p>19.66951</text:p>
          </table:table-cell>
          <table:table-cell office:value-type="float" office:value="0.002593658" calcext:value-type="float">
            <text:p>0.002593658</text:p>
          </table:table-cell>
          <table:table-cell office:value-type="float" office:value="0.00175717" calcext:value-type="float">
            <text:p>0.00175717</text:p>
          </table:table-cell>
          <table:table-cell office:value-type="float" office:value="0.04401181" calcext:value-type="float">
            <text:p>0.04401181</text:p>
          </table:table-cell>
          <table:table-cell office:value-type="float" office:value="1682.838" calcext:value-type="float">
            <text:p>1682.838</text:p>
          </table:table-cell>
          <table:table-cell office:value-type="float" office:value="1.191126" calcext:value-type="float">
            <text:p>1.191126</text:p>
          </table:table-cell>
          <table:table-cell office:value-type="float" office:value="0" calcext:value-type="float">
            <text:p>0</text:p>
          </table:table-cell>
          <table:table-cell office:value-type="float" office:value="2.678161" calcext:value-type="float">
            <text:p>2.678161</text:p>
          </table:table-cell>
          <table:table-cell office:value-type="float" office:value="1.000027" calcext:value-type="float">
            <text:p>1.000027</text:p>
          </table:table-cell>
          <table:table-cell office:value-type="float" office:value="0.04532994" calcext:value-type="float">
            <text:p>0.04532994</text:p>
          </table:table-cell>
          <table:table-cell office:value-type="float" office:value="0.04507297" calcext:value-type="float">
            <text:p>0.045072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.38535" calcext:value-type="float">
            <text:p>39.38535</text:p>
          </table:table-cell>
          <table:table-cell office:value-type="float" office:value="42.82088" calcext:value-type="float">
            <text:p>42.8208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0052002" calcext:value-type="float">
            <text:p>30052002</text:p>
          </table:table-cell>
          <table:table-cell office:value-type="float" office:value="1.454736" calcext:value-type="float">
            <text:p>1.454736</text:p>
          </table:table-cell>
          <table:table-cell office:value-type="float" office:value="128.5114" calcext:value-type="float">
            <text:p>128.511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9.66792" calcext:value-type="float">
            <text:p>19.66792</text:p>
          </table:table-cell>
          <table:table-cell office:value-type="float" office:value="0.002593658" calcext:value-type="float">
            <text:p>0.002593658</text:p>
          </table:table-cell>
          <table:table-cell office:value-type="float" office:value="0.001760887" calcext:value-type="float">
            <text:p>0.001760887</text:p>
          </table:table-cell>
          <table:table-cell office:value-type="float" office:value="0.04399478" calcext:value-type="float">
            <text:p>0.04399478</text:p>
          </table:table-cell>
          <table:table-cell office:value-type="float" office:value="1682.88" calcext:value-type="float">
            <text:p>1682.88</text:p>
          </table:table-cell>
          <table:table-cell office:value-type="float" office:value="1.196244" calcext:value-type="float">
            <text:p>1.196244</text:p>
          </table:table-cell>
          <table:table-cell office:value-type="float" office:value="0" calcext:value-type="float">
            <text:p>0</text:p>
          </table:table-cell>
          <table:table-cell office:value-type="float" office:value="1.529858" calcext:value-type="float">
            <text:p>1.529858</text:p>
          </table:table-cell>
          <table:table-cell office:value-type="float" office:value="1.005522" calcext:value-type="float">
            <text:p>1.005522</text:p>
          </table:table-cell>
          <table:table-cell office:value-type="float" office:value="0.04604423" calcext:value-type="float">
            <text:p>0.04604423</text:p>
          </table:table-cell>
          <table:table-cell office:value-type="float" office:value="0.04499797" calcext:value-type="float">
            <text:p>0.044997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.52763" calcext:value-type="float">
            <text:p>39.52763</text:p>
          </table:table-cell>
          <table:table-cell office:value-type="float" office:value="42.90012" calcext:value-type="float">
            <text:p>42.90012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31052002" calcext:value-type="float">
            <text:p>31052002</text:p>
          </table:table-cell>
          <table:table-cell office:value-type="float" office:value="1.443897" calcext:value-type="float">
            <text:p>1.443897</text:p>
          </table:table-cell>
          <table:table-cell office:value-type="float" office:value="128.5106" calcext:value-type="float">
            <text:p>128.510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9.65617" calcext:value-type="float">
            <text:p>19.65617</text:p>
          </table:table-cell>
          <table:table-cell office:value-type="float" office:value="0.002593658" calcext:value-type="float">
            <text:p>0.002593658</text:p>
          </table:table-cell>
          <table:table-cell office:value-type="float" office:value="0.00186691" calcext:value-type="float">
            <text:p>0.00186691</text:p>
          </table:table-cell>
          <table:table-cell office:value-type="float" office:value="0.04513568" calcext:value-type="float">
            <text:p>0.04513568</text:p>
          </table:table-cell>
          <table:table-cell office:value-type="float" office:value="1682.911" calcext:value-type="float">
            <text:p>1682.911</text:p>
          </table:table-cell>
          <table:table-cell office:value-type="float" office:value="1.201855" calcext:value-type="float">
            <text:p>1.201855</text:p>
          </table:table-cell>
          <table:table-cell office:value-type="float" office:value="0" calcext:value-type="float">
            <text:p>0</text:p>
          </table:table-cell>
          <table:table-cell office:value-type="float" office:value="0.4758666" calcext:value-type="float">
            <text:p>0.4758666</text:p>
          </table:table-cell>
          <table:table-cell office:value-type="float" office:value="0.6066615" calcext:value-type="float">
            <text:p>0.6066615</text:p>
          </table:table-cell>
          <table:table-cell office:value-type="float" office:value="0.0450787" calcext:value-type="float">
            <text:p>0.0450787</text:p>
          </table:table-cell>
          <table:table-cell office:value-type="float" office:value="0.04492322" calcext:value-type="float">
            <text:p>0.044923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.54464" calcext:value-type="float">
            <text:p>39.54464</text:p>
          </table:table-cell>
          <table:table-cell office:value-type="float" office:value="42.93311" calcext:value-type="float">
            <text:p>42.93311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062002" calcext:value-type="float">
            <text:p>1062002</text:p>
          </table:table-cell>
          <table:table-cell office:value-type="float" office:value="1.43617" calcext:value-type="float">
            <text:p>1.43617</text:p>
          </table:table-cell>
          <table:table-cell office:value-type="float" office:value="128.5082" calcext:value-type="float">
            <text:p>128.508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9.64416" calcext:value-type="float">
            <text:p>19.64416</text:p>
          </table:table-cell>
          <table:table-cell office:value-type="float" office:value="0.002593658" calcext:value-type="float">
            <text:p>0.002593658</text:p>
          </table:table-cell>
          <table:table-cell office:value-type="float" office:value="0.001936157" calcext:value-type="float">
            <text:p>0.001936157</text:p>
          </table:table-cell>
          <table:table-cell office:value-type="float" office:value="0.0475083" calcext:value-type="float">
            <text:p>0.0475083</text:p>
          </table:table-cell>
          <table:table-cell office:value-type="float" office:value="1682.939" calcext:value-type="float">
            <text:p>1682.939</text:p>
          </table:table-cell>
          <table:table-cell office:value-type="float" office:value="1.207513" calcext:value-type="float">
            <text:p>1.207513</text:p>
          </table:table-cell>
          <table:table-cell office:value-type="float" office:value="0" calcext:value-type="float">
            <text:p>0</text:p>
          </table:table-cell>
          <table:table-cell office:value-type="float" office:value="1.948059" calcext:value-type="float">
            <text:p>1.948059</text:p>
          </table:table-cell>
          <table:table-cell office:value-type="float" office:value="0.7196043" calcext:value-type="float">
            <text:p>0.7196043</text:p>
          </table:table-cell>
          <table:table-cell office:value-type="float" office:value="0.04549834" calcext:value-type="float">
            <text:p>0.04549834</text:p>
          </table:table-cell>
          <table:table-cell office:value-type="float" office:value="0.04484853" calcext:value-type="float">
            <text:p>0.044848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.59085" calcext:value-type="float">
            <text:p>39.59085</text:p>
          </table:table-cell>
          <table:table-cell office:value-type="float" office:value="42.94221" calcext:value-type="float">
            <text:p>42.94221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2062002" calcext:value-type="float">
            <text:p>2062002</text:p>
          </table:table-cell>
          <table:table-cell office:value-type="float" office:value="1.424177" calcext:value-type="float">
            <text:p>1.424177</text:p>
          </table:table-cell>
          <table:table-cell office:value-type="float" office:value="128.505" calcext:value-type="float">
            <text:p>128.50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9.63057" calcext:value-type="float">
            <text:p>19.63057</text:p>
          </table:table-cell>
          <table:table-cell office:value-type="float" office:value="0.002593658" calcext:value-type="float">
            <text:p>0.002593658</text:p>
          </table:table-cell>
          <table:table-cell office:value-type="float" office:value="0.001977363" calcext:value-type="float">
            <text:p>0.001977363</text:p>
          </table:table-cell>
          <table:table-cell office:value-type="float" office:value="0.0489898" calcext:value-type="float">
            <text:p>0.0489898</text:p>
          </table:table-cell>
          <table:table-cell office:value-type="float" office:value="1682.965" calcext:value-type="float">
            <text:p>1682.965</text:p>
          </table:table-cell>
          <table:table-cell office:value-type="float" office:value="1.193624" calcext:value-type="float">
            <text:p>1.193624</text:p>
          </table:table-cell>
          <table:table-cell office:value-type="float" office:value="0" calcext:value-type="float">
            <text:p>0</text:p>
          </table:table-cell>
          <table:table-cell office:value-type="float" office:value="2.496584" calcext:value-type="float">
            <text:p>2.496584</text:p>
          </table:table-cell>
          <table:table-cell office:value-type="float" office:value="0.750811" calcext:value-type="float">
            <text:p>0.750811</text:p>
          </table:table-cell>
          <table:table-cell office:value-type="float" office:value="0.04528073" calcext:value-type="float">
            <text:p>0.04528073</text:p>
          </table:table-cell>
          <table:table-cell office:value-type="float" office:value="0.044774" calcext:value-type="float">
            <text:p>0.0447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.69495" calcext:value-type="float">
            <text:p>39.69495</text:p>
          </table:table-cell>
          <table:table-cell office:value-type="float" office:value="42.96721" calcext:value-type="float">
            <text:p>42.96721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3062002" calcext:value-type="float">
            <text:p>3062002</text:p>
          </table:table-cell>
          <table:table-cell office:value-type="float" office:value="1.414111" calcext:value-type="float">
            <text:p>1.414111</text:p>
          </table:table-cell>
          <table:table-cell office:value-type="float" office:value="128.5014" calcext:value-type="float">
            <text:p>128.501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9.61666" calcext:value-type="float">
            <text:p>19.61666</text:p>
          </table:table-cell>
          <table:table-cell office:value-type="float" office:value="0.002593658" calcext:value-type="float">
            <text:p>0.002593658</text:p>
          </table:table-cell>
          <table:table-cell office:value-type="float" office:value="0.00200601" calcext:value-type="float">
            <text:p>0.00200601</text:p>
          </table:table-cell>
          <table:table-cell office:value-type="float" office:value="0.04994507" calcext:value-type="float">
            <text:p>0.04994507</text:p>
          </table:table-cell>
          <table:table-cell office:value-type="float" office:value="1682.992" calcext:value-type="float">
            <text:p>1682.992</text:p>
          </table:table-cell>
          <table:table-cell office:value-type="float" office:value="1.182913" calcext:value-type="float">
            <text:p>1.182913</text:p>
          </table:table-cell>
          <table:table-cell office:value-type="float" office:value="0" calcext:value-type="float">
            <text:p>0</text:p>
          </table:table-cell>
          <table:table-cell office:value-type="float" office:value="2.29149" calcext:value-type="float">
            <text:p>2.29149</text:p>
          </table:table-cell>
          <table:table-cell office:value-type="float" office:value="0.7623671" calcext:value-type="float">
            <text:p>0.7623671</text:p>
          </table:table-cell>
          <table:table-cell office:value-type="float" office:value="0.04510412" calcext:value-type="float">
            <text:p>0.04510412</text:p>
          </table:table-cell>
          <table:table-cell office:value-type="float" office:value="0.04469956" calcext:value-type="float">
            <text:p>0.044699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.80848" calcext:value-type="float">
            <text:p>39.80848</text:p>
          </table:table-cell>
          <table:table-cell office:value-type="float" office:value="42.99644" calcext:value-type="float">
            <text:p>42.99644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4062002" calcext:value-type="float">
            <text:p>4062002</text:p>
          </table:table-cell>
          <table:table-cell office:value-type="float" office:value="1.405143" calcext:value-type="float">
            <text:p>1.405143</text:p>
          </table:table-cell>
          <table:table-cell office:value-type="float" office:value="128.4976" calcext:value-type="float">
            <text:p>128.497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9.60264" calcext:value-type="float">
            <text:p>19.60264</text:p>
          </table:table-cell>
          <table:table-cell office:value-type="float" office:value="0.002593658" calcext:value-type="float">
            <text:p>0.002593658</text:p>
          </table:table-cell>
          <table:table-cell office:value-type="float" office:value="0.002026761" calcext:value-type="float">
            <text:p>0.002026761</text:p>
          </table:table-cell>
          <table:table-cell office:value-type="float" office:value="0.05051368" calcext:value-type="float">
            <text:p>0.05051368</text:p>
          </table:table-cell>
          <table:table-cell office:value-type="float" office:value="1683.017" calcext:value-type="float">
            <text:p>1683.017</text:p>
          </table:table-cell>
          <table:table-cell office:value-type="float" office:value="1.17432" calcext:value-type="float">
            <text:p>1.17432</text:p>
          </table:table-cell>
          <table:table-cell office:value-type="float" office:value="0" calcext:value-type="float">
            <text:p>0</text:p>
          </table:table-cell>
          <table:table-cell office:value-type="float" office:value="1.411819" calcext:value-type="float">
            <text:p>1.411819</text:p>
          </table:table-cell>
          <table:table-cell office:value-type="float" office:value="0.759631" calcext:value-type="float">
            <text:p>0.759631</text:p>
          </table:table-cell>
          <table:table-cell office:value-type="float" office:value="0.04496855" calcext:value-type="float">
            <text:p>0.04496855</text:p>
          </table:table-cell>
          <table:table-cell office:value-type="float" office:value="0.04462525" calcext:value-type="float">
            <text:p>0.044625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.91188" calcext:value-type="float">
            <text:p>39.91188</text:p>
          </table:table-cell>
          <table:table-cell office:value-type="float" office:value="43.02592" calcext:value-type="float">
            <text:p>43.02592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5062002" calcext:value-type="float">
            <text:p>5062002</text:p>
          </table:table-cell>
          <table:table-cell office:value-type="float" office:value="1.399171" calcext:value-type="float">
            <text:p>1.399171</text:p>
          </table:table-cell>
          <table:table-cell office:value-type="float" office:value="128.4949" calcext:value-type="float">
            <text:p>128.494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9.58764" calcext:value-type="float">
            <text:p>19.58764</text:p>
          </table:table-cell>
          <table:table-cell office:value-type="float" office:value="0.002593658" calcext:value-type="float">
            <text:p>0.002593658</text:p>
          </table:table-cell>
          <table:table-cell office:value-type="float" office:value="0.00204713" calcext:value-type="float">
            <text:p>0.00204713</text:p>
          </table:table-cell>
          <table:table-cell office:value-type="float" office:value="0.05108944" calcext:value-type="float">
            <text:p>0.05108944</text:p>
          </table:table-cell>
          <table:table-cell office:value-type="float" office:value="1683.042" calcext:value-type="float">
            <text:p>1683.042</text:p>
          </table:table-cell>
          <table:table-cell office:value-type="float" office:value="1.178222" calcext:value-type="float">
            <text:p>1.178222</text:p>
          </table:table-cell>
          <table:table-cell office:value-type="float" office:value="0" calcext:value-type="float">
            <text:p>0</text:p>
          </table:table-cell>
          <table:table-cell office:value-type="float" office:value="0.6171755" calcext:value-type="float">
            <text:p>0.6171755</text:p>
          </table:table-cell>
          <table:table-cell office:value-type="float" office:value="0.6726871" calcext:value-type="float">
            <text:p>0.6726871</text:p>
          </table:table-cell>
          <table:table-cell office:value-type="float" office:value="0.04487307" calcext:value-type="float">
            <text:p>0.04487307</text:p>
          </table:table-cell>
          <table:table-cell office:value-type="float" office:value="0.04455112" calcext:value-type="float">
            <text:p>0.044551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.95827" calcext:value-type="float">
            <text:p>39.95827</text:p>
          </table:table-cell>
          <table:table-cell office:value-type="float" office:value="43.04602" calcext:value-type="float">
            <text:p>43.04602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6062002" calcext:value-type="float">
            <text:p>6062002</text:p>
          </table:table-cell>
          <table:table-cell office:value-type="float" office:value="1.393112" calcext:value-type="float">
            <text:p>1.393112</text:p>
          </table:table-cell>
          <table:table-cell office:value-type="float" office:value="128.4926" calcext:value-type="float">
            <text:p>128.492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9.57199" calcext:value-type="float">
            <text:p>19.57199</text:p>
          </table:table-cell>
          <table:table-cell office:value-type="float" office:value="0.002593658" calcext:value-type="float">
            <text:p>0.002593658</text:p>
          </table:table-cell>
          <table:table-cell office:value-type="float" office:value="0.002060992" calcext:value-type="float">
            <text:p>0.002060992</text:p>
          </table:table-cell>
          <table:table-cell office:value-type="float" office:value="0.05153579" calcext:value-type="float">
            <text:p>0.05153579</text:p>
          </table:table-cell>
          <table:table-cell office:value-type="float" office:value="1683.066" calcext:value-type="float">
            <text:p>1683.066</text:p>
          </table:table-cell>
          <table:table-cell office:value-type="float" office:value="1.178417" calcext:value-type="float">
            <text:p>1.178417</text:p>
          </table:table-cell>
          <table:table-cell office:value-type="float" office:value="0" calcext:value-type="float">
            <text:p>0</text:p>
          </table:table-cell>
          <table:table-cell office:value-type="float" office:value="1.726342" calcext:value-type="float">
            <text:p>1.726342</text:p>
          </table:table-cell>
          <table:table-cell office:value-type="float" office:value="0.6745514" calcext:value-type="float">
            <text:p>0.6745514</text:p>
          </table:table-cell>
          <table:table-cell office:value-type="float" office:value="0.04490421" calcext:value-type="float">
            <text:p>0.04490421</text:p>
          </table:table-cell>
          <table:table-cell office:value-type="float" office:value="0.04447706" calcext:value-type="float">
            <text:p>0.044477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00615" calcext:value-type="float">
            <text:p>40.00615</text:p>
          </table:table-cell>
          <table:table-cell office:value-type="float" office:value="43.05492" calcext:value-type="float">
            <text:p>43.05492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7062002" calcext:value-type="float">
            <text:p>7062002</text:p>
          </table:table-cell>
          <table:table-cell office:value-type="float" office:value="1.382694" calcext:value-type="float">
            <text:p>1.382694</text:p>
          </table:table-cell>
          <table:table-cell office:value-type="float" office:value="128.4899" calcext:value-type="float">
            <text:p>128.489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9.557" calcext:value-type="float">
            <text:p>19.557</text:p>
          </table:table-cell>
          <table:table-cell office:value-type="float" office:value="0.002593658" calcext:value-type="float">
            <text:p>0.002593658</text:p>
          </table:table-cell>
          <table:table-cell office:value-type="float" office:value="0.002069338" calcext:value-type="float">
            <text:p>0.002069338</text:p>
          </table:table-cell>
          <table:table-cell office:value-type="float" office:value="0.05169994" calcext:value-type="float">
            <text:p>0.05169994</text:p>
          </table:table-cell>
          <table:table-cell office:value-type="float" office:value="1683.091" calcext:value-type="float">
            <text:p>1683.091</text:p>
          </table:table-cell>
          <table:table-cell office:value-type="float" office:value="1.167242" calcext:value-type="float">
            <text:p>1.167242</text:p>
          </table:table-cell>
          <table:table-cell office:value-type="float" office:value="0" calcext:value-type="float">
            <text:p>0</text:p>
          </table:table-cell>
          <table:table-cell office:value-type="float" office:value="2.151409" calcext:value-type="float">
            <text:p>2.151409</text:p>
          </table:table-cell>
          <table:table-cell office:value-type="float" office:value="0.7331908" calcext:value-type="float">
            <text:p>0.7331908</text:p>
          </table:table-cell>
          <table:table-cell office:value-type="float" office:value="0.0447415" calcext:value-type="float">
            <text:p>0.0447415</text:p>
          </table:table-cell>
          <table:table-cell office:value-type="float" office:value="0.0444031" calcext:value-type="float">
            <text:p>0.04440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09279" calcext:value-type="float">
            <text:p>40.09279</text:p>
          </table:table-cell>
          <table:table-cell office:value-type="float" office:value="43.07095" calcext:value-type="float">
            <text:p>43.07095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8062002" calcext:value-type="float">
            <text:p>8062002</text:p>
          </table:table-cell>
          <table:table-cell office:value-type="float" office:value="1.376599" calcext:value-type="float">
            <text:p>1.376599</text:p>
          </table:table-cell>
          <table:table-cell office:value-type="float" office:value="128.4864" calcext:value-type="float">
            <text:p>128.486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9.54231" calcext:value-type="float">
            <text:p>19.54231</text:p>
          </table:table-cell>
          <table:table-cell office:value-type="float" office:value="0.002593658" calcext:value-type="float">
            <text:p>0.002593658</text:p>
          </table:table-cell>
          <table:table-cell office:value-type="float" office:value="0.002075075" calcext:value-type="float">
            <text:p>0.002075075</text:p>
          </table:table-cell>
          <table:table-cell office:value-type="float" office:value="0.05177536" calcext:value-type="float">
            <text:p>0.05177536</text:p>
          </table:table-cell>
          <table:table-cell office:value-type="float" office:value="1683.115" calcext:value-type="float">
            <text:p>1683.115</text:p>
          </table:table-cell>
          <table:table-cell office:value-type="float" office:value="1.163074" calcext:value-type="float">
            <text:p>1.163074</text:p>
          </table:table-cell>
          <table:table-cell office:value-type="float" office:value="0" calcext:value-type="float">
            <text:p>0</text:p>
          </table:table-cell>
          <table:table-cell office:value-type="float" office:value="1.430842" calcext:value-type="float">
            <text:p>1.430842</text:p>
          </table:table-cell>
          <table:table-cell office:value-type="float" office:value="0.690792" calcext:value-type="float">
            <text:p>0.690792</text:p>
          </table:table-cell>
          <table:table-cell office:value-type="float" office:value="0.04461219" calcext:value-type="float">
            <text:p>0.04461219</text:p>
          </table:table-cell>
          <table:table-cell office:value-type="float" office:value="0.04432938" calcext:value-type="float">
            <text:p>0.044329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16887" calcext:value-type="float">
            <text:p>40.16887</text:p>
          </table:table-cell>
          <table:table-cell office:value-type="float" office:value="43.08869" calcext:value-type="float">
            <text:p>43.08869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9062002" calcext:value-type="float">
            <text:p>9062002</text:p>
          </table:table-cell>
          <table:table-cell office:value-type="float" office:value="1.366117" calcext:value-type="float">
            <text:p>1.366117</text:p>
          </table:table-cell>
          <table:table-cell office:value-type="float" office:value="128.4826" calcext:value-type="float">
            <text:p>128.482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9.52817" calcext:value-type="float">
            <text:p>19.52817</text:p>
          </table:table-cell>
          <table:table-cell office:value-type="float" office:value="0.002593658" calcext:value-type="float">
            <text:p>0.002593658</text:p>
          </table:table-cell>
          <table:table-cell office:value-type="float" office:value="0.002079568" calcext:value-type="float">
            <text:p>0.002079568</text:p>
          </table:table-cell>
          <table:table-cell office:value-type="float" office:value="0.05179653" calcext:value-type="float">
            <text:p>0.05179653</text:p>
          </table:table-cell>
          <table:table-cell office:value-type="float" office:value="1683.14" calcext:value-type="float">
            <text:p>1683.14</text:p>
          </table:table-cell>
          <table:table-cell office:value-type="float" office:value="1.154178" calcext:value-type="float">
            <text:p>1.154178</text:p>
          </table:table-cell>
          <table:table-cell office:value-type="float" office:value="0" calcext:value-type="float">
            <text:p>0</text:p>
          </table:table-cell>
          <table:table-cell office:value-type="float" office:value="1.94979" calcext:value-type="float">
            <text:p>1.94979</text:p>
          </table:table-cell>
          <table:table-cell office:value-type="float" office:value="0.7762928" calcext:value-type="float">
            <text:p>0.7762928</text:p>
          </table:table-cell>
          <table:table-cell office:value-type="float" office:value="0.04448386" calcext:value-type="float">
            <text:p>0.04448386</text:p>
          </table:table-cell>
          <table:table-cell office:value-type="float" office:value="0.04425574" calcext:value-type="float">
            <text:p>0.044255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2557" calcext:value-type="float">
            <text:p>40.2557</text:p>
          </table:table-cell>
          <table:table-cell office:value-type="float" office:value="43.11389" calcext:value-type="float">
            <text:p>43.11389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0062002" calcext:value-type="float">
            <text:p>10062002</text:p>
          </table:table-cell>
          <table:table-cell office:value-type="float" office:value="1.36008" calcext:value-type="float">
            <text:p>1.36008</text:p>
          </table:table-cell>
          <table:table-cell office:value-type="float" office:value="128.4787" calcext:value-type="float">
            <text:p>128.478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9.51419" calcext:value-type="float">
            <text:p>19.51419</text:p>
          </table:table-cell>
          <table:table-cell office:value-type="float" office:value="0.002593658" calcext:value-type="float">
            <text:p>0.002593658</text:p>
          </table:table-cell>
          <table:table-cell office:value-type="float" office:value="0.002083755" calcext:value-type="float">
            <text:p>0.002083755</text:p>
          </table:table-cell>
          <table:table-cell office:value-type="float" office:value="0.05180197" calcext:value-type="float">
            <text:p>0.05180197</text:p>
          </table:table-cell>
          <table:table-cell office:value-type="float" office:value="1683.164" calcext:value-type="float">
            <text:p>1683.164</text:p>
          </table:table-cell>
          <table:table-cell office:value-type="float" office:value="1.151966" calcext:value-type="float">
            <text:p>1.151966</text:p>
          </table:table-cell>
          <table:table-cell office:value-type="float" office:value="0" calcext:value-type="float">
            <text:p>0</text:p>
          </table:table-cell>
          <table:table-cell office:value-type="float" office:value="0.7788342" calcext:value-type="float">
            <text:p>0.7788342</text:p>
          </table:table-cell>
          <table:table-cell office:value-type="float" office:value="0.700271" calcext:value-type="float">
            <text:p>0.700271</text:p>
          </table:table-cell>
          <table:table-cell office:value-type="float" office:value="0.04437631" calcext:value-type="float">
            <text:p>0.04437631</text:p>
          </table:table-cell>
          <table:table-cell office:value-type="float" office:value="0.04418216" calcext:value-type="float">
            <text:p>0.044182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32183" calcext:value-type="float">
            <text:p>40.32183</text:p>
          </table:table-cell>
          <table:table-cell office:value-type="float" office:value="43.13677" calcext:value-type="float">
            <text:p>43.13677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1062002" calcext:value-type="float">
            <text:p>11062002</text:p>
          </table:table-cell>
          <table:table-cell office:value-type="float" office:value="1.354501" calcext:value-type="float">
            <text:p>1.354501</text:p>
          </table:table-cell>
          <table:table-cell office:value-type="float" office:value="128.4761" calcext:value-type="float">
            <text:p>128.476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9.49611" calcext:value-type="float">
            <text:p>19.49611</text:p>
          </table:table-cell>
          <table:table-cell office:value-type="float" office:value="0.002593658" calcext:value-type="float">
            <text:p>0.002593658</text:p>
          </table:table-cell>
          <table:table-cell office:value-type="float" office:value="0.002139528" calcext:value-type="float">
            <text:p>0.002139528</text:p>
          </table:table-cell>
          <table:table-cell office:value-type="float" office:value="0.05316065" calcext:value-type="float">
            <text:p>0.05316065</text:p>
          </table:table-cell>
          <table:table-cell office:value-type="float" office:value="1683.189" calcext:value-type="float">
            <text:p>1683.189</text:p>
          </table:table-cell>
          <table:table-cell office:value-type="float" office:value="1.151995" calcext:value-type="float">
            <text:p>1.151995</text:p>
          </table:table-cell>
          <table:table-cell office:value-type="float" office:value="0" calcext:value-type="float">
            <text:p>0</text:p>
          </table:table-cell>
          <table:table-cell office:value-type="float" office:value="0.3098814" calcext:value-type="float">
            <text:p>0.3098814</text:p>
          </table:table-cell>
          <table:table-cell office:value-type="float" office:value="0.3900346" calcext:value-type="float">
            <text:p>0.3900346</text:p>
          </table:table-cell>
          <table:table-cell office:value-type="float" office:value="0.04412642" calcext:value-type="float">
            <text:p>0.04412642</text:p>
          </table:table-cell>
          <table:table-cell office:value-type="float" office:value="0.04410869" calcext:value-type="float">
            <text:p>0.044108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27506" calcext:value-type="float">
            <text:p>40.27506</text:p>
          </table:table-cell>
          <table:table-cell office:value-type="float" office:value="43.09869" calcext:value-type="float">
            <text:p>43.09869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2062002" calcext:value-type="float">
            <text:p>12062002</text:p>
          </table:table-cell>
          <table:table-cell office:value-type="float" office:value="1.348588" calcext:value-type="float">
            <text:p>1.348588</text:p>
          </table:table-cell>
          <table:table-cell office:value-type="float" office:value="128.4749" calcext:value-type="float">
            <text:p>128.474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9.47959" calcext:value-type="float">
            <text:p>19.47959</text:p>
          </table:table-cell>
          <table:table-cell office:value-type="float" office:value="0.002593658" calcext:value-type="float">
            <text:p>0.002593658</text:p>
          </table:table-cell>
          <table:table-cell office:value-type="float" office:value="0.002238679" calcext:value-type="float">
            <text:p>0.002238679</text:p>
          </table:table-cell>
          <table:table-cell office:value-type="float" office:value="0.0558898" calcext:value-type="float">
            <text:p>0.0558898</text:p>
          </table:table-cell>
          <table:table-cell office:value-type="float" office:value="1683.216" calcext:value-type="float">
            <text:p>1683.216</text:p>
          </table:table-cell>
          <table:table-cell office:value-type="float" office:value="1.15551" calcext:value-type="float">
            <text:p>1.15551</text:p>
          </table:table-cell>
          <table:table-cell office:value-type="float" office:value="0" calcext:value-type="float">
            <text:p>0</text:p>
          </table:table-cell>
          <table:table-cell office:value-type="float" office:value="0.550535" calcext:value-type="float">
            <text:p>0.550535</text:p>
          </table:table-cell>
          <table:table-cell office:value-type="float" office:value="0.569194" calcext:value-type="float">
            <text:p>0.569194</text:p>
          </table:table-cell>
          <table:table-cell office:value-type="float" office:value="0.04408301" calcext:value-type="float">
            <text:p>0.04408301</text:p>
          </table:table-cell>
          <table:table-cell office:value-type="float" office:value="0.04403536" calcext:value-type="float">
            <text:p>0.044035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22861" calcext:value-type="float">
            <text:p>40.22861</text:p>
          </table:table-cell>
          <table:table-cell office:value-type="float" office:value="43.04263" calcext:value-type="float">
            <text:p>43.04263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3062002" calcext:value-type="float">
            <text:p>13062002</text:p>
          </table:table-cell>
          <table:table-cell office:value-type="float" office:value="1.341268" calcext:value-type="float">
            <text:p>1.341268</text:p>
          </table:table-cell>
          <table:table-cell office:value-type="float" office:value="128.4736" calcext:value-type="float">
            <text:p>128.473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9.46326" calcext:value-type="float">
            <text:p>19.46326</text:p>
          </table:table-cell>
          <table:table-cell office:value-type="float" office:value="0.002593658" calcext:value-type="float">
            <text:p>0.002593658</text:p>
          </table:table-cell>
          <table:table-cell office:value-type="float" office:value="0.002307671" calcext:value-type="float">
            <text:p>0.002307671</text:p>
          </table:table-cell>
          <table:table-cell office:value-type="float" office:value="0.05813509" calcext:value-type="float">
            <text:p>0.05813509</text:p>
          </table:table-cell>
          <table:table-cell office:value-type="float" office:value="1683.242" calcext:value-type="float">
            <text:p>1683.242</text:p>
          </table:table-cell>
          <table:table-cell office:value-type="float" office:value="1.156338" calcext:value-type="float">
            <text:p>1.156338</text:p>
          </table:table-cell>
          <table:table-cell office:value-type="float" office:value="0" calcext:value-type="float">
            <text:p>0</text:p>
          </table:table-cell>
          <table:table-cell office:value-type="float" office:value="1.756479" calcext:value-type="float">
            <text:p>1.756479</text:p>
          </table:table-cell>
          <table:table-cell office:value-type="float" office:value="0.6663178" calcext:value-type="float">
            <text:p>0.6663178</text:p>
          </table:table-cell>
          <table:table-cell office:value-type="float" office:value="0.04401444" calcext:value-type="float">
            <text:p>0.04401444</text:p>
          </table:table-cell>
          <table:table-cell office:value-type="float" office:value="0.04396224" calcext:value-type="float">
            <text:p>0.043962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27946" calcext:value-type="float">
            <text:p>40.27946</text:p>
          </table:table-cell>
          <table:table-cell office:value-type="float" office:value="43.03738" calcext:value-type="float">
            <text:p>43.03738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4062002" calcext:value-type="float">
            <text:p>14062002</text:p>
          </table:table-cell>
          <table:table-cell office:value-type="float" office:value="1.334039" calcext:value-type="float">
            <text:p>1.334039</text:p>
          </table:table-cell>
          <table:table-cell office:value-type="float" office:value="128.4712" calcext:value-type="float">
            <text:p>128.471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9.44709" calcext:value-type="float">
            <text:p>19.44709</text:p>
          </table:table-cell>
          <table:table-cell office:value-type="float" office:value="0.002593658" calcext:value-type="float">
            <text:p>0.002593658</text:p>
          </table:table-cell>
          <table:table-cell office:value-type="float" office:value="0.002361244" calcext:value-type="float">
            <text:p>0.002361244</text:p>
          </table:table-cell>
          <table:table-cell office:value-type="float" office:value="0.05999064" calcext:value-type="float">
            <text:p>0.05999064</text:p>
          </table:table-cell>
          <table:table-cell office:value-type="float" office:value="1683.267" calcext:value-type="float">
            <text:p>1683.267</text:p>
          </table:table-cell>
          <table:table-cell office:value-type="float" office:value="1.15193" calcext:value-type="float">
            <text:p>1.15193</text:p>
          </table:table-cell>
          <table:table-cell office:value-type="float" office:value="0" calcext:value-type="float">
            <text:p>0</text:p>
          </table:table-cell>
          <table:table-cell office:value-type="float" office:value="0.7907591" calcext:value-type="float">
            <text:p>0.7907591</text:p>
          </table:table-cell>
          <table:table-cell office:value-type="float" office:value="0.6514064" calcext:value-type="float">
            <text:p>0.6514064</text:p>
          </table:table-cell>
          <table:table-cell office:value-type="float" office:value="0.04393479" calcext:value-type="float">
            <text:p>0.04393479</text:p>
          </table:table-cell>
          <table:table-cell office:value-type="float" office:value="0.04388915" calcext:value-type="float">
            <text:p>0.043889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34765" calcext:value-type="float">
            <text:p>40.34765</text:p>
          </table:table-cell>
          <table:table-cell office:value-type="float" office:value="43.04434" calcext:value-type="float">
            <text:p>43.04434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5062002" calcext:value-type="float">
            <text:p>15062002</text:p>
          </table:table-cell>
          <table:table-cell office:value-type="float" office:value="1.32866" calcext:value-type="float">
            <text:p>1.32866</text:p>
          </table:table-cell>
          <table:table-cell office:value-type="float" office:value="128.4689" calcext:value-type="float">
            <text:p>128.468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9.42833" calcext:value-type="float">
            <text:p>19.42833</text:p>
          </table:table-cell>
          <table:table-cell office:value-type="float" office:value="0.002593658" calcext:value-type="float">
            <text:p>0.002593658</text:p>
          </table:table-cell>
          <table:table-cell office:value-type="float" office:value="0.002449319" calcext:value-type="float">
            <text:p>0.002449319</text:p>
          </table:table-cell>
          <table:table-cell office:value-type="float" office:value="0.06250427" calcext:value-type="float">
            <text:p>0.06250427</text:p>
          </table:table-cell>
          <table:table-cell office:value-type="float" office:value="1683.293" calcext:value-type="float">
            <text:p>1683.293</text:p>
          </table:table-cell>
          <table:table-cell office:value-type="float" office:value="1.152221" calcext:value-type="float">
            <text:p>1.152221</text:p>
          </table:table-cell>
          <table:table-cell office:value-type="float" office:value="0" calcext:value-type="float">
            <text:p>0</text:p>
          </table:table-cell>
          <table:table-cell office:value-type="float" office:value="0.373244" calcext:value-type="float">
            <text:p>0.373244</text:p>
          </table:table-cell>
          <table:table-cell office:value-type="float" office:value="0.4572181" calcext:value-type="float">
            <text:p>0.4572181</text:p>
          </table:table-cell>
          <table:table-cell office:value-type="float" office:value="0.0438323" calcext:value-type="float">
            <text:p>0.0438323</text:p>
          </table:table-cell>
          <table:table-cell office:value-type="float" office:value="0.04381617" calcext:value-type="float">
            <text:p>0.043816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28712" calcext:value-type="float">
            <text:p>40.28712</text:p>
          </table:table-cell>
          <table:table-cell office:value-type="float" office:value="42.98869" calcext:value-type="float">
            <text:p>42.98869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6062002" calcext:value-type="float">
            <text:p>16062002</text:p>
          </table:table-cell>
          <table:table-cell office:value-type="float" office:value="1.32409" calcext:value-type="float">
            <text:p>1.32409</text:p>
          </table:table-cell>
          <table:table-cell office:value-type="float" office:value="128.4675" calcext:value-type="float">
            <text:p>128.467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9.41029" calcext:value-type="float">
            <text:p>19.41029</text:p>
          </table:table-cell>
          <table:table-cell office:value-type="float" office:value="0.002593658" calcext:value-type="float">
            <text:p>0.002593658</text:p>
          </table:table-cell>
          <table:table-cell office:value-type="float" office:value="0.0025359" calcext:value-type="float">
            <text:p>0.0025359</text:p>
          </table:table-cell>
          <table:table-cell office:value-type="float" office:value="0.06528027" calcext:value-type="float">
            <text:p>0.06528027</text:p>
          </table:table-cell>
          <table:table-cell office:value-type="float" office:value="1683.319" calcext:value-type="float">
            <text:p>1683.319</text:p>
          </table:table-cell>
          <table:table-cell office:value-type="float" office:value="1.153953" calcext:value-type="float">
            <text:p>1.153953</text:p>
          </table:table-cell>
          <table:table-cell office:value-type="float" office:value="0" calcext:value-type="float">
            <text:p>0</text:p>
          </table:table-cell>
          <table:table-cell office:value-type="float" office:value="0.3910904" calcext:value-type="float">
            <text:p>0.3910904</text:p>
          </table:table-cell>
          <table:table-cell office:value-type="float" office:value="0.4839958" calcext:value-type="float">
            <text:p>0.4839958</text:p>
          </table:table-cell>
          <table:table-cell office:value-type="float" office:value="0.04376638" calcext:value-type="float">
            <text:p>0.04376638</text:p>
          </table:table-cell>
          <table:table-cell office:value-type="float" office:value="0.0437434" calcext:value-type="float">
            <text:p>0.04374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21914" calcext:value-type="float">
            <text:p>40.21914</text:p>
          </table:table-cell>
          <table:table-cell office:value-type="float" office:value="42.92543" calcext:value-type="float">
            <text:p>42.92543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7062002" calcext:value-type="float">
            <text:p>17062002</text:p>
          </table:table-cell>
          <table:table-cell office:value-type="float" office:value="1.319411" calcext:value-type="float">
            <text:p>1.319411</text:p>
          </table:table-cell>
          <table:table-cell office:value-type="float" office:value="128.4658" calcext:value-type="float">
            <text:p>128.465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9.39244" calcext:value-type="float">
            <text:p>19.39244</text:p>
          </table:table-cell>
          <table:table-cell office:value-type="float" office:value="0.002593658" calcext:value-type="float">
            <text:p>0.002593658</text:p>
          </table:table-cell>
          <table:table-cell office:value-type="float" office:value="0.002601325" calcext:value-type="float">
            <text:p>0.002601325</text:p>
          </table:table-cell>
          <table:table-cell office:value-type="float" office:value="0.06777468" calcext:value-type="float">
            <text:p>0.06777468</text:p>
          </table:table-cell>
          <table:table-cell office:value-type="float" office:value="1683.345" calcext:value-type="float">
            <text:p>1683.345</text:p>
          </table:table-cell>
          <table:table-cell office:value-type="float" office:value="1.157736" calcext:value-type="float">
            <text:p>1.157736</text:p>
          </table:table-cell>
          <table:table-cell office:value-type="float" office:value="0" calcext:value-type="float">
            <text:p>0</text:p>
          </table:table-cell>
          <table:table-cell office:value-type="float" office:value="0.4682136" calcext:value-type="float">
            <text:p>0.4682136</text:p>
          </table:table-cell>
          <table:table-cell office:value-type="float" office:value="0.5593328" calcext:value-type="float">
            <text:p>0.5593328</text:p>
          </table:table-cell>
          <table:table-cell office:value-type="float" office:value="0.04371746" calcext:value-type="float">
            <text:p>0.04371746</text:p>
          </table:table-cell>
          <table:table-cell office:value-type="float" office:value="0.04367068" calcext:value-type="float">
            <text:p>0.043670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19004" calcext:value-type="float">
            <text:p>40.19004</text:p>
          </table:table-cell>
          <table:table-cell office:value-type="float" office:value="42.89475" calcext:value-type="float">
            <text:p>42.89475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8062002" calcext:value-type="float">
            <text:p>18062002</text:p>
          </table:table-cell>
          <table:table-cell office:value-type="float" office:value="1.313954" calcext:value-type="float">
            <text:p>1.313954</text:p>
          </table:table-cell>
          <table:table-cell office:value-type="float" office:value="128.4628" calcext:value-type="float">
            <text:p>128.462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9.37515" calcext:value-type="float">
            <text:p>19.37515</text:p>
          </table:table-cell>
          <table:table-cell office:value-type="float" office:value="0.002593658" calcext:value-type="float">
            <text:p>0.002593658</text:p>
          </table:table-cell>
          <table:table-cell office:value-type="float" office:value="0.002653624" calcext:value-type="float">
            <text:p>0.002653624</text:p>
          </table:table-cell>
          <table:table-cell office:value-type="float" office:value="0.06992682" calcext:value-type="float">
            <text:p>0.06992682</text:p>
          </table:table-cell>
          <table:table-cell office:value-type="float" office:value="1683.37" calcext:value-type="float">
            <text:p>1683.37</text:p>
          </table:table-cell>
          <table:table-cell office:value-type="float" office:value="1.157871" calcext:value-type="float">
            <text:p>1.157871</text:p>
          </table:table-cell>
          <table:table-cell office:value-type="float" office:value="0" calcext:value-type="float">
            <text:p>0</text:p>
          </table:table-cell>
          <table:table-cell office:value-type="float" office:value="0.9052596" calcext:value-type="float">
            <text:p>0.9052596</text:p>
          </table:table-cell>
          <table:table-cell office:value-type="float" office:value="0.6193606" calcext:value-type="float">
            <text:p>0.6193606</text:p>
          </table:table-cell>
          <table:table-cell office:value-type="float" office:value="0.04363668" calcext:value-type="float">
            <text:p>0.04363668</text:p>
          </table:table-cell>
          <table:table-cell office:value-type="float" office:value="0.04359811" calcext:value-type="float">
            <text:p>0.043598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20135" calcext:value-type="float">
            <text:p>40.20135</text:p>
          </table:table-cell>
          <table:table-cell office:value-type="float" office:value="42.88271" calcext:value-type="float">
            <text:p>42.88271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9062002" calcext:value-type="float">
            <text:p>19062002</text:p>
          </table:table-cell>
          <table:table-cell office:value-type="float" office:value="1.302257" calcext:value-type="float">
            <text:p>1.302257</text:p>
          </table:table-cell>
          <table:table-cell office:value-type="float" office:value="128.4576" calcext:value-type="float">
            <text:p>128.457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9.36027" calcext:value-type="float">
            <text:p>19.36027</text:p>
          </table:table-cell>
          <table:table-cell office:value-type="float" office:value="0.002593658" calcext:value-type="float">
            <text:p>0.002593658</text:p>
          </table:table-cell>
          <table:table-cell office:value-type="float" office:value="0.002704373" calcext:value-type="float">
            <text:p>0.002704373</text:p>
          </table:table-cell>
          <table:table-cell office:value-type="float" office:value="0.07171516" calcext:value-type="float">
            <text:p>0.07171516</text:p>
          </table:table-cell>
          <table:table-cell office:value-type="float" office:value="1683.397" calcext:value-type="float">
            <text:p>1683.397</text:p>
          </table:table-cell>
          <table:table-cell office:value-type="float" office:value="1.140881" calcext:value-type="float">
            <text:p>1.140881</text:p>
          </table:table-cell>
          <table:table-cell office:value-type="float" office:value="0" calcext:value-type="float">
            <text:p>0</text:p>
          </table:table-cell>
          <table:table-cell office:value-type="float" office:value="2.510488" calcext:value-type="float">
            <text:p>2.510488</text:p>
          </table:table-cell>
          <table:table-cell office:value-type="float" office:value="0.7724879" calcext:value-type="float">
            <text:p>0.7724879</text:p>
          </table:table-cell>
          <table:table-cell office:value-type="float" office:value="0.043555" calcext:value-type="float">
            <text:p>0.043555</text:p>
          </table:table-cell>
          <table:table-cell office:value-type="float" office:value="0.04352562" calcext:value-type="float">
            <text:p>0.043525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30939" calcext:value-type="float">
            <text:p>40.30939</text:p>
          </table:table-cell>
          <table:table-cell office:value-type="float" office:value="42.89769" calcext:value-type="float">
            <text:p>42.89769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20062002" calcext:value-type="float">
            <text:p>20062002</text:p>
          </table:table-cell>
          <table:table-cell office:value-type="float" office:value="1.290459" calcext:value-type="float">
            <text:p>1.290459</text:p>
          </table:table-cell>
          <table:table-cell office:value-type="float" office:value="128.4497" calcext:value-type="float">
            <text:p>128.449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9.34846" calcext:value-type="float">
            <text:p>19.34846</text:p>
          </table:table-cell>
          <table:table-cell office:value-type="float" office:value="0.002593658" calcext:value-type="float">
            <text:p>0.002593658</text:p>
          </table:table-cell>
          <table:table-cell office:value-type="float" office:value="0.002754238" calcext:value-type="float">
            <text:p>0.002754238</text:p>
          </table:table-cell>
          <table:table-cell office:value-type="float" office:value="0.07319474" calcext:value-type="float">
            <text:p>0.07319474</text:p>
          </table:table-cell>
          <table:table-cell office:value-type="float" office:value="1683.425" calcext:value-type="float">
            <text:p>1683.425</text:p>
          </table:table-cell>
          <table:table-cell office:value-type="float" office:value="1.124238" calcext:value-type="float">
            <text:p>1.124238</text:p>
          </table:table-cell>
          <table:table-cell office:value-type="float" office:value="0" calcext:value-type="float">
            <text:p>0</text:p>
          </table:table-cell>
          <table:table-cell office:value-type="float" office:value="2.98645" calcext:value-type="float">
            <text:p>2.98645</text:p>
          </table:table-cell>
          <table:table-cell office:value-type="float" office:value="0.9051559" calcext:value-type="float">
            <text:p>0.9051559</text:p>
          </table:table-cell>
          <table:table-cell office:value-type="float" office:value="0.04348509" calcext:value-type="float">
            <text:p>0.04348509</text:p>
          </table:table-cell>
          <table:table-cell office:value-type="float" office:value="0.04345332" calcext:value-type="float">
            <text:p>0.043453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47972" calcext:value-type="float">
            <text:p>40.47972</text:p>
          </table:table-cell>
          <table:table-cell office:value-type="float" office:value="42.94823" calcext:value-type="float">
            <text:p>42.94823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21062002" calcext:value-type="float">
            <text:p>21062002</text:p>
          </table:table-cell>
          <table:table-cell office:value-type="float" office:value="1.282031" calcext:value-type="float">
            <text:p>1.282031</text:p>
          </table:table-cell>
          <table:table-cell office:value-type="float" office:value="128.44" calcext:value-type="float">
            <text:p>128.4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9.33807" calcext:value-type="float">
            <text:p>19.33807</text:p>
          </table:table-cell>
          <table:table-cell office:value-type="float" office:value="0.002593658" calcext:value-type="float">
            <text:p>0.002593658</text:p>
          </table:table-cell>
          <table:table-cell office:value-type="float" office:value="0.002795112" calcext:value-type="float">
            <text:p>0.002795112</text:p>
          </table:table-cell>
          <table:table-cell office:value-type="float" office:value="0.07434225" calcext:value-type="float">
            <text:p>0.07434225</text:p>
          </table:table-cell>
          <table:table-cell office:value-type="float" office:value="1683.452" calcext:value-type="float">
            <text:p>1683.452</text:p>
          </table:table-cell>
          <table:table-cell office:value-type="float" office:value="1.115175" calcext:value-type="float">
            <text:p>1.115175</text:p>
          </table:table-cell>
          <table:table-cell office:value-type="float" office:value="0" calcext:value-type="float">
            <text:p>0</text:p>
          </table:table-cell>
          <table:table-cell office:value-type="float" office:value="1.997107" calcext:value-type="float">
            <text:p>1.997107</text:p>
          </table:table-cell>
          <table:table-cell office:value-type="float" office:value="0.9184386" calcext:value-type="float">
            <text:p>0.9184386</text:p>
          </table:table-cell>
          <table:table-cell office:value-type="float" office:value="0.04340905" calcext:value-type="float">
            <text:p>0.04340905</text:p>
          </table:table-cell>
          <table:table-cell office:value-type="float" office:value="0.04338114" calcext:value-type="float">
            <text:p>0.043381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61732" calcext:value-type="float">
            <text:p>40.61732</text:p>
          </table:table-cell>
          <table:table-cell office:value-type="float" office:value="43.01566" calcext:value-type="float">
            <text:p>43.01566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22062002" calcext:value-type="float">
            <text:p>22062002</text:p>
          </table:table-cell>
          <table:table-cell office:value-type="float" office:value="1.274938" calcext:value-type="float">
            <text:p>1.274938</text:p>
          </table:table-cell>
          <table:table-cell office:value-type="float" office:value="128.4301" calcext:value-type="float">
            <text:p>128.430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9.32768" calcext:value-type="float">
            <text:p>19.32768</text:p>
          </table:table-cell>
          <table:table-cell office:value-type="float" office:value="0.002593658" calcext:value-type="float">
            <text:p>0.002593658</text:p>
          </table:table-cell>
          <table:table-cell office:value-type="float" office:value="0.002824983" calcext:value-type="float">
            <text:p>0.002824983</text:p>
          </table:table-cell>
          <table:table-cell office:value-type="float" office:value="0.07518371" calcext:value-type="float">
            <text:p>0.07518371</text:p>
          </table:table-cell>
          <table:table-cell office:value-type="float" office:value="1683.479" calcext:value-type="float">
            <text:p>1683.479</text:p>
          </table:table-cell>
          <table:table-cell office:value-type="float" office:value="1.109183" calcext:value-type="float">
            <text:p>1.109183</text:p>
          </table:table-cell>
          <table:table-cell office:value-type="float" office:value="0" calcext:value-type="float">
            <text:p>0</text:p>
          </table:table-cell>
          <table:table-cell office:value-type="float" office:value="1.357494" calcext:value-type="float">
            <text:p>1.357494</text:p>
          </table:table-cell>
          <table:table-cell office:value-type="float" office:value="0.8828447" calcext:value-type="float">
            <text:p>0.8828447</text:p>
          </table:table-cell>
          <table:table-cell office:value-type="float" office:value="0.04332815" calcext:value-type="float">
            <text:p>0.04332815</text:p>
          </table:table-cell>
          <table:table-cell office:value-type="float" office:value="0.04330899" calcext:value-type="float">
            <text:p>0.043308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70235" calcext:value-type="float">
            <text:p>40.70235</text:p>
          </table:table-cell>
          <table:table-cell office:value-type="float" office:value="43.07976" calcext:value-type="float">
            <text:p>43.07976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23062002" calcext:value-type="float">
            <text:p>23062002</text:p>
          </table:table-cell>
          <table:table-cell office:value-type="float" office:value="1.266246" calcext:value-type="float">
            <text:p>1.266246</text:p>
          </table:table-cell>
          <table:table-cell office:value-type="float" office:value="128.4211" calcext:value-type="float">
            <text:p>128.421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9.31615" calcext:value-type="float">
            <text:p>19.31615</text:p>
          </table:table-cell>
          <table:table-cell office:value-type="float" office:value="0.002804626" calcext:value-type="float">
            <text:p>0.002804626</text:p>
          </table:table-cell>
          <table:table-cell office:value-type="float" office:value="0.002892722" calcext:value-type="float">
            <text:p>0.002892722</text:p>
          </table:table-cell>
          <table:table-cell office:value-type="float" office:value="0.07640073" calcext:value-type="float">
            <text:p>0.07640073</text:p>
          </table:table-cell>
          <table:table-cell office:value-type="float" office:value="1683.506" calcext:value-type="float">
            <text:p>1683.506</text:p>
          </table:table-cell>
          <table:table-cell office:value-type="float" office:value="1.10216" calcext:value-type="float">
            <text:p>1.10216</text:p>
          </table:table-cell>
          <table:table-cell office:value-type="float" office:value="0" calcext:value-type="float">
            <text:p>0</text:p>
          </table:table-cell>
          <table:table-cell office:value-type="float" office:value="0.4667104" calcext:value-type="float">
            <text:p>0.4667104</text:p>
          </table:table-cell>
          <table:table-cell office:value-type="float" office:value="0.6663269" calcext:value-type="float">
            <text:p>0.6663269</text:p>
          </table:table-cell>
          <table:table-cell office:value-type="float" office:value="0.0432676" calcext:value-type="float">
            <text:p>0.0432676</text:p>
          </table:table-cell>
          <table:table-cell office:value-type="float" office:value="0.04323702" calcext:value-type="float">
            <text:p>0.043237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72821" calcext:value-type="float">
            <text:p>40.72821</text:p>
          </table:table-cell>
          <table:table-cell office:value-type="float" office:value="43.12122" calcext:value-type="float">
            <text:p>43.12122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24062002" calcext:value-type="float">
            <text:p>24062002</text:p>
          </table:table-cell>
          <table:table-cell office:value-type="float" office:value="1.259076" calcext:value-type="float">
            <text:p>1.259076</text:p>
          </table:table-cell>
          <table:table-cell office:value-type="float" office:value="128.4132" calcext:value-type="float">
            <text:p>128.413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9.30481" calcext:value-type="float">
            <text:p>19.30481</text:p>
          </table:table-cell>
          <table:table-cell office:value-type="float" office:value="0.002804626" calcext:value-type="float">
            <text:p>0.002804626</text:p>
          </table:table-cell>
          <table:table-cell office:value-type="float" office:value="0.002964762" calcext:value-type="float">
            <text:p>0.002964762</text:p>
          </table:table-cell>
          <table:table-cell office:value-type="float" office:value="0.07841971" calcext:value-type="float">
            <text:p>0.07841971</text:p>
          </table:table-cell>
          <table:table-cell office:value-type="float" office:value="1683.533" calcext:value-type="float">
            <text:p>1683.533</text:p>
          </table:table-cell>
          <table:table-cell office:value-type="float" office:value="1.09969" calcext:value-type="float">
            <text:p>1.09969</text:p>
          </table:table-cell>
          <table:table-cell office:value-type="float" office:value="0" calcext:value-type="float">
            <text:p>0</text:p>
          </table:table-cell>
          <table:table-cell office:value-type="float" office:value="1.55299" calcext:value-type="float">
            <text:p>1.55299</text:p>
          </table:table-cell>
          <table:table-cell office:value-type="float" office:value="0.7636744" calcext:value-type="float">
            <text:p>0.7636744</text:p>
          </table:table-cell>
          <table:table-cell office:value-type="float" office:value="0.04319469" calcext:value-type="float">
            <text:p>0.04319469</text:p>
          </table:table-cell>
          <table:table-cell office:value-type="float" office:value="0.04316528" calcext:value-type="float">
            <text:p>0.043165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77796" calcext:value-type="float">
            <text:p>40.77796</text:p>
          </table:table-cell>
          <table:table-cell office:value-type="float" office:value="43.14138" calcext:value-type="float">
            <text:p>43.14138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25062002" calcext:value-type="float">
            <text:p>25062002</text:p>
          </table:table-cell>
          <table:table-cell office:value-type="float" office:value="1.252477" calcext:value-type="float">
            <text:p>1.252477</text:p>
          </table:table-cell>
          <table:table-cell office:value-type="float" office:value="128.4043" calcext:value-type="float">
            <text:p>128.404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9.29331" calcext:value-type="float">
            <text:p>19.29331</text:p>
          </table:table-cell>
          <table:table-cell office:value-type="float" office:value="0.002804626" calcext:value-type="float">
            <text:p>0.002804626</text:p>
          </table:table-cell>
          <table:table-cell office:value-type="float" office:value="0.003012349" calcext:value-type="float">
            <text:p>0.003012349</text:p>
          </table:table-cell>
          <table:table-cell office:value-type="float" office:value="0.07978145" calcext:value-type="float">
            <text:p>0.07978145</text:p>
          </table:table-cell>
          <table:table-cell office:value-type="float" office:value="1683.56" calcext:value-type="float">
            <text:p>1683.56</text:p>
          </table:table-cell>
          <table:table-cell office:value-type="float" office:value="1.094615" calcext:value-type="float">
            <text:p>1.094615</text:p>
          </table:table-cell>
          <table:table-cell office:value-type="float" office:value="0" calcext:value-type="float">
            <text:p>0</text:p>
          </table:table-cell>
          <table:table-cell office:value-type="float" office:value="1.113576" calcext:value-type="float">
            <text:p>1.113576</text:p>
          </table:table-cell>
          <table:table-cell office:value-type="float" office:value="0.8024492" calcext:value-type="float">
            <text:p>0.8024492</text:p>
          </table:table-cell>
          <table:table-cell office:value-type="float" office:value="0.04310918" calcext:value-type="float">
            <text:p>0.04310918</text:p>
          </table:table-cell>
          <table:table-cell office:value-type="float" office:value="0.04309357" calcext:value-type="float">
            <text:p>0.043093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8346" calcext:value-type="float">
            <text:p>40.8346</text:p>
          </table:table-cell>
          <table:table-cell office:value-type="float" office:value="43.17918" calcext:value-type="float">
            <text:p>43.17918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26062002" calcext:value-type="float">
            <text:p>26062002</text:p>
          </table:table-cell>
          <table:table-cell office:value-type="float" office:value="1.245195" calcext:value-type="float">
            <text:p>1.245195</text:p>
          </table:table-cell>
          <table:table-cell office:value-type="float" office:value="128.3967" calcext:value-type="float">
            <text:p>128.396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9.28062" calcext:value-type="float">
            <text:p>19.28062</text:p>
          </table:table-cell>
          <table:table-cell office:value-type="float" office:value="0.002804626" calcext:value-type="float">
            <text:p>0.002804626</text:p>
          </table:table-cell>
          <table:table-cell office:value-type="float" office:value="0.003077629" calcext:value-type="float">
            <text:p>0.003077629</text:p>
          </table:table-cell>
          <table:table-cell office:value-type="float" office:value="0.08125225" calcext:value-type="float">
            <text:p>0.08125225</text:p>
          </table:table-cell>
          <table:table-cell office:value-type="float" office:value="1683.586" calcext:value-type="float">
            <text:p>1683.586</text:p>
          </table:table-cell>
          <table:table-cell office:value-type="float" office:value="1.092432" calcext:value-type="float">
            <text:p>1.092432</text:p>
          </table:table-cell>
          <table:table-cell office:value-type="float" office:value="0" calcext:value-type="float">
            <text:p>0</text:p>
          </table:table-cell>
          <table:table-cell office:value-type="float" office:value="0.4791781" calcext:value-type="float">
            <text:p>0.4791781</text:p>
          </table:table-cell>
          <table:table-cell office:value-type="float" office:value="0.6150553" calcext:value-type="float">
            <text:p>0.6150553</text:p>
          </table:table-cell>
          <table:table-cell office:value-type="float" office:value="0.04305841" calcext:value-type="float">
            <text:p>0.04305841</text:p>
          </table:table-cell>
          <table:table-cell office:value-type="float" office:value="0.04302192" calcext:value-type="float">
            <text:p>0.043021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8359" calcext:value-type="float">
            <text:p>40.8359</text:p>
          </table:table-cell>
          <table:table-cell office:value-type="float" office:value="43.19832" calcext:value-type="float">
            <text:p>43.19832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27062002" calcext:value-type="float">
            <text:p>27062002</text:p>
          </table:table-cell>
          <table:table-cell office:value-type="float" office:value="1.236486" calcext:value-type="float">
            <text:p>1.236486</text:p>
          </table:table-cell>
          <table:table-cell office:value-type="float" office:value="128.3905" calcext:value-type="float">
            <text:p>128.390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9.26891" calcext:value-type="float">
            <text:p>19.26891</text:p>
          </table:table-cell>
          <table:table-cell office:value-type="float" office:value="0.003946886" calcext:value-type="float">
            <text:p>0.003946886</text:p>
          </table:table-cell>
          <table:table-cell office:value-type="float" office:value="0.0031748" calcext:value-type="float">
            <text:p>0.0031748</text:p>
          </table:table-cell>
          <table:table-cell office:value-type="float" office:value="0.0836733" calcext:value-type="float">
            <text:p>0.0836733</text:p>
          </table:table-cell>
          <table:table-cell office:value-type="float" office:value="1683.613" calcext:value-type="float">
            <text:p>1683.613</text:p>
          </table:table-cell>
          <table:table-cell office:value-type="float" office:value="1.094356" calcext:value-type="float">
            <text:p>1.094356</text:p>
          </table:table-cell>
          <table:table-cell office:value-type="float" office:value="0" calcext:value-type="float">
            <text:p>0</text:p>
          </table:table-cell>
          <table:table-cell office:value-type="float" office:value="0.5974056" calcext:value-type="float">
            <text:p>0.5974056</text:p>
          </table:table-cell>
          <table:table-cell office:value-type="float" office:value="0.7822787" calcext:value-type="float">
            <text:p>0.7822787</text:p>
          </table:table-cell>
          <table:table-cell office:value-type="float" office:value="0.04300988" calcext:value-type="float">
            <text:p>0.04300988</text:p>
          </table:table-cell>
          <table:table-cell office:value-type="float" office:value="0.04295044" calcext:value-type="float">
            <text:p>0.042950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85497" calcext:value-type="float">
            <text:p>40.85497</text:p>
          </table:table-cell>
          <table:table-cell office:value-type="float" office:value="43.22047" calcext:value-type="float">
            <text:p>43.22047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28062002" calcext:value-type="float">
            <text:p>28062002</text:p>
          </table:table-cell>
          <table:table-cell office:value-type="float" office:value="1.227308" calcext:value-type="float">
            <text:p>1.227308</text:p>
          </table:table-cell>
          <table:table-cell office:value-type="float" office:value="128.3833" calcext:value-type="float">
            <text:p>128.383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9.2584" calcext:value-type="float">
            <text:p>19.2584</text:p>
          </table:table-cell>
          <table:table-cell office:value-type="float" office:value="0.003946886" calcext:value-type="float">
            <text:p>0.003946886</text:p>
          </table:table-cell>
          <table:table-cell office:value-type="float" office:value="0.003250991" calcext:value-type="float">
            <text:p>0.003250991</text:p>
          </table:table-cell>
          <table:table-cell office:value-type="float" office:value="0.08596643" calcext:value-type="float">
            <text:p>0.08596643</text:p>
          </table:table-cell>
          <table:table-cell office:value-type="float" office:value="1683.642" calcext:value-type="float">
            <text:p>1683.642</text:p>
          </table:table-cell>
          <table:table-cell office:value-type="float" office:value="1.089644" calcext:value-type="float">
            <text:p>1.089644</text:p>
          </table:table-cell>
          <table:table-cell office:value-type="float" office:value="0" calcext:value-type="float">
            <text:p>0</text:p>
          </table:table-cell>
          <table:table-cell office:value-type="float" office:value="2.055832" calcext:value-type="float">
            <text:p>2.055832</text:p>
          </table:table-cell>
          <table:table-cell office:value-type="float" office:value="0.8076043" calcext:value-type="float">
            <text:p>0.8076043</text:p>
          </table:table-cell>
          <table:table-cell office:value-type="float" office:value="0.04292239" calcext:value-type="float">
            <text:p>0.04292239</text:p>
          </table:table-cell>
          <table:table-cell office:value-type="float" office:value="0.04287905" calcext:value-type="float">
            <text:p>0.042879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92672" calcext:value-type="float">
            <text:p>40.92672</text:p>
          </table:table-cell>
          <table:table-cell office:value-type="float" office:value="43.25492" calcext:value-type="float">
            <text:p>43.25492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9062002" calcext:value-type="float">
            <text:p>29062002</text:p>
          </table:table-cell>
          <table:table-cell office:value-type="float" office:value="1.21822" calcext:value-type="float">
            <text:p>1.21822</text:p>
          </table:table-cell>
          <table:table-cell office:value-type="float" office:value="128.3738" calcext:value-type="float">
            <text:p>128.373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9.24821" calcext:value-type="float">
            <text:p>19.24821</text:p>
          </table:table-cell>
          <table:table-cell office:value-type="float" office:value="0.003946886" calcext:value-type="float">
            <text:p>0.003946886</text:p>
          </table:table-cell>
          <table:table-cell office:value-type="float" office:value="0.003316539" calcext:value-type="float">
            <text:p>0.003316539</text:p>
          </table:table-cell>
          <table:table-cell office:value-type="float" office:value="0.08767387" calcext:value-type="float">
            <text:p>0.08767387</text:p>
          </table:table-cell>
          <table:table-cell office:value-type="float" office:value="1683.669" calcext:value-type="float">
            <text:p>1683.669</text:p>
          </table:table-cell>
          <table:table-cell office:value-type="float" office:value="1.080896" calcext:value-type="float">
            <text:p>1.080896</text:p>
          </table:table-cell>
          <table:table-cell office:value-type="float" office:value="0" calcext:value-type="float">
            <text:p>0</text:p>
          </table:table-cell>
          <table:table-cell office:value-type="float" office:value="1.865932" calcext:value-type="float">
            <text:p>1.865932</text:p>
          </table:table-cell>
          <table:table-cell office:value-type="float" office:value="0.8615209" calcext:value-type="float">
            <text:p>0.8615209</text:p>
          </table:table-cell>
          <table:table-cell office:value-type="float" office:value="0.04283824" calcext:value-type="float">
            <text:p>0.04283824</text:p>
          </table:table-cell>
          <table:table-cell office:value-type="float" office:value="0.04280785" calcext:value-type="float">
            <text:p>0.042807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03315" calcext:value-type="float">
            <text:p>41.03315</text:p>
          </table:table-cell>
          <table:table-cell office:value-type="float" office:value="43.3053" calcext:value-type="float">
            <text:p>43.3053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30062002" calcext:value-type="float">
            <text:p>30062002</text:p>
          </table:table-cell>
          <table:table-cell office:value-type="float" office:value="1.209827" calcext:value-type="float">
            <text:p>1.209827</text:p>
          </table:table-cell>
          <table:table-cell office:value-type="float" office:value="128.3631" calcext:value-type="float">
            <text:p>128.363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9.23865" calcext:value-type="float">
            <text:p>19.23865</text:p>
          </table:table-cell>
          <table:table-cell office:value-type="float" office:value="0.003946886" calcext:value-type="float">
            <text:p>0.003946886</text:p>
          </table:table-cell>
          <table:table-cell office:value-type="float" office:value="0.00336873" calcext:value-type="float">
            <text:p>0.00336873</text:p>
          </table:table-cell>
          <table:table-cell office:value-type="float" office:value="0.08890977" calcext:value-type="float">
            <text:p>0.08890977</text:p>
          </table:table-cell>
          <table:table-cell office:value-type="float" office:value="1683.697" calcext:value-type="float">
            <text:p>1683.697</text:p>
          </table:table-cell>
          <table:table-cell office:value-type="float" office:value="1.073872" calcext:value-type="float">
            <text:p>1.073872</text:p>
          </table:table-cell>
          <table:table-cell office:value-type="float" office:value="0" calcext:value-type="float">
            <text:p>0</text:p>
          </table:table-cell>
          <table:table-cell office:value-type="float" office:value="1.5478" calcext:value-type="float">
            <text:p>1.5478</text:p>
          </table:table-cell>
          <table:table-cell office:value-type="float" office:value="0.8901994" calcext:value-type="float">
            <text:p>0.8901994</text:p>
          </table:table-cell>
          <table:table-cell office:value-type="float" office:value="0.04276036" calcext:value-type="float">
            <text:p>0.04276036</text:p>
          </table:table-cell>
          <table:table-cell office:value-type="float" office:value="0.04273668" calcext:value-type="float">
            <text:p>0.042736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12073" calcext:value-type="float">
            <text:p>41.12073</text:p>
          </table:table-cell>
          <table:table-cell office:value-type="float" office:value="43.36403" calcext:value-type="float">
            <text:p>43.36403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072002" calcext:value-type="float">
            <text:p>1072002</text:p>
          </table:table-cell>
          <table:table-cell office:value-type="float" office:value="1.200842" calcext:value-type="float">
            <text:p>1.200842</text:p>
          </table:table-cell>
          <table:table-cell office:value-type="float" office:value="128.351" calcext:value-type="float">
            <text:p>128.35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9.23015" calcext:value-type="float">
            <text:p>19.23015</text:p>
          </table:table-cell>
          <table:table-cell office:value-type="float" office:value="0.003946886" calcext:value-type="float">
            <text:p>0.003946886</text:p>
          </table:table-cell>
          <table:table-cell office:value-type="float" office:value="0.003407445" calcext:value-type="float">
            <text:p>0.003407445</text:p>
          </table:table-cell>
          <table:table-cell office:value-type="float" office:value="0.08973179" calcext:value-type="float">
            <text:p>0.08973179</text:p>
          </table:table-cell>
          <table:table-cell office:value-type="float" office:value="1683.725" calcext:value-type="float">
            <text:p>1683.725</text:p>
          </table:table-cell>
          <table:table-cell office:value-type="float" office:value="1.065529" calcext:value-type="float">
            <text:p>1.065529</text:p>
          </table:table-cell>
          <table:table-cell office:value-type="float" office:value="0" calcext:value-type="float">
            <text:p>0</text:p>
          </table:table-cell>
          <table:table-cell office:value-type="float" office:value="1.293901" calcext:value-type="float">
            <text:p>1.293901</text:p>
          </table:table-cell>
          <table:table-cell office:value-type="float" office:value="0.9481411" calcext:value-type="float">
            <text:p>0.9481411</text:p>
          </table:table-cell>
          <table:table-cell office:value-type="float" office:value="0.04268406" calcext:value-type="float">
            <text:p>0.04268406</text:p>
          </table:table-cell>
          <table:table-cell office:value-type="float" office:value="0.04266566" calcext:value-type="float">
            <text:p>0.042665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19201" calcext:value-type="float">
            <text:p>41.19201</text:p>
          </table:table-cell>
          <table:table-cell office:value-type="float" office:value="43.43407" calcext:value-type="float">
            <text:p>43.43407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2072002" calcext:value-type="float">
            <text:p>2072002</text:p>
          </table:table-cell>
          <table:table-cell office:value-type="float" office:value="1.191244" calcext:value-type="float">
            <text:p>1.191244</text:p>
          </table:table-cell>
          <table:table-cell office:value-type="float" office:value="128.3376" calcext:value-type="float">
            <text:p>128.337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9.2231" calcext:value-type="float">
            <text:p>19.2231</text:p>
          </table:table-cell>
          <table:table-cell office:value-type="float" office:value="0.003946886" calcext:value-type="float">
            <text:p>0.003946886</text:p>
          </table:table-cell>
          <table:table-cell office:value-type="float" office:value="0.003434703" calcext:value-type="float">
            <text:p>0.003434703</text:p>
          </table:table-cell>
          <table:table-cell office:value-type="float" office:value="0.09025485" calcext:value-type="float">
            <text:p>0.09025485</text:p>
          </table:table-cell>
          <table:table-cell office:value-type="float" office:value="1683.752" calcext:value-type="float">
            <text:p>1683.752</text:p>
          </table:table-cell>
          <table:table-cell office:value-type="float" office:value="1.055593" calcext:value-type="float">
            <text:p>1.055593</text:p>
          </table:table-cell>
          <table:table-cell office:value-type="float" office:value="0" calcext:value-type="float">
            <text:p>0</text:p>
          </table:table-cell>
          <table:table-cell office:value-type="float" office:value="1.107049" calcext:value-type="float">
            <text:p>1.107049</text:p>
          </table:table-cell>
          <table:table-cell office:value-type="float" office:value="0.9925225" calcext:value-type="float">
            <text:p>0.9925225</text:p>
          </table:table-cell>
          <table:table-cell office:value-type="float" office:value="0.04260761" calcext:value-type="float">
            <text:p>0.04260761</text:p>
          </table:table-cell>
          <table:table-cell office:value-type="float" office:value="0.04259482" calcext:value-type="float">
            <text:p>0.042594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24743" calcext:value-type="float">
            <text:p>41.24743</text:p>
          </table:table-cell>
          <table:table-cell office:value-type="float" office:value="43.51727" calcext:value-type="float">
            <text:p>43.51727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3072002" calcext:value-type="float">
            <text:p>3072002</text:p>
          </table:table-cell>
          <table:table-cell office:value-type="float" office:value="1.181962" calcext:value-type="float">
            <text:p>1.181962</text:p>
          </table:table-cell>
          <table:table-cell office:value-type="float" office:value="128.3235" calcext:value-type="float">
            <text:p>128.323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9.21689" calcext:value-type="float">
            <text:p>19.21689</text:p>
          </table:table-cell>
          <table:table-cell office:value-type="float" office:value="0.003946886" calcext:value-type="float">
            <text:p>0.003946886</text:p>
          </table:table-cell>
          <table:table-cell office:value-type="float" office:value="0.003453242" calcext:value-type="float">
            <text:p>0.003453242</text:p>
          </table:table-cell>
          <table:table-cell office:value-type="float" office:value="0.09058794" calcext:value-type="float">
            <text:p>0.09058794</text:p>
          </table:table-cell>
          <table:table-cell office:value-type="float" office:value="1683.78" calcext:value-type="float">
            <text:p>1683.78</text:p>
          </table:table-cell>
          <table:table-cell office:value-type="float" office:value="1.046014" calcext:value-type="float">
            <text:p>1.046014</text:p>
          </table:table-cell>
          <table:table-cell office:value-type="float" office:value="0" calcext:value-type="float">
            <text:p>0</text:p>
          </table:table-cell>
          <table:table-cell office:value-type="float" office:value="0.908077" calcext:value-type="float">
            <text:p>0.908077</text:p>
          </table:table-cell>
          <table:table-cell office:value-type="float" office:value="0.985731" calcext:value-type="float">
            <text:p>0.985731</text:p>
          </table:table-cell>
          <table:table-cell office:value-type="float" office:value="0.04253154" calcext:value-type="float">
            <text:p>0.04253154</text:p>
          </table:table-cell>
          <table:table-cell office:value-type="float" office:value="0.04252402" calcext:value-type="float">
            <text:p>0.042524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28768" calcext:value-type="float">
            <text:p>41.28768</text:p>
          </table:table-cell>
          <table:table-cell office:value-type="float" office:value="43.60439" calcext:value-type="float">
            <text:p>43.60439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4072002" calcext:value-type="float">
            <text:p>4072002</text:p>
          </table:table-cell>
          <table:table-cell office:value-type="float" office:value="1.173023" calcext:value-type="float">
            <text:p>1.173023</text:p>
          </table:table-cell>
          <table:table-cell office:value-type="float" office:value="128.3093" calcext:value-type="float">
            <text:p>128.309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9.21088" calcext:value-type="float">
            <text:p>19.21088</text:p>
          </table:table-cell>
          <table:table-cell office:value-type="float" office:value="0.003946886" calcext:value-type="float">
            <text:p>0.003946886</text:p>
          </table:table-cell>
          <table:table-cell office:value-type="float" office:value="0.003466242" calcext:value-type="float">
            <text:p>0.003466242</text:p>
          </table:table-cell>
          <table:table-cell office:value-type="float" office:value="0.09080296" calcext:value-type="float">
            <text:p>0.09080296</text:p>
          </table:table-cell>
          <table:table-cell office:value-type="float" office:value="1683.807" calcext:value-type="float">
            <text:p>1683.807</text:p>
          </table:table-cell>
          <table:table-cell office:value-type="float" office:value="1.036783" calcext:value-type="float">
            <text:p>1.036783</text:p>
          </table:table-cell>
          <table:table-cell office:value-type="float" office:value="0" calcext:value-type="float">
            <text:p>0</text:p>
          </table:table-cell>
          <table:table-cell office:value-type="float" office:value="0.8138973" calcext:value-type="float">
            <text:p>0.8138973</text:p>
          </table:table-cell>
          <table:table-cell office:value-type="float" office:value="0.9687191" calcext:value-type="float">
            <text:p>0.9687191</text:p>
          </table:table-cell>
          <table:table-cell office:value-type="float" office:value="0.0424568" calcext:value-type="float">
            <text:p>0.0424568</text:p>
          </table:table-cell>
          <table:table-cell office:value-type="float" office:value="0.04245338" calcext:value-type="float">
            <text:p>0.042453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18" calcext:value-type="float">
            <text:p>41.318</text:p>
          </table:table-cell>
          <table:table-cell office:value-type="float" office:value="43.68882" calcext:value-type="float">
            <text:p>43.68882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5072002" calcext:value-type="float">
            <text:p>5072002</text:p>
          </table:table-cell>
          <table:table-cell office:value-type="float" office:value="1.167164" calcext:value-type="float">
            <text:p>1.167164</text:p>
          </table:table-cell>
          <table:table-cell office:value-type="float" office:value="128.2972" calcext:value-type="float">
            <text:p>128.297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9.20333" calcext:value-type="float">
            <text:p>19.20333</text:p>
          </table:table-cell>
          <table:table-cell office:value-type="float" office:value="0.003946886" calcext:value-type="float">
            <text:p>0.003946886</text:p>
          </table:table-cell>
          <table:table-cell office:value-type="float" office:value="0.003474899" calcext:value-type="float">
            <text:p>0.003474899</text:p>
          </table:table-cell>
          <table:table-cell office:value-type="float" office:value="0.09093674" calcext:value-type="float">
            <text:p>0.09093674</text:p>
          </table:table-cell>
          <table:table-cell office:value-type="float" office:value="1683.833" calcext:value-type="float">
            <text:p>1683.833</text:p>
          </table:table-cell>
          <table:table-cell office:value-type="float" office:value="1.035671" calcext:value-type="float">
            <text:p>1.035671</text:p>
          </table:table-cell>
          <table:table-cell office:value-type="float" office:value="0" calcext:value-type="float">
            <text:p>0</text:p>
          </table:table-cell>
          <table:table-cell office:value-type="float" office:value="0.6115583" calcext:value-type="float">
            <text:p>0.6115583</text:p>
          </table:table-cell>
          <table:table-cell office:value-type="float" office:value="0.8342" calcext:value-type="float">
            <text:p>0.8342</text:p>
          </table:table-cell>
          <table:table-cell office:value-type="float" office:value="0.04238201" calcext:value-type="float">
            <text:p>0.04238201</text:p>
          </table:table-cell>
          <table:table-cell office:value-type="float" office:value="0.04238282" calcext:value-type="float">
            <text:p>0.042382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3471" calcext:value-type="float">
            <text:p>41.33471</text:p>
          </table:table-cell>
          <table:table-cell office:value-type="float" office:value="43.74871" calcext:value-type="float">
            <text:p>43.74871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6072002" calcext:value-type="float">
            <text:p>6072002</text:p>
          </table:table-cell>
          <table:table-cell office:value-type="float" office:value="1.161263" calcext:value-type="float">
            <text:p>1.161263</text:p>
          </table:table-cell>
          <table:table-cell office:value-type="float" office:value="128.2856" calcext:value-type="float">
            <text:p>128.285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9.19426" calcext:value-type="float">
            <text:p>19.19426</text:p>
          </table:table-cell>
          <table:table-cell office:value-type="float" office:value="0.003946886" calcext:value-type="float">
            <text:p>0.003946886</text:p>
          </table:table-cell>
          <table:table-cell office:value-type="float" office:value="0.003481245" calcext:value-type="float">
            <text:p>0.003481245</text:p>
          </table:table-cell>
          <table:table-cell office:value-type="float" office:value="0.09101351" calcext:value-type="float">
            <text:p>0.09101351</text:p>
          </table:table-cell>
          <table:table-cell office:value-type="float" office:value="1683.858" calcext:value-type="float">
            <text:p>1683.858</text:p>
          </table:table-cell>
          <table:table-cell office:value-type="float" office:value="1.033549" calcext:value-type="float">
            <text:p>1.033549</text:p>
          </table:table-cell>
          <table:table-cell office:value-type="float" office:value="0" calcext:value-type="float">
            <text:p>0</text:p>
          </table:table-cell>
          <table:table-cell office:value-type="float" office:value="0.586669" calcext:value-type="float">
            <text:p>0.586669</text:p>
          </table:table-cell>
          <table:table-cell office:value-type="float" office:value="0.81834" calcext:value-type="float">
            <text:p>0.81834</text:p>
          </table:table-cell>
          <table:table-cell office:value-type="float" office:value="0.04230998" calcext:value-type="float">
            <text:p>0.04230998</text:p>
          </table:table-cell>
          <table:table-cell office:value-type="float" office:value="0.04231241" calcext:value-type="float">
            <text:p>0.042312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4766" calcext:value-type="float">
            <text:p>41.34766</text:p>
          </table:table-cell>
          <table:table-cell office:value-type="float" office:value="43.79307" calcext:value-type="float">
            <text:p>43.79307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7072002" calcext:value-type="float">
            <text:p>7072002</text:p>
          </table:table-cell>
          <table:table-cell office:value-type="float" office:value="1.155075" calcext:value-type="float">
            <text:p>1.155075</text:p>
          </table:table-cell>
          <table:table-cell office:value-type="float" office:value="128.2736" calcext:value-type="float">
            <text:p>128.273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9.18517" calcext:value-type="float">
            <text:p>19.18517</text:p>
          </table:table-cell>
          <table:table-cell office:value-type="float" office:value="0.003946886" calcext:value-type="float">
            <text:p>0.003946886</text:p>
          </table:table-cell>
          <table:table-cell office:value-type="float" office:value="0.00348675" calcext:value-type="float">
            <text:p>0.00348675</text:p>
          </table:table-cell>
          <table:table-cell office:value-type="float" office:value="0.09106439" calcext:value-type="float">
            <text:p>0.09106439</text:p>
          </table:table-cell>
          <table:table-cell office:value-type="float" office:value="1683.884" calcext:value-type="float">
            <text:p>1683.884</text:p>
          </table:table-cell>
          <table:table-cell office:value-type="float" office:value="1.030957" calcext:value-type="float">
            <text:p>1.030957</text:p>
          </table:table-cell>
          <table:table-cell office:value-type="float" office:value="0" calcext:value-type="float">
            <text:p>0</text:p>
          </table:table-cell>
          <table:table-cell office:value-type="float" office:value="0.6035289" calcext:value-type="float">
            <text:p>0.6035289</text:p>
          </table:table-cell>
          <table:table-cell office:value-type="float" office:value="0.8301936" calcext:value-type="float">
            <text:p>0.8301936</text:p>
          </table:table-cell>
          <table:table-cell office:value-type="float" office:value="0.04223923" calcext:value-type="float">
            <text:p>0.04223923</text:p>
          </table:table-cell>
          <table:table-cell office:value-type="float" office:value="0.04224215" calcext:value-type="float">
            <text:p>0.042242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6015" calcext:value-type="float">
            <text:p>41.36015</text:p>
          </table:table-cell>
          <table:table-cell office:value-type="float" office:value="43.83763" calcext:value-type="float">
            <text:p>43.83763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8072002" calcext:value-type="float">
            <text:p>8072002</text:p>
          </table:table-cell>
          <table:table-cell office:value-type="float" office:value="1.148414" calcext:value-type="float">
            <text:p>1.148414</text:p>
          </table:table-cell>
          <table:table-cell office:value-type="float" office:value="128.2624" calcext:value-type="float">
            <text:p>128.262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9.17489" calcext:value-type="float">
            <text:p>19.17489</text:p>
          </table:table-cell>
          <table:table-cell office:value-type="float" office:value="0.004139881" calcext:value-type="float">
            <text:p>0.004139881</text:p>
          </table:table-cell>
          <table:table-cell office:value-type="float" office:value="0.003531977" calcext:value-type="float">
            <text:p>0.003531977</text:p>
          </table:table-cell>
          <table:table-cell office:value-type="float" office:value="0.09174137" calcext:value-type="float">
            <text:p>0.09174137</text:p>
          </table:table-cell>
          <table:table-cell office:value-type="float" office:value="1683.909" calcext:value-type="float">
            <text:p>1683.909</text:p>
          </table:table-cell>
          <table:table-cell office:value-type="float" office:value="1.028664" calcext:value-type="float">
            <text:p>1.028664</text:p>
          </table:table-cell>
          <table:table-cell office:value-type="float" office:value="0" calcext:value-type="float">
            <text:p>0</text:p>
          </table:table-cell>
          <table:table-cell office:value-type="float" office:value="0.3925734" calcext:value-type="float">
            <text:p>0.3925734</text:p>
          </table:table-cell>
          <table:table-cell office:value-type="float" office:value="0.5401899" calcext:value-type="float">
            <text:p>0.5401899</text:p>
          </table:table-cell>
          <table:table-cell office:value-type="float" office:value="0.04220222" calcext:value-type="float">
            <text:p>0.04220222</text:p>
          </table:table-cell>
          <table:table-cell office:value-type="float" office:value="0.04217192" calcext:value-type="float">
            <text:p>0.042171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4008" calcext:value-type="float">
            <text:p>41.34008</text:p>
          </table:table-cell>
          <table:table-cell office:value-type="float" office:value="43.85355" calcext:value-type="float">
            <text:p>43.85355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9072002" calcext:value-type="float">
            <text:p>9072002</text:p>
          </table:table-cell>
          <table:table-cell office:value-type="float" office:value="1.141663" calcext:value-type="float">
            <text:p>1.141663</text:p>
          </table:table-cell>
          <table:table-cell office:value-type="float" office:value="128.2525" calcext:value-type="float">
            <text:p>128.252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9.16467" calcext:value-type="float">
            <text:p>19.16467</text:p>
          </table:table-cell>
          <table:table-cell office:value-type="float" office:value="0.004139881" calcext:value-type="float">
            <text:p>0.004139881</text:p>
          </table:table-cell>
          <table:table-cell office:value-type="float" office:value="0.003620148" calcext:value-type="float">
            <text:p>0.003620148</text:p>
          </table:table-cell>
          <table:table-cell office:value-type="float" office:value="0.09381272" calcext:value-type="float">
            <text:p>0.09381272</text:p>
          </table:table-cell>
          <table:table-cell office:value-type="float" office:value="1683.937" calcext:value-type="float">
            <text:p>1683.937</text:p>
          </table:table-cell>
          <table:table-cell office:value-type="float" office:value="1.028245" calcext:value-type="float">
            <text:p>1.028245</text:p>
          </table:table-cell>
          <table:table-cell office:value-type="float" office:value="0" calcext:value-type="float">
            <text:p>0</text:p>
          </table:table-cell>
          <table:table-cell office:value-type="float" office:value="1.430412" calcext:value-type="float">
            <text:p>1.430412</text:p>
          </table:table-cell>
          <table:table-cell office:value-type="float" office:value="0.7186012" calcext:value-type="float">
            <text:p>0.7186012</text:p>
          </table:table-cell>
          <table:table-cell office:value-type="float" office:value="0.04213272" calcext:value-type="float">
            <text:p>0.04213272</text:p>
          </table:table-cell>
          <table:table-cell office:value-type="float" office:value="0.04210184" calcext:value-type="float">
            <text:p>0.042101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6727" calcext:value-type="float">
            <text:p>41.36727</text:p>
          </table:table-cell>
          <table:table-cell office:value-type="float" office:value="43.85211" calcext:value-type="float">
            <text:p>43.85211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0072002" calcext:value-type="float">
            <text:p>10072002</text:p>
          </table:table-cell>
          <table:table-cell office:value-type="float" office:value="1.13568" calcext:value-type="float">
            <text:p>1.13568</text:p>
          </table:table-cell>
          <table:table-cell office:value-type="float" office:value="128.2417" calcext:value-type="float">
            <text:p>128.241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9.15468" calcext:value-type="float">
            <text:p>19.15468</text:p>
          </table:table-cell>
          <table:table-cell office:value-type="float" office:value="0.004139881" calcext:value-type="float">
            <text:p>0.004139881</text:p>
          </table:table-cell>
          <table:table-cell office:value-type="float" office:value="0.003682653" calcext:value-type="float">
            <text:p>0.003682653</text:p>
          </table:table-cell>
          <table:table-cell office:value-type="float" office:value="0.09529205" calcext:value-type="float">
            <text:p>0.09529205</text:p>
          </table:table-cell>
          <table:table-cell office:value-type="float" office:value="1683.963" calcext:value-type="float">
            <text:p>1683.963</text:p>
          </table:table-cell>
          <table:table-cell office:value-type="float" office:value="1.025346" calcext:value-type="float">
            <text:p>1.025346</text:p>
          </table:table-cell>
          <table:table-cell office:value-type="float" office:value="0" calcext:value-type="float">
            <text:p>0</text:p>
          </table:table-cell>
          <table:table-cell office:value-type="float" office:value="0.9729317" calcext:value-type="float">
            <text:p>0.9729317</text:p>
          </table:table-cell>
          <table:table-cell office:value-type="float" office:value="0.7684826" calcext:value-type="float">
            <text:p>0.7684826</text:p>
          </table:table-cell>
          <table:table-cell office:value-type="float" office:value="0.0420448" calcext:value-type="float">
            <text:p>0.0420448</text:p>
          </table:table-cell>
          <table:table-cell office:value-type="float" office:value="0.042032" calcext:value-type="float">
            <text:p>0.0420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4113" calcext:value-type="float">
            <text:p>41.4113</text:p>
          </table:table-cell>
          <table:table-cell office:value-type="float" office:value="43.88152" calcext:value-type="float">
            <text:p>43.88152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1072002" calcext:value-type="float">
            <text:p>11072002</text:p>
          </table:table-cell>
          <table:table-cell office:value-type="float" office:value="1.130091" calcext:value-type="float">
            <text:p>1.130091</text:p>
          </table:table-cell>
          <table:table-cell office:value-type="float" office:value="128.231" calcext:value-type="float">
            <text:p>128.23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9.14441" calcext:value-type="float">
            <text:p>19.14441</text:p>
          </table:table-cell>
          <table:table-cell office:value-type="float" office:value="0.004139881" calcext:value-type="float">
            <text:p>0.004139881</text:p>
          </table:table-cell>
          <table:table-cell office:value-type="float" office:value="0.003725999" calcext:value-type="float">
            <text:p>0.003725999</text:p>
          </table:table-cell>
          <table:table-cell office:value-type="float" office:value="0.09627292" calcext:value-type="float">
            <text:p>0.09627292</text:p>
          </table:table-cell>
          <table:table-cell office:value-type="float" office:value="1683.988" calcext:value-type="float">
            <text:p>1683.988</text:p>
          </table:table-cell>
          <table:table-cell office:value-type="float" office:value="1.022801" calcext:value-type="float">
            <text:p>1.022801</text:p>
          </table:table-cell>
          <table:table-cell office:value-type="float" office:value="0" calcext:value-type="float">
            <text:p>0</text:p>
          </table:table-cell>
          <table:table-cell office:value-type="float" office:value="0.797497" calcext:value-type="float">
            <text:p>0.797497</text:p>
          </table:table-cell>
          <table:table-cell office:value-type="float" office:value="0.7816502" calcext:value-type="float">
            <text:p>0.7816502</text:p>
          </table:table-cell>
          <table:table-cell office:value-type="float" office:value="0.04196684" calcext:value-type="float">
            <text:p>0.04196684</text:p>
          </table:table-cell>
          <table:table-cell office:value-type="float" office:value="0.0419622" calcext:value-type="float">
            <text:p>0.04196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43963" calcext:value-type="float">
            <text:p>41.43963</text:p>
          </table:table-cell>
          <table:table-cell office:value-type="float" office:value="43.91585" calcext:value-type="float">
            <text:p>43.91585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2072002" calcext:value-type="float">
            <text:p>12072002</text:p>
          </table:table-cell>
          <table:table-cell office:value-type="float" office:value="1.124368" calcext:value-type="float">
            <text:p>1.124368</text:p>
          </table:table-cell>
          <table:table-cell office:value-type="float" office:value="128.2199" calcext:value-type="float">
            <text:p>128.219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9.13433" calcext:value-type="float">
            <text:p>19.13433</text:p>
          </table:table-cell>
          <table:table-cell office:value-type="float" office:value="0.004139881" calcext:value-type="float">
            <text:p>0.004139881</text:p>
          </table:table-cell>
          <table:table-cell office:value-type="float" office:value="0.003755022" calcext:value-type="float">
            <text:p>0.003755022</text:p>
          </table:table-cell>
          <table:table-cell office:value-type="float" office:value="0.09686919" calcext:value-type="float">
            <text:p>0.09686919</text:p>
          </table:table-cell>
          <table:table-cell office:value-type="float" office:value="1684.011" calcext:value-type="float">
            <text:p>1684.011</text:p>
          </table:table-cell>
          <table:table-cell office:value-type="float" office:value="1.020021" calcext:value-type="float">
            <text:p>1.020021</text:p>
          </table:table-cell>
          <table:table-cell office:value-type="float" office:value="0" calcext:value-type="float">
            <text:p>0</text:p>
          </table:table-cell>
          <table:table-cell office:value-type="float" office:value="0.7282841" calcext:value-type="float">
            <text:p>0.7282841</text:p>
          </table:table-cell>
          <table:table-cell office:value-type="float" office:value="0.8019305" calcext:value-type="float">
            <text:p>0.8019305</text:p>
          </table:table-cell>
          <table:table-cell office:value-type="float" office:value="0.04189415" calcext:value-type="float">
            <text:p>0.04189415</text:p>
          </table:table-cell>
          <table:table-cell office:value-type="float" office:value="0.04189244" calcext:value-type="float">
            <text:p>0.041892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46184" calcext:value-type="float">
            <text:p>41.46184</text:p>
          </table:table-cell>
          <table:table-cell office:value-type="float" office:value="43.95318" calcext:value-type="float">
            <text:p>43.95318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3072002" calcext:value-type="float">
            <text:p>13072002</text:p>
          </table:table-cell>
          <table:table-cell office:value-type="float" office:value="1.118518" calcext:value-type="float">
            <text:p>1.118518</text:p>
          </table:table-cell>
          <table:table-cell office:value-type="float" office:value="128.209" calcext:value-type="float">
            <text:p>128.20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9.12456" calcext:value-type="float">
            <text:p>19.12456</text:p>
          </table:table-cell>
          <table:table-cell office:value-type="float" office:value="0.004139881" calcext:value-type="float">
            <text:p>0.004139881</text:p>
          </table:table-cell>
          <table:table-cell office:value-type="float" office:value="0.003773485" calcext:value-type="float">
            <text:p>0.003773485</text:p>
          </table:table-cell>
          <table:table-cell office:value-type="float" office:value="0.09721334" calcext:value-type="float">
            <text:p>0.09721334</text:p>
          </table:table-cell>
          <table:table-cell office:value-type="float" office:value="1684.035" calcext:value-type="float">
            <text:p>1684.035</text:p>
          </table:table-cell>
          <table:table-cell office:value-type="float" office:value="1.017448" calcext:value-type="float">
            <text:p>1.017448</text:p>
          </table:table-cell>
          <table:table-cell office:value-type="float" office:value="0" calcext:value-type="float">
            <text:p>0</text:p>
          </table:table-cell>
          <table:table-cell office:value-type="float" office:value="0.7750179" calcext:value-type="float">
            <text:p>0.7750179</text:p>
          </table:table-cell>
          <table:table-cell office:value-type="float" office:value="0.7878198" calcext:value-type="float">
            <text:p>0.7878198</text:p>
          </table:table-cell>
          <table:table-cell office:value-type="float" office:value="0.0418405" calcext:value-type="float">
            <text:p>0.0418405</text:p>
          </table:table-cell>
          <table:table-cell office:value-type="float" office:value="0.04182286" calcext:value-type="float">
            <text:p>0.041822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4785" calcext:value-type="float">
            <text:p>41.4785</text:p>
          </table:table-cell>
          <table:table-cell office:value-type="float" office:value="43.99183" calcext:value-type="float">
            <text:p>43.99183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4072002" calcext:value-type="float">
            <text:p>14072002</text:p>
          </table:table-cell>
          <table:table-cell office:value-type="float" office:value="1.111946" calcext:value-type="float">
            <text:p>1.111946</text:p>
          </table:table-cell>
          <table:table-cell office:value-type="float" office:value="128.1981" calcext:value-type="float">
            <text:p>128.198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9.11492" calcext:value-type="float">
            <text:p>19.11492</text:p>
          </table:table-cell>
          <table:table-cell office:value-type="float" office:value="0.004139881" calcext:value-type="float">
            <text:p>0.004139881</text:p>
          </table:table-cell>
          <table:table-cell office:value-type="float" office:value="0.003785553" calcext:value-type="float">
            <text:p>0.003785553</text:p>
          </table:table-cell>
          <table:table-cell office:value-type="float" office:value="0.09740362" calcext:value-type="float">
            <text:p>0.09740362</text:p>
          </table:table-cell>
          <table:table-cell office:value-type="float" office:value="1684.058" calcext:value-type="float">
            <text:p>1684.058</text:p>
          </table:table-cell>
          <table:table-cell office:value-type="float" office:value="1.013431" calcext:value-type="float">
            <text:p>1.013431</text:p>
          </table:table-cell>
          <table:table-cell office:value-type="float" office:value="0" calcext:value-type="float">
            <text:p>0</text:p>
          </table:table-cell>
          <table:table-cell office:value-type="float" office:value="0.9809223" calcext:value-type="float">
            <text:p>0.9809223</text:p>
          </table:table-cell>
          <table:table-cell office:value-type="float" office:value="0.8253755" calcext:value-type="float">
            <text:p>0.8253755</text:p>
          </table:table-cell>
          <table:table-cell office:value-type="float" office:value="0.04176296" calcext:value-type="float">
            <text:p>0.04176296</text:p>
          </table:table-cell>
          <table:table-cell office:value-type="float" office:value="0.04175335" calcext:value-type="float">
            <text:p>0.041753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51431" calcext:value-type="float">
            <text:p>41.51431</text:p>
          </table:table-cell>
          <table:table-cell office:value-type="float" office:value="44.03062" calcext:value-type="float">
            <text:p>44.03062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5072002" calcext:value-type="float">
            <text:p>15072002</text:p>
          </table:table-cell>
          <table:table-cell office:value-type="float" office:value="1.105537" calcext:value-type="float">
            <text:p>1.105537</text:p>
          </table:table-cell>
          <table:table-cell office:value-type="float" office:value="128.1862" calcext:value-type="float">
            <text:p>128.186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9.10605" calcext:value-type="float">
            <text:p>19.10605</text:p>
          </table:table-cell>
          <table:table-cell office:value-type="float" office:value="0.004139881" calcext:value-type="float">
            <text:p>0.004139881</text:p>
          </table:table-cell>
          <table:table-cell office:value-type="float" office:value="0.003794374" calcext:value-type="float">
            <text:p>0.003794374</text:p>
          </table:table-cell>
          <table:table-cell office:value-type="float" office:value="0.09751052" calcext:value-type="float">
            <text:p>0.09751052</text:p>
          </table:table-cell>
          <table:table-cell office:value-type="float" office:value="1684.081" calcext:value-type="float">
            <text:p>1684.081</text:p>
          </table:table-cell>
          <table:table-cell office:value-type="float" office:value="1.010241" calcext:value-type="float">
            <text:p>1.010241</text:p>
          </table:table-cell>
          <table:table-cell office:value-type="float" office:value="0" calcext:value-type="float">
            <text:p>0</text:p>
          </table:table-cell>
          <table:table-cell office:value-type="float" office:value="0.9877862" calcext:value-type="float">
            <text:p>0.9877862</text:p>
          </table:table-cell>
          <table:table-cell office:value-type="float" office:value="0.831514" calcext:value-type="float">
            <text:p>0.831514</text:p>
          </table:table-cell>
          <table:table-cell office:value-type="float" office:value="0.04169654" calcext:value-type="float">
            <text:p>0.04169654</text:p>
          </table:table-cell>
          <table:table-cell office:value-type="float" office:value="0.04168398" calcext:value-type="float">
            <text:p>0.041683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55087" calcext:value-type="float">
            <text:p>41.55087</text:p>
          </table:table-cell>
          <table:table-cell office:value-type="float" office:value="44.07629" calcext:value-type="float">
            <text:p>44.07629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6072002" calcext:value-type="float">
            <text:p>16072002</text:p>
          </table:table-cell>
          <table:table-cell office:value-type="float" office:value="1.100015" calcext:value-type="float">
            <text:p>1.100015</text:p>
          </table:table-cell>
          <table:table-cell office:value-type="float" office:value="128.1744" calcext:value-type="float">
            <text:p>128.174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9.09702" calcext:value-type="float">
            <text:p>19.09702</text:p>
          </table:table-cell>
          <table:table-cell office:value-type="float" office:value="0.004139881" calcext:value-type="float">
            <text:p>0.004139881</text:p>
          </table:table-cell>
          <table:table-cell office:value-type="float" office:value="0.003800212" calcext:value-type="float">
            <text:p>0.003800212</text:p>
          </table:table-cell>
          <table:table-cell office:value-type="float" office:value="0.09755333" calcext:value-type="float">
            <text:p>0.09755333</text:p>
          </table:table-cell>
          <table:table-cell office:value-type="float" office:value="1684.105" calcext:value-type="float">
            <text:p>1684.105</text:p>
          </table:table-cell>
          <table:table-cell office:value-type="float" office:value="1.007887" calcext:value-type="float">
            <text:p>1.007887</text:p>
          </table:table-cell>
          <table:table-cell office:value-type="float" office:value="0" calcext:value-type="float">
            <text:p>0</text:p>
          </table:table-cell>
          <table:table-cell office:value-type="float" office:value="0.7036855" calcext:value-type="float">
            <text:p>0.7036855</text:p>
          </table:table-cell>
          <table:table-cell office:value-type="float" office:value="0.816769" calcext:value-type="float">
            <text:p>0.816769</text:p>
          </table:table-cell>
          <table:table-cell office:value-type="float" office:value="0.0416182" calcext:value-type="float">
            <text:p>0.0416182</text:p>
          </table:table-cell>
          <table:table-cell office:value-type="float" office:value="0.04161476" calcext:value-type="float">
            <text:p>0.041614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57621" calcext:value-type="float">
            <text:p>41.57621</text:p>
          </table:table-cell>
          <table:table-cell office:value-type="float" office:value="44.11964" calcext:value-type="float">
            <text:p>44.11964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7072002" calcext:value-type="float">
            <text:p>17072002</text:p>
          </table:table-cell>
          <table:table-cell office:value-type="float" office:value="1.094628" calcext:value-type="float">
            <text:p>1.094628</text:p>
          </table:table-cell>
          <table:table-cell office:value-type="float" office:value="128.163" calcext:value-type="float">
            <text:p>128.16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9.0874" calcext:value-type="float">
            <text:p>19.0874</text:p>
          </table:table-cell>
          <table:table-cell office:value-type="float" office:value="0.004181493" calcext:value-type="float">
            <text:p>0.004181493</text:p>
          </table:table-cell>
          <table:table-cell office:value-type="float" office:value="0.003806092" calcext:value-type="float">
            <text:p>0.003806092</text:p>
          </table:table-cell>
          <table:table-cell office:value-type="float" office:value="0.09760675" calcext:value-type="float">
            <text:p>0.09760675</text:p>
          </table:table-cell>
          <table:table-cell office:value-type="float" office:value="1684.127" calcext:value-type="float">
            <text:p>1684.127</text:p>
          </table:table-cell>
          <table:table-cell office:value-type="float" office:value="1.005991" calcext:value-type="float">
            <text:p>1.005991</text:p>
          </table:table-cell>
          <table:table-cell office:value-type="float" office:value="0" calcext:value-type="float">
            <text:p>0</text:p>
          </table:table-cell>
          <table:table-cell office:value-type="float" office:value="0.3537862" calcext:value-type="float">
            <text:p>0.3537862</text:p>
          </table:table-cell>
          <table:table-cell office:value-type="float" office:value="0.5850554" calcext:value-type="float">
            <text:p>0.5850554</text:p>
          </table:table-cell>
          <table:table-cell office:value-type="float" office:value="0.04159882" calcext:value-type="float">
            <text:p>0.04159882</text:p>
          </table:table-cell>
          <table:table-cell office:value-type="float" office:value="0.04154559" calcext:value-type="float">
            <text:p>0.041545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58184" calcext:value-type="float">
            <text:p>41.58184</text:p>
          </table:table-cell>
          <table:table-cell office:value-type="float" office:value="44.15396" calcext:value-type="float">
            <text:p>44.15396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8072002" calcext:value-type="float">
            <text:p>18072002</text:p>
          </table:table-cell>
          <table:table-cell office:value-type="float" office:value="1.08906" calcext:value-type="float">
            <text:p>1.08906</text:p>
          </table:table-cell>
          <table:table-cell office:value-type="float" office:value="128.1529" calcext:value-type="float">
            <text:p>128.152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9.07662" calcext:value-type="float">
            <text:p>19.07662</text:p>
          </table:table-cell>
          <table:table-cell office:value-type="float" office:value="0.004181493" calcext:value-type="float">
            <text:p>0.004181493</text:p>
          </table:table-cell>
          <table:table-cell office:value-type="float" office:value="0.003871799" calcext:value-type="float">
            <text:p>0.003871799</text:p>
          </table:table-cell>
          <table:table-cell office:value-type="float" office:value="0.09907135" calcext:value-type="float">
            <text:p>0.09907135</text:p>
          </table:table-cell>
          <table:table-cell office:value-type="float" office:value="1684.152" calcext:value-type="float">
            <text:p>1684.152</text:p>
          </table:table-cell>
          <table:table-cell office:value-type="float" office:value="1.005159" calcext:value-type="float">
            <text:p>1.005159</text:p>
          </table:table-cell>
          <table:table-cell office:value-type="float" office:value="0" calcext:value-type="float">
            <text:p>0</text:p>
          </table:table-cell>
          <table:table-cell office:value-type="float" office:value="1.236469" calcext:value-type="float">
            <text:p>1.236469</text:p>
          </table:table-cell>
          <table:table-cell office:value-type="float" office:value="0.7046878" calcext:value-type="float">
            <text:p>0.7046878</text:p>
          </table:table-cell>
          <table:table-cell office:value-type="float" office:value="0.04151136" calcext:value-type="float">
            <text:p>0.04151136</text:p>
          </table:table-cell>
          <table:table-cell office:value-type="float" office:value="0.04147661" calcext:value-type="float">
            <text:p>0.041476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59713" calcext:value-type="float">
            <text:p>41.59713</text:p>
          </table:table-cell>
          <table:table-cell office:value-type="float" office:value="44.15158" calcext:value-type="float">
            <text:p>44.1515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9072002" calcext:value-type="float">
            <text:p>19072002</text:p>
          </table:table-cell>
          <table:table-cell office:value-type="float" office:value="1.083755" calcext:value-type="float">
            <text:p>1.083755</text:p>
          </table:table-cell>
          <table:table-cell office:value-type="float" office:value="128.1425" calcext:value-type="float">
            <text:p>128.142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9.0663" calcext:value-type="float">
            <text:p>19.0663</text:p>
          </table:table-cell>
          <table:table-cell office:value-type="float" office:value="0.004181493" calcext:value-type="float">
            <text:p>0.004181493</text:p>
          </table:table-cell>
          <table:table-cell office:value-type="float" office:value="0.00391327" calcext:value-type="float">
            <text:p>0.00391327</text:p>
          </table:table-cell>
          <table:table-cell office:value-type="float" office:value="0.1000053" calcext:value-type="float">
            <text:p>0.1000053</text:p>
          </table:table-cell>
          <table:table-cell office:value-type="float" office:value="1684.175" calcext:value-type="float">
            <text:p>1684.175</text:p>
          </table:table-cell>
          <table:table-cell office:value-type="float" office:value="1.002309" calcext:value-type="float">
            <text:p>1.002309</text:p>
          </table:table-cell>
          <table:table-cell office:value-type="float" office:value="0" calcext:value-type="float">
            <text:p>0</text:p>
          </table:table-cell>
          <table:table-cell office:value-type="float" office:value="0.9026352" calcext:value-type="float">
            <text:p>0.9026352</text:p>
          </table:table-cell>
          <table:table-cell office:value-type="float" office:value="0.7654573" calcext:value-type="float">
            <text:p>0.7654573</text:p>
          </table:table-cell>
          <table:table-cell office:value-type="float" office:value="0.04142166" calcext:value-type="float">
            <text:p>0.04142166</text:p>
          </table:table-cell>
          <table:table-cell office:value-type="float" office:value="0.04140771" calcext:value-type="float">
            <text:p>0.041407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63498" calcext:value-type="float">
            <text:p>41.63498</text:p>
          </table:table-cell>
          <table:table-cell office:value-type="float" office:value="44.17615" calcext:value-type="float">
            <text:p>44.17615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20072002" calcext:value-type="float">
            <text:p>20072002</text:p>
          </table:table-cell>
          <table:table-cell office:value-type="float" office:value="1.07812" calcext:value-type="float">
            <text:p>1.07812</text:p>
          </table:table-cell>
          <table:table-cell office:value-type="float" office:value="128.131" calcext:value-type="float">
            <text:p>128.13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9.05638" calcext:value-type="float">
            <text:p>19.05638</text:p>
          </table:table-cell>
          <table:table-cell office:value-type="float" office:value="0.004181493" calcext:value-type="float">
            <text:p>0.004181493</text:p>
          </table:table-cell>
          <table:table-cell office:value-type="float" office:value="0.003940674" calcext:value-type="float">
            <text:p>0.003940674</text:p>
          </table:table-cell>
          <table:table-cell office:value-type="float" office:value="0.1005351" calcext:value-type="float">
            <text:p>0.1005351</text:p>
          </table:table-cell>
          <table:table-cell office:value-type="float" office:value="1684.198" calcext:value-type="float">
            <text:p>1684.198</text:p>
          </table:table-cell>
          <table:table-cell office:value-type="float" office:value="0.9989924" calcext:value-type="float">
            <text:p>0.9989924</text:p>
          </table:table-cell>
          <table:table-cell office:value-type="float" office:value="0" calcext:value-type="float">
            <text:p>0</text:p>
          </table:table-cell>
          <table:table-cell office:value-type="float" office:value="0.8064513" calcext:value-type="float">
            <text:p>0.8064513</text:p>
          </table:table-cell>
          <table:table-cell office:value-type="float" office:value="0.8062473" calcext:value-type="float">
            <text:p>0.8062473</text:p>
          </table:table-cell>
          <table:table-cell office:value-type="float" office:value="0.04134382" calcext:value-type="float">
            <text:p>0.04134382</text:p>
          </table:table-cell>
          <table:table-cell office:value-type="float" office:value="0.04133889" calcext:value-type="float">
            <text:p>0.041338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66221" calcext:value-type="float">
            <text:p>41.66221</text:p>
          </table:table-cell>
          <table:table-cell office:value-type="float" office:value="44.21208" calcext:value-type="float">
            <text:p>44.21208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21072002" calcext:value-type="float">
            <text:p>21072002</text:p>
          </table:table-cell>
          <table:table-cell office:value-type="float" office:value="1.072288" calcext:value-type="float">
            <text:p>1.072288</text:p>
          </table:table-cell>
          <table:table-cell office:value-type="float" office:value="128.1187" calcext:value-type="float">
            <text:p>128.118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9.04726" calcext:value-type="float">
            <text:p>19.04726</text:p>
          </table:table-cell>
          <table:table-cell office:value-type="float" office:value="0.004181493" calcext:value-type="float">
            <text:p>0.004181493</text:p>
          </table:table-cell>
          <table:table-cell office:value-type="float" office:value="0.003958349" calcext:value-type="float">
            <text:p>0.003958349</text:p>
          </table:table-cell>
          <table:table-cell office:value-type="float" office:value="0.1008249" calcext:value-type="float">
            <text:p>0.1008249</text:p>
          </table:table-cell>
          <table:table-cell office:value-type="float" office:value="1684.221" calcext:value-type="float">
            <text:p>1684.221</text:p>
          </table:table-cell>
          <table:table-cell office:value-type="float" office:value="0.9954401" calcext:value-type="float">
            <text:p>0.9954401</text:p>
          </table:table-cell>
          <table:table-cell office:value-type="float" office:value="0" calcext:value-type="float">
            <text:p>0</text:p>
          </table:table-cell>
          <table:table-cell office:value-type="float" office:value="0.6986726" calcext:value-type="float">
            <text:p>0.6986726</text:p>
          </table:table-cell>
          <table:table-cell office:value-type="float" office:value="0.8289349" calcext:value-type="float">
            <text:p>0.8289349</text:p>
          </table:table-cell>
          <table:table-cell office:value-type="float" office:value="0.04127191" calcext:value-type="float">
            <text:p>0.04127191</text:p>
          </table:table-cell>
          <table:table-cell office:value-type="float" office:value="0.04127026" calcext:value-type="float">
            <text:p>0.041270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68435" calcext:value-type="float">
            <text:p>41.68435</text:p>
          </table:table-cell>
          <table:table-cell office:value-type="float" office:value="44.25587" calcext:value-type="float">
            <text:p>44.25587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22072002" calcext:value-type="float">
            <text:p>22072002</text:p>
          </table:table-cell>
          <table:table-cell office:value-type="float" office:value="1.065275" calcext:value-type="float">
            <text:p>1.065275</text:p>
          </table:table-cell>
          <table:table-cell office:value-type="float" office:value="128.1057" calcext:value-type="float">
            <text:p>128.105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9.0391" calcext:value-type="float">
            <text:p>19.0391</text:p>
          </table:table-cell>
          <table:table-cell office:value-type="float" office:value="0.004181493" calcext:value-type="float">
            <text:p>0.004181493</text:p>
          </table:table-cell>
          <table:table-cell office:value-type="float" office:value="0.003970273" calcext:value-type="float">
            <text:p>0.003970273</text:p>
          </table:table-cell>
          <table:table-cell office:value-type="float" office:value="0.1009832" calcext:value-type="float">
            <text:p>0.1009832</text:p>
          </table:table-cell>
          <table:table-cell office:value-type="float" office:value="1684.245" calcext:value-type="float">
            <text:p>1684.245</text:p>
          </table:table-cell>
          <table:table-cell office:value-type="float" office:value="0.9893965" calcext:value-type="float">
            <text:p>0.9893965</text:p>
          </table:table-cell>
          <table:table-cell office:value-type="float" office:value="0" calcext:value-type="float">
            <text:p>0</text:p>
          </table:table-cell>
          <table:table-cell office:value-type="float" office:value="0.8373919" calcext:value-type="float">
            <text:p>0.8373919</text:p>
          </table:table-cell>
          <table:table-cell office:value-type="float" office:value="0.8773456" calcext:value-type="float">
            <text:p>0.8773456</text:p>
          </table:table-cell>
          <table:table-cell office:value-type="float" office:value="0.04120973" calcext:value-type="float">
            <text:p>0.04120973</text:p>
          </table:table-cell>
          <table:table-cell office:value-type="float" office:value="0.04120167" calcext:value-type="float">
            <text:p>0.041201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71087" calcext:value-type="float">
            <text:p>41.71087</text:p>
          </table:table-cell>
          <table:table-cell office:value-type="float" office:value="44.30882" calcext:value-type="float">
            <text:p>44.30882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23072002" calcext:value-type="float">
            <text:p>23072002</text:p>
          </table:table-cell>
          <table:table-cell office:value-type="float" office:value="1.059436" calcext:value-type="float">
            <text:p>1.059436</text:p>
          </table:table-cell>
          <table:table-cell office:value-type="float" office:value="128.0942" calcext:value-type="float">
            <text:p>128.094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9.03015" calcext:value-type="float">
            <text:p>19.03015</text:p>
          </table:table-cell>
          <table:table-cell office:value-type="float" office:value="0.004181493" calcext:value-type="float">
            <text:p>0.004181493</text:p>
          </table:table-cell>
          <table:table-cell office:value-type="float" office:value="0.004016083" calcext:value-type="float">
            <text:p>0.004016083</text:p>
          </table:table-cell>
          <table:table-cell office:value-type="float" office:value="0.1018922" calcext:value-type="float">
            <text:p>0.1018922</text:p>
          </table:table-cell>
          <table:table-cell office:value-type="float" office:value="1684.269" calcext:value-type="float">
            <text:p>1684.269</text:p>
          </table:table-cell>
          <table:table-cell office:value-type="float" office:value="0.9881723" calcext:value-type="float">
            <text:p>0.9881723</text:p>
          </table:table-cell>
          <table:table-cell office:value-type="float" office:value="0" calcext:value-type="float">
            <text:p>0</text:p>
          </table:table-cell>
          <table:table-cell office:value-type="float" office:value="1.390702" calcext:value-type="float">
            <text:p>1.390702</text:p>
          </table:table-cell>
          <table:table-cell office:value-type="float" office:value="0.7301152" calcext:value-type="float">
            <text:p>0.7301152</text:p>
          </table:table-cell>
          <table:table-cell office:value-type="float" office:value="0.04117299" calcext:value-type="float">
            <text:p>0.04117299</text:p>
          </table:table-cell>
          <table:table-cell office:value-type="float" office:value="0.04113325" calcext:value-type="float">
            <text:p>0.041133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72894" calcext:value-type="float">
            <text:p>41.72894</text:p>
          </table:table-cell>
          <table:table-cell office:value-type="float" office:value="44.32374" calcext:value-type="float">
            <text:p>44.32374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24072002" calcext:value-type="float">
            <text:p>24072002</text:p>
          </table:table-cell>
          <table:table-cell office:value-type="float" office:value="1.054646" calcext:value-type="float">
            <text:p>1.054646</text:p>
          </table:table-cell>
          <table:table-cell office:value-type="float" office:value="128.0833" calcext:value-type="float">
            <text:p>128.083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9.02061" calcext:value-type="float">
            <text:p>19.02061</text:p>
          </table:table-cell>
          <table:table-cell office:value-type="float" office:value="0.004181493" calcext:value-type="float">
            <text:p>0.004181493</text:p>
          </table:table-cell>
          <table:table-cell office:value-type="float" office:value="0.004043107" calcext:value-type="float">
            <text:p>0.004043107</text:p>
          </table:table-cell>
          <table:table-cell office:value-type="float" office:value="0.1024482" calcext:value-type="float">
            <text:p>0.1024482</text:p>
          </table:table-cell>
          <table:table-cell office:value-type="float" office:value="1684.292" calcext:value-type="float">
            <text:p>1684.292</text:p>
          </table:table-cell>
          <table:table-cell office:value-type="float" office:value="0.985885" calcext:value-type="float">
            <text:p>0.985885</text:p>
          </table:table-cell>
          <table:table-cell office:value-type="float" office:value="0" calcext:value-type="float">
            <text:p>0</text:p>
          </table:table-cell>
          <table:table-cell office:value-type="float" office:value="0.8228062" calcext:value-type="float">
            <text:p>0.8228062</text:p>
          </table:table-cell>
          <table:table-cell office:value-type="float" office:value="0.7637378" calcext:value-type="float">
            <text:p>0.7637378</text:p>
          </table:table-cell>
          <table:table-cell office:value-type="float" office:value="0.04108007" calcext:value-type="float">
            <text:p>0.04108007</text:p>
          </table:table-cell>
          <table:table-cell office:value-type="float" office:value="0.04106492" calcext:value-type="float">
            <text:p>0.041064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76585" calcext:value-type="float">
            <text:p>41.76585</text:p>
          </table:table-cell>
          <table:table-cell office:value-type="float" office:value="44.3502" calcext:value-type="float">
            <text:p>44.3502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25072002" calcext:value-type="float">
            <text:p>25072002</text:p>
          </table:table-cell>
          <table:table-cell office:value-type="float" office:value="1.049909" calcext:value-type="float">
            <text:p>1.049909</text:p>
          </table:table-cell>
          <table:table-cell office:value-type="float" office:value="128.0723" calcext:value-type="float">
            <text:p>128.072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9.01064" calcext:value-type="float">
            <text:p>19.01064</text:p>
          </table:table-cell>
          <table:table-cell office:value-type="float" office:value="0.004181493" calcext:value-type="float">
            <text:p>0.004181493</text:p>
          </table:table-cell>
          <table:table-cell office:value-type="float" office:value="0.004058556" calcext:value-type="float">
            <text:p>0.004058556</text:p>
          </table:table-cell>
          <table:table-cell office:value-type="float" office:value="0.1027134" calcext:value-type="float">
            <text:p>0.1027134</text:p>
          </table:table-cell>
          <table:table-cell office:value-type="float" office:value="1684.315" calcext:value-type="float">
            <text:p>1684.315</text:p>
          </table:table-cell>
          <table:table-cell office:value-type="float" office:value="0.9836732" calcext:value-type="float">
            <text:p>0.9836732</text:p>
          </table:table-cell>
          <table:table-cell office:value-type="float" office:value="0" calcext:value-type="float">
            <text:p>0</text:p>
          </table:table-cell>
          <table:table-cell office:value-type="float" office:value="0.7119164" calcext:value-type="float">
            <text:p>0.7119164</text:p>
          </table:table-cell>
          <table:table-cell office:value-type="float" office:value="0.7732767" calcext:value-type="float">
            <text:p>0.7732767</text:p>
          </table:table-cell>
          <table:table-cell office:value-type="float" office:value="0.04100064" calcext:value-type="float">
            <text:p>0.04100064</text:p>
          </table:table-cell>
          <table:table-cell office:value-type="float" office:value="0.04099671" calcext:value-type="float">
            <text:p>0.040996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78717" calcext:value-type="float">
            <text:p>41.78717</text:p>
          </table:table-cell>
          <table:table-cell office:value-type="float" office:value="44.38082" calcext:value-type="float">
            <text:p>44.38082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26072002" calcext:value-type="float">
            <text:p>26072002</text:p>
          </table:table-cell>
          <table:table-cell office:value-type="float" office:value="1.045551" calcext:value-type="float">
            <text:p>1.045551</text:p>
          </table:table-cell>
          <table:table-cell office:value-type="float" office:value="128.0634" calcext:value-type="float">
            <text:p>128.063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8.99835" calcext:value-type="float">
            <text:p>18.99835</text:p>
          </table:table-cell>
          <table:table-cell office:value-type="float" office:value="0.004181493" calcext:value-type="float">
            <text:p>0.004181493</text:p>
          </table:table-cell>
          <table:table-cell office:value-type="float" office:value="0.004087799" calcext:value-type="float">
            <text:p>0.004087799</text:p>
          </table:table-cell>
          <table:table-cell office:value-type="float" office:value="0.1034229" calcext:value-type="float">
            <text:p>0.1034229</text:p>
          </table:table-cell>
          <table:table-cell office:value-type="float" office:value="1684.338" calcext:value-type="float">
            <text:p>1684.338</text:p>
          </table:table-cell>
          <table:table-cell office:value-type="float" office:value="0.9831371" calcext:value-type="float">
            <text:p>0.9831371</text:p>
          </table:table-cell>
          <table:table-cell office:value-type="float" office:value="0" calcext:value-type="float">
            <text:p>0</text:p>
          </table:table-cell>
          <table:table-cell office:value-type="float" office:value="0.3554021" calcext:value-type="float">
            <text:p>0.3554021</text:p>
          </table:table-cell>
          <table:table-cell office:value-type="float" office:value="0.4804703" calcext:value-type="float">
            <text:p>0.4804703</text:p>
          </table:table-cell>
          <table:table-cell office:value-type="float" office:value="0.04096724" calcext:value-type="float">
            <text:p>0.04096724</text:p>
          </table:table-cell>
          <table:table-cell office:value-type="float" office:value="0.04092862" calcext:value-type="float">
            <text:p>0.040928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74918" calcext:value-type="float">
            <text:p>41.74918</text:p>
          </table:table-cell>
          <table:table-cell office:value-type="float" office:value="44.37809" calcext:value-type="float">
            <text:p>44.37809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27072002" calcext:value-type="float">
            <text:p>27072002</text:p>
          </table:table-cell>
          <table:table-cell office:value-type="float" office:value="1.040277" calcext:value-type="float">
            <text:p>1.040277</text:p>
          </table:table-cell>
          <table:table-cell office:value-type="float" office:value="128.0553" calcext:value-type="float">
            <text:p>128.055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8.98575" calcext:value-type="float">
            <text:p>18.98575</text:p>
          </table:table-cell>
          <table:table-cell office:value-type="float" office:value="0.004181493" calcext:value-type="float">
            <text:p>0.004181493</text:p>
          </table:table-cell>
          <table:table-cell office:value-type="float" office:value="0.00415319" calcext:value-type="float">
            <text:p>0.00415319</text:p>
          </table:table-cell>
          <table:table-cell office:value-type="float" office:value="0.1052489" calcext:value-type="float">
            <text:p>0.1052489</text:p>
          </table:table-cell>
          <table:table-cell office:value-type="float" office:value="1684.362" calcext:value-type="float">
            <text:p>1684.362</text:p>
          </table:table-cell>
          <table:table-cell office:value-type="float" office:value="0.9842675" calcext:value-type="float">
            <text:p>0.9842675</text:p>
          </table:table-cell>
          <table:table-cell office:value-type="float" office:value="0" calcext:value-type="float">
            <text:p>0</text:p>
          </table:table-cell>
          <table:table-cell office:value-type="float" office:value="0.8740861" calcext:value-type="float">
            <text:p>0.8740861</text:p>
          </table:table-cell>
          <table:table-cell office:value-type="float" office:value="0.670628" calcext:value-type="float">
            <text:p>0.670628</text:p>
          </table:table-cell>
          <table:table-cell office:value-type="float" office:value="0.04092256" calcext:value-type="float">
            <text:p>0.04092256</text:p>
          </table:table-cell>
          <table:table-cell office:value-type="float" office:value="0.04086069" calcext:value-type="float">
            <text:p>0.040860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75507" calcext:value-type="float">
            <text:p>41.75507</text:p>
          </table:table-cell>
          <table:table-cell office:value-type="float" office:value="44.35928" calcext:value-type="float">
            <text:p>44.35928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28072002" calcext:value-type="float">
            <text:p>28072002</text:p>
          </table:table-cell>
          <table:table-cell office:value-type="float" office:value="1.033509" calcext:value-type="float">
            <text:p>1.033509</text:p>
          </table:table-cell>
          <table:table-cell office:value-type="float" office:value="128.0458" calcext:value-type="float">
            <text:p>128.045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8.97489" calcext:value-type="float">
            <text:p>18.97489</text:p>
          </table:table-cell>
          <table:table-cell office:value-type="float" office:value="0.004181493" calcext:value-type="float">
            <text:p>0.004181493</text:p>
          </table:table-cell>
          <table:table-cell office:value-type="float" office:value="0.004208989" calcext:value-type="float">
            <text:p>0.004208989</text:p>
          </table:table-cell>
          <table:table-cell office:value-type="float" office:value="0.1065887" calcext:value-type="float">
            <text:p>0.1065887</text:p>
          </table:table-cell>
          <table:table-cell office:value-type="float" office:value="1684.385" calcext:value-type="float">
            <text:p>1684.385</text:p>
          </table:table-cell>
          <table:table-cell office:value-type="float" office:value="0.9801815" calcext:value-type="float">
            <text:p>0.9801815</text:p>
          </table:table-cell>
          <table:table-cell office:value-type="float" office:value="0" calcext:value-type="float">
            <text:p>0</text:p>
          </table:table-cell>
          <table:table-cell office:value-type="float" office:value="1.556928" calcext:value-type="float">
            <text:p>1.556928</text:p>
          </table:table-cell>
          <table:table-cell office:value-type="float" office:value="0.7656828" calcext:value-type="float">
            <text:p>0.7656828</text:p>
          </table:table-cell>
          <table:table-cell office:value-type="float" office:value="0.04083155" calcext:value-type="float">
            <text:p>0.04083155</text:p>
          </table:table-cell>
          <table:table-cell office:value-type="float" office:value="0.04079281" calcext:value-type="float">
            <text:p>0.040792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81909" calcext:value-type="float">
            <text:p>41.81909</text:p>
          </table:table-cell>
          <table:table-cell office:value-type="float" office:value="44.37665" calcext:value-type="float">
            <text:p>44.37665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9072002" calcext:value-type="float">
            <text:p>29072002</text:p>
          </table:table-cell>
          <table:table-cell office:value-type="float" office:value="1.02631" calcext:value-type="float">
            <text:p>1.02631</text:p>
          </table:table-cell>
          <table:table-cell office:value-type="float" office:value="128.0336" calcext:value-type="float">
            <text:p>128.033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8.96573" calcext:value-type="float">
            <text:p>18.96573</text:p>
          </table:table-cell>
          <table:table-cell office:value-type="float" office:value="0.004181493" calcext:value-type="float">
            <text:p>0.004181493</text:p>
          </table:table-cell>
          <table:table-cell office:value-type="float" office:value="0.004257007" calcext:value-type="float">
            <text:p>0.004257007</text:p>
          </table:table-cell>
          <table:table-cell office:value-type="float" office:value="0.1075172" calcext:value-type="float">
            <text:p>0.1075172</text:p>
          </table:table-cell>
          <table:table-cell office:value-type="float" office:value="1684.409" calcext:value-type="float">
            <text:p>1684.409</text:p>
          </table:table-cell>
          <table:table-cell office:value-type="float" office:value="0.9740234" calcext:value-type="float">
            <text:p>0.9740234</text:p>
          </table:table-cell>
          <table:table-cell office:value-type="float" office:value="0" calcext:value-type="float">
            <text:p>0</text:p>
          </table:table-cell>
          <table:table-cell office:value-type="float" office:value="0.9787523" calcext:value-type="float">
            <text:p>0.9787523</text:p>
          </table:table-cell>
          <table:table-cell office:value-type="float" office:value="0.8457186" calcext:value-type="float">
            <text:p>0.8457186</text:p>
          </table:table-cell>
          <table:table-cell office:value-type="float" office:value="0.04076169" calcext:value-type="float">
            <text:p>0.04076169</text:p>
          </table:table-cell>
          <table:table-cell office:value-type="float" office:value="0.04072506" calcext:value-type="float">
            <text:p>0.040725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89264" calcext:value-type="float">
            <text:p>41.89264</text:p>
          </table:table-cell>
          <table:table-cell office:value-type="float" office:value="44.41829" calcext:value-type="float">
            <text:p>44.41829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30072002" calcext:value-type="float">
            <text:p>30072002</text:p>
          </table:table-cell>
          <table:table-cell office:value-type="float" office:value="1.018556" calcext:value-type="float">
            <text:p>1.018556</text:p>
          </table:table-cell>
          <table:table-cell office:value-type="float" office:value="128.0211" calcext:value-type="float">
            <text:p>128.021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8.95788" calcext:value-type="float">
            <text:p>18.95788</text:p>
          </table:table-cell>
          <table:table-cell office:value-type="float" office:value="0.004181493" calcext:value-type="float">
            <text:p>0.004181493</text:p>
          </table:table-cell>
          <table:table-cell office:value-type="float" office:value="0.004289539" calcext:value-type="float">
            <text:p>0.004289539</text:p>
          </table:table-cell>
          <table:table-cell office:value-type="float" office:value="0.1080974" calcext:value-type="float">
            <text:p>0.1080974</text:p>
          </table:table-cell>
          <table:table-cell office:value-type="float" office:value="1684.434" calcext:value-type="float">
            <text:p>1684.434</text:p>
          </table:table-cell>
          <table:table-cell office:value-type="float" office:value="0.9684353" calcext:value-type="float">
            <text:p>0.9684353</text:p>
          </table:table-cell>
          <table:table-cell office:value-type="float" office:value="0" calcext:value-type="float">
            <text:p>0</text:p>
          </table:table-cell>
          <table:table-cell office:value-type="float" office:value="1.509617" calcext:value-type="float">
            <text:p>1.509617</text:p>
          </table:table-cell>
          <table:table-cell office:value-type="float" office:value="0.8744983" calcext:value-type="float">
            <text:p>0.8744983</text:p>
          </table:table-cell>
          <table:table-cell office:value-type="float" office:value="0.04069013" calcext:value-type="float">
            <text:p>0.04069013</text:p>
          </table:table-cell>
          <table:table-cell office:value-type="float" office:value="0.04065743" calcext:value-type="float">
            <text:p>0.040657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96178" calcext:value-type="float">
            <text:p>41.96178</text:p>
          </table:table-cell>
          <table:table-cell office:value-type="float" office:value="44.46993" calcext:value-type="float">
            <text:p>44.46993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31072002" calcext:value-type="float">
            <text:p>31072002</text:p>
          </table:table-cell>
          <table:table-cell office:value-type="float" office:value="1.011979" calcext:value-type="float">
            <text:p>1.011979</text:p>
          </table:table-cell>
          <table:table-cell office:value-type="float" office:value="128.0073" calcext:value-type="float">
            <text:p>128.007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8.95061" calcext:value-type="float">
            <text:p>18.95061</text:p>
          </table:table-cell>
          <table:table-cell office:value-type="float" office:value="0.004181493" calcext:value-type="float">
            <text:p>0.004181493</text:p>
          </table:table-cell>
          <table:table-cell office:value-type="float" office:value="0.004310652" calcext:value-type="float">
            <text:p>0.004310652</text:p>
          </table:table-cell>
          <table:table-cell office:value-type="float" office:value="0.1084336" calcext:value-type="float">
            <text:p>0.1084336</text:p>
          </table:table-cell>
          <table:table-cell office:value-type="float" office:value="1684.458" calcext:value-type="float">
            <text:p>1684.458</text:p>
          </table:table-cell>
          <table:table-cell office:value-type="float" office:value="0.9628571" calcext:value-type="float">
            <text:p>0.9628571</text:p>
          </table:table-cell>
          <table:table-cell office:value-type="float" office:value="0" calcext:value-type="float">
            <text:p>0</text:p>
          </table:table-cell>
          <table:table-cell office:value-type="float" office:value="1.057116" calcext:value-type="float">
            <text:p>1.057116</text:p>
          </table:table-cell>
          <table:table-cell office:value-type="float" office:value="0.8799837" calcext:value-type="float">
            <text:p>0.8799837</text:p>
          </table:table-cell>
          <table:table-cell office:value-type="float" office:value="0.04060912" calcext:value-type="float">
            <text:p>0.04060912</text:p>
          </table:table-cell>
          <table:table-cell office:value-type="float" office:value="0.04058988" calcext:value-type="float">
            <text:p>0.040589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01717" calcext:value-type="float">
            <text:p>42.01717</text:p>
          </table:table-cell>
          <table:table-cell office:value-type="float" office:value="44.52649" calcext:value-type="float">
            <text:p>44.52649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082002" calcext:value-type="float">
            <text:p>1082002</text:p>
          </table:table-cell>
          <table:table-cell office:value-type="float" office:value="1.005581" calcext:value-type="float">
            <text:p>1.005581</text:p>
          </table:table-cell>
          <table:table-cell office:value-type="float" office:value="127.9931" calcext:value-type="float">
            <text:p>127.993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8.94358" calcext:value-type="float">
            <text:p>18.94358</text:p>
          </table:table-cell>
          <table:table-cell office:value-type="float" office:value="0.004181493" calcext:value-type="float">
            <text:p>0.004181493</text:p>
          </table:table-cell>
          <table:table-cell office:value-type="float" office:value="0.004324455" calcext:value-type="float">
            <text:p>0.004324455</text:p>
          </table:table-cell>
          <table:table-cell office:value-type="float" office:value="0.1086238" calcext:value-type="float">
            <text:p>0.1086238</text:p>
          </table:table-cell>
          <table:table-cell office:value-type="float" office:value="1684.483" calcext:value-type="float">
            <text:p>1684.483</text:p>
          </table:table-cell>
          <table:table-cell office:value-type="float" office:value="0.9572306" calcext:value-type="float">
            <text:p>0.9572306</text:p>
          </table:table-cell>
          <table:table-cell office:value-type="float" office:value="0" calcext:value-type="float">
            <text:p>0</text:p>
          </table:table-cell>
          <table:table-cell office:value-type="float" office:value="0.8680758" calcext:value-type="float">
            <text:p>0.8680758</text:p>
          </table:table-cell>
          <table:table-cell office:value-type="float" office:value="0.8782488" calcext:value-type="float">
            <text:p>0.8782488</text:p>
          </table:table-cell>
          <table:table-cell office:value-type="float" office:value="0.04053281" calcext:value-type="float">
            <text:p>0.04053281</text:p>
          </table:table-cell>
          <table:table-cell office:value-type="float" office:value="0.04052249" calcext:value-type="float">
            <text:p>0.040522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05379" calcext:value-type="float">
            <text:p>42.05379</text:p>
          </table:table-cell>
          <table:table-cell office:value-type="float" office:value="44.58315" calcext:value-type="float">
            <text:p>44.58315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2082002" calcext:value-type="float">
            <text:p>2082002</text:p>
          </table:table-cell>
          <table:table-cell office:value-type="float" office:value="0.9998568" calcext:value-type="float">
            <text:p>0.9998568</text:p>
          </table:table-cell>
          <table:table-cell office:value-type="float" office:value="127.9803" calcext:value-type="float">
            <text:p>127.980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8.93531" calcext:value-type="float">
            <text:p>18.93531</text:p>
          </table:table-cell>
          <table:table-cell office:value-type="float" office:value="0.004181493" calcext:value-type="float">
            <text:p>0.004181493</text:p>
          </table:table-cell>
          <table:table-cell office:value-type="float" office:value="0.004374516" calcext:value-type="float">
            <text:p>0.004374516</text:p>
          </table:table-cell>
          <table:table-cell office:value-type="float" office:value="0.109565" calcext:value-type="float">
            <text:p>0.109565</text:p>
          </table:table-cell>
          <table:table-cell office:value-type="float" office:value="1684.507" calcext:value-type="float">
            <text:p>1684.507</text:p>
          </table:table-cell>
          <table:table-cell office:value-type="float" office:value="0.9567859" calcext:value-type="float">
            <text:p>0.9567859</text:p>
          </table:table-cell>
          <table:table-cell office:value-type="float" office:value="0" calcext:value-type="float">
            <text:p>0</text:p>
          </table:table-cell>
          <table:table-cell office:value-type="float" office:value="1.446736" calcext:value-type="float">
            <text:p>1.446736</text:p>
          </table:table-cell>
          <table:table-cell office:value-type="float" office:value="0.7309636" calcext:value-type="float">
            <text:p>0.7309636</text:p>
          </table:table-cell>
          <table:table-cell office:value-type="float" office:value="0.0405061" calcext:value-type="float">
            <text:p>0.0405061</text:p>
          </table:table-cell>
          <table:table-cell office:value-type="float" office:value="0.04045523" calcext:value-type="float">
            <text:p>0.040455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07198" calcext:value-type="float">
            <text:p>42.07198</text:p>
          </table:table-cell>
          <table:table-cell office:value-type="float" office:value="44.59785" calcext:value-type="float">
            <text:p>44.59785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3082002" calcext:value-type="float">
            <text:p>3082002</text:p>
          </table:table-cell>
          <table:table-cell office:value-type="float" office:value="0.9940848" calcext:value-type="float">
            <text:p>0.9940848</text:p>
          </table:table-cell>
          <table:table-cell office:value-type="float" office:value="127.9674" calcext:value-type="float">
            <text:p>127.967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8.92726" calcext:value-type="float">
            <text:p>18.92726</text:p>
          </table:table-cell>
          <table:table-cell office:value-type="float" office:value="0.004181493" calcext:value-type="float">
            <text:p>0.004181493</text:p>
          </table:table-cell>
          <table:table-cell office:value-type="float" office:value="0.004411505" calcext:value-type="float">
            <text:p>0.004411505</text:p>
          </table:table-cell>
          <table:table-cell office:value-type="float" office:value="0.1102491" calcext:value-type="float">
            <text:p>0.1102491</text:p>
          </table:table-cell>
          <table:table-cell office:value-type="float" office:value="1684.531" calcext:value-type="float">
            <text:p>1684.531</text:p>
          </table:table-cell>
          <table:table-cell office:value-type="float" office:value="0.9526777" calcext:value-type="float">
            <text:p>0.9526777</text:p>
          </table:table-cell>
          <table:table-cell office:value-type="float" office:value="0" calcext:value-type="float">
            <text:p>0</text:p>
          </table:table-cell>
          <table:table-cell office:value-type="float" office:value="1.035288" calcext:value-type="float">
            <text:p>1.035288</text:p>
          </table:table-cell>
          <table:table-cell office:value-type="float" office:value="0.8096347" calcext:value-type="float">
            <text:p>0.8096347</text:p>
          </table:table-cell>
          <table:table-cell office:value-type="float" office:value="0.04041119" calcext:value-type="float">
            <text:p>0.04041119</text:p>
          </table:table-cell>
          <table:table-cell office:value-type="float" office:value="0.040388" calcext:value-type="float">
            <text:p>0.0403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12278" calcext:value-type="float">
            <text:p>42.12278</text:p>
          </table:table-cell>
          <table:table-cell office:value-type="float" office:value="44.63089" calcext:value-type="float">
            <text:p>44.63089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4082002" calcext:value-type="float">
            <text:p>4082002</text:p>
          </table:table-cell>
          <table:table-cell office:value-type="float" office:value="0.9893829" calcext:value-type="float">
            <text:p>0.9893829</text:p>
          </table:table-cell>
          <table:table-cell office:value-type="float" office:value="127.9549" calcext:value-type="float">
            <text:p>127.954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8.91891" calcext:value-type="float">
            <text:p>18.91891</text:p>
          </table:table-cell>
          <table:table-cell office:value-type="float" office:value="0.004181493" calcext:value-type="float">
            <text:p>0.004181493</text:p>
          </table:table-cell>
          <table:table-cell office:value-type="float" office:value="0.004431851" calcext:value-type="float">
            <text:p>0.004431851</text:p>
          </table:table-cell>
          <table:table-cell office:value-type="float" office:value="0.1105957" calcext:value-type="float">
            <text:p>0.1105957</text:p>
          </table:table-cell>
          <table:table-cell office:value-type="float" office:value="1684.555" calcext:value-type="float">
            <text:p>1684.555</text:p>
          </table:table-cell>
          <table:table-cell office:value-type="float" office:value="0.9507564" calcext:value-type="float">
            <text:p>0.9507564</text:p>
          </table:table-cell>
          <table:table-cell office:value-type="float" office:value="0" calcext:value-type="float">
            <text:p>0</text:p>
          </table:table-cell>
          <table:table-cell office:value-type="float" office:value="0.8012062" calcext:value-type="float">
            <text:p>0.8012062</text:p>
          </table:table-cell>
          <table:table-cell office:value-type="float" office:value="0.7847486" calcext:value-type="float">
            <text:p>0.7847486</text:p>
          </table:table-cell>
          <table:table-cell office:value-type="float" office:value="0.04033413" calcext:value-type="float">
            <text:p>0.04033413</text:p>
          </table:table-cell>
          <table:table-cell office:value-type="float" office:value="0.04032098" calcext:value-type="float">
            <text:p>0.040320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14992" calcext:value-type="float">
            <text:p>42.14992</text:p>
          </table:table-cell>
          <table:table-cell office:value-type="float" office:value="44.66821" calcext:value-type="float">
            <text:p>44.66821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5082002" calcext:value-type="float">
            <text:p>5082002</text:p>
          </table:table-cell>
          <table:table-cell office:value-type="float" office:value="0.984612" calcext:value-type="float">
            <text:p>0.984612</text:p>
          </table:table-cell>
          <table:table-cell office:value-type="float" office:value="127.9424" calcext:value-type="float">
            <text:p>127.942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8.91007" calcext:value-type="float">
            <text:p>18.91007</text:p>
          </table:table-cell>
          <table:table-cell office:value-type="float" office:value="0.004181493" calcext:value-type="float">
            <text:p>0.004181493</text:p>
          </table:table-cell>
          <table:table-cell office:value-type="float" office:value="0.004444049" calcext:value-type="float">
            <text:p>0.004444049</text:p>
          </table:table-cell>
          <table:table-cell office:value-type="float" office:value="0.1107637" calcext:value-type="float">
            <text:p>0.1107637</text:p>
          </table:table-cell>
          <table:table-cell office:value-type="float" office:value="1684.578" calcext:value-type="float">
            <text:p>1684.578</text:p>
          </table:table-cell>
          <table:table-cell office:value-type="float" office:value="0.9485286" calcext:value-type="float">
            <text:p>0.9485286</text:p>
          </table:table-cell>
          <table:table-cell office:value-type="float" office:value="0" calcext:value-type="float">
            <text:p>0</text:p>
          </table:table-cell>
          <table:table-cell office:value-type="float" office:value="0.8019575" calcext:value-type="float">
            <text:p>0.8019575</text:p>
          </table:table-cell>
          <table:table-cell office:value-type="float" office:value="0.7904472" calcext:value-type="float">
            <text:p>0.7904472</text:p>
          </table:table-cell>
          <table:table-cell office:value-type="float" office:value="0.04025973" calcext:value-type="float">
            <text:p>0.04025973</text:p>
          </table:table-cell>
          <table:table-cell office:value-type="float" office:value="0.040254" calcext:value-type="float">
            <text:p>0.0402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17463" calcext:value-type="float">
            <text:p>42.17463</text:p>
          </table:table-cell>
          <table:table-cell office:value-type="float" office:value="44.7034" calcext:value-type="float">
            <text:p>44.7034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6082002" calcext:value-type="float">
            <text:p>6082002</text:p>
          </table:table-cell>
          <table:table-cell office:value-type="float" office:value="0.9808816" calcext:value-type="float">
            <text:p>0.9808816</text:p>
          </table:table-cell>
          <table:table-cell office:value-type="float" office:value="127.9309" calcext:value-type="float">
            <text:p>127.930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8.90067" calcext:value-type="float">
            <text:p>18.90067</text:p>
          </table:table-cell>
          <table:table-cell office:value-type="float" office:value="0.004181493" calcext:value-type="float">
            <text:p>0.004181493</text:p>
          </table:table-cell>
          <table:table-cell office:value-type="float" office:value="0.004451532" calcext:value-type="float">
            <text:p>0.004451532</text:p>
          </table:table-cell>
          <table:table-cell office:value-type="float" office:value="0.1108411" calcext:value-type="float">
            <text:p>0.1108411</text:p>
          </table:table-cell>
          <table:table-cell office:value-type="float" office:value="1684.601" calcext:value-type="float">
            <text:p>1684.601</text:p>
          </table:table-cell>
          <table:table-cell office:value-type="float" office:value="0.947229" calcext:value-type="float">
            <text:p>0.947229</text:p>
          </table:table-cell>
          <table:table-cell office:value-type="float" office:value="0" calcext:value-type="float">
            <text:p>0</text:p>
          </table:table-cell>
          <table:table-cell office:value-type="float" office:value="0.6074409" calcext:value-type="float">
            <text:p>0.6074409</text:p>
          </table:table-cell>
          <table:table-cell office:value-type="float" office:value="0.7494202" calcext:value-type="float">
            <text:p>0.7494202</text:p>
          </table:table-cell>
          <table:table-cell office:value-type="float" office:value="0.04018724" calcext:value-type="float">
            <text:p>0.04018724</text:p>
          </table:table-cell>
          <table:table-cell office:value-type="float" office:value="0.04018712" calcext:value-type="float">
            <text:p>0.040187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18904" calcext:value-type="float">
            <text:p>42.18904</text:p>
          </table:table-cell>
          <table:table-cell office:value-type="float" office:value="44.73352" calcext:value-type="float">
            <text:p>44.73352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7082002" calcext:value-type="float">
            <text:p>7082002</text:p>
          </table:table-cell>
          <table:table-cell office:value-type="float" office:value="0.9767805" calcext:value-type="float">
            <text:p>0.9767805</text:p>
          </table:table-cell>
          <table:table-cell office:value-type="float" office:value="127.9194" calcext:value-type="float">
            <text:p>127.919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8.89067" calcext:value-type="float">
            <text:p>18.89067</text:p>
          </table:table-cell>
          <table:table-cell office:value-type="float" office:value="0.004181493" calcext:value-type="float">
            <text:p>0.004181493</text:p>
          </table:table-cell>
          <table:table-cell office:value-type="float" office:value="0.00445639" calcext:value-type="float">
            <text:p>0.00445639</text:p>
          </table:table-cell>
          <table:table-cell office:value-type="float" office:value="0.1108554" calcext:value-type="float">
            <text:p>0.1108554</text:p>
          </table:table-cell>
          <table:table-cell office:value-type="float" office:value="1684.623" calcext:value-type="float">
            <text:p>1684.623</text:p>
          </table:table-cell>
          <table:table-cell office:value-type="float" office:value="0.9452986" calcext:value-type="float">
            <text:p>0.9452986</text:p>
          </table:table-cell>
          <table:table-cell office:value-type="float" office:value="0" calcext:value-type="float">
            <text:p>0</text:p>
          </table:table-cell>
          <table:table-cell office:value-type="float" office:value="0.6089492" calcext:value-type="float">
            <text:p>0.6089492</text:p>
          </table:table-cell>
          <table:table-cell office:value-type="float" office:value="0.7657676" calcext:value-type="float">
            <text:p>0.7657676</text:p>
          </table:table-cell>
          <table:table-cell office:value-type="float" office:value="0.04011909" calcext:value-type="float">
            <text:p>0.04011909</text:p>
          </table:table-cell>
          <table:table-cell office:value-type="float" office:value="0.04012042" calcext:value-type="float">
            <text:p>0.040120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20093" calcext:value-type="float">
            <text:p>42.20093</text:p>
          </table:table-cell>
          <table:table-cell office:value-type="float" office:value="44.76085" calcext:value-type="float">
            <text:p>44.76085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8082002" calcext:value-type="float">
            <text:p>8082002</text:p>
          </table:table-cell>
          <table:table-cell office:value-type="float" office:value="0.9727248" calcext:value-type="float">
            <text:p>0.9727248</text:p>
          </table:table-cell>
          <table:table-cell office:value-type="float" office:value="127.9074" calcext:value-type="float">
            <text:p>127.907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8.88095" calcext:value-type="float">
            <text:p>18.88095</text:p>
          </table:table-cell>
          <table:table-cell office:value-type="float" office:value="0.004181493" calcext:value-type="float">
            <text:p>0.004181493</text:p>
          </table:table-cell>
          <table:table-cell office:value-type="float" office:value="0.004460754" calcext:value-type="float">
            <text:p>0.004460754</text:p>
          </table:table-cell>
          <table:table-cell office:value-type="float" office:value="0.1108565" calcext:value-type="float">
            <text:p>0.1108565</text:p>
          </table:table-cell>
          <table:table-cell office:value-type="float" office:value="1684.646" calcext:value-type="float">
            <text:p>1684.646</text:p>
          </table:table-cell>
          <table:table-cell office:value-type="float" office:value="0.9435869" calcext:value-type="float">
            <text:p>0.9435869</text:p>
          </table:table-cell>
          <table:table-cell office:value-type="float" office:value="0" calcext:value-type="float">
            <text:p>0</text:p>
          </table:table-cell>
          <table:table-cell office:value-type="float" office:value="0.5623243" calcext:value-type="float">
            <text:p>0.5623243</text:p>
          </table:table-cell>
          <table:table-cell office:value-type="float" office:value="0.7691503" calcext:value-type="float">
            <text:p>0.7691503</text:p>
          </table:table-cell>
          <table:table-cell office:value-type="float" office:value="0.04005154" calcext:value-type="float">
            <text:p>0.04005154</text:p>
          </table:table-cell>
          <table:table-cell office:value-type="float" office:value="0.04005374" calcext:value-type="float">
            <text:p>0.040053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21156" calcext:value-type="float">
            <text:p>42.21156</text:p>
          </table:table-cell>
          <table:table-cell office:value-type="float" office:value="44.79052" calcext:value-type="float">
            <text:p>44.79052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9082002" calcext:value-type="float">
            <text:p>9082002</text:p>
          </table:table-cell>
          <table:table-cell office:value-type="float" office:value="0.968601" calcext:value-type="float">
            <text:p>0.968601</text:p>
          </table:table-cell>
          <table:table-cell office:value-type="float" office:value="127.8954" calcext:value-type="float">
            <text:p>127.895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8.87134" calcext:value-type="float">
            <text:p>18.87134</text:p>
          </table:table-cell>
          <table:table-cell office:value-type="float" office:value="0.004181493" calcext:value-type="float">
            <text:p>0.004181493</text:p>
          </table:table-cell>
          <table:table-cell office:value-type="float" office:value="0.004464997" calcext:value-type="float">
            <text:p>0.004464997</text:p>
          </table:table-cell>
          <table:table-cell office:value-type="float" office:value="0.1108532" calcext:value-type="float">
            <text:p>0.1108532</text:p>
          </table:table-cell>
          <table:table-cell office:value-type="float" office:value="1684.668" calcext:value-type="float">
            <text:p>1684.668</text:p>
          </table:table-cell>
          <table:table-cell office:value-type="float" office:value="0.9417057" calcext:value-type="float">
            <text:p>0.9417057</text:p>
          </table:table-cell>
          <table:table-cell office:value-type="float" office:value="0" calcext:value-type="float">
            <text:p>0</text:p>
          </table:table-cell>
          <table:table-cell office:value-type="float" office:value="0.573318" calcext:value-type="float">
            <text:p>0.573318</text:p>
          </table:table-cell>
          <table:table-cell office:value-type="float" office:value="0.7760626" calcext:value-type="float">
            <text:p>0.7760626</text:p>
          </table:table-cell>
          <table:table-cell office:value-type="float" office:value="0.03998493" calcext:value-type="float">
            <text:p>0.03998493</text:p>
          </table:table-cell>
          <table:table-cell office:value-type="float" office:value="0.03998724" calcext:value-type="float">
            <text:p>0.039987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22103" calcext:value-type="float">
            <text:p>42.22103</text:p>
          </table:table-cell>
          <table:table-cell office:value-type="float" office:value="44.82074" calcext:value-type="float">
            <text:p>44.82074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0082002" calcext:value-type="float">
            <text:p>10082002</text:p>
          </table:table-cell>
          <table:table-cell office:value-type="float" office:value="0.9638458" calcext:value-type="float">
            <text:p>0.9638458</text:p>
          </table:table-cell>
          <table:table-cell office:value-type="float" office:value="127.8823" calcext:value-type="float">
            <text:p>127.882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8.86236" calcext:value-type="float">
            <text:p>18.86236</text:p>
          </table:table-cell>
          <table:table-cell office:value-type="float" office:value="0.004181493" calcext:value-type="float">
            <text:p>0.004181493</text:p>
          </table:table-cell>
          <table:table-cell office:value-type="float" office:value="0.00446921" calcext:value-type="float">
            <text:p>0.00446921</text:p>
          </table:table-cell>
          <table:table-cell office:value-type="float" office:value="0.1108518" calcext:value-type="float">
            <text:p>0.1108518</text:p>
          </table:table-cell>
          <table:table-cell office:value-type="float" office:value="1684.692" calcext:value-type="float">
            <text:p>1684.692</text:p>
          </table:table-cell>
          <table:table-cell office:value-type="float" office:value="0.9384354" calcext:value-type="float">
            <text:p>0.9384354</text:p>
          </table:table-cell>
          <table:table-cell office:value-type="float" office:value="0" calcext:value-type="float">
            <text:p>0</text:p>
          </table:table-cell>
          <table:table-cell office:value-type="float" office:value="0.5897477" calcext:value-type="float">
            <text:p>0.5897477</text:p>
          </table:table-cell>
          <table:table-cell office:value-type="float" office:value="0.8097618" calcext:value-type="float">
            <text:p>0.8097618</text:p>
          </table:table-cell>
          <table:table-cell office:value-type="float" office:value="0.03991841" calcext:value-type="float">
            <text:p>0.03991841</text:p>
          </table:table-cell>
          <table:table-cell office:value-type="float" office:value="0.03992084" calcext:value-type="float">
            <text:p>0.039920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23199" calcext:value-type="float">
            <text:p>42.23199</text:p>
          </table:table-cell>
          <table:table-cell office:value-type="float" office:value="44.85746" calcext:value-type="float">
            <text:p>44.85746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1082002" calcext:value-type="float">
            <text:p>11082002</text:p>
          </table:table-cell>
          <table:table-cell office:value-type="float" office:value="0.9589868" calcext:value-type="float">
            <text:p>0.9589868</text:p>
          </table:table-cell>
          <table:table-cell office:value-type="float" office:value="127.8687" calcext:value-type="float">
            <text:p>127.868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8.85403" calcext:value-type="float">
            <text:p>18.85403</text:p>
          </table:table-cell>
          <table:table-cell office:value-type="float" office:value="0.004181493" calcext:value-type="float">
            <text:p>0.004181493</text:p>
          </table:table-cell>
          <table:table-cell office:value-type="float" office:value="0.004473418" calcext:value-type="float">
            <text:p>0.004473418</text:p>
          </table:table-cell>
          <table:table-cell office:value-type="float" office:value="0.1108486" calcext:value-type="float">
            <text:p>0.1108486</text:p>
          </table:table-cell>
          <table:table-cell office:value-type="float" office:value="1684.715" calcext:value-type="float">
            <text:p>1684.715</text:p>
          </table:table-cell>
          <table:table-cell office:value-type="float" office:value="0.9348643" calcext:value-type="float">
            <text:p>0.9348643</text:p>
          </table:table-cell>
          <table:table-cell office:value-type="float" office:value="0" calcext:value-type="float">
            <text:p>0</text:p>
          </table:table-cell>
          <table:table-cell office:value-type="float" office:value="0.5783627" calcext:value-type="float">
            <text:p>0.5783627</text:p>
          </table:table-cell>
          <table:table-cell office:value-type="float" office:value="0.8220554" calcext:value-type="float">
            <text:p>0.8220554</text:p>
          </table:table-cell>
          <table:table-cell office:value-type="float" office:value="0.03985209" calcext:value-type="float">
            <text:p>0.03985209</text:p>
          </table:table-cell>
          <table:table-cell office:value-type="float" office:value="0.03985455" calcext:value-type="float">
            <text:p>0.039854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24252" calcext:value-type="float">
            <text:p>42.24252</text:p>
          </table:table-cell>
          <table:table-cell office:value-type="float" office:value="44.89852" calcext:value-type="float">
            <text:p>44.89852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2082002" calcext:value-type="float">
            <text:p>12082002</text:p>
          </table:table-cell>
          <table:table-cell office:value-type="float" office:value="0.9534693" calcext:value-type="float">
            <text:p>0.9534693</text:p>
          </table:table-cell>
          <table:table-cell office:value-type="float" office:value="127.8541" calcext:value-type="float">
            <text:p>127.854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8.84649" calcext:value-type="float">
            <text:p>18.84649</text:p>
          </table:table-cell>
          <table:table-cell office:value-type="float" office:value="0.004181493" calcext:value-type="float">
            <text:p>0.004181493</text:p>
          </table:table-cell>
          <table:table-cell office:value-type="float" office:value="0.004477651" calcext:value-type="float">
            <text:p>0.004477651</text:p>
          </table:table-cell>
          <table:table-cell office:value-type="float" office:value="0.1108444" calcext:value-type="float">
            <text:p>0.1108444</text:p>
          </table:table-cell>
          <table:table-cell office:value-type="float" office:value="1684.739" calcext:value-type="float">
            <text:p>1684.739</text:p>
          </table:table-cell>
          <table:table-cell office:value-type="float" office:value="0.9290257" calcext:value-type="float">
            <text:p>0.9290257</text:p>
          </table:table-cell>
          <table:table-cell office:value-type="float" office:value="0" calcext:value-type="float">
            <text:p>0</text:p>
          </table:table-cell>
          <table:table-cell office:value-type="float" office:value="0.5640076" calcext:value-type="float">
            <text:p>0.5640076</text:p>
          </table:table-cell>
          <table:table-cell office:value-type="float" office:value="0.8579948" calcext:value-type="float">
            <text:p>0.8579948</text:p>
          </table:table-cell>
          <table:table-cell office:value-type="float" office:value="0.03978617" calcext:value-type="float">
            <text:p>0.03978617</text:p>
          </table:table-cell>
          <table:table-cell office:value-type="float" office:value="0.03978839" calcext:value-type="float">
            <text:p>0.039788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2536" calcext:value-type="float">
            <text:p>42.2536</text:p>
          </table:table-cell>
          <table:table-cell office:value-type="float" office:value="44.94719" calcext:value-type="float">
            <text:p>44.94719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3082002" calcext:value-type="float">
            <text:p>13082002</text:p>
          </table:table-cell>
          <table:table-cell office:value-type="float" office:value="0.9480783" calcext:value-type="float">
            <text:p>0.9480783</text:p>
          </table:table-cell>
          <table:table-cell office:value-type="float" office:value="127.8391" calcext:value-type="float">
            <text:p>127.839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8.83956" calcext:value-type="float">
            <text:p>18.83956</text:p>
          </table:table-cell>
          <table:table-cell office:value-type="float" office:value="0.004181493" calcext:value-type="float">
            <text:p>0.004181493</text:p>
          </table:table-cell>
          <table:table-cell office:value-type="float" office:value="0.004481888" calcext:value-type="float">
            <text:p>0.004481888</text:p>
          </table:table-cell>
          <table:table-cell office:value-type="float" office:value="0.1108401" calcext:value-type="float">
            <text:p>0.1108401</text:p>
          </table:table-cell>
          <table:table-cell office:value-type="float" office:value="1684.763" calcext:value-type="float">
            <text:p>1684.763</text:p>
          </table:table-cell>
          <table:table-cell office:value-type="float" office:value="0.9238994" calcext:value-type="float">
            <text:p>0.9238994</text:p>
          </table:table-cell>
          <table:table-cell office:value-type="float" office:value="0" calcext:value-type="float">
            <text:p>0</text:p>
          </table:table-cell>
          <table:table-cell office:value-type="float" office:value="0.5668883" calcext:value-type="float">
            <text:p>0.5668883</text:p>
          </table:table-cell>
          <table:table-cell office:value-type="float" office:value="0.8491114" calcext:value-type="float">
            <text:p>0.8491114</text:p>
          </table:table-cell>
          <table:table-cell office:value-type="float" office:value="0.03972057" calcext:value-type="float">
            <text:p>0.03972057</text:p>
          </table:table-cell>
          <table:table-cell office:value-type="float" office:value="0.03972235" calcext:value-type="float">
            <text:p>0.039722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26437" calcext:value-type="float">
            <text:p>42.26437</text:p>
          </table:table-cell>
          <table:table-cell office:value-type="float" office:value="44.99852" calcext:value-type="float">
            <text:p>44.99852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4082002" calcext:value-type="float">
            <text:p>14082002</text:p>
          </table:table-cell>
          <table:table-cell office:value-type="float" office:value="0.9427398" calcext:value-type="float">
            <text:p>0.9427398</text:p>
          </table:table-cell>
          <table:table-cell office:value-type="float" office:value="127.8239" calcext:value-type="float">
            <text:p>127.823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8.83277" calcext:value-type="float">
            <text:p>18.83277</text:p>
          </table:table-cell>
          <table:table-cell office:value-type="float" office:value="0.004181493" calcext:value-type="float">
            <text:p>0.004181493</text:p>
          </table:table-cell>
          <table:table-cell office:value-type="float" office:value="0.004486123" calcext:value-type="float">
            <text:p>0.004486123</text:p>
          </table:table-cell>
          <table:table-cell office:value-type="float" office:value="0.110835" calcext:value-type="float">
            <text:p>0.110835</text:p>
          </table:table-cell>
          <table:table-cell office:value-type="float" office:value="1684.787" calcext:value-type="float">
            <text:p>1684.787</text:p>
          </table:table-cell>
          <table:table-cell office:value-type="float" office:value="0.9186043" calcext:value-type="float">
            <text:p>0.9186043</text:p>
          </table:table-cell>
          <table:table-cell office:value-type="float" office:value="0" calcext:value-type="float">
            <text:p>0</text:p>
          </table:table-cell>
          <table:table-cell office:value-type="float" office:value="0.587782" calcext:value-type="float">
            <text:p>0.587782</text:p>
          </table:table-cell>
          <table:table-cell office:value-type="float" office:value="0.8452905" calcext:value-type="float">
            <text:p>0.8452905</text:p>
          </table:table-cell>
          <table:table-cell office:value-type="float" office:value="0.03965436" calcext:value-type="float">
            <text:p>0.03965436</text:p>
          </table:table-cell>
          <table:table-cell office:value-type="float" office:value="0.03965638" calcext:value-type="float">
            <text:p>0.039656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27597" calcext:value-type="float">
            <text:p>42.27597</text:p>
          </table:table-cell>
          <table:table-cell office:value-type="float" office:value="45.04798" calcext:value-type="float">
            <text:p>45.04798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5082002" calcext:value-type="float">
            <text:p>15082002</text:p>
          </table:table-cell>
          <table:table-cell office:value-type="float" office:value="0.9379038" calcext:value-type="float">
            <text:p>0.9379038</text:p>
          </table:table-cell>
          <table:table-cell office:value-type="float" office:value="127.8103" calcext:value-type="float">
            <text:p>127.810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8.82554" calcext:value-type="float">
            <text:p>18.82554</text:p>
          </table:table-cell>
          <table:table-cell office:value-type="float" office:value="0.004181493" calcext:value-type="float">
            <text:p>0.004181493</text:p>
          </table:table-cell>
          <table:table-cell office:value-type="float" office:value="0.004490532" calcext:value-type="float">
            <text:p>0.004490532</text:p>
          </table:table-cell>
          <table:table-cell office:value-type="float" office:value="0.1108328" calcext:value-type="float">
            <text:p>0.1108328</text:p>
          </table:table-cell>
          <table:table-cell office:value-type="float" office:value="1684.811" calcext:value-type="float">
            <text:p>1684.811</text:p>
          </table:table-cell>
          <table:table-cell office:value-type="float" office:value="0.9177907" calcext:value-type="float">
            <text:p>0.9177907</text:p>
          </table:table-cell>
          <table:table-cell office:value-type="float" office:value="0" calcext:value-type="float">
            <text:p>0</text:p>
          </table:table-cell>
          <table:table-cell office:value-type="float" office:value="1.183548" calcext:value-type="float">
            <text:p>1.183548</text:p>
          </table:table-cell>
          <table:table-cell office:value-type="float" office:value="0.783577" calcext:value-type="float">
            <text:p>0.783577</text:p>
          </table:table-cell>
          <table:table-cell office:value-type="float" office:value="0.03963362" calcext:value-type="float">
            <text:p>0.03963362</text:p>
          </table:table-cell>
          <table:table-cell office:value-type="float" office:value="0.03959052" calcext:value-type="float">
            <text:p>0.039590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29537" calcext:value-type="float">
            <text:p>42.29537</text:p>
          </table:table-cell>
          <table:table-cell office:value-type="float" office:value="45.08376" calcext:value-type="float">
            <text:p>45.08376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6082002" calcext:value-type="float">
            <text:p>16082002</text:p>
          </table:table-cell>
          <table:table-cell office:value-type="float" office:value="0.9329361" calcext:value-type="float">
            <text:p>0.9329361</text:p>
          </table:table-cell>
          <table:table-cell office:value-type="float" office:value="127.7972" calcext:value-type="float">
            <text:p>127.797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8.81759" calcext:value-type="float">
            <text:p>18.81759</text:p>
          </table:table-cell>
          <table:table-cell office:value-type="float" office:value="0.004181493" calcext:value-type="float">
            <text:p>0.004181493</text:p>
          </table:table-cell>
          <table:table-cell office:value-type="float" office:value="0.004496503" calcext:value-type="float">
            <text:p>0.004496503</text:p>
          </table:table-cell>
          <table:table-cell office:value-type="float" office:value="0.1108639" calcext:value-type="float">
            <text:p>0.1108639</text:p>
          </table:table-cell>
          <table:table-cell office:value-type="float" office:value="1684.835" calcext:value-type="float">
            <text:p>1684.835</text:p>
          </table:table-cell>
          <table:table-cell office:value-type="float" office:value="0.9164003" calcext:value-type="float">
            <text:p>0.9164003</text:p>
          </table:table-cell>
          <table:table-cell office:value-type="float" office:value="0" calcext:value-type="float">
            <text:p>0</text:p>
          </table:table-cell>
          <table:table-cell office:value-type="float" office:value="0.7257841" calcext:value-type="float">
            <text:p>0.7257841</text:p>
          </table:table-cell>
          <table:table-cell office:value-type="float" office:value="0.792335" calcext:value-type="float">
            <text:p>0.792335</text:p>
          </table:table-cell>
          <table:table-cell office:value-type="float" office:value="0.03960458" calcext:value-type="float">
            <text:p>0.03960458</text:p>
          </table:table-cell>
          <table:table-cell office:value-type="float" office:value="0.0395248" calcext:value-type="float">
            <text:p>0.0395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32505" calcext:value-type="float">
            <text:p>42.32505</text:p>
          </table:table-cell>
          <table:table-cell office:value-type="float" office:value="45.11647" calcext:value-type="float">
            <text:p>45.11647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7082002" calcext:value-type="float">
            <text:p>17082002</text:p>
          </table:table-cell>
          <table:table-cell office:value-type="float" office:value="0.9278429" calcext:value-type="float">
            <text:p>0.9278429</text:p>
          </table:table-cell>
          <table:table-cell office:value-type="float" office:value="127.7848" calcext:value-type="float">
            <text:p>127.784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8.80939" calcext:value-type="float">
            <text:p>18.80939</text:p>
          </table:table-cell>
          <table:table-cell office:value-type="float" office:value="0.004181493" calcext:value-type="float">
            <text:p>0.004181493</text:p>
          </table:table-cell>
          <table:table-cell office:value-type="float" office:value="0.004500651" calcext:value-type="float">
            <text:p>0.004500651</text:p>
          </table:table-cell>
          <table:table-cell office:value-type="float" office:value="0.1108563" calcext:value-type="float">
            <text:p>0.1108563</text:p>
          </table:table-cell>
          <table:table-cell office:value-type="float" office:value="1684.859" calcext:value-type="float">
            <text:p>1684.859</text:p>
          </table:table-cell>
          <table:table-cell office:value-type="float" office:value="0.9139992" calcext:value-type="float">
            <text:p>0.9139992</text:p>
          </table:table-cell>
          <table:table-cell office:value-type="float" office:value="0" calcext:value-type="float">
            <text:p>0</text:p>
          </table:table-cell>
          <table:table-cell office:value-type="float" office:value="1.282838" calcext:value-type="float">
            <text:p>1.282838</text:p>
          </table:table-cell>
          <table:table-cell office:value-type="float" office:value="0.8044078" calcext:value-type="float">
            <text:p>0.8044078</text:p>
          </table:table-cell>
          <table:table-cell office:value-type="float" office:value="0.0395132" calcext:value-type="float">
            <text:p>0.0395132</text:p>
          </table:table-cell>
          <table:table-cell office:value-type="float" office:value="0.03945913" calcext:value-type="float">
            <text:p>0.039459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38386" calcext:value-type="float">
            <text:p>42.38386</text:p>
          </table:table-cell>
          <table:table-cell office:value-type="float" office:value="45.147" calcext:value-type="float">
            <text:p>45.147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8082002" calcext:value-type="float">
            <text:p>18082002</text:p>
          </table:table-cell>
          <table:table-cell office:value-type="float" office:value="0.9224545" calcext:value-type="float">
            <text:p>0.9224545</text:p>
          </table:table-cell>
          <table:table-cell office:value-type="float" office:value="127.7706" calcext:value-type="float">
            <text:p>127.770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8.80179" calcext:value-type="float">
            <text:p>18.80179</text:p>
          </table:table-cell>
          <table:table-cell office:value-type="float" office:value="0.004181493" calcext:value-type="float">
            <text:p>0.004181493</text:p>
          </table:table-cell>
          <table:table-cell office:value-type="float" office:value="0.004504651" calcext:value-type="float">
            <text:p>0.004504651</text:p>
          </table:table-cell>
          <table:table-cell office:value-type="float" office:value="0.1108443" calcext:value-type="float">
            <text:p>0.1108443</text:p>
          </table:table-cell>
          <table:table-cell office:value-type="float" office:value="1684.882" calcext:value-type="float">
            <text:p>1684.882</text:p>
          </table:table-cell>
          <table:table-cell office:value-type="float" office:value="0.909259" calcext:value-type="float">
            <text:p>0.909259</text:p>
          </table:table-cell>
          <table:table-cell office:value-type="float" office:value="0" calcext:value-type="float">
            <text:p>0</text:p>
          </table:table-cell>
          <table:table-cell office:value-type="float" office:value="1.02649" calcext:value-type="float">
            <text:p>1.02649</text:p>
          </table:table-cell>
          <table:table-cell office:value-type="float" office:value="0.8319774" calcext:value-type="float">
            <text:p>0.8319774</text:p>
          </table:table-cell>
          <table:table-cell office:value-type="float" office:value="0.0394178" calcext:value-type="float">
            <text:p>0.0394178</text:p>
          </table:table-cell>
          <table:table-cell office:value-type="float" office:value="0.03939361" calcext:value-type="float">
            <text:p>0.039393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42912" calcext:value-type="float">
            <text:p>42.42912</text:p>
          </table:table-cell>
          <table:table-cell office:value-type="float" office:value="45.18851" calcext:value-type="float">
            <text:p>45.18851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9082002" calcext:value-type="float">
            <text:p>19082002</text:p>
          </table:table-cell>
          <table:table-cell office:value-type="float" office:value="0.9187447" calcext:value-type="float">
            <text:p>0.9187447</text:p>
          </table:table-cell>
          <table:table-cell office:value-type="float" office:value="127.7581" calcext:value-type="float">
            <text:p>127.758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8.79356" calcext:value-type="float">
            <text:p>18.79356</text:p>
          </table:table-cell>
          <table:table-cell office:value-type="float" office:value="0.004181493" calcext:value-type="float">
            <text:p>0.004181493</text:p>
          </table:table-cell>
          <table:table-cell office:value-type="float" office:value="0.004508558" calcext:value-type="float">
            <text:p>0.004508558</text:p>
          </table:table-cell>
          <table:table-cell office:value-type="float" office:value="0.1108316" calcext:value-type="float">
            <text:p>0.1108316</text:p>
          </table:table-cell>
          <table:table-cell office:value-type="float" office:value="1684.906" calcext:value-type="float">
            <text:p>1684.906</text:p>
          </table:table-cell>
          <table:table-cell office:value-type="float" office:value="0.9084756" calcext:value-type="float">
            <text:p>0.9084756</text:p>
          </table:table-cell>
          <table:table-cell office:value-type="float" office:value="0" calcext:value-type="float">
            <text:p>0</text:p>
          </table:table-cell>
          <table:table-cell office:value-type="float" office:value="0.5888126" calcext:value-type="float">
            <text:p>0.5888126</text:p>
          </table:table-cell>
          <table:table-cell office:value-type="float" office:value="0.7552035" calcext:value-type="float">
            <text:p>0.7552035</text:p>
          </table:table-cell>
          <table:table-cell office:value-type="float" office:value="0.0393809" calcext:value-type="float">
            <text:p>0.0393809</text:p>
          </table:table-cell>
          <table:table-cell office:value-type="float" office:value="0.03932825" calcext:value-type="float">
            <text:p>0.039328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44254" calcext:value-type="float">
            <text:p>42.44254</text:p>
          </table:table-cell>
          <table:table-cell office:value-type="float" office:value="45.22179" calcext:value-type="float">
            <text:p>45.22179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20082002" calcext:value-type="float">
            <text:p>20082002</text:p>
          </table:table-cell>
          <table:table-cell office:value-type="float" office:value="0.9147635" calcext:value-type="float">
            <text:p>0.9147635</text:p>
          </table:table-cell>
          <table:table-cell office:value-type="float" office:value="127.7475" calcext:value-type="float">
            <text:p>127.747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8.78396" calcext:value-type="float">
            <text:p>18.78396</text:p>
          </table:table-cell>
          <table:table-cell office:value-type="float" office:value="0.004181493" calcext:value-type="float">
            <text:p>0.004181493</text:p>
          </table:table-cell>
          <table:table-cell office:value-type="float" office:value="0.004512388" calcext:value-type="float">
            <text:p>0.004512388</text:p>
          </table:table-cell>
          <table:table-cell office:value-type="float" office:value="0.1108174" calcext:value-type="float">
            <text:p>0.1108174</text:p>
          </table:table-cell>
          <table:table-cell office:value-type="float" office:value="1684.928" calcext:value-type="float">
            <text:p>1684.928</text:p>
          </table:table-cell>
          <table:table-cell office:value-type="float" office:value="0.9068943" calcext:value-type="float">
            <text:p>0.9068943</text:p>
          </table:table-cell>
          <table:table-cell office:value-type="float" office:value="0" calcext:value-type="float">
            <text:p>0</text:p>
          </table:table-cell>
          <table:table-cell office:value-type="float" office:value="1.181724" calcext:value-type="float">
            <text:p>1.181724</text:p>
          </table:table-cell>
          <table:table-cell office:value-type="float" office:value="0.75516" calcext:value-type="float">
            <text:p>0.75516</text:p>
          </table:table-cell>
          <table:table-cell office:value-type="float" office:value="0.03931004" calcext:value-type="float">
            <text:p>0.03931004</text:p>
          </table:table-cell>
          <table:table-cell office:value-type="float" office:value="0.03926294" calcext:value-type="float">
            <text:p>0.039262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48404" calcext:value-type="float">
            <text:p>42.48404</text:p>
          </table:table-cell>
          <table:table-cell office:value-type="float" office:value="45.24249" calcext:value-type="float">
            <text:p>45.24249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21082002" calcext:value-type="float">
            <text:p>21082002</text:p>
          </table:table-cell>
          <table:table-cell office:value-type="float" office:value="0.9111018" calcext:value-type="float">
            <text:p>0.9111018</text:p>
          </table:table-cell>
          <table:table-cell office:value-type="float" office:value="127.736" calcext:value-type="float">
            <text:p>127.73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8.77414" calcext:value-type="float">
            <text:p>18.77414</text:p>
          </table:table-cell>
          <table:table-cell office:value-type="float" office:value="0.004181493" calcext:value-type="float">
            <text:p>0.004181493</text:p>
          </table:table-cell>
          <table:table-cell office:value-type="float" office:value="0.004516064" calcext:value-type="float">
            <text:p>0.004516064</text:p>
          </table:table-cell>
          <table:table-cell office:value-type="float" office:value="0.1108009" calcext:value-type="float">
            <text:p>0.1108009</text:p>
          </table:table-cell>
          <table:table-cell office:value-type="float" office:value="1684.951" calcext:value-type="float">
            <text:p>1684.951</text:p>
          </table:table-cell>
          <table:table-cell office:value-type="float" office:value="0.905151" calcext:value-type="float">
            <text:p>0.905151</text:p>
          </table:table-cell>
          <table:table-cell office:value-type="float" office:value="0" calcext:value-type="float">
            <text:p>0</text:p>
          </table:table-cell>
          <table:table-cell office:value-type="float" office:value="0.823062" calcext:value-type="float">
            <text:p>0.823062</text:p>
          </table:table-cell>
          <table:table-cell office:value-type="float" office:value="0.7560865" calcext:value-type="float">
            <text:p>0.7560865</text:p>
          </table:table-cell>
          <table:table-cell office:value-type="float" office:value="0.03921589" calcext:value-type="float">
            <text:p>0.03921589</text:p>
          </table:table-cell>
          <table:table-cell office:value-type="float" office:value="0.03919775" calcext:value-type="float">
            <text:p>0.039197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5154" calcext:value-type="float">
            <text:p>42.5154</text:p>
          </table:table-cell>
          <table:table-cell office:value-type="float" office:value="45.26579" calcext:value-type="float">
            <text:p>45.26579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22082002" calcext:value-type="float">
            <text:p>22082002</text:p>
          </table:table-cell>
          <table:table-cell office:value-type="float" office:value="0.9072018" calcext:value-type="float">
            <text:p>0.9072018</text:p>
          </table:table-cell>
          <table:table-cell office:value-type="float" office:value="127.7264" calcext:value-type="float">
            <text:p>127.726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8.7625" calcext:value-type="float">
            <text:p>18.7625</text:p>
          </table:table-cell>
          <table:table-cell office:value-type="float" office:value="0.004662045" calcext:value-type="float">
            <text:p>0.004662045</text:p>
          </table:table-cell>
          <table:table-cell office:value-type="float" office:value="0.00454798" calcext:value-type="float">
            <text:p>0.00454798</text:p>
          </table:table-cell>
          <table:table-cell office:value-type="float" office:value="0.1115007" calcext:value-type="float">
            <text:p>0.1115007</text:p>
          </table:table-cell>
          <table:table-cell office:value-type="float" office:value="1684.974" calcext:value-type="float">
            <text:p>1684.974</text:p>
          </table:table-cell>
          <table:table-cell office:value-type="float" office:value="0.9055918" calcext:value-type="float">
            <text:p>0.9055918</text:p>
          </table:table-cell>
          <table:table-cell office:value-type="float" office:value="0" calcext:value-type="float">
            <text:p>0</text:p>
          </table:table-cell>
          <table:table-cell office:value-type="float" office:value="0.4432814" calcext:value-type="float">
            <text:p>0.4432814</text:p>
          </table:table-cell>
          <table:table-cell office:value-type="float" office:value="0.5881712" calcext:value-type="float">
            <text:p>0.5881712</text:p>
          </table:table-cell>
          <table:table-cell office:value-type="float" office:value="0.03917629" calcext:value-type="float">
            <text:p>0.03917629</text:p>
          </table:table-cell>
          <table:table-cell office:value-type="float" office:value="0.03913271" calcext:value-type="float">
            <text:p>0.039132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49207" calcext:value-type="float">
            <text:p>42.49207</text:p>
          </table:table-cell>
          <table:table-cell office:value-type="float" office:value="45.25697" calcext:value-type="float">
            <text:p>45.25697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23082002" calcext:value-type="float">
            <text:p>23082002</text:p>
          </table:table-cell>
          <table:table-cell office:value-type="float" office:value="0.9036556" calcext:value-type="float">
            <text:p>0.9036556</text:p>
          </table:table-cell>
          <table:table-cell office:value-type="float" office:value="127.7177" calcext:value-type="float">
            <text:p>127.717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8.75123" calcext:value-type="float">
            <text:p>18.75123</text:p>
          </table:table-cell>
          <table:table-cell office:value-type="float" office:value="0.004662045" calcext:value-type="float">
            <text:p>0.004662045</text:p>
          </table:table-cell>
          <table:table-cell office:value-type="float" office:value="0.00460317" calcext:value-type="float">
            <text:p>0.00460317</text:p>
          </table:table-cell>
          <table:table-cell office:value-type="float" office:value="0.1130787" calcext:value-type="float">
            <text:p>0.1130787</text:p>
          </table:table-cell>
          <table:table-cell office:value-type="float" office:value="1684.997" calcext:value-type="float">
            <text:p>1684.997</text:p>
          </table:table-cell>
          <table:table-cell office:value-type="float" office:value="0.9054486" calcext:value-type="float">
            <text:p>0.9054486</text:p>
          </table:table-cell>
          <table:table-cell office:value-type="float" office:value="0" calcext:value-type="float">
            <text:p>0</text:p>
          </table:table-cell>
          <table:table-cell office:value-type="float" office:value="1.378813" calcext:value-type="float">
            <text:p>1.378813</text:p>
          </table:table-cell>
          <table:table-cell office:value-type="float" office:value="0.6699052" calcext:value-type="float">
            <text:p>0.6699052</text:p>
          </table:table-cell>
          <table:table-cell office:value-type="float" office:value="0.03912209" calcext:value-type="float">
            <text:p>0.03912209</text:p>
          </table:table-cell>
          <table:table-cell office:value-type="float" office:value="0.03906768" calcext:value-type="float">
            <text:p>0.039067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52184" calcext:value-type="float">
            <text:p>42.52184</text:p>
          </table:table-cell>
          <table:table-cell office:value-type="float" office:value="45.2464" calcext:value-type="float">
            <text:p>45.2464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24082002" calcext:value-type="float">
            <text:p>24082002</text:p>
          </table:table-cell>
          <table:table-cell office:value-type="float" office:value="0.9002712" calcext:value-type="float">
            <text:p>0.9002712</text:p>
          </table:table-cell>
          <table:table-cell office:value-type="float" office:value="127.708" calcext:value-type="float">
            <text:p>127.70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8.73989" calcext:value-type="float">
            <text:p>18.73989</text:p>
          </table:table-cell>
          <table:table-cell office:value-type="float" office:value="0.004662045" calcext:value-type="float">
            <text:p>0.004662045</text:p>
          </table:table-cell>
          <table:table-cell office:value-type="float" office:value="0.004645088" calcext:value-type="float">
            <text:p>0.004645088</text:p>
          </table:table-cell>
          <table:table-cell office:value-type="float" office:value="0.1141333" calcext:value-type="float">
            <text:p>0.1141333</text:p>
          </table:table-cell>
          <table:table-cell office:value-type="float" office:value="1685.02" calcext:value-type="float">
            <text:p>1685.02</text:p>
          </table:table-cell>
          <table:table-cell office:value-type="float" office:value="0.9032841" calcext:value-type="float">
            <text:p>0.9032841</text:p>
          </table:table-cell>
          <table:table-cell office:value-type="float" office:value="0" calcext:value-type="float">
            <text:p>0</text:p>
          </table:table-cell>
          <table:table-cell office:value-type="float" office:value="0.8685225" calcext:value-type="float">
            <text:p>0.8685225</text:p>
          </table:table-cell>
          <table:table-cell office:value-type="float" office:value="0.691956" calcext:value-type="float">
            <text:p>0.691956</text:p>
          </table:table-cell>
          <table:table-cell office:value-type="float" office:value="0.03902603" calcext:value-type="float">
            <text:p>0.03902603</text:p>
          </table:table-cell>
          <table:table-cell office:value-type="float" office:value="0.03900285" calcext:value-type="float">
            <text:p>0.039002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55991" calcext:value-type="float">
            <text:p>42.55991</text:p>
          </table:table-cell>
          <table:table-cell office:value-type="float" office:value="45.2526" calcext:value-type="float">
            <text:p>45.2526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25082002" calcext:value-type="float">
            <text:p>25082002</text:p>
          </table:table-cell>
          <table:table-cell office:value-type="float" office:value="0.8963108" calcext:value-type="float">
            <text:p>0.8963108</text:p>
          </table:table-cell>
          <table:table-cell office:value-type="float" office:value="127.6974" calcext:value-type="float">
            <text:p>127.697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8.72892" calcext:value-type="float">
            <text:p>18.72892</text:p>
          </table:table-cell>
          <table:table-cell office:value-type="float" office:value="0.004662045" calcext:value-type="float">
            <text:p>0.004662045</text:p>
          </table:table-cell>
          <table:table-cell office:value-type="float" office:value="0.004677317" calcext:value-type="float">
            <text:p>0.004677317</text:p>
          </table:table-cell>
          <table:table-cell office:value-type="float" office:value="0.1148125" calcext:value-type="float">
            <text:p>0.1148125</text:p>
          </table:table-cell>
          <table:table-cell office:value-type="float" office:value="1685.042" calcext:value-type="float">
            <text:p>1685.042</text:p>
          </table:table-cell>
          <table:table-cell office:value-type="float" office:value="0.9007569" calcext:value-type="float">
            <text:p>0.9007569</text:p>
          </table:table-cell>
          <table:table-cell office:value-type="float" office:value="0" calcext:value-type="float">
            <text:p>0</text:p>
          </table:table-cell>
          <table:table-cell office:value-type="float" office:value="0.8656991" calcext:value-type="float">
            <text:p>0.8656991</text:p>
          </table:table-cell>
          <table:table-cell office:value-type="float" office:value="0.7189626" calcext:value-type="float">
            <text:p>0.7189626</text:p>
          </table:table-cell>
          <table:table-cell office:value-type="float" office:value="0.0389493" calcext:value-type="float">
            <text:p>0.0389493</text:p>
          </table:table-cell>
          <table:table-cell office:value-type="float" office:value="0.03893808" calcext:value-type="float">
            <text:p>0.038938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58976" calcext:value-type="float">
            <text:p>42.58976</text:p>
          </table:table-cell>
          <table:table-cell office:value-type="float" office:value="45.26597" calcext:value-type="float">
            <text:p>45.26597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26082002" calcext:value-type="float">
            <text:p>26082002</text:p>
          </table:table-cell>
          <table:table-cell office:value-type="float" office:value="0.8924283" calcext:value-type="float">
            <text:p>0.8924283</text:p>
          </table:table-cell>
          <table:table-cell office:value-type="float" office:value="127.6861" calcext:value-type="float">
            <text:p>127.686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8.71848" calcext:value-type="float">
            <text:p>18.71848</text:p>
          </table:table-cell>
          <table:table-cell office:value-type="float" office:value="0.004662045" calcext:value-type="float">
            <text:p>0.004662045</text:p>
          </table:table-cell>
          <table:table-cell office:value-type="float" office:value="0.004698858" calcext:value-type="float">
            <text:p>0.004698858</text:p>
          </table:table-cell>
          <table:table-cell office:value-type="float" office:value="0.1152135" calcext:value-type="float">
            <text:p>0.1152135</text:p>
          </table:table-cell>
          <table:table-cell office:value-type="float" office:value="1685.066" calcext:value-type="float">
            <text:p>1685.066</text:p>
          </table:table-cell>
          <table:table-cell office:value-type="float" office:value="0.8983358" calcext:value-type="float">
            <text:p>0.8983358</text:p>
          </table:table-cell>
          <table:table-cell office:value-type="float" office:value="0" calcext:value-type="float">
            <text:p>0</text:p>
          </table:table-cell>
          <table:table-cell office:value-type="float" office:value="0.8807274" calcext:value-type="float">
            <text:p>0.8807274</text:p>
          </table:table-cell>
          <table:table-cell office:value-type="float" office:value="0.7382077" calcext:value-type="float">
            <text:p>0.7382077</text:p>
          </table:table-cell>
          <table:table-cell office:value-type="float" office:value="0.03888111" calcext:value-type="float">
            <text:p>0.03888111</text:p>
          </table:table-cell>
          <table:table-cell office:value-type="float" office:value="0.03887337" calcext:value-type="float">
            <text:p>0.038873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6175" calcext:value-type="float">
            <text:p>42.6175</text:p>
          </table:table-cell>
          <table:table-cell office:value-type="float" office:value="45.28368" calcext:value-type="float">
            <text:p>45.28368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27082002" calcext:value-type="float">
            <text:p>27082002</text:p>
          </table:table-cell>
          <table:table-cell office:value-type="float" office:value="0.8891199" calcext:value-type="float">
            <text:p>0.8891199</text:p>
          </table:table-cell>
          <table:table-cell office:value-type="float" office:value="127.6747" calcext:value-type="float">
            <text:p>127.674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8.70839" calcext:value-type="float">
            <text:p>18.70839</text:p>
          </table:table-cell>
          <table:table-cell office:value-type="float" office:value="0.004662045" calcext:value-type="float">
            <text:p>0.004662045</text:p>
          </table:table-cell>
          <table:table-cell office:value-type="float" office:value="0.004712787" calcext:value-type="float">
            <text:p>0.004712787</text:p>
          </table:table-cell>
          <table:table-cell office:value-type="float" office:value="0.1154386" calcext:value-type="float">
            <text:p>0.1154386</text:p>
          </table:table-cell>
          <table:table-cell office:value-type="float" office:value="1685.088" calcext:value-type="float">
            <text:p>1685.088</text:p>
          </table:table-cell>
          <table:table-cell office:value-type="float" office:value="0.8968176" calcext:value-type="float">
            <text:p>0.8968176</text:p>
          </table:table-cell>
          <table:table-cell office:value-type="float" office:value="0" calcext:value-type="float">
            <text:p>0</text:p>
          </table:table-cell>
          <table:table-cell office:value-type="float" office:value="0.6919536" calcext:value-type="float">
            <text:p>0.6919536</text:p>
          </table:table-cell>
          <table:table-cell office:value-type="float" office:value="0.7253085" calcext:value-type="float">
            <text:p>0.7253085</text:p>
          </table:table-cell>
          <table:table-cell office:value-type="float" office:value="0.03881149" calcext:value-type="float">
            <text:p>0.03881149</text:p>
          </table:table-cell>
          <table:table-cell office:value-type="float" office:value="0.03880887" calcext:value-type="float">
            <text:p>0.038808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63851" calcext:value-type="float">
            <text:p>42.63851</text:p>
          </table:table-cell>
          <table:table-cell office:value-type="float" office:value="45.30294" calcext:value-type="float">
            <text:p>45.30294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8082002" calcext:value-type="float">
            <text:p>28082002</text:p>
          </table:table-cell>
          <table:table-cell office:value-type="float" office:value="0.8859907" calcext:value-type="float">
            <text:p>0.8859907</text:p>
          </table:table-cell>
          <table:table-cell office:value-type="float" office:value="127.6638" calcext:value-type="float">
            <text:p>127.663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8.69796" calcext:value-type="float">
            <text:p>18.69796</text:p>
          </table:table-cell>
          <table:table-cell office:value-type="float" office:value="0.004662045" calcext:value-type="float">
            <text:p>0.004662045</text:p>
          </table:table-cell>
          <table:table-cell office:value-type="float" office:value="0.004722034" calcext:value-type="float">
            <text:p>0.004722034</text:p>
          </table:table-cell>
          <table:table-cell office:value-type="float" office:value="0.1155606" calcext:value-type="float">
            <text:p>0.1155606</text:p>
          </table:table-cell>
          <table:table-cell office:value-type="float" office:value="1685.111" calcext:value-type="float">
            <text:p>1685.111</text:p>
          </table:table-cell>
          <table:table-cell office:value-type="float" office:value="0.8952847" calcext:value-type="float">
            <text:p>0.8952847</text:p>
          </table:table-cell>
          <table:table-cell office:value-type="float" office:value="0" calcext:value-type="float">
            <text:p>0</text:p>
          </table:table-cell>
          <table:table-cell office:value-type="float" office:value="0.6078357" calcext:value-type="float">
            <text:p>0.6078357</text:p>
          </table:table-cell>
          <table:table-cell office:value-type="float" office:value="0.7166195" calcext:value-type="float">
            <text:p>0.7166195</text:p>
          </table:table-cell>
          <table:table-cell office:value-type="float" office:value="0.03874425" calcext:value-type="float">
            <text:p>0.03874425</text:p>
          </table:table-cell>
          <table:table-cell office:value-type="float" office:value="0.03874443" calcext:value-type="float">
            <text:p>0.038744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65171" calcext:value-type="float">
            <text:p>42.65171</text:p>
          </table:table-cell>
          <table:table-cell office:value-type="float" office:value="45.31882" calcext:value-type="float">
            <text:p>45.31882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29082002" calcext:value-type="float">
            <text:p>29082002</text:p>
          </table:table-cell>
          <table:table-cell office:value-type="float" office:value="0.8829448" calcext:value-type="float">
            <text:p>0.8829448</text:p>
          </table:table-cell>
          <table:table-cell office:value-type="float" office:value="127.6531" calcext:value-type="float">
            <text:p>127.653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8.68733" calcext:value-type="float">
            <text:p>18.68733</text:p>
          </table:table-cell>
          <table:table-cell office:value-type="float" office:value="0.004662045" calcext:value-type="float">
            <text:p>0.004662045</text:p>
          </table:table-cell>
          <table:table-cell office:value-type="float" office:value="0.004728365" calcext:value-type="float">
            <text:p>0.004728365</text:p>
          </table:table-cell>
          <table:table-cell office:value-type="float" office:value="0.1156152" calcext:value-type="float">
            <text:p>0.1156152</text:p>
          </table:table-cell>
          <table:table-cell office:value-type="float" office:value="1685.133" calcext:value-type="float">
            <text:p>1685.133</text:p>
          </table:table-cell>
          <table:table-cell office:value-type="float" office:value="0.8937898" calcext:value-type="float">
            <text:p>0.8937898</text:p>
          </table:table-cell>
          <table:table-cell office:value-type="float" office:value="0" calcext:value-type="float">
            <text:p>0</text:p>
          </table:table-cell>
          <table:table-cell office:value-type="float" office:value="0.593661" calcext:value-type="float">
            <text:p>0.593661</text:p>
          </table:table-cell>
          <table:table-cell office:value-type="float" office:value="0.7112226" calcext:value-type="float">
            <text:p>0.7112226</text:p>
          </table:table-cell>
          <table:table-cell office:value-type="float" office:value="0.03867911" calcext:value-type="float">
            <text:p>0.03867911</text:p>
          </table:table-cell>
          <table:table-cell office:value-type="float" office:value="0.03868011" calcext:value-type="float">
            <text:p>0.03868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66178" calcext:value-type="float">
            <text:p>42.66178</text:p>
          </table:table-cell>
          <table:table-cell office:value-type="float" office:value="45.33304" calcext:value-type="float">
            <text:p>45.33304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30082002" calcext:value-type="float">
            <text:p>30082002</text:p>
          </table:table-cell>
          <table:table-cell office:value-type="float" office:value="0.8798154" calcext:value-type="float">
            <text:p>0.8798154</text:p>
          </table:table-cell>
          <table:table-cell office:value-type="float" office:value="127.6422" calcext:value-type="float">
            <text:p>127.642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8.67669" calcext:value-type="float">
            <text:p>18.67669</text:p>
          </table:table-cell>
          <table:table-cell office:value-type="float" office:value="0.004662045" calcext:value-type="float">
            <text:p>0.004662045</text:p>
          </table:table-cell>
          <table:table-cell office:value-type="float" office:value="0.004733193" calcext:value-type="float">
            <text:p>0.004733193</text:p>
          </table:table-cell>
          <table:table-cell office:value-type="float" office:value="0.1156311" calcext:value-type="float">
            <text:p>0.1156311</text:p>
          </table:table-cell>
          <table:table-cell office:value-type="float" office:value="1685.156" calcext:value-type="float">
            <text:p>1685.156</text:p>
          </table:table-cell>
          <table:table-cell office:value-type="float" office:value="0.8922373" calcext:value-type="float">
            <text:p>0.8922373</text:p>
          </table:table-cell>
          <table:table-cell office:value-type="float" office:value="0" calcext:value-type="float">
            <text:p>0</text:p>
          </table:table-cell>
          <table:table-cell office:value-type="float" office:value="0.5905083" calcext:value-type="float">
            <text:p>0.5905083</text:p>
          </table:table-cell>
          <table:table-cell office:value-type="float" office:value="0.7170843" calcext:value-type="float">
            <text:p>0.7170843</text:p>
          </table:table-cell>
          <table:table-cell office:value-type="float" office:value="0.03861465" calcext:value-type="float">
            <text:p>0.03861465</text:p>
          </table:table-cell>
          <table:table-cell office:value-type="float" office:value="0.0386159" calcext:value-type="float">
            <text:p>0.03861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67083" calcext:value-type="float">
            <text:p>42.67083</text:p>
          </table:table-cell>
          <table:table-cell office:value-type="float" office:value="45.34739" calcext:value-type="float">
            <text:p>45.34739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31082002" calcext:value-type="float">
            <text:p>31082002</text:p>
          </table:table-cell>
          <table:table-cell office:value-type="float" office:value="0.8765253" calcext:value-type="float">
            <text:p>0.8765253</text:p>
          </table:table-cell>
          <table:table-cell office:value-type="float" office:value="127.6305" calcext:value-type="float">
            <text:p>127.630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8.66642" calcext:value-type="float">
            <text:p>18.66642</text:p>
          </table:table-cell>
          <table:table-cell office:value-type="float" office:value="0.004662045" calcext:value-type="float">
            <text:p>0.004662045</text:p>
          </table:table-cell>
          <table:table-cell office:value-type="float" office:value="0.004737629" calcext:value-type="float">
            <text:p>0.004737629</text:p>
          </table:table-cell>
          <table:table-cell office:value-type="float" office:value="0.1156356" calcext:value-type="float">
            <text:p>0.1156356</text:p>
          </table:table-cell>
          <table:table-cell office:value-type="float" office:value="1685.179" calcext:value-type="float">
            <text:p>1685.179</text:p>
          </table:table-cell>
          <table:table-cell office:value-type="float" office:value="0.8906883" calcext:value-type="float">
            <text:p>0.8906883</text:p>
          </table:table-cell>
          <table:table-cell office:value-type="float" office:value="0" calcext:value-type="float">
            <text:p>0</text:p>
          </table:table-cell>
          <table:table-cell office:value-type="float" office:value="0.5907611" calcext:value-type="float">
            <text:p>0.5907611</text:p>
          </table:table-cell>
          <table:table-cell office:value-type="float" office:value="0.7284088" calcext:value-type="float">
            <text:p>0.7284088</text:p>
          </table:table-cell>
          <table:table-cell office:value-type="float" office:value="0.03855026" calcext:value-type="float">
            <text:p>0.03855026</text:p>
          </table:table-cell>
          <table:table-cell office:value-type="float" office:value="0.03855182" calcext:value-type="float">
            <text:p>0.038551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68088" calcext:value-type="float">
            <text:p>42.68088</text:p>
          </table:table-cell>
          <table:table-cell office:value-type="float" office:value="45.36462" calcext:value-type="float">
            <text:p>45.36462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092002" calcext:value-type="float">
            <text:p>1092002</text:p>
          </table:table-cell>
          <table:table-cell office:value-type="float" office:value="0.8733132" calcext:value-type="float">
            <text:p>0.8733132</text:p>
          </table:table-cell>
          <table:table-cell office:value-type="float" office:value="127.6188" calcext:value-type="float">
            <text:p>127.618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8.65641" calcext:value-type="float">
            <text:p>18.65641</text:p>
          </table:table-cell>
          <table:table-cell office:value-type="float" office:value="0.004662045" calcext:value-type="float">
            <text:p>0.004662045</text:p>
          </table:table-cell>
          <table:table-cell office:value-type="float" office:value="0.00474188" calcext:value-type="float">
            <text:p>0.00474188</text:p>
          </table:table-cell>
          <table:table-cell office:value-type="float" office:value="0.1156321" calcext:value-type="float">
            <text:p>0.1156321</text:p>
          </table:table-cell>
          <table:table-cell office:value-type="float" office:value="1685.202" calcext:value-type="float">
            <text:p>1685.202</text:p>
          </table:table-cell>
          <table:table-cell office:value-type="float" office:value="0.8892584" calcext:value-type="float">
            <text:p>0.8892584</text:p>
          </table:table-cell>
          <table:table-cell office:value-type="float" office:value="0" calcext:value-type="float">
            <text:p>0</text:p>
          </table:table-cell>
          <table:table-cell office:value-type="float" office:value="0.5878032" calcext:value-type="float">
            <text:p>0.5878032</text:p>
          </table:table-cell>
          <table:table-cell office:value-type="float" office:value="0.7273418" calcext:value-type="float">
            <text:p>0.7273418</text:p>
          </table:table-cell>
          <table:table-cell office:value-type="float" office:value="0.03848593" calcext:value-type="float">
            <text:p>0.03848593</text:p>
          </table:table-cell>
          <table:table-cell office:value-type="float" office:value="0.03848779" calcext:value-type="float">
            <text:p>0.038487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68957" calcext:value-type="float">
            <text:p>42.68957</text:p>
          </table:table-cell>
          <table:table-cell office:value-type="float" office:value="45.38289" calcext:value-type="float">
            <text:p>45.38289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2092002" calcext:value-type="float">
            <text:p>2092002</text:p>
          </table:table-cell>
          <table:table-cell office:value-type="float" office:value="0.8703351" calcext:value-type="float">
            <text:p>0.8703351</text:p>
          </table:table-cell>
          <table:table-cell office:value-type="float" office:value="127.6075" calcext:value-type="float">
            <text:p>127.607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8.64629" calcext:value-type="float">
            <text:p>18.64629</text:p>
          </table:table-cell>
          <table:table-cell office:value-type="float" office:value="0.004662045" calcext:value-type="float">
            <text:p>0.004662045</text:p>
          </table:table-cell>
          <table:table-cell office:value-type="float" office:value="0.004746092" calcext:value-type="float">
            <text:p>0.004746092</text:p>
          </table:table-cell>
          <table:table-cell office:value-type="float" office:value="0.1156274" calcext:value-type="float">
            <text:p>0.1156274</text:p>
          </table:table-cell>
          <table:table-cell office:value-type="float" office:value="1685.224" calcext:value-type="float">
            <text:p>1685.224</text:p>
          </table:table-cell>
          <table:table-cell office:value-type="float" office:value="0.8879973" calcext:value-type="float">
            <text:p>0.8879973</text:p>
          </table:table-cell>
          <table:table-cell office:value-type="float" office:value="0" calcext:value-type="float">
            <text:p>0</text:p>
          </table:table-cell>
          <table:table-cell office:value-type="float" office:value="0.5384645" calcext:value-type="float">
            <text:p>0.5384645</text:p>
          </table:table-cell>
          <table:table-cell office:value-type="float" office:value="0.7184168" calcext:value-type="float">
            <text:p>0.7184168</text:p>
          </table:table-cell>
          <table:table-cell office:value-type="float" office:value="0.03842094" calcext:value-type="float">
            <text:p>0.03842094</text:p>
          </table:table-cell>
          <table:table-cell office:value-type="float" office:value="0.03842391" calcext:value-type="float">
            <text:p>0.038423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69656" calcext:value-type="float">
            <text:p>42.69656</text:p>
          </table:table-cell>
          <table:table-cell office:value-type="float" office:value="45.39951" calcext:value-type="float">
            <text:p>45.39951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3092002" calcext:value-type="float">
            <text:p>3092002</text:p>
          </table:table-cell>
          <table:table-cell office:value-type="float" office:value="0.8672627" calcext:value-type="float">
            <text:p>0.8672627</text:p>
          </table:table-cell>
          <table:table-cell office:value-type="float" office:value="127.5959" calcext:value-type="float">
            <text:p>127.595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8.63614" calcext:value-type="float">
            <text:p>18.63614</text:p>
          </table:table-cell>
          <table:table-cell office:value-type="float" office:value="0.004662045" calcext:value-type="float">
            <text:p>0.004662045</text:p>
          </table:table-cell>
          <table:table-cell office:value-type="float" office:value="0.00475023" calcext:value-type="float">
            <text:p>0.00475023</text:p>
          </table:table-cell>
          <table:table-cell office:value-type="float" office:value="0.1156206" calcext:value-type="float">
            <text:p>0.1156206</text:p>
          </table:table-cell>
          <table:table-cell office:value-type="float" office:value="1685.247" calcext:value-type="float">
            <text:p>1685.247</text:p>
          </table:table-cell>
          <table:table-cell office:value-type="float" office:value="0.8866628" calcext:value-type="float">
            <text:p>0.8866628</text:p>
          </table:table-cell>
          <table:table-cell office:value-type="float" office:value="0" calcext:value-type="float">
            <text:p>0</text:p>
          </table:table-cell>
          <table:table-cell office:value-type="float" office:value="0.5857583" calcext:value-type="float">
            <text:p>0.5857583</text:p>
          </table:table-cell>
          <table:table-cell office:value-type="float" office:value="0.7204844" calcext:value-type="float">
            <text:p>0.7204844</text:p>
          </table:table-cell>
          <table:table-cell office:value-type="float" office:value="0.03835751" calcext:value-type="float">
            <text:p>0.03835751</text:p>
          </table:table-cell>
          <table:table-cell office:value-type="float" office:value="0.03836014" calcext:value-type="float">
            <text:p>0.03836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70291" calcext:value-type="float">
            <text:p>42.70291</text:p>
          </table:table-cell>
          <table:table-cell office:value-type="float" office:value="45.41589" calcext:value-type="float">
            <text:p>45.41589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4092002" calcext:value-type="float">
            <text:p>4092002</text:p>
          </table:table-cell>
          <table:table-cell office:value-type="float" office:value="0.8643256" calcext:value-type="float">
            <text:p>0.8643256</text:p>
          </table:table-cell>
          <table:table-cell office:value-type="float" office:value="127.5844" calcext:value-type="float">
            <text:p>127.584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8.62602" calcext:value-type="float">
            <text:p>18.62602</text:p>
          </table:table-cell>
          <table:table-cell office:value-type="float" office:value="0.004662045" calcext:value-type="float">
            <text:p>0.004662045</text:p>
          </table:table-cell>
          <table:table-cell office:value-type="float" office:value="0.004754352" calcext:value-type="float">
            <text:p>0.004754352</text:p>
          </table:table-cell>
          <table:table-cell office:value-type="float" office:value="0.1156134" calcext:value-type="float">
            <text:p>0.1156134</text:p>
          </table:table-cell>
          <table:table-cell office:value-type="float" office:value="1685.269" calcext:value-type="float">
            <text:p>1685.269</text:p>
          </table:table-cell>
          <table:table-cell office:value-type="float" office:value="0.8854401" calcext:value-type="float">
            <text:p>0.8854401</text:p>
          </table:table-cell>
          <table:table-cell office:value-type="float" office:value="0" calcext:value-type="float">
            <text:p>0</text:p>
          </table:table-cell>
          <table:table-cell office:value-type="float" office:value="0.5364494" calcext:value-type="float">
            <text:p>0.5364494</text:p>
          </table:table-cell>
          <table:table-cell office:value-type="float" office:value="0.7136253" calcext:value-type="float">
            <text:p>0.7136253</text:p>
          </table:table-cell>
          <table:table-cell office:value-type="float" office:value="0.03829267" calcext:value-type="float">
            <text:p>0.03829267</text:p>
          </table:table-cell>
          <table:table-cell office:value-type="float" office:value="0.03829645" calcext:value-type="float">
            <text:p>0.038296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70932" calcext:value-type="float">
            <text:p>42.70932</text:p>
          </table:table-cell>
          <table:table-cell office:value-type="float" office:value="45.43242" calcext:value-type="float">
            <text:p>45.43242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5092002" calcext:value-type="float">
            <text:p>5092002</text:p>
          </table:table-cell>
          <table:table-cell office:value-type="float" office:value="0.8615912" calcext:value-type="float">
            <text:p>0.8615912</text:p>
          </table:table-cell>
          <table:table-cell office:value-type="float" office:value="127.5734" calcext:value-type="float">
            <text:p>127.573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8.61566" calcext:value-type="float">
            <text:p>18.61566</text:p>
          </table:table-cell>
          <table:table-cell office:value-type="float" office:value="0.004662045" calcext:value-type="float">
            <text:p>0.004662045</text:p>
          </table:table-cell>
          <table:table-cell office:value-type="float" office:value="0.004758448" calcext:value-type="float">
            <text:p>0.004758448</text:p>
          </table:table-cell>
          <table:table-cell office:value-type="float" office:value="0.1156056" calcext:value-type="float">
            <text:p>0.1156056</text:p>
          </table:table-cell>
          <table:table-cell office:value-type="float" office:value="1685.292" calcext:value-type="float">
            <text:p>1685.292</text:p>
          </table:table-cell>
          <table:table-cell office:value-type="float" office:value="0.8842694" calcext:value-type="float">
            <text:p>0.8842694</text:p>
          </table:table-cell>
          <table:table-cell office:value-type="float" office:value="0" calcext:value-type="float">
            <text:p>0</text:p>
          </table:table-cell>
          <table:table-cell office:value-type="float" office:value="0.5326523" calcext:value-type="float">
            <text:p>0.5326523</text:p>
          </table:table-cell>
          <table:table-cell office:value-type="float" office:value="0.7038878" calcext:value-type="float">
            <text:p>0.7038878</text:p>
          </table:table-cell>
          <table:table-cell office:value-type="float" office:value="0.03822774" calcext:value-type="float">
            <text:p>0.03822774</text:p>
          </table:table-cell>
          <table:table-cell office:value-type="float" office:value="0.03823288" calcext:value-type="float">
            <text:p>0.038232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71506" calcext:value-type="float">
            <text:p>42.71506</text:p>
          </table:table-cell>
          <table:table-cell office:value-type="float" office:value="45.44637" calcext:value-type="float">
            <text:p>45.44637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6092002" calcext:value-type="float">
            <text:p>6092002</text:p>
          </table:table-cell>
          <table:table-cell office:value-type="float" office:value="0.8589594" calcext:value-type="float">
            <text:p>0.8589594</text:p>
          </table:table-cell>
          <table:table-cell office:value-type="float" office:value="127.5629" calcext:value-type="float">
            <text:p>127.562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8.60492" calcext:value-type="float">
            <text:p>18.60492</text:p>
          </table:table-cell>
          <table:table-cell office:value-type="float" office:value="0.004662045" calcext:value-type="float">
            <text:p>0.004662045</text:p>
          </table:table-cell>
          <table:table-cell office:value-type="float" office:value="0.00476251" calcext:value-type="float">
            <text:p>0.00476251</text:p>
          </table:table-cell>
          <table:table-cell office:value-type="float" office:value="0.1155983" calcext:value-type="float">
            <text:p>0.1155983</text:p>
          </table:table-cell>
          <table:table-cell office:value-type="float" office:value="1685.314" calcext:value-type="float">
            <text:p>1685.314</text:p>
          </table:table-cell>
          <table:table-cell office:value-type="float" office:value="0.8830476" calcext:value-type="float">
            <text:p>0.8830476</text:p>
          </table:table-cell>
          <table:table-cell office:value-type="float" office:value="0" calcext:value-type="float">
            <text:p>0</text:p>
          </table:table-cell>
          <table:table-cell office:value-type="float" office:value="0.5015665" calcext:value-type="float">
            <text:p>0.5015665</text:p>
          </table:table-cell>
          <table:table-cell office:value-type="float" office:value="0.7015725" calcext:value-type="float">
            <text:p>0.7015725</text:p>
          </table:table-cell>
          <table:table-cell office:value-type="float" office:value="0.03816367" calcext:value-type="float">
            <text:p>0.03816367</text:p>
          </table:table-cell>
          <table:table-cell office:value-type="float" office:value="0.03816947" calcext:value-type="float">
            <text:p>0.038169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7187" calcext:value-type="float">
            <text:p>42.7187</text:p>
          </table:table-cell>
          <table:table-cell office:value-type="float" office:value="45.45787" calcext:value-type="float">
            <text:p>45.45787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7092002" calcext:value-type="float">
            <text:p>7092002</text:p>
          </table:table-cell>
          <table:table-cell office:value-type="float" office:value="0.8557919" calcext:value-type="float">
            <text:p>0.8557919</text:p>
          </table:table-cell>
          <table:table-cell office:value-type="float" office:value="127.5512" calcext:value-type="float">
            <text:p>127.551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8.5945" calcext:value-type="float">
            <text:p>18.5945</text:p>
          </table:table-cell>
          <table:table-cell office:value-type="float" office:value="0.004662045" calcext:value-type="float">
            <text:p>0.004662045</text:p>
          </table:table-cell>
          <table:table-cell office:value-type="float" office:value="0.004766577" calcext:value-type="float">
            <text:p>0.004766577</text:p>
          </table:table-cell>
          <table:table-cell office:value-type="float" office:value="0.1155892" calcext:value-type="float">
            <text:p>0.1155892</text:p>
          </table:table-cell>
          <table:table-cell office:value-type="float" office:value="1685.336" calcext:value-type="float">
            <text:p>1685.336</text:p>
          </table:table-cell>
          <table:table-cell office:value-type="float" office:value="0.8812855" calcext:value-type="float">
            <text:p>0.8812855</text:p>
          </table:table-cell>
          <table:table-cell office:value-type="float" office:value="0" calcext:value-type="float">
            <text:p>0</text:p>
          </table:table-cell>
          <table:table-cell office:value-type="float" office:value="0.555888" calcext:value-type="float">
            <text:p>0.555888</text:p>
          </table:table-cell>
          <table:table-cell office:value-type="float" office:value="0.7321013" calcext:value-type="float">
            <text:p>0.7321013</text:p>
          </table:table-cell>
          <table:table-cell office:value-type="float" office:value="0.03810124" calcext:value-type="float">
            <text:p>0.03810124</text:p>
          </table:table-cell>
          <table:table-cell office:value-type="float" office:value="0.03810609" calcext:value-type="float">
            <text:p>0.038106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72396" calcext:value-type="float">
            <text:p>42.72396</text:p>
          </table:table-cell>
          <table:table-cell office:value-type="float" office:value="45.47341" calcext:value-type="float">
            <text:p>45.47341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8092002" calcext:value-type="float">
            <text:p>8092002</text:p>
          </table:table-cell>
          <table:table-cell office:value-type="float" office:value="0.8523762" calcext:value-type="float">
            <text:p>0.8523762</text:p>
          </table:table-cell>
          <table:table-cell office:value-type="float" office:value="127.5385" calcext:value-type="float">
            <text:p>127.538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8.58496" calcext:value-type="float">
            <text:p>18.58496</text:p>
          </table:table-cell>
          <table:table-cell office:value-type="float" office:value="0.004662045" calcext:value-type="float">
            <text:p>0.004662045</text:p>
          </table:table-cell>
          <table:table-cell office:value-type="float" office:value="0.004770675" calcext:value-type="float">
            <text:p>0.004770675</text:p>
          </table:table-cell>
          <table:table-cell office:value-type="float" office:value="0.1155792" calcext:value-type="float">
            <text:p>0.1155792</text:p>
          </table:table-cell>
          <table:table-cell office:value-type="float" office:value="1685.359" calcext:value-type="float">
            <text:p>1685.359</text:p>
          </table:table-cell>
          <table:table-cell office:value-type="float" office:value="0.8792362" calcext:value-type="float">
            <text:p>0.8792362</text:p>
          </table:table-cell>
          <table:table-cell office:value-type="float" office:value="0" calcext:value-type="float">
            <text:p>0</text:p>
          </table:table-cell>
          <table:table-cell office:value-type="float" office:value="0.5346058" calcext:value-type="float">
            <text:p>0.5346058</text:p>
          </table:table-cell>
          <table:table-cell office:value-type="float" office:value="0.7546872" calcext:value-type="float">
            <text:p>0.7546872</text:p>
          </table:table-cell>
          <table:table-cell office:value-type="float" office:value="0.03803805" calcext:value-type="float">
            <text:p>0.03803805</text:p>
          </table:table-cell>
          <table:table-cell office:value-type="float" office:value="0.03804284" calcext:value-type="float">
            <text:p>0.038042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73048" calcext:value-type="float">
            <text:p>42.73048</text:p>
          </table:table-cell>
          <table:table-cell office:value-type="float" office:value="45.49531" calcext:value-type="float">
            <text:p>45.49531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9092002" calcext:value-type="float">
            <text:p>9092002</text:p>
          </table:table-cell>
          <table:table-cell office:value-type="float" office:value="0.8486168" calcext:value-type="float">
            <text:p>0.8486168</text:p>
          </table:table-cell>
          <table:table-cell office:value-type="float" office:value="127.5248" calcext:value-type="float">
            <text:p>127.524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8.57629" calcext:value-type="float">
            <text:p>18.57629</text:p>
          </table:table-cell>
          <table:table-cell office:value-type="float" office:value="0.004662045" calcext:value-type="float">
            <text:p>0.004662045</text:p>
          </table:table-cell>
          <table:table-cell office:value-type="float" office:value="0.004774794" calcext:value-type="float">
            <text:p>0.004774794</text:p>
          </table:table-cell>
          <table:table-cell office:value-type="float" office:value="0.1155703" calcext:value-type="float">
            <text:p>0.1155703</text:p>
          </table:table-cell>
          <table:table-cell office:value-type="float" office:value="1685.382" calcext:value-type="float">
            <text:p>1685.382</text:p>
          </table:table-cell>
          <table:table-cell office:value-type="float" office:value="0.876604" calcext:value-type="float">
            <text:p>0.876604</text:p>
          </table:table-cell>
          <table:table-cell office:value-type="float" office:value="0" calcext:value-type="float">
            <text:p>0</text:p>
          </table:table-cell>
          <table:table-cell office:value-type="float" office:value="0.539773" calcext:value-type="float">
            <text:p>0.539773</text:p>
          </table:table-cell>
          <table:table-cell office:value-type="float" office:value="0.7726334" calcext:value-type="float">
            <text:p>0.7726334</text:p>
          </table:table-cell>
          <table:table-cell office:value-type="float" office:value="0.03797522" calcext:value-type="float">
            <text:p>0.03797522</text:p>
          </table:table-cell>
          <table:table-cell office:value-type="float" office:value="0.03797973" calcext:value-type="float">
            <text:p>0.037979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73788" calcext:value-type="float">
            <text:p>42.73788</text:p>
          </table:table-cell>
          <table:table-cell office:value-type="float" office:value="45.5231" calcext:value-type="float">
            <text:p>45.5231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0092002" calcext:value-type="float">
            <text:p>10092002</text:p>
          </table:table-cell>
          <table:table-cell office:value-type="float" office:value="0.8448947" calcext:value-type="float">
            <text:p>0.8448947</text:p>
          </table:table-cell>
          <table:table-cell office:value-type="float" office:value="127.5112" calcext:value-type="float">
            <text:p>127.511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8.56738" calcext:value-type="float">
            <text:p>18.56738</text:p>
          </table:table-cell>
          <table:table-cell office:value-type="float" office:value="0.004669141" calcext:value-type="float">
            <text:p>0.004669141</text:p>
          </table:table-cell>
          <table:table-cell office:value-type="float" office:value="0.00478554" calcext:value-type="float">
            <text:p>0.00478554</text:p>
          </table:table-cell>
          <table:table-cell office:value-type="float" office:value="0.1156861" calcext:value-type="float">
            <text:p>0.1156861</text:p>
          </table:table-cell>
          <table:table-cell office:value-type="float" office:value="1685.406" calcext:value-type="float">
            <text:p>1685.406</text:p>
          </table:table-cell>
          <table:table-cell office:value-type="float" office:value="0.8748997" calcext:value-type="float">
            <text:p>0.8748997</text:p>
          </table:table-cell>
          <table:table-cell office:value-type="float" office:value="0" calcext:value-type="float">
            <text:p>0</text:p>
          </table:table-cell>
          <table:table-cell office:value-type="float" office:value="0.3554871" calcext:value-type="float">
            <text:p>0.3554871</text:p>
          </table:table-cell>
          <table:table-cell office:value-type="float" office:value="0.5350888" calcext:value-type="float">
            <text:p>0.5350888</text:p>
          </table:table-cell>
          <table:table-cell office:value-type="float" office:value="0.03796234" calcext:value-type="float">
            <text:p>0.03796234</text:p>
          </table:table-cell>
          <table:table-cell office:value-type="float" office:value="0.03791663" calcext:value-type="float">
            <text:p>0.037916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72573" calcext:value-type="float">
            <text:p>42.72573</text:p>
          </table:table-cell>
          <table:table-cell office:value-type="float" office:value="45.53902" calcext:value-type="float">
            <text:p>45.53902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1092002" calcext:value-type="float">
            <text:p>11092002</text:p>
          </table:table-cell>
          <table:table-cell office:value-type="float" office:value="0.8418898" calcext:value-type="float">
            <text:p>0.8418898</text:p>
          </table:table-cell>
          <table:table-cell office:value-type="float" office:value="127.5012" calcext:value-type="float">
            <text:p>127.501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8.55603" calcext:value-type="float">
            <text:p>18.55603</text:p>
          </table:table-cell>
          <table:table-cell office:value-type="float" office:value="0.004669141" calcext:value-type="float">
            <text:p>0.004669141</text:p>
          </table:table-cell>
          <table:table-cell office:value-type="float" office:value="0.004845152" calcext:value-type="float">
            <text:p>0.004845152</text:p>
          </table:table-cell>
          <table:table-cell office:value-type="float" office:value="0.1172625" calcext:value-type="float">
            <text:p>0.1172625</text:p>
          </table:table-cell>
          <table:table-cell office:value-type="float" office:value="1685.43" calcext:value-type="float">
            <text:p>1685.43</text:p>
          </table:table-cell>
          <table:table-cell office:value-type="float" office:value="0.8752737" calcext:value-type="float">
            <text:p>0.8752737</text:p>
          </table:table-cell>
          <table:table-cell office:value-type="float" office:value="0" calcext:value-type="float">
            <text:p>0</text:p>
          </table:table-cell>
          <table:table-cell office:value-type="float" office:value="0.6722124" calcext:value-type="float">
            <text:p>0.6722124</text:p>
          </table:table-cell>
          <table:table-cell office:value-type="float" office:value="0.6367018" calcext:value-type="float">
            <text:p>0.6367018</text:p>
          </table:table-cell>
          <table:table-cell office:value-type="float" office:value="0.03800083" calcext:value-type="float">
            <text:p>0.03800083</text:p>
          </table:table-cell>
          <table:table-cell office:value-type="float" office:value="0.03785371" calcext:value-type="float">
            <text:p>0.037853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6987" calcext:value-type="float">
            <text:p>42.6987</text:p>
          </table:table-cell>
          <table:table-cell office:value-type="float" office:value="45.49907" calcext:value-type="float">
            <text:p>45.49907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2092002" calcext:value-type="float">
            <text:p>12092002</text:p>
          </table:table-cell>
          <table:table-cell office:value-type="float" office:value="0.8393309" calcext:value-type="float">
            <text:p>0.8393309</text:p>
          </table:table-cell>
          <table:table-cell office:value-type="float" office:value="127.4933" calcext:value-type="float">
            <text:p>127.493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8.54472" calcext:value-type="float">
            <text:p>18.54472</text:p>
          </table:table-cell>
          <table:table-cell office:value-type="float" office:value="0.004669141" calcext:value-type="float">
            <text:p>0.004669141</text:p>
          </table:table-cell>
          <table:table-cell office:value-type="float" office:value="0.004880381" calcext:value-type="float">
            <text:p>0.004880381</text:p>
          </table:table-cell>
          <table:table-cell office:value-type="float" office:value="0.1182829" calcext:value-type="float">
            <text:p>0.1182829</text:p>
          </table:table-cell>
          <table:table-cell office:value-type="float" office:value="1685.453" calcext:value-type="float">
            <text:p>1685.453</text:p>
          </table:table-cell>
          <table:table-cell office:value-type="float" office:value="0.8745381" calcext:value-type="float">
            <text:p>0.8745381</text:p>
          </table:table-cell>
          <table:table-cell office:value-type="float" office:value="0" calcext:value-type="float">
            <text:p>0</text:p>
          </table:table-cell>
          <table:table-cell office:value-type="float" office:value="1.444197" calcext:value-type="float">
            <text:p>1.444197</text:p>
          </table:table-cell>
          <table:table-cell office:value-type="float" office:value="0.6620968" calcext:value-type="float">
            <text:p>0.6620968</text:p>
          </table:table-cell>
          <table:table-cell office:value-type="float" office:value="0.03790709" calcext:value-type="float">
            <text:p>0.03790709</text:p>
          </table:table-cell>
          <table:table-cell office:value-type="float" office:value="0.03779088" calcext:value-type="float">
            <text:p>0.037790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75133" calcext:value-type="float">
            <text:p>42.75133</text:p>
          </table:table-cell>
          <table:table-cell office:value-type="float" office:value="45.49175" calcext:value-type="float">
            <text:p>45.49175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3092002" calcext:value-type="float">
            <text:p>13092002</text:p>
          </table:table-cell>
          <table:table-cell office:value-type="float" office:value="0.8361958" calcext:value-type="float">
            <text:p>0.8361958</text:p>
          </table:table-cell>
          <table:table-cell office:value-type="float" office:value="127.4837" calcext:value-type="float">
            <text:p>127.483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8.53324" calcext:value-type="float">
            <text:p>18.53324</text:p>
          </table:table-cell>
          <table:table-cell office:value-type="float" office:value="0.004669141" calcext:value-type="float">
            <text:p>0.004669141</text:p>
          </table:table-cell>
          <table:table-cell office:value-type="float" office:value="0.004907708" calcext:value-type="float">
            <text:p>0.004907708</text:p>
          </table:table-cell>
          <table:table-cell office:value-type="float" office:value="0.1188855" calcext:value-type="float">
            <text:p>0.1188855</text:p>
          </table:table-cell>
          <table:table-cell office:value-type="float" office:value="1685.476" calcext:value-type="float">
            <text:p>1685.476</text:p>
          </table:table-cell>
          <table:table-cell office:value-type="float" office:value="0.8720804" calcext:value-type="float">
            <text:p>0.8720804</text:p>
          </table:table-cell>
          <table:table-cell office:value-type="float" office:value="0" calcext:value-type="float">
            <text:p>0</text:p>
          </table:table-cell>
          <table:table-cell office:value-type="float" office:value="0.9656625" calcext:value-type="float">
            <text:p>0.9656625</text:p>
          </table:table-cell>
          <table:table-cell office:value-type="float" office:value="0.6956469" calcext:value-type="float">
            <text:p>0.6956469</text:p>
          </table:table-cell>
          <table:table-cell office:value-type="float" office:value="0.0377829" calcext:value-type="float">
            <text:p>0.0377829</text:p>
          </table:table-cell>
          <table:table-cell office:value-type="float" office:value="0.03772808" calcext:value-type="float">
            <text:p>0.037728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79189" calcext:value-type="float">
            <text:p>42.79189</text:p>
          </table:table-cell>
          <table:table-cell office:value-type="float" office:value="45.49698" calcext:value-type="float">
            <text:p>45.49698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4092002" calcext:value-type="float">
            <text:p>14092002</text:p>
          </table:table-cell>
          <table:table-cell office:value-type="float" office:value="0.8334935" calcext:value-type="float">
            <text:p>0.8334935</text:p>
          </table:table-cell>
          <table:table-cell office:value-type="float" office:value="127.474" calcext:value-type="float">
            <text:p>127.47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8.52195" calcext:value-type="float">
            <text:p>18.52195</text:p>
          </table:table-cell>
          <table:table-cell office:value-type="float" office:value="0.004669141" calcext:value-type="float">
            <text:p>0.004669141</text:p>
          </table:table-cell>
          <table:table-cell office:value-type="float" office:value="0.00492549" calcext:value-type="float">
            <text:p>0.00492549</text:p>
          </table:table-cell>
          <table:table-cell office:value-type="float" office:value="0.1192361" calcext:value-type="float">
            <text:p>0.1192361</text:p>
          </table:table-cell>
          <table:table-cell office:value-type="float" office:value="1685.498" calcext:value-type="float">
            <text:p>1685.498</text:p>
          </table:table-cell>
          <table:table-cell office:value-type="float" office:value="0.8702543" calcext:value-type="float">
            <text:p>0.8702543</text:p>
          </table:table-cell>
          <table:table-cell office:value-type="float" office:value="0" calcext:value-type="float">
            <text:p>0</text:p>
          </table:table-cell>
          <table:table-cell office:value-type="float" office:value="0.3966034" calcext:value-type="float">
            <text:p>0.3966034</text:p>
          </table:table-cell>
          <table:table-cell office:value-type="float" office:value="0.6742405" calcext:value-type="float">
            <text:p>0.6742405</text:p>
          </table:table-cell>
          <table:table-cell office:value-type="float" office:value="0.0377714" calcext:value-type="float">
            <text:p>0.0377714</text:p>
          </table:table-cell>
          <table:table-cell office:value-type="float" office:value="0.03766551" calcext:value-type="float">
            <text:p>0.037665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8096" calcext:value-type="float">
            <text:p>42.8096</text:p>
          </table:table-cell>
          <table:table-cell office:value-type="float" office:value="45.50535" calcext:value-type="float">
            <text:p>45.50535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5092002" calcext:value-type="float">
            <text:p>15092002</text:p>
          </table:table-cell>
          <table:table-cell office:value-type="float" office:value="0.8301786" calcext:value-type="float">
            <text:p>0.8301786</text:p>
          </table:table-cell>
          <table:table-cell office:value-type="float" office:value="127.465" calcext:value-type="float">
            <text:p>127.46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8.50997" calcext:value-type="float">
            <text:p>18.50997</text:p>
          </table:table-cell>
          <table:table-cell office:value-type="float" office:value="0.004669141" calcext:value-type="float">
            <text:p>0.004669141</text:p>
          </table:table-cell>
          <table:table-cell office:value-type="float" office:value="0.004957817" calcext:value-type="float">
            <text:p>0.004957817</text:p>
          </table:table-cell>
          <table:table-cell office:value-type="float" office:value="0.1199721" calcext:value-type="float">
            <text:p>0.1199721</text:p>
          </table:table-cell>
          <table:table-cell office:value-type="float" office:value="1685.521" calcext:value-type="float">
            <text:p>1685.521</text:p>
          </table:table-cell>
          <table:table-cell office:value-type="float" office:value="0.8709949" calcext:value-type="float">
            <text:p>0.8709949</text:p>
          </table:table-cell>
          <table:table-cell office:value-type="float" office:value="0" calcext:value-type="float">
            <text:p>0</text:p>
          </table:table-cell>
          <table:table-cell office:value-type="float" office:value="0.9110586" calcext:value-type="float">
            <text:p>0.9110586</text:p>
          </table:table-cell>
          <table:table-cell office:value-type="float" office:value="0.6428908" calcext:value-type="float">
            <text:p>0.6428908</text:p>
          </table:table-cell>
          <table:table-cell office:value-type="float" office:value="0.03767145" calcext:value-type="float">
            <text:p>0.03767145</text:p>
          </table:table-cell>
          <table:table-cell office:value-type="float" office:value="0.03760298" calcext:value-type="float">
            <text:p>0.037602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80598" calcext:value-type="float">
            <text:p>42.80598</text:p>
          </table:table-cell>
          <table:table-cell office:value-type="float" office:value="45.49031" calcext:value-type="float">
            <text:p>45.49031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6092002" calcext:value-type="float">
            <text:p>16092002</text:p>
          </table:table-cell>
          <table:table-cell office:value-type="float" office:value="0.8270363" calcext:value-type="float">
            <text:p>0.8270363</text:p>
          </table:table-cell>
          <table:table-cell office:value-type="float" office:value="127.4563" calcext:value-type="float">
            <text:p>127.456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8.49855" calcext:value-type="float">
            <text:p>18.49855</text:p>
          </table:table-cell>
          <table:table-cell office:value-type="float" office:value="0.004669141" calcext:value-type="float">
            <text:p>0.004669141</text:p>
          </table:table-cell>
          <table:table-cell office:value-type="float" office:value="0.004975595" calcext:value-type="float">
            <text:p>0.004975595</text:p>
          </table:table-cell>
          <table:table-cell office:value-type="float" office:value="0.1203597" calcext:value-type="float">
            <text:p>0.1203597</text:p>
          </table:table-cell>
          <table:table-cell office:value-type="float" office:value="1685.544" calcext:value-type="float">
            <text:p>1685.544</text:p>
          </table:table-cell>
          <table:table-cell office:value-type="float" office:value="0.8684202" calcext:value-type="float">
            <text:p>0.8684202</text:p>
          </table:table-cell>
          <table:table-cell office:value-type="float" office:value="0" calcext:value-type="float">
            <text:p>0</text:p>
          </table:table-cell>
          <table:table-cell office:value-type="float" office:value="1.033772" calcext:value-type="float">
            <text:p>1.033772</text:p>
          </table:table-cell>
          <table:table-cell office:value-type="float" office:value="0.6759362" calcext:value-type="float">
            <text:p>0.6759362</text:p>
          </table:table-cell>
          <table:table-cell office:value-type="float" office:value="0.03757709" calcext:value-type="float">
            <text:p>0.03757709</text:p>
          </table:table-cell>
          <table:table-cell office:value-type="float" office:value="0.03754056" calcext:value-type="float">
            <text:p>0.037540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85193" calcext:value-type="float">
            <text:p>42.85193</text:p>
          </table:table-cell>
          <table:table-cell office:value-type="float" office:value="45.48951" calcext:value-type="float">
            <text:p>45.48951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7092002" calcext:value-type="float">
            <text:p>17092002</text:p>
          </table:table-cell>
          <table:table-cell office:value-type="float" office:value="0.824242" calcext:value-type="float">
            <text:p>0.824242</text:p>
          </table:table-cell>
          <table:table-cell office:value-type="float" office:value="127.4472" calcext:value-type="float">
            <text:p>127.447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8.48703" calcext:value-type="float">
            <text:p>18.48703</text:p>
          </table:table-cell>
          <table:table-cell office:value-type="float" office:value="0.004669141" calcext:value-type="float">
            <text:p>0.004669141</text:p>
          </table:table-cell>
          <table:table-cell office:value-type="float" office:value="0.004986766" calcext:value-type="float">
            <text:p>0.004986766</text:p>
          </table:table-cell>
          <table:table-cell office:value-type="float" office:value="0.1205483" calcext:value-type="float">
            <text:p>0.1205483</text:p>
          </table:table-cell>
          <table:table-cell office:value-type="float" office:value="1685.566" calcext:value-type="float">
            <text:p>1685.566</text:p>
          </table:table-cell>
          <table:table-cell office:value-type="float" office:value="0.866126" calcext:value-type="float">
            <text:p>0.866126</text:p>
          </table:table-cell>
          <table:table-cell office:value-type="float" office:value="0" calcext:value-type="float">
            <text:p>0</text:p>
          </table:table-cell>
          <table:table-cell office:value-type="float" office:value="0.8230179" calcext:value-type="float">
            <text:p>0.8230179</text:p>
          </table:table-cell>
          <table:table-cell office:value-type="float" office:value="0.6812117" calcext:value-type="float">
            <text:p>0.6812117</text:p>
          </table:table-cell>
          <table:table-cell office:value-type="float" office:value="0.03749277" calcext:value-type="float">
            <text:p>0.03749277</text:p>
          </table:table-cell>
          <table:table-cell office:value-type="float" office:value="0.03747827" calcext:value-type="float">
            <text:p>0.037478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87951" calcext:value-type="float">
            <text:p>42.87951</text:p>
          </table:table-cell>
          <table:table-cell office:value-type="float" office:value="45.49426" calcext:value-type="float">
            <text:p>45.49426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8092002" calcext:value-type="float">
            <text:p>18092002</text:p>
          </table:table-cell>
          <table:table-cell office:value-type="float" office:value="0.8214791" calcext:value-type="float">
            <text:p>0.8214791</text:p>
          </table:table-cell>
          <table:table-cell office:value-type="float" office:value="127.4379" calcext:value-type="float">
            <text:p>127.437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8.47553" calcext:value-type="float">
            <text:p>18.47553</text:p>
          </table:table-cell>
          <table:table-cell office:value-type="float" office:value="0.004669141" calcext:value-type="float">
            <text:p>0.004669141</text:p>
          </table:table-cell>
          <table:table-cell office:value-type="float" office:value="0.004994489" calcext:value-type="float">
            <text:p>0.004994489</text:p>
          </table:table-cell>
          <table:table-cell office:value-type="float" office:value="0.1206383" calcext:value-type="float">
            <text:p>0.1206383</text:p>
          </table:table-cell>
          <table:table-cell office:value-type="float" office:value="1685.588" calcext:value-type="float">
            <text:p>1685.588</text:p>
          </table:table-cell>
          <table:table-cell office:value-type="float" office:value="0.8639792" calcext:value-type="float">
            <text:p>0.8639792</text:p>
          </table:table-cell>
          <table:table-cell office:value-type="float" office:value="0" calcext:value-type="float">
            <text:p>0</text:p>
          </table:table-cell>
          <table:table-cell office:value-type="float" office:value="0.7231277" calcext:value-type="float">
            <text:p>0.7231277</text:p>
          </table:table-cell>
          <table:table-cell office:value-type="float" office:value="0.6839996" calcext:value-type="float">
            <text:p>0.6839996</text:p>
          </table:table-cell>
          <table:table-cell office:value-type="float" office:value="0.03742297" calcext:value-type="float">
            <text:p>0.03742297</text:p>
          </table:table-cell>
          <table:table-cell office:value-type="float" office:value="0.03741608" calcext:value-type="float">
            <text:p>0.037416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89944" calcext:value-type="float">
            <text:p>42.89944</text:p>
          </table:table-cell>
          <table:table-cell office:value-type="float" office:value="45.50049" calcext:value-type="float">
            <text:p>45.50049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9092002" calcext:value-type="float">
            <text:p>19092002</text:p>
          </table:table-cell>
          <table:table-cell office:value-type="float" office:value="0.8184654" calcext:value-type="float">
            <text:p>0.8184654</text:p>
          </table:table-cell>
          <table:table-cell office:value-type="float" office:value="127.4281" calcext:value-type="float">
            <text:p>127.428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8.46426" calcext:value-type="float">
            <text:p>18.46426</text:p>
          </table:table-cell>
          <table:table-cell office:value-type="float" office:value="0.004669141" calcext:value-type="float">
            <text:p>0.004669141</text:p>
          </table:table-cell>
          <table:table-cell office:value-type="float" office:value="0.004999744" calcext:value-type="float">
            <text:p>0.004999744</text:p>
          </table:table-cell>
          <table:table-cell office:value-type="float" office:value="0.1206635" calcext:value-type="float">
            <text:p>0.1206635</text:p>
          </table:table-cell>
          <table:table-cell office:value-type="float" office:value="1685.61" calcext:value-type="float">
            <text:p>1685.61</text:p>
          </table:table-cell>
          <table:table-cell office:value-type="float" office:value="0.8617035" calcext:value-type="float">
            <text:p>0.8617035</text:p>
          </table:table-cell>
          <table:table-cell office:value-type="float" office:value="0" calcext:value-type="float">
            <text:p>0</text:p>
          </table:table-cell>
          <table:table-cell office:value-type="float" office:value="0.771347" calcext:value-type="float">
            <text:p>0.771347</text:p>
          </table:table-cell>
          <table:table-cell office:value-type="float" office:value="0.7005546" calcext:value-type="float">
            <text:p>0.7005546</text:p>
          </table:table-cell>
          <table:table-cell office:value-type="float" office:value="0.03736325" calcext:value-type="float">
            <text:p>0.03736325</text:p>
          </table:table-cell>
          <table:table-cell office:value-type="float" office:value="0.03735394" calcext:value-type="float">
            <text:p>0.037353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91935" calcext:value-type="float">
            <text:p>42.91935</text:p>
          </table:table-cell>
          <table:table-cell office:value-type="float" office:value="45.50848" calcext:value-type="float">
            <text:p>45.50848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20092002" calcext:value-type="float">
            <text:p>20092002</text:p>
          </table:table-cell>
          <table:table-cell office:value-type="float" office:value="0.8154394" calcext:value-type="float">
            <text:p>0.8154394</text:p>
          </table:table-cell>
          <table:table-cell office:value-type="float" office:value="127.4172" calcext:value-type="float">
            <text:p>127.417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8.4537" calcext:value-type="float">
            <text:p>18.4537</text:p>
          </table:table-cell>
          <table:table-cell office:value-type="float" office:value="0.004669141" calcext:value-type="float">
            <text:p>0.004669141</text:p>
          </table:table-cell>
          <table:table-cell office:value-type="float" office:value="0.005004202" calcext:value-type="float">
            <text:p>0.005004202</text:p>
          </table:table-cell>
          <table:table-cell office:value-type="float" office:value="0.1206645" calcext:value-type="float">
            <text:p>0.1206645</text:p>
          </table:table-cell>
          <table:table-cell office:value-type="float" office:value="1685.632" calcext:value-type="float">
            <text:p>1685.632</text:p>
          </table:table-cell>
          <table:table-cell office:value-type="float" office:value="0.8598423" calcext:value-type="float">
            <text:p>0.8598423</text:p>
          </table:table-cell>
          <table:table-cell office:value-type="float" office:value="0" calcext:value-type="float">
            <text:p>0</text:p>
          </table:table-cell>
          <table:table-cell office:value-type="float" office:value="0.695778" calcext:value-type="float">
            <text:p>0.695778</text:p>
          </table:table-cell>
          <table:table-cell office:value-type="float" office:value="0.7116744" calcext:value-type="float">
            <text:p>0.7116744</text:p>
          </table:table-cell>
          <table:table-cell office:value-type="float" office:value="0.03729841" calcext:value-type="float">
            <text:p>0.03729841</text:p>
          </table:table-cell>
          <table:table-cell office:value-type="float" office:value="0.03729195" calcext:value-type="float">
            <text:p>0.037291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93802" calcext:value-type="float">
            <text:p>42.93802</text:p>
          </table:table-cell>
          <table:table-cell office:value-type="float" office:value="45.52155" calcext:value-type="float">
            <text:p>45.52155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21092002" calcext:value-type="float">
            <text:p>21092002</text:p>
          </table:table-cell>
          <table:table-cell office:value-type="float" office:value="0.8124427" calcext:value-type="float">
            <text:p>0.8124427</text:p>
          </table:table-cell>
          <table:table-cell office:value-type="float" office:value="127.4058" calcext:value-type="float">
            <text:p>127.405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8.44359" calcext:value-type="float">
            <text:p>18.44359</text:p>
          </table:table-cell>
          <table:table-cell office:value-type="float" office:value="0.004669141" calcext:value-type="float">
            <text:p>0.004669141</text:p>
          </table:table-cell>
          <table:table-cell office:value-type="float" office:value="0.005008397" calcext:value-type="float">
            <text:p>0.005008397</text:p>
          </table:table-cell>
          <table:table-cell office:value-type="float" office:value="0.1206578" calcext:value-type="float">
            <text:p>0.1206578</text:p>
          </table:table-cell>
          <table:table-cell office:value-type="float" office:value="1685.655" calcext:value-type="float">
            <text:p>1685.655</text:p>
          </table:table-cell>
          <table:table-cell office:value-type="float" office:value="0.8581529" calcext:value-type="float">
            <text:p>0.8581529</text:p>
          </table:table-cell>
          <table:table-cell office:value-type="float" office:value="0" calcext:value-type="float">
            <text:p>0</text:p>
          </table:table-cell>
          <table:table-cell office:value-type="float" office:value="0.6718746" calcext:value-type="float">
            <text:p>0.6718746</text:p>
          </table:table-cell>
          <table:table-cell office:value-type="float" office:value="0.7114631" calcext:value-type="float">
            <text:p>0.7114631</text:p>
          </table:table-cell>
          <table:table-cell office:value-type="float" office:value="0.03723418" calcext:value-type="float">
            <text:p>0.03723418</text:p>
          </table:table-cell>
          <table:table-cell office:value-type="float" office:value="0.03723006" calcext:value-type="float">
            <text:p>0.037230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95461" calcext:value-type="float">
            <text:p>42.95461</text:p>
          </table:table-cell>
          <table:table-cell office:value-type="float" office:value="45.53701" calcext:value-type="float">
            <text:p>45.53701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22092002" calcext:value-type="float">
            <text:p>22092002</text:p>
          </table:table-cell>
          <table:table-cell office:value-type="float" office:value="0.8097858" calcext:value-type="float">
            <text:p>0.8097858</text:p>
          </table:table-cell>
          <table:table-cell office:value-type="float" office:value="127.3952" calcext:value-type="float">
            <text:p>127.395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8.43325" calcext:value-type="float">
            <text:p>18.43325</text:p>
          </table:table-cell>
          <table:table-cell office:value-type="float" office:value="0.004669141" calcext:value-type="float">
            <text:p>0.004669141</text:p>
          </table:table-cell>
          <table:table-cell office:value-type="float" office:value="0.005012507" calcext:value-type="float">
            <text:p>0.005012507</text:p>
          </table:table-cell>
          <table:table-cell office:value-type="float" office:value="0.1206503" calcext:value-type="float">
            <text:p>0.1206503</text:p>
          </table:table-cell>
          <table:table-cell office:value-type="float" office:value="1685.677" calcext:value-type="float">
            <text:p>1685.677</text:p>
          </table:table-cell>
          <table:table-cell office:value-type="float" office:value="0.8565925" calcext:value-type="float">
            <text:p>0.8565925</text:p>
          </table:table-cell>
          <table:table-cell office:value-type="float" office:value="0" calcext:value-type="float">
            <text:p>0</text:p>
          </table:table-cell>
          <table:table-cell office:value-type="float" office:value="0.6302353" calcext:value-type="float">
            <text:p>0.6302353</text:p>
          </table:table-cell>
          <table:table-cell office:value-type="float" office:value="0.6971813" calcext:value-type="float">
            <text:p>0.6971813</text:p>
          </table:table-cell>
          <table:table-cell office:value-type="float" office:value="0.03717012" calcext:value-type="float">
            <text:p>0.03717012</text:p>
          </table:table-cell>
          <table:table-cell office:value-type="float" office:value="0.03716826" calcext:value-type="float">
            <text:p>0.037168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96613" calcext:value-type="float">
            <text:p>42.96613</text:p>
          </table:table-cell>
          <table:table-cell office:value-type="float" office:value="45.54917" calcext:value-type="float">
            <text:p>45.54917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23092002" calcext:value-type="float">
            <text:p>23092002</text:p>
          </table:table-cell>
          <table:table-cell office:value-type="float" office:value="0.8074113" calcext:value-type="float">
            <text:p>0.8074113</text:p>
          </table:table-cell>
          <table:table-cell office:value-type="float" office:value="127.3855" calcext:value-type="float">
            <text:p>127.385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8.42242" calcext:value-type="float">
            <text:p>18.42242</text:p>
          </table:table-cell>
          <table:table-cell office:value-type="float" office:value="0.004669141" calcext:value-type="float">
            <text:p>0.004669141</text:p>
          </table:table-cell>
          <table:table-cell office:value-type="float" office:value="0.005016571" calcext:value-type="float">
            <text:p>0.005016571</text:p>
          </table:table-cell>
          <table:table-cell office:value-type="float" office:value="0.1206418" calcext:value-type="float">
            <text:p>0.1206418</text:p>
          </table:table-cell>
          <table:table-cell office:value-type="float" office:value="1685.699" calcext:value-type="float">
            <text:p>1685.699</text:p>
          </table:table-cell>
          <table:table-cell office:value-type="float" office:value="0.8550819" calcext:value-type="float">
            <text:p>0.8550819</text:p>
          </table:table-cell>
          <table:table-cell office:value-type="float" office:value="0" calcext:value-type="float">
            <text:p>0</text:p>
          </table:table-cell>
          <table:table-cell office:value-type="float" office:value="0.6068498" calcext:value-type="float">
            <text:p>0.6068498</text:p>
          </table:table-cell>
          <table:table-cell office:value-type="float" office:value="0.67075" calcext:value-type="float">
            <text:p>0.67075</text:p>
          </table:table-cell>
          <table:table-cell office:value-type="float" office:value="0.03710805" calcext:value-type="float">
            <text:p>0.03710805</text:p>
          </table:table-cell>
          <table:table-cell office:value-type="float" office:value="0.03710657" calcext:value-type="float">
            <text:p>0.037106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97686" calcext:value-type="float">
            <text:p>42.97686</text:p>
          </table:table-cell>
          <table:table-cell office:value-type="float" office:value="45.55692" calcext:value-type="float">
            <text:p>45.55692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24092002" calcext:value-type="float">
            <text:p>24092002</text:p>
          </table:table-cell>
          <table:table-cell office:value-type="float" office:value="0.8053295" calcext:value-type="float">
            <text:p>0.8053295</text:p>
          </table:table-cell>
          <table:table-cell office:value-type="float" office:value="127.3767" calcext:value-type="float">
            <text:p>127.376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8.41072" calcext:value-type="float">
            <text:p>18.41072</text:p>
          </table:table-cell>
          <table:table-cell office:value-type="float" office:value="0.004669141" calcext:value-type="float">
            <text:p>0.004669141</text:p>
          </table:table-cell>
          <table:table-cell office:value-type="float" office:value="0.005020595" calcext:value-type="float">
            <text:p>0.005020595</text:p>
          </table:table-cell>
          <table:table-cell office:value-type="float" office:value="0.1206332" calcext:value-type="float">
            <text:p>0.1206332</text:p>
          </table:table-cell>
          <table:table-cell office:value-type="float" office:value="1685.721" calcext:value-type="float">
            <text:p>1685.721</text:p>
          </table:table-cell>
          <table:table-cell office:value-type="float" office:value="0.8535601" calcext:value-type="float">
            <text:p>0.8535601</text:p>
          </table:table-cell>
          <table:table-cell office:value-type="float" office:value="0" calcext:value-type="float">
            <text:p>0</text:p>
          </table:table-cell>
          <table:table-cell office:value-type="float" office:value="0.6064021" calcext:value-type="float">
            <text:p>0.6064021</text:p>
          </table:table-cell>
          <table:table-cell office:value-type="float" office:value="0.6606408" calcext:value-type="float">
            <text:p>0.6606408</text:p>
          </table:table-cell>
          <table:table-cell office:value-type="float" office:value="0.03704355" calcext:value-type="float">
            <text:p>0.03704355</text:p>
          </table:table-cell>
          <table:table-cell office:value-type="float" office:value="0.03704504" calcext:value-type="float">
            <text:p>0.03704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98447" calcext:value-type="float">
            <text:p>42.98447</text:p>
          </table:table-cell>
          <table:table-cell office:value-type="float" office:value="45.55882" calcext:value-type="float">
            <text:p>45.55882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25092002" calcext:value-type="float">
            <text:p>25092002</text:p>
          </table:table-cell>
          <table:table-cell office:value-type="float" office:value="0.8032621" calcext:value-type="float">
            <text:p>0.8032621</text:p>
          </table:table-cell>
          <table:table-cell office:value-type="float" office:value="127.3677" calcext:value-type="float">
            <text:p>127.367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8.39885" calcext:value-type="float">
            <text:p>18.39885</text:p>
          </table:table-cell>
          <table:table-cell office:value-type="float" office:value="0.004669141" calcext:value-type="float">
            <text:p>0.004669141</text:p>
          </table:table-cell>
          <table:table-cell office:value-type="float" office:value="0.00502461" calcext:value-type="float">
            <text:p>0.00502461</text:p>
          </table:table-cell>
          <table:table-cell office:value-type="float" office:value="0.1206247" calcext:value-type="float">
            <text:p>0.1206247</text:p>
          </table:table-cell>
          <table:table-cell office:value-type="float" office:value="1685.742" calcext:value-type="float">
            <text:p>1685.742</text:p>
          </table:table-cell>
          <table:table-cell office:value-type="float" office:value="0.8521718" calcext:value-type="float">
            <text:p>0.8521718</text:p>
          </table:table-cell>
          <table:table-cell office:value-type="float" office:value="0" calcext:value-type="float">
            <text:p>0</text:p>
          </table:table-cell>
          <table:table-cell office:value-type="float" office:value="0.5524865" calcext:value-type="float">
            <text:p>0.5524865</text:p>
          </table:table-cell>
          <table:table-cell office:value-type="float" office:value="0.660221" calcext:value-type="float">
            <text:p>0.660221</text:p>
          </table:table-cell>
          <table:table-cell office:value-type="float" office:value="0.03698007" calcext:value-type="float">
            <text:p>0.03698007</text:p>
          </table:table-cell>
          <table:table-cell office:value-type="float" office:value="0.03698358" calcext:value-type="float">
            <text:p>0.036983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99056" calcext:value-type="float">
            <text:p>42.99056</text:p>
          </table:table-cell>
          <table:table-cell office:value-type="float" office:value="45.56082" calcext:value-type="float">
            <text:p>45.56082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26092002" calcext:value-type="float">
            <text:p>26092002</text:p>
          </table:table-cell>
          <table:table-cell office:value-type="float" office:value="0.8012607" calcext:value-type="float">
            <text:p>0.8012607</text:p>
          </table:table-cell>
          <table:table-cell office:value-type="float" office:value="127.359" calcext:value-type="float">
            <text:p>127.35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8.38684" calcext:value-type="float">
            <text:p>18.38684</text:p>
          </table:table-cell>
          <table:table-cell office:value-type="float" office:value="0.004669141" calcext:value-type="float">
            <text:p>0.004669141</text:p>
          </table:table-cell>
          <table:table-cell office:value-type="float" office:value="0.005028613" calcext:value-type="float">
            <text:p>0.005028613</text:p>
          </table:table-cell>
          <table:table-cell office:value-type="float" office:value="0.120614" calcext:value-type="float">
            <text:p>0.120614</text:p>
          </table:table-cell>
          <table:table-cell office:value-type="float" office:value="1685.764" calcext:value-type="float">
            <text:p>1685.764</text:p>
          </table:table-cell>
          <table:table-cell office:value-type="float" office:value="0.8507609" calcext:value-type="float">
            <text:p>0.8507609</text:p>
          </table:table-cell>
          <table:table-cell office:value-type="float" office:value="0" calcext:value-type="float">
            <text:p>0</text:p>
          </table:table-cell>
          <table:table-cell office:value-type="float" office:value="0.5396931" calcext:value-type="float">
            <text:p>0.5396931</text:p>
          </table:table-cell>
          <table:table-cell office:value-type="float" office:value="0.6577626" calcext:value-type="float">
            <text:p>0.6577626</text:p>
          </table:table-cell>
          <table:table-cell office:value-type="float" office:value="0.03691822" calcext:value-type="float">
            <text:p>0.03691822</text:p>
          </table:table-cell>
          <table:table-cell office:value-type="float" office:value="0.03692215" calcext:value-type="float">
            <text:p>0.036922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99427" calcext:value-type="float">
            <text:p>42.99427</text:p>
          </table:table-cell>
          <table:table-cell office:value-type="float" office:value="45.56192" calcext:value-type="float">
            <text:p>45.56192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27092002" calcext:value-type="float">
            <text:p>27092002</text:p>
          </table:table-cell>
          <table:table-cell office:value-type="float" office:value="0.799351" calcext:value-type="float">
            <text:p>0.799351</text:p>
          </table:table-cell>
          <table:table-cell office:value-type="float" office:value="127.3517" calcext:value-type="float">
            <text:p>127.351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8.37269" calcext:value-type="float">
            <text:p>18.37269</text:p>
          </table:table-cell>
          <table:table-cell office:value-type="float" office:value="0.004669141" calcext:value-type="float">
            <text:p>0.004669141</text:p>
          </table:table-cell>
          <table:table-cell office:value-type="float" office:value="0.005048624" calcext:value-type="float">
            <text:p>0.005048624</text:p>
          </table:table-cell>
          <table:table-cell office:value-type="float" office:value="0.1210731" calcext:value-type="float">
            <text:p>0.1210731</text:p>
          </table:table-cell>
          <table:table-cell office:value-type="float" office:value="1685.785" calcext:value-type="float">
            <text:p>1685.785</text:p>
          </table:table-cell>
          <table:table-cell office:value-type="float" office:value="0.8502691" calcext:value-type="float">
            <text:p>0.8502691</text:p>
          </table:table-cell>
          <table:table-cell office:value-type="float" office:value="0" calcext:value-type="float">
            <text:p>0</text:p>
          </table:table-cell>
          <table:table-cell office:value-type="float" office:value="0.3642198" calcext:value-type="float">
            <text:p>0.3642198</text:p>
          </table:table-cell>
          <table:table-cell office:value-type="float" office:value="0.4824273" calcext:value-type="float">
            <text:p>0.4824273</text:p>
          </table:table-cell>
          <table:table-cell office:value-type="float" office:value="0.03689858" calcext:value-type="float">
            <text:p>0.03689858</text:p>
          </table:table-cell>
          <table:table-cell office:value-type="float" office:value="0.03686094" calcext:value-type="float">
            <text:p>0.036860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95272" calcext:value-type="float">
            <text:p>42.95272</text:p>
          </table:table-cell>
          <table:table-cell office:value-type="float" office:value="45.53162" calcext:value-type="float">
            <text:p>45.53162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28092002" calcext:value-type="float">
            <text:p>28092002</text:p>
          </table:table-cell>
          <table:table-cell office:value-type="float" office:value="0.7970447" calcext:value-type="float">
            <text:p>0.7970447</text:p>
          </table:table-cell>
          <table:table-cell office:value-type="float" office:value="127.3454" calcext:value-type="float">
            <text:p>127.345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8.35889" calcext:value-type="float">
            <text:p>18.35889</text:p>
          </table:table-cell>
          <table:table-cell office:value-type="float" office:value="0.004669141" calcext:value-type="float">
            <text:p>0.004669141</text:p>
          </table:table-cell>
          <table:table-cell office:value-type="float" office:value="0.005089888" calcext:value-type="float">
            <text:p>0.005089888</text:p>
          </table:table-cell>
          <table:table-cell office:value-type="float" office:value="0.1223915" calcext:value-type="float">
            <text:p>0.1223915</text:p>
          </table:table-cell>
          <table:table-cell office:value-type="float" office:value="1685.807" calcext:value-type="float">
            <text:p>1685.807</text:p>
          </table:table-cell>
          <table:table-cell office:value-type="float" office:value="0.8504406" calcext:value-type="float">
            <text:p>0.8504406</text:p>
          </table:table-cell>
          <table:table-cell office:value-type="float" office:value="0" calcext:value-type="float">
            <text:p>0</text:p>
          </table:table-cell>
          <table:table-cell office:value-type="float" office:value="0.8443843" calcext:value-type="float">
            <text:p>0.8443843</text:p>
          </table:table-cell>
          <table:table-cell office:value-type="float" office:value="0.6053454" calcext:value-type="float">
            <text:p>0.6053454</text:p>
          </table:table-cell>
          <table:table-cell office:value-type="float" office:value="0.03689371" calcext:value-type="float">
            <text:p>0.03689371</text:p>
          </table:table-cell>
          <table:table-cell office:value-type="float" office:value="0.03679974" calcext:value-type="float">
            <text:p>0.036799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9506" calcext:value-type="float">
            <text:p>42.9506</text:p>
          </table:table-cell>
          <table:table-cell office:value-type="float" office:value="45.49945" calcext:value-type="float">
            <text:p>45.49945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29092002" calcext:value-type="float">
            <text:p>29092002</text:p>
          </table:table-cell>
          <table:table-cell office:value-type="float" office:value="0.7955068" calcext:value-type="float">
            <text:p>0.7955068</text:p>
          </table:table-cell>
          <table:table-cell office:value-type="float" office:value="127.3398" calcext:value-type="float">
            <text:p>127.339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8.34531" calcext:value-type="float">
            <text:p>18.34531</text:p>
          </table:table-cell>
          <table:table-cell office:value-type="float" office:value="0.004669141" calcext:value-type="float">
            <text:p>0.004669141</text:p>
          </table:table-cell>
          <table:table-cell office:value-type="float" office:value="0.005115168" calcext:value-type="float">
            <text:p>0.005115168</text:p>
          </table:table-cell>
          <table:table-cell office:value-type="float" office:value="0.1232373" calcext:value-type="float">
            <text:p>0.1232373</text:p>
          </table:table-cell>
          <table:table-cell office:value-type="float" office:value="1685.829" calcext:value-type="float">
            <text:p>1685.829</text:p>
          </table:table-cell>
          <table:table-cell office:value-type="float" office:value="0.8493565" calcext:value-type="float">
            <text:p>0.8493565</text:p>
          </table:table-cell>
          <table:table-cell office:value-type="float" office:value="0" calcext:value-type="float">
            <text:p>0</text:p>
          </table:table-cell>
          <table:table-cell office:value-type="float" office:value="0.9559789" calcext:value-type="float">
            <text:p>0.9559789</text:p>
          </table:table-cell>
          <table:table-cell office:value-type="float" office:value="0.5995892" calcext:value-type="float">
            <text:p>0.5995892</text:p>
          </table:table-cell>
          <table:table-cell office:value-type="float" office:value="0.03679195" calcext:value-type="float">
            <text:p>0.03679195</text:p>
          </table:table-cell>
          <table:table-cell office:value-type="float" office:value="0.03673862" calcext:value-type="float">
            <text:p>0.036738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9828" calcext:value-type="float">
            <text:p>42.9828</text:p>
          </table:table-cell>
          <table:table-cell office:value-type="float" office:value="45.48294" calcext:value-type="float">
            <text:p>45.48294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30092002" calcext:value-type="float">
            <text:p>30092002</text:p>
          </table:table-cell>
          <table:table-cell office:value-type="float" office:value="0.7932875" calcext:value-type="float">
            <text:p>0.7932875</text:p>
          </table:table-cell>
          <table:table-cell office:value-type="float" office:value="127.3346" calcext:value-type="float">
            <text:p>127.334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8.32977" calcext:value-type="float">
            <text:p>18.32977</text:p>
          </table:table-cell>
          <table:table-cell office:value-type="float" office:value="0.004669141" calcext:value-type="float">
            <text:p>0.004669141</text:p>
          </table:table-cell>
          <table:table-cell office:value-type="float" office:value="0.005147669" calcext:value-type="float">
            <text:p>0.005147669</text:p>
          </table:table-cell>
          <table:table-cell office:value-type="float" office:value="0.1241968" calcext:value-type="float">
            <text:p>0.1241968</text:p>
          </table:table-cell>
          <table:table-cell office:value-type="float" office:value="1685.851" calcext:value-type="float">
            <text:p>1685.851</text:p>
          </table:table-cell>
          <table:table-cell office:value-type="float" office:value="0.8500441" calcext:value-type="float">
            <text:p>0.8500441</text:p>
          </table:table-cell>
          <table:table-cell office:value-type="float" office:value="0" calcext:value-type="float">
            <text:p>0</text:p>
          </table:table-cell>
          <table:table-cell office:value-type="float" office:value="0.4389775" calcext:value-type="float">
            <text:p>0.4389775</text:p>
          </table:table-cell>
          <table:table-cell office:value-type="float" office:value="0.539497" calcext:value-type="float">
            <text:p>0.539497</text:p>
          </table:table-cell>
          <table:table-cell office:value-type="float" office:value="0.03672913" calcext:value-type="float">
            <text:p>0.03672913</text:p>
          </table:table-cell>
          <table:table-cell office:value-type="float" office:value="0.0366777" calcext:value-type="float">
            <text:p>0.03667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95216" calcext:value-type="float">
            <text:p>42.95216</text:p>
          </table:table-cell>
          <table:table-cell office:value-type="float" office:value="45.44844" calcext:value-type="float">
            <text:p>45.44844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102002" calcext:value-type="float">
            <text:p>1102002</text:p>
          </table:table-cell>
          <table:table-cell office:value-type="float" office:value="0.7899442" calcext:value-type="float">
            <text:p>0.7899442</text:p>
          </table:table-cell>
          <table:table-cell office:value-type="float" office:value="127.3284" calcext:value-type="float">
            <text:p>127.328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8.31585" calcext:value-type="float">
            <text:p>18.31585</text:p>
          </table:table-cell>
          <table:table-cell office:value-type="float" office:value="0.004669141" calcext:value-type="float">
            <text:p>0.004669141</text:p>
          </table:table-cell>
          <table:table-cell office:value-type="float" office:value="0.005186612" calcext:value-type="float">
            <text:p>0.005186612</text:p>
          </table:table-cell>
          <table:table-cell office:value-type="float" office:value="0.1252882" calcext:value-type="float">
            <text:p>0.1252882</text:p>
          </table:table-cell>
          <table:table-cell office:value-type="float" office:value="1685.873" calcext:value-type="float">
            <text:p>1685.873</text:p>
          </table:table-cell>
          <table:table-cell office:value-type="float" office:value="0.854005" calcext:value-type="float">
            <text:p>0.854005</text:p>
          </table:table-cell>
          <table:table-cell office:value-type="float" office:value="0" calcext:value-type="float">
            <text:p>0</text:p>
          </table:table-cell>
          <table:table-cell office:value-type="float" office:value="0.7129128" calcext:value-type="float">
            <text:p>0.7129128</text:p>
          </table:table-cell>
          <table:table-cell office:value-type="float" office:value="0.6537638" calcext:value-type="float">
            <text:p>0.6537638</text:p>
          </table:table-cell>
          <table:table-cell office:value-type="float" office:value="0.03673743" calcext:value-type="float">
            <text:p>0.03673743</text:p>
          </table:table-cell>
          <table:table-cell office:value-type="float" office:value="0.03661681" calcext:value-type="float">
            <text:p>0.036616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95168" calcext:value-type="float">
            <text:p>42.95168</text:p>
          </table:table-cell>
          <table:table-cell office:value-type="float" office:value="45.42838" calcext:value-type="float">
            <text:p>45.42838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2102002" calcext:value-type="float">
            <text:p>2102002</text:p>
          </table:table-cell>
          <table:table-cell office:value-type="float" office:value="0.7865399" calcext:value-type="float">
            <text:p>0.7865399</text:p>
          </table:table-cell>
          <table:table-cell office:value-type="float" office:value="127.3212" calcext:value-type="float">
            <text:p>127.321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8.30353" calcext:value-type="float">
            <text:p>18.30353</text:p>
          </table:table-cell>
          <table:table-cell office:value-type="float" office:value="0.004669141" calcext:value-type="float">
            <text:p>0.004669141</text:p>
          </table:table-cell>
          <table:table-cell office:value-type="float" office:value="0.005210004" calcext:value-type="float">
            <text:p>0.005210004</text:p>
          </table:table-cell>
          <table:table-cell office:value-type="float" office:value="0.1258594" calcext:value-type="float">
            <text:p>0.1258594</text:p>
          </table:table-cell>
          <table:table-cell office:value-type="float" office:value="1685.895" calcext:value-type="float">
            <text:p>1685.895</text:p>
          </table:table-cell>
          <table:table-cell office:value-type="float" office:value="0.8563464" calcext:value-type="float">
            <text:p>0.8563464</text:p>
          </table:table-cell>
          <table:table-cell office:value-type="float" office:value="0" calcext:value-type="float">
            <text:p>0</text:p>
          </table:table-cell>
          <table:table-cell office:value-type="float" office:value="1.010041" calcext:value-type="float">
            <text:p>1.010041</text:p>
          </table:table-cell>
          <table:table-cell office:value-type="float" office:value="0.6683769" calcext:value-type="float">
            <text:p>0.6683769</text:p>
          </table:table-cell>
          <table:table-cell office:value-type="float" office:value="0.03668113" calcext:value-type="float">
            <text:p>0.03668113</text:p>
          </table:table-cell>
          <table:table-cell office:value-type="float" office:value="0.03655601" calcext:value-type="float">
            <text:p>0.036556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99195" calcext:value-type="float">
            <text:p>42.99195</text:p>
          </table:table-cell>
          <table:table-cell office:value-type="float" office:value="45.4269" calcext:value-type="float">
            <text:p>45.4269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3102002" calcext:value-type="float">
            <text:p>3102002</text:p>
          </table:table-cell>
          <table:table-cell office:value-type="float" office:value="0.7839836" calcext:value-type="float">
            <text:p>0.7839836</text:p>
          </table:table-cell>
          <table:table-cell office:value-type="float" office:value="127.3149" calcext:value-type="float">
            <text:p>127.314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8.29112" calcext:value-type="float">
            <text:p>18.29112</text:p>
          </table:table-cell>
          <table:table-cell office:value-type="float" office:value="0.004669141" calcext:value-type="float">
            <text:p>0.004669141</text:p>
          </table:table-cell>
          <table:table-cell office:value-type="float" office:value="0.005223166" calcext:value-type="float">
            <text:p>0.005223166</text:p>
          </table:table-cell>
          <table:table-cell office:value-type="float" office:value="0.1261615" calcext:value-type="float">
            <text:p>0.1261615</text:p>
          </table:table-cell>
          <table:table-cell office:value-type="float" office:value="1685.917" calcext:value-type="float">
            <text:p>1685.917</text:p>
          </table:table-cell>
          <table:table-cell office:value-type="float" office:value="0.8549172" calcext:value-type="float">
            <text:p>0.8549172</text:p>
          </table:table-cell>
          <table:table-cell office:value-type="float" office:value="0" calcext:value-type="float">
            <text:p>0</text:p>
          </table:table-cell>
          <table:table-cell office:value-type="float" office:value="1.379669" calcext:value-type="float">
            <text:p>1.379669</text:p>
          </table:table-cell>
          <table:table-cell office:value-type="float" office:value="0.6377705" calcext:value-type="float">
            <text:p>0.6377705</text:p>
          </table:table-cell>
          <table:table-cell office:value-type="float" office:value="0.03659059" calcext:value-type="float">
            <text:p>0.03659059</text:p>
          </table:table-cell>
          <table:table-cell office:value-type="float" office:value="0.03649539" calcext:value-type="float">
            <text:p>0.036495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.04206" calcext:value-type="float">
            <text:p>43.04206</text:p>
          </table:table-cell>
          <table:table-cell office:value-type="float" office:value="45.42332" calcext:value-type="float">
            <text:p>45.42332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4102002" calcext:value-type="float">
            <text:p>4102002</text:p>
          </table:table-cell>
          <table:table-cell office:value-type="float" office:value="0.7822247" calcext:value-type="float">
            <text:p>0.7822247</text:p>
          </table:table-cell>
          <table:table-cell office:value-type="float" office:value="127.3095" calcext:value-type="float">
            <text:p>127.309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8.27756" calcext:value-type="float">
            <text:p>18.27756</text:p>
          </table:table-cell>
          <table:table-cell office:value-type="float" office:value="0.004669141" calcext:value-type="float">
            <text:p>0.004669141</text:p>
          </table:table-cell>
          <table:table-cell office:value-type="float" office:value="0.005231583" calcext:value-type="float">
            <text:p>0.005231583</text:p>
          </table:table-cell>
          <table:table-cell office:value-type="float" office:value="0.1263241" calcext:value-type="float">
            <text:p>0.1263241</text:p>
          </table:table-cell>
          <table:table-cell office:value-type="float" office:value="1685.938" calcext:value-type="float">
            <text:p>1685.938</text:p>
          </table:table-cell>
          <table:table-cell office:value-type="float" office:value="0.8530859" calcext:value-type="float">
            <text:p>0.8530859</text:p>
          </table:table-cell>
          <table:table-cell office:value-type="float" office:value="0" calcext:value-type="float">
            <text:p>0</text:p>
          </table:table-cell>
          <table:table-cell office:value-type="float" office:value="0.6027327" calcext:value-type="float">
            <text:p>0.6027327</text:p>
          </table:table-cell>
          <table:table-cell office:value-type="float" office:value="0.6083061" calcext:value-type="float">
            <text:p>0.6083061</text:p>
          </table:table-cell>
          <table:table-cell office:value-type="float" office:value="0.03649516" calcext:value-type="float">
            <text:p>0.03649516</text:p>
          </table:table-cell>
          <table:table-cell office:value-type="float" office:value="0.0364348" calcext:value-type="float">
            <text:p>0.03643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.06887" calcext:value-type="float">
            <text:p>43.06887</text:p>
          </table:table-cell>
          <table:table-cell office:value-type="float" office:value="45.41293" calcext:value-type="float">
            <text:p>45.41293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5102002" calcext:value-type="float">
            <text:p>5102002</text:p>
          </table:table-cell>
          <table:table-cell office:value-type="float" office:value="0.7795019" calcext:value-type="float">
            <text:p>0.7795019</text:p>
          </table:table-cell>
          <table:table-cell office:value-type="float" office:value="127.3038" calcext:value-type="float">
            <text:p>127.303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8.26395" calcext:value-type="float">
            <text:p>18.26395</text:p>
          </table:table-cell>
          <table:table-cell office:value-type="float" office:value="0.004669141" calcext:value-type="float">
            <text:p>0.004669141</text:p>
          </table:table-cell>
          <table:table-cell office:value-type="float" office:value="0.005237557" calcext:value-type="float">
            <text:p>0.005237557</text:p>
          </table:table-cell>
          <table:table-cell office:value-type="float" office:value="0.1263822" calcext:value-type="float">
            <text:p>0.1263822</text:p>
          </table:table-cell>
          <table:table-cell office:value-type="float" office:value="1685.958" calcext:value-type="float">
            <text:p>1685.958</text:p>
          </table:table-cell>
          <table:table-cell office:value-type="float" office:value="0.8530052" calcext:value-type="float">
            <text:p>0.8530052</text:p>
          </table:table-cell>
          <table:table-cell office:value-type="float" office:value="0" calcext:value-type="float">
            <text:p>0</text:p>
          </table:table-cell>
          <table:table-cell office:value-type="float" office:value="1.191571" calcext:value-type="float">
            <text:p>1.191571</text:p>
          </table:table-cell>
          <table:table-cell office:value-type="float" office:value="0.6211346" calcext:value-type="float">
            <text:p>0.6211346</text:p>
          </table:table-cell>
          <table:table-cell office:value-type="float" office:value="0.03643103" calcext:value-type="float">
            <text:p>0.03643103</text:p>
          </table:table-cell>
          <table:table-cell office:value-type="float" office:value="0.03637434" calcext:value-type="float">
            <text:p>0.036374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.09376" calcext:value-type="float">
            <text:p>43.09376</text:p>
          </table:table-cell>
          <table:table-cell office:value-type="float" office:value="45.40357" calcext:value-type="float">
            <text:p>45.40357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6102002" calcext:value-type="float">
            <text:p>6102002</text:p>
          </table:table-cell>
          <table:table-cell office:value-type="float" office:value="0.7769556" calcext:value-type="float">
            <text:p>0.7769556</text:p>
          </table:table-cell>
          <table:table-cell office:value-type="float" office:value="127.2981" calcext:value-type="float">
            <text:p>127.298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8.25035" calcext:value-type="float">
            <text:p>18.25035</text:p>
          </table:table-cell>
          <table:table-cell office:value-type="float" office:value="0.004669141" calcext:value-type="float">
            <text:p>0.004669141</text:p>
          </table:table-cell>
          <table:table-cell office:value-type="float" office:value="0.005242417" calcext:value-type="float">
            <text:p>0.005242417</text:p>
          </table:table-cell>
          <table:table-cell office:value-type="float" office:value="0.1264037" calcext:value-type="float">
            <text:p>0.1264037</text:p>
          </table:table-cell>
          <table:table-cell office:value-type="float" office:value="1685.98" calcext:value-type="float">
            <text:p>1685.98</text:p>
          </table:table-cell>
          <table:table-cell office:value-type="float" office:value="0.8495728" calcext:value-type="float">
            <text:p>0.8495728</text:p>
          </table:table-cell>
          <table:table-cell office:value-type="float" office:value="0" calcext:value-type="float">
            <text:p>0</text:p>
          </table:table-cell>
          <table:table-cell office:value-type="float" office:value="0.8481564" calcext:value-type="float">
            <text:p>0.8481564</text:p>
          </table:table-cell>
          <table:table-cell office:value-type="float" office:value="0.6134847" calcext:value-type="float">
            <text:p>0.6134847</text:p>
          </table:table-cell>
          <table:table-cell office:value-type="float" office:value="0.03633929" calcext:value-type="float">
            <text:p>0.03633929</text:p>
          </table:table-cell>
          <table:table-cell office:value-type="float" office:value="0.036314" calcext:value-type="float">
            <text:p>0.0363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.12637" calcext:value-type="float">
            <text:p>43.12637</text:p>
          </table:table-cell>
          <table:table-cell office:value-type="float" office:value="45.39363" calcext:value-type="float">
            <text:p>45.39363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7102002" calcext:value-type="float">
            <text:p>7102002</text:p>
          </table:table-cell>
          <table:table-cell office:value-type="float" office:value="0.7748343" calcext:value-type="float">
            <text:p>0.7748343</text:p>
          </table:table-cell>
          <table:table-cell office:value-type="float" office:value="127.2923" calcext:value-type="float">
            <text:p>127.292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8.23652" calcext:value-type="float">
            <text:p>18.23652</text:p>
          </table:table-cell>
          <table:table-cell office:value-type="float" office:value="0.004669141" calcext:value-type="float">
            <text:p>0.004669141</text:p>
          </table:table-cell>
          <table:table-cell office:value-type="float" office:value="0.005247009" calcext:value-type="float">
            <text:p>0.005247009</text:p>
          </table:table-cell>
          <table:table-cell office:value-type="float" office:value="0.1264173" calcext:value-type="float">
            <text:p>0.1264173</text:p>
          </table:table-cell>
          <table:table-cell office:value-type="float" office:value="1686" calcext:value-type="float">
            <text:p>1686</text:p>
          </table:table-cell>
          <table:table-cell office:value-type="float" office:value="0.847734" calcext:value-type="float">
            <text:p>0.847734</text:p>
          </table:table-cell>
          <table:table-cell office:value-type="float" office:value="0" calcext:value-type="float">
            <text:p>0</text:p>
          </table:table-cell>
          <table:table-cell office:value-type="float" office:value="0.9555836" calcext:value-type="float">
            <text:p>0.9555836</text:p>
          </table:table-cell>
          <table:table-cell office:value-type="float" office:value="0.6069503" calcext:value-type="float">
            <text:p>0.6069503</text:p>
          </table:table-cell>
          <table:table-cell office:value-type="float" office:value="0.03631661" calcext:value-type="float">
            <text:p>0.03631661</text:p>
          </table:table-cell>
          <table:table-cell office:value-type="float" office:value="0.03625375" calcext:value-type="float">
            <text:p>0.036253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.13607" calcext:value-type="float">
            <text:p>43.13607</text:p>
          </table:table-cell>
          <table:table-cell office:value-type="float" office:value="45.3819" calcext:value-type="float">
            <text:p>45.3819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8102002" calcext:value-type="float">
            <text:p>8102002</text:p>
          </table:table-cell>
          <table:table-cell office:value-type="float" office:value="0.7732405" calcext:value-type="float">
            <text:p>0.7732405</text:p>
          </table:table-cell>
          <table:table-cell office:value-type="float" office:value="127.2875" calcext:value-type="float">
            <text:p>127.287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8.22243" calcext:value-type="float">
            <text:p>18.22243</text:p>
          </table:table-cell>
          <table:table-cell office:value-type="float" office:value="0.004669141" calcext:value-type="float">
            <text:p>0.004669141</text:p>
          </table:table-cell>
          <table:table-cell office:value-type="float" office:value="0.005251336" calcext:value-type="float">
            <text:p>0.005251336</text:p>
          </table:table-cell>
          <table:table-cell office:value-type="float" office:value="0.126422" calcext:value-type="float">
            <text:p>0.126422</text:p>
          </table:table-cell>
          <table:table-cell office:value-type="float" office:value="1686.021" calcext:value-type="float">
            <text:p>1686.021</text:p>
          </table:table-cell>
          <table:table-cell office:value-type="float" office:value="0.8456491" calcext:value-type="float">
            <text:p>0.8456491</text:p>
          </table:table-cell>
          <table:table-cell office:value-type="float" office:value="0" calcext:value-type="float">
            <text:p>0</text:p>
          </table:table-cell>
          <table:table-cell office:value-type="float" office:value="0.7567312" calcext:value-type="float">
            <text:p>0.7567312</text:p>
          </table:table-cell>
          <table:table-cell office:value-type="float" office:value="0.5855932" calcext:value-type="float">
            <text:p>0.5855932</text:p>
          </table:table-cell>
          <table:table-cell office:value-type="float" office:value="0.03621872" calcext:value-type="float">
            <text:p>0.03621872</text:p>
          </table:table-cell>
          <table:table-cell office:value-type="float" office:value="0.03619355" calcext:value-type="float">
            <text:p>0.036193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.1604" calcext:value-type="float">
            <text:p>43.1604</text:p>
          </table:table-cell>
          <table:table-cell office:value-type="float" office:value="45.36713" calcext:value-type="float">
            <text:p>45.36713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9102002" calcext:value-type="float">
            <text:p>9102002</text:p>
          </table:table-cell>
          <table:table-cell office:value-type="float" office:value="0.7721739" calcext:value-type="float">
            <text:p>0.7721739</text:p>
          </table:table-cell>
          <table:table-cell office:value-type="float" office:value="127.2834" calcext:value-type="float">
            <text:p>127.283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8.20747" calcext:value-type="float">
            <text:p>18.20747</text:p>
          </table:table-cell>
          <table:table-cell office:value-type="float" office:value="0.004669141" calcext:value-type="float">
            <text:p>0.004669141</text:p>
          </table:table-cell>
          <table:table-cell office:value-type="float" office:value="0.005255434" calcext:value-type="float">
            <text:p>0.005255434</text:p>
          </table:table-cell>
          <table:table-cell office:value-type="float" office:value="0.1264174" calcext:value-type="float">
            <text:p>0.1264174</text:p>
          </table:table-cell>
          <table:table-cell office:value-type="float" office:value="1686.041" calcext:value-type="float">
            <text:p>1686.041</text:p>
          </table:table-cell>
          <table:table-cell office:value-type="float" office:value="0.8443456" calcext:value-type="float">
            <text:p>0.8443456</text:p>
          </table:table-cell>
          <table:table-cell office:value-type="float" office:value="0" calcext:value-type="float">
            <text:p>0</text:p>
          </table:table-cell>
          <table:table-cell office:value-type="float" office:value="0.5766913" calcext:value-type="float">
            <text:p>0.5766913</text:p>
          </table:table-cell>
          <table:table-cell office:value-type="float" office:value="0.5638684" calcext:value-type="float">
            <text:p>0.5638684</text:p>
          </table:table-cell>
          <table:table-cell office:value-type="float" office:value="0.03615602" calcext:value-type="float">
            <text:p>0.03615602</text:p>
          </table:table-cell>
          <table:table-cell office:value-type="float" office:value="0.03613351" calcext:value-type="float">
            <text:p>0.036133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.15993" calcext:value-type="float">
            <text:p>43.15993</text:p>
          </table:table-cell>
          <table:table-cell office:value-type="float" office:value="45.34801" calcext:value-type="float">
            <text:p>45.34801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0102002" calcext:value-type="float">
            <text:p>10102002</text:p>
          </table:table-cell>
          <table:table-cell office:value-type="float" office:value="0.7709279" calcext:value-type="float">
            <text:p>0.7709279</text:p>
          </table:table-cell>
          <table:table-cell office:value-type="float" office:value="127.2796" calcext:value-type="float">
            <text:p>127.279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8.19212" calcext:value-type="float">
            <text:p>18.19212</text:p>
          </table:table-cell>
          <table:table-cell office:value-type="float" office:value="0.004669141" calcext:value-type="float">
            <text:p>0.004669141</text:p>
          </table:table-cell>
          <table:table-cell office:value-type="float" office:value="0.005259474" calcext:value-type="float">
            <text:p>0.005259474</text:p>
          </table:table-cell>
          <table:table-cell office:value-type="float" office:value="0.1264085" calcext:value-type="float">
            <text:p>0.1264085</text:p>
          </table:table-cell>
          <table:table-cell office:value-type="float" office:value="1686.061" calcext:value-type="float">
            <text:p>1686.061</text:p>
          </table:table-cell>
          <table:table-cell office:value-type="float" office:value="0.8427006" calcext:value-type="float">
            <text:p>0.8427006</text:p>
          </table:table-cell>
          <table:table-cell office:value-type="float" office:value="0" calcext:value-type="float">
            <text:p>0</text:p>
          </table:table-cell>
          <table:table-cell office:value-type="float" office:value="0.6757098" calcext:value-type="float">
            <text:p>0.6757098</text:p>
          </table:table-cell>
          <table:table-cell office:value-type="float" office:value="0.5645893" calcext:value-type="float">
            <text:p>0.5645893</text:p>
          </table:table-cell>
          <table:table-cell office:value-type="float" office:value="0.03608825" calcext:value-type="float">
            <text:p>0.03608825</text:p>
          </table:table-cell>
          <table:table-cell office:value-type="float" office:value="0.03607358" calcext:value-type="float">
            <text:p>0.036073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.16605" calcext:value-type="float">
            <text:p>43.16605</text:p>
          </table:table-cell>
          <table:table-cell office:value-type="float" office:value="45.32616" calcext:value-type="float">
            <text:p>45.32616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1102002" calcext:value-type="float">
            <text:p>11102002</text:p>
          </table:table-cell>
          <table:table-cell office:value-type="float" office:value="0.769677" calcext:value-type="float">
            <text:p>0.769677</text:p>
          </table:table-cell>
          <table:table-cell office:value-type="float" office:value="127.2756" calcext:value-type="float">
            <text:p>127.275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8.17675" calcext:value-type="float">
            <text:p>18.17675</text:p>
          </table:table-cell>
          <table:table-cell office:value-type="float" office:value="0.004669141" calcext:value-type="float">
            <text:p>0.004669141</text:p>
          </table:table-cell>
          <table:table-cell office:value-type="float" office:value="0.005263413" calcext:value-type="float">
            <text:p>0.005263413</text:p>
          </table:table-cell>
          <table:table-cell office:value-type="float" office:value="0.1263959" calcext:value-type="float">
            <text:p>0.1263959</text:p>
          </table:table-cell>
          <table:table-cell office:value-type="float" office:value="1686.081" calcext:value-type="float">
            <text:p>1686.081</text:p>
          </table:table-cell>
          <table:table-cell office:value-type="float" office:value="0.8411204" calcext:value-type="float">
            <text:p>0.8411204</text:p>
          </table:table-cell>
          <table:table-cell office:value-type="float" office:value="0" calcext:value-type="float">
            <text:p>0</text:p>
          </table:table-cell>
          <table:table-cell office:value-type="float" office:value="0.5410867" calcext:value-type="float">
            <text:p>0.5410867</text:p>
          </table:table-cell>
          <table:table-cell office:value-type="float" office:value="0.5657824" calcext:value-type="float">
            <text:p>0.5657824</text:p>
          </table:table-cell>
          <table:table-cell office:value-type="float" office:value="0.03602364" calcext:value-type="float">
            <text:p>0.03602364</text:p>
          </table:table-cell>
          <table:table-cell office:value-type="float" office:value="0.03601372" calcext:value-type="float">
            <text:p>0.036013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.16623" calcext:value-type="float">
            <text:p>43.16623</text:p>
          </table:table-cell>
          <table:table-cell office:value-type="float" office:value="45.30563" calcext:value-type="float">
            <text:p>45.30563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2102002" calcext:value-type="float">
            <text:p>12102002</text:p>
          </table:table-cell>
          <table:table-cell office:value-type="float" office:value="0.7681857" calcext:value-type="float">
            <text:p>0.7681857</text:p>
          </table:table-cell>
          <table:table-cell office:value-type="float" office:value="127.2713" calcext:value-type="float">
            <text:p>127.271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8.16125" calcext:value-type="float">
            <text:p>18.16125</text:p>
          </table:table-cell>
          <table:table-cell office:value-type="float" office:value="0.004669141" calcext:value-type="float">
            <text:p>0.004669141</text:p>
          </table:table-cell>
          <table:table-cell office:value-type="float" office:value="0.005267343" calcext:value-type="float">
            <text:p>0.005267343</text:p>
          </table:table-cell>
          <table:table-cell office:value-type="float" office:value="0.126382" calcext:value-type="float">
            <text:p>0.126382</text:p>
          </table:table-cell>
          <table:table-cell office:value-type="float" office:value="1686.101" calcext:value-type="float">
            <text:p>1686.101</text:p>
          </table:table-cell>
          <table:table-cell office:value-type="float" office:value="0.8403182" calcext:value-type="float">
            <text:p>0.8403182</text:p>
          </table:table-cell>
          <table:table-cell office:value-type="float" office:value="0" calcext:value-type="float">
            <text:p>0</text:p>
          </table:table-cell>
          <table:table-cell office:value-type="float" office:value="0.4521935" calcext:value-type="float">
            <text:p>0.4521935</text:p>
          </table:table-cell>
          <table:table-cell office:value-type="float" office:value="0.5876327" calcext:value-type="float">
            <text:p>0.5876327</text:p>
          </table:table-cell>
          <table:table-cell office:value-type="float" office:value="0.0360272" calcext:value-type="float">
            <text:p>0.0360272</text:p>
          </table:table-cell>
          <table:table-cell office:value-type="float" office:value="0.03595396" calcext:value-type="float">
            <text:p>0.035953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.13879" calcext:value-type="float">
            <text:p>43.13879</text:p>
          </table:table-cell>
          <table:table-cell office:value-type="float" office:value="45.28708" calcext:value-type="float">
            <text:p>45.28708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3102002" calcext:value-type="float">
            <text:p>13102002</text:p>
          </table:table-cell>
          <table:table-cell office:value-type="float" office:value="0.766786" calcext:value-type="float">
            <text:p>0.766786</text:p>
          </table:table-cell>
          <table:table-cell office:value-type="float" office:value="127.267" calcext:value-type="float">
            <text:p>127.26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8.14516" calcext:value-type="float">
            <text:p>18.14516</text:p>
          </table:table-cell>
          <table:table-cell office:value-type="float" office:value="0.004669141" calcext:value-type="float">
            <text:p>0.004669141</text:p>
          </table:table-cell>
          <table:table-cell office:value-type="float" office:value="0.005274967" calcext:value-type="float">
            <text:p>0.005274967</text:p>
          </table:table-cell>
          <table:table-cell office:value-type="float" office:value="0.1265239" calcext:value-type="float">
            <text:p>0.1265239</text:p>
          </table:table-cell>
          <table:table-cell office:value-type="float" office:value="1686.121" calcext:value-type="float">
            <text:p>1686.121</text:p>
          </table:table-cell>
          <table:table-cell office:value-type="float" office:value="0.8399043" calcext:value-type="float">
            <text:p>0.8399043</text:p>
          </table:table-cell>
          <table:table-cell office:value-type="float" office:value="0" calcext:value-type="float">
            <text:p>0</text:p>
          </table:table-cell>
          <table:table-cell office:value-type="float" office:value="0.4395702" calcext:value-type="float">
            <text:p>0.4395702</text:p>
          </table:table-cell>
          <table:table-cell office:value-type="float" office:value="0.5317423" calcext:value-type="float">
            <text:p>0.5317423</text:p>
          </table:table-cell>
          <table:table-cell office:value-type="float" office:value="0.03595055" calcext:value-type="float">
            <text:p>0.03595055</text:p>
          </table:table-cell>
          <table:table-cell office:value-type="float" office:value="0.03589435" calcext:value-type="float">
            <text:p>0.035894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.08739" calcext:value-type="float">
            <text:p>43.08739</text:p>
          </table:table-cell>
          <table:table-cell office:value-type="float" office:value="45.2524" calcext:value-type="float">
            <text:p>45.2524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4102002" calcext:value-type="float">
            <text:p>14102002</text:p>
          </table:table-cell>
          <table:table-cell office:value-type="float" office:value="0.7658072" calcext:value-type="float">
            <text:p>0.7658072</text:p>
          </table:table-cell>
          <table:table-cell office:value-type="float" office:value="127.2635" calcext:value-type="float">
            <text:p>127.263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8.12972" calcext:value-type="float">
            <text:p>18.12972</text:p>
          </table:table-cell>
          <table:table-cell office:value-type="float" office:value="0.004669141" calcext:value-type="float">
            <text:p>0.004669141</text:p>
          </table:table-cell>
          <table:table-cell office:value-type="float" office:value="0.005289886" calcext:value-type="float">
            <text:p>0.005289886</text:p>
          </table:table-cell>
          <table:table-cell office:value-type="float" office:value="0.1269809" calcext:value-type="float">
            <text:p>0.1269809</text:p>
          </table:table-cell>
          <table:table-cell office:value-type="float" office:value="1686.141" calcext:value-type="float">
            <text:p>1686.141</text:p>
          </table:table-cell>
          <table:table-cell office:value-type="float" office:value="0.839381" calcext:value-type="float">
            <text:p>0.839381</text:p>
          </table:table-cell>
          <table:table-cell office:value-type="float" office:value="0" calcext:value-type="float">
            <text:p>0</text:p>
          </table:table-cell>
          <table:table-cell office:value-type="float" office:value="0.6782575" calcext:value-type="float">
            <text:p>0.6782575</text:p>
          </table:table-cell>
          <table:table-cell office:value-type="float" office:value="0.5687957" calcext:value-type="float">
            <text:p>0.5687957</text:p>
          </table:table-cell>
          <table:table-cell office:value-type="float" office:value="0.03592462" calcext:value-type="float">
            <text:p>0.03592462</text:p>
          </table:table-cell>
          <table:table-cell office:value-type="float" office:value="0.03583481" calcext:value-type="float">
            <text:p>0.035834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.0782" calcext:value-type="float">
            <text:p>43.0782</text:p>
          </table:table-cell>
          <table:table-cell office:value-type="float" office:value="45.22412" calcext:value-type="float">
            <text:p>45.22412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5102002" calcext:value-type="float">
            <text:p>15102002</text:p>
          </table:table-cell>
          <table:table-cell office:value-type="float" office:value="0.7649198" calcext:value-type="float">
            <text:p>0.7649198</text:p>
          </table:table-cell>
          <table:table-cell office:value-type="float" office:value="127.2603" calcext:value-type="float">
            <text:p>127.260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8.11432" calcext:value-type="float">
            <text:p>18.11432</text:p>
          </table:table-cell>
          <table:table-cell office:value-type="float" office:value="0.004669141" calcext:value-type="float">
            <text:p>0.004669141</text:p>
          </table:table-cell>
          <table:table-cell office:value-type="float" office:value="0.00529781" calcext:value-type="float">
            <text:p>0.00529781</text:p>
          </table:table-cell>
          <table:table-cell office:value-type="float" office:value="0.1271368" calcext:value-type="float">
            <text:p>0.1271368</text:p>
          </table:table-cell>
          <table:table-cell office:value-type="float" office:value="1686.161" calcext:value-type="float">
            <text:p>1686.161</text:p>
          </table:table-cell>
          <table:table-cell office:value-type="float" office:value="0.8385217" calcext:value-type="float">
            <text:p>0.8385217</text:p>
          </table:table-cell>
          <table:table-cell office:value-type="float" office:value="0" calcext:value-type="float">
            <text:p>0</text:p>
          </table:table-cell>
          <table:table-cell office:value-type="float" office:value="0.7240803" calcext:value-type="float">
            <text:p>0.7240803</text:p>
          </table:table-cell>
          <table:table-cell office:value-type="float" office:value="0.5605843" calcext:value-type="float">
            <text:p>0.5605843</text:p>
          </table:table-cell>
          <table:table-cell office:value-type="float" office:value="0.03583978" calcext:value-type="float">
            <text:p>0.03583978</text:p>
          </table:table-cell>
          <table:table-cell office:value-type="float" office:value="0.03577526" calcext:value-type="float">
            <text:p>0.035775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.09337" calcext:value-type="float">
            <text:p>43.09337</text:p>
          </table:table-cell>
          <table:table-cell office:value-type="float" office:value="45.20003" calcext:value-type="float">
            <text:p>45.20003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6102002" calcext:value-type="float">
            <text:p>16102002</text:p>
          </table:table-cell>
          <table:table-cell office:value-type="float" office:value="0.764126" calcext:value-type="float">
            <text:p>0.764126</text:p>
          </table:table-cell>
          <table:table-cell office:value-type="float" office:value="127.2574" calcext:value-type="float">
            <text:p>127.257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8.0983" calcext:value-type="float">
            <text:p>18.0983</text:p>
          </table:table-cell>
          <table:table-cell office:value-type="float" office:value="0.004669141" calcext:value-type="float">
            <text:p>0.004669141</text:p>
          </table:table-cell>
          <table:table-cell office:value-type="float" office:value="0.005304091" calcext:value-type="float">
            <text:p>0.005304091</text:p>
          </table:table-cell>
          <table:table-cell office:value-type="float" office:value="0.1272215" calcext:value-type="float">
            <text:p>0.1272215</text:p>
          </table:table-cell>
          <table:table-cell office:value-type="float" office:value="1686.18" calcext:value-type="float">
            <text:p>1686.18</text:p>
          </table:table-cell>
          <table:table-cell office:value-type="float" office:value="0.8377658" calcext:value-type="float">
            <text:p>0.8377658</text:p>
          </table:table-cell>
          <table:table-cell office:value-type="float" office:value="0" calcext:value-type="float">
            <text:p>0</text:p>
          </table:table-cell>
          <table:table-cell office:value-type="float" office:value="0.3904665" calcext:value-type="float">
            <text:p>0.3904665</text:p>
          </table:table-cell>
          <table:table-cell office:value-type="float" office:value="0.5256448" calcext:value-type="float">
            <text:p>0.5256448</text:p>
          </table:table-cell>
          <table:table-cell office:value-type="float" office:value="0.03580143" calcext:value-type="float">
            <text:p>0.03580143</text:p>
          </table:table-cell>
          <table:table-cell office:value-type="float" office:value="0.03571596" calcext:value-type="float">
            <text:p>0.035715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.07587" calcext:value-type="float">
            <text:p>43.07587</text:p>
          </table:table-cell>
          <table:table-cell office:value-type="float" office:value="45.17424" calcext:value-type="float">
            <text:p>45.17424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7102002" calcext:value-type="float">
            <text:p>17102002</text:p>
          </table:table-cell>
          <table:table-cell office:value-type="float" office:value="0.7634265" calcext:value-type="float">
            <text:p>0.7634265</text:p>
          </table:table-cell>
          <table:table-cell office:value-type="float" office:value="127.2548" calcext:value-type="float">
            <text:p>127.254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8.08121" calcext:value-type="float">
            <text:p>18.08121</text:p>
          </table:table-cell>
          <table:table-cell office:value-type="float" office:value="0.004669141" calcext:value-type="float">
            <text:p>0.004669141</text:p>
          </table:table-cell>
          <table:table-cell office:value-type="float" office:value="0.005321006" calcext:value-type="float">
            <text:p>0.005321006</text:p>
          </table:table-cell>
          <table:table-cell office:value-type="float" office:value="0.127757" calcext:value-type="float">
            <text:p>0.127757</text:p>
          </table:table-cell>
          <table:table-cell office:value-type="float" office:value="1686.2" calcext:value-type="float">
            <text:p>1686.2</text:p>
          </table:table-cell>
          <table:table-cell office:value-type="float" office:value="0.8373545" calcext:value-type="float">
            <text:p>0.8373545</text:p>
          </table:table-cell>
          <table:table-cell office:value-type="float" office:value="0" calcext:value-type="float">
            <text:p>0</text:p>
          </table:table-cell>
          <table:table-cell office:value-type="float" office:value="0.4574996" calcext:value-type="float">
            <text:p>0.4574996</text:p>
          </table:table-cell>
          <table:table-cell office:value-type="float" office:value="0.5360265" calcext:value-type="float">
            <text:p>0.5360265</text:p>
          </table:table-cell>
          <table:table-cell office:value-type="float" office:value="0.03572017" calcext:value-type="float">
            <text:p>0.03572017</text:p>
          </table:table-cell>
          <table:table-cell office:value-type="float" office:value="0.03565669" calcext:value-type="float">
            <text:p>0.035656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.02783" calcext:value-type="float">
            <text:p>43.02783</text:p>
          </table:table-cell>
          <table:table-cell office:value-type="float" office:value="45.13332" calcext:value-type="float">
            <text:p>45.13332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8102002" calcext:value-type="float">
            <text:p>18102002</text:p>
          </table:table-cell>
          <table:table-cell office:value-type="float" office:value="0.7626553" calcext:value-type="float">
            <text:p>0.7626553</text:p>
          </table:table-cell>
          <table:table-cell office:value-type="float" office:value="127.2523" calcext:value-type="float">
            <text:p>127.252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8.06492" calcext:value-type="float">
            <text:p>18.06492</text:p>
          </table:table-cell>
          <table:table-cell office:value-type="float" office:value="0.004669141" calcext:value-type="float">
            <text:p>0.004669141</text:p>
          </table:table-cell>
          <table:table-cell office:value-type="float" office:value="0.005330394" calcext:value-type="float">
            <text:p>0.005330394</text:p>
          </table:table-cell>
          <table:table-cell office:value-type="float" office:value="0.1279649" calcext:value-type="float">
            <text:p>0.1279649</text:p>
          </table:table-cell>
          <table:table-cell office:value-type="float" office:value="1686.22" calcext:value-type="float">
            <text:p>1686.22</text:p>
          </table:table-cell>
          <table:table-cell office:value-type="float" office:value="0.8369113" calcext:value-type="float">
            <text:p>0.8369113</text:p>
          </table:table-cell>
          <table:table-cell office:value-type="float" office:value="0" calcext:value-type="float">
            <text:p>0</text:p>
          </table:table-cell>
          <table:table-cell office:value-type="float" office:value="0.4738096" calcext:value-type="float">
            <text:p>0.4738096</text:p>
          </table:table-cell>
          <table:table-cell office:value-type="float" office:value="0.5644747" calcext:value-type="float">
            <text:p>0.5644747</text:p>
          </table:table-cell>
          <table:table-cell office:value-type="float" office:value="0.03572502" calcext:value-type="float">
            <text:p>0.03572502</text:p>
          </table:table-cell>
          <table:table-cell office:value-type="float" office:value="0.03559746" calcext:value-type="float">
            <text:p>0.035597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.01114" calcext:value-type="float">
            <text:p>43.01114</text:p>
          </table:table-cell>
          <table:table-cell office:value-type="float" office:value="45.10476" calcext:value-type="float">
            <text:p>45.10476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9102002" calcext:value-type="float">
            <text:p>19102002</text:p>
          </table:table-cell>
          <table:table-cell office:value-type="float" office:value="0.7613078" calcext:value-type="float">
            <text:p>0.7613078</text:p>
          </table:table-cell>
          <table:table-cell office:value-type="float" office:value="127.2496" calcext:value-type="float">
            <text:p>127.249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8.0473" calcext:value-type="float">
            <text:p>18.0473</text:p>
          </table:table-cell>
          <table:table-cell office:value-type="float" office:value="0.004669141" calcext:value-type="float">
            <text:p>0.004669141</text:p>
          </table:table-cell>
          <table:table-cell office:value-type="float" office:value="0.005354051" calcext:value-type="float">
            <text:p>0.005354051</text:p>
          </table:table-cell>
          <table:table-cell office:value-type="float" office:value="0.128741" calcext:value-type="float">
            <text:p>0.128741</text:p>
          </table:table-cell>
          <table:table-cell office:value-type="float" office:value="1686.24" calcext:value-type="float">
            <text:p>1686.24</text:p>
          </table:table-cell>
          <table:table-cell office:value-type="float" office:value="0.8374749" calcext:value-type="float">
            <text:p>0.8374749</text:p>
          </table:table-cell>
          <table:table-cell office:value-type="float" office:value="0" calcext:value-type="float">
            <text:p>0</text:p>
          </table:table-cell>
          <table:table-cell office:value-type="float" office:value="0.481364" calcext:value-type="float">
            <text:p>0.481364</text:p>
          </table:table-cell>
          <table:table-cell office:value-type="float" office:value="0.5265954" calcext:value-type="float">
            <text:p>0.5265954</text:p>
          </table:table-cell>
          <table:table-cell office:value-type="float" office:value="0.03561279" calcext:value-type="float">
            <text:p>0.03561279</text:p>
          </table:table-cell>
          <table:table-cell office:value-type="float" office:value="0.03553846" calcext:value-type="float">
            <text:p>0.035538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95861" calcext:value-type="float">
            <text:p>42.95861</text:p>
          </table:table-cell>
          <table:table-cell office:value-type="float" office:value="45.05556" calcext:value-type="float">
            <text:p>45.05556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20102002" calcext:value-type="float">
            <text:p>20102002</text:p>
          </table:table-cell>
          <table:table-cell office:value-type="float" office:value="0.7601812" calcext:value-type="float">
            <text:p>0.7601812</text:p>
          </table:table-cell>
          <table:table-cell office:value-type="float" office:value="127.2472" calcext:value-type="float">
            <text:p>127.247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8.03122" calcext:value-type="float">
            <text:p>18.03122</text:p>
          </table:table-cell>
          <table:table-cell office:value-type="float" office:value="0.004669141" calcext:value-type="float">
            <text:p>0.004669141</text:p>
          </table:table-cell>
          <table:table-cell office:value-type="float" office:value="0.005374511" calcext:value-type="float">
            <text:p>0.005374511</text:p>
          </table:table-cell>
          <table:table-cell office:value-type="float" office:value="0.1294075" calcext:value-type="float">
            <text:p>0.1294075</text:p>
          </table:table-cell>
          <table:table-cell office:value-type="float" office:value="1686.26" calcext:value-type="float">
            <text:p>1686.26</text:p>
          </table:table-cell>
          <table:table-cell office:value-type="float" office:value="0.8375589" calcext:value-type="float">
            <text:p>0.8375589</text:p>
          </table:table-cell>
          <table:table-cell office:value-type="float" office:value="0" calcext:value-type="float">
            <text:p>0</text:p>
          </table:table-cell>
          <table:table-cell office:value-type="float" office:value="0.5541729" calcext:value-type="float">
            <text:p>0.5541729</text:p>
          </table:table-cell>
          <table:table-cell office:value-type="float" office:value="0.56743" calcext:value-type="float">
            <text:p>0.56743</text:p>
          </table:table-cell>
          <table:table-cell office:value-type="float" office:value="0.03559082" calcext:value-type="float">
            <text:p>0.03559082</text:p>
          </table:table-cell>
          <table:table-cell office:value-type="float" office:value="0.0354795" calcext:value-type="float">
            <text:p>0.03547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94254" calcext:value-type="float">
            <text:p>42.94254</text:p>
          </table:table-cell>
          <table:table-cell office:value-type="float" office:value="45.02436" calcext:value-type="float">
            <text:p>45.02436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21102002" calcext:value-type="float">
            <text:p>21102002</text:p>
          </table:table-cell>
          <table:table-cell office:value-type="float" office:value="0.7590828" calcext:value-type="float">
            <text:p>0.7590828</text:p>
          </table:table-cell>
          <table:table-cell office:value-type="float" office:value="127.2449" calcext:value-type="float">
            <text:p>127.244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8.01531" calcext:value-type="float">
            <text:p>18.01531</text:p>
          </table:table-cell>
          <table:table-cell office:value-type="float" office:value="0.004669141" calcext:value-type="float">
            <text:p>0.004669141</text:p>
          </table:table-cell>
          <table:table-cell office:value-type="float" office:value="0.005385305" calcext:value-type="float">
            <text:p>0.005385305</text:p>
          </table:table-cell>
          <table:table-cell office:value-type="float" office:value="0.1296614" calcext:value-type="float">
            <text:p>0.1296614</text:p>
          </table:table-cell>
          <table:table-cell office:value-type="float" office:value="1686.28" calcext:value-type="float">
            <text:p>1686.28</text:p>
          </table:table-cell>
          <table:table-cell office:value-type="float" office:value="0.837653" calcext:value-type="float">
            <text:p>0.837653</text:p>
          </table:table-cell>
          <table:table-cell office:value-type="float" office:value="0" calcext:value-type="float">
            <text:p>0</text:p>
          </table:table-cell>
          <table:table-cell office:value-type="float" office:value="0.6832283" calcext:value-type="float">
            <text:p>0.6832283</text:p>
          </table:table-cell>
          <table:table-cell office:value-type="float" office:value="0.5866727" calcext:value-type="float">
            <text:p>0.5866727</text:p>
          </table:table-cell>
          <table:table-cell office:value-type="float" office:value="0.03557681" calcext:value-type="float">
            <text:p>0.03557681</text:p>
          </table:table-cell>
          <table:table-cell office:value-type="float" office:value="0.03542059" calcext:value-type="float">
            <text:p>0.035420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94408" calcext:value-type="float">
            <text:p>42.94408</text:p>
          </table:table-cell>
          <table:table-cell office:value-type="float" office:value="44.99954" calcext:value-type="float">
            <text:p>44.99954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22102002" calcext:value-type="float">
            <text:p>22102002</text:p>
          </table:table-cell>
          <table:table-cell office:value-type="float" office:value="0.7581613" calcext:value-type="float">
            <text:p>0.7581613</text:p>
          </table:table-cell>
          <table:table-cell office:value-type="float" office:value="127.2427" calcext:value-type="float">
            <text:p>127.242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7.99936" calcext:value-type="float">
            <text:p>17.99936</text:p>
          </table:table-cell>
          <table:table-cell office:value-type="float" office:value="0.004669141" calcext:value-type="float">
            <text:p>0.004669141</text:p>
          </table:table-cell>
          <table:table-cell office:value-type="float" office:value="0.00539085" calcext:value-type="float">
            <text:p>0.00539085</text:p>
          </table:table-cell>
          <table:table-cell office:value-type="float" office:value="0.1296997" calcext:value-type="float">
            <text:p>0.1296997</text:p>
          </table:table-cell>
          <table:table-cell office:value-type="float" office:value="1686.3" calcext:value-type="float">
            <text:p>1686.3</text:p>
          </table:table-cell>
          <table:table-cell office:value-type="float" office:value="0.8374064" calcext:value-type="float">
            <text:p>0.8374064</text:p>
          </table:table-cell>
          <table:table-cell office:value-type="float" office:value="0" calcext:value-type="float">
            <text:p>0</text:p>
          </table:table-cell>
          <table:table-cell office:value-type="float" office:value="0.6318535" calcext:value-type="float">
            <text:p>0.6318535</text:p>
          </table:table-cell>
          <table:table-cell office:value-type="float" office:value="0.5806665" calcext:value-type="float">
            <text:p>0.5806665</text:p>
          </table:table-cell>
          <table:table-cell office:value-type="float" office:value="0.03551698" calcext:value-type="float">
            <text:p>0.03551698</text:p>
          </table:table-cell>
          <table:table-cell office:value-type="float" office:value="0.0353618" calcext:value-type="float">
            <text:p>0.03536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95541" calcext:value-type="float">
            <text:p>42.95541</text:p>
          </table:table-cell>
          <table:table-cell office:value-type="float" office:value="44.97654" calcext:value-type="float">
            <text:p>44.97654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23102002" calcext:value-type="float">
            <text:p>23102002</text:p>
          </table:table-cell>
          <table:table-cell office:value-type="float" office:value="0.7571827" calcext:value-type="float">
            <text:p>0.7571827</text:p>
          </table:table-cell>
          <table:table-cell office:value-type="float" office:value="127.2406" calcext:value-type="float">
            <text:p>127.240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7.98328" calcext:value-type="float">
            <text:p>17.98328</text:p>
          </table:table-cell>
          <table:table-cell office:value-type="float" office:value="0.004669141" calcext:value-type="float">
            <text:p>0.004669141</text:p>
          </table:table-cell>
          <table:table-cell office:value-type="float" office:value="0.005395035" calcext:value-type="float">
            <text:p>0.005395035</text:p>
          </table:table-cell>
          <table:table-cell office:value-type="float" office:value="0.129696" calcext:value-type="float">
            <text:p>0.129696</text:p>
          </table:table-cell>
          <table:table-cell office:value-type="float" office:value="1686.319" calcext:value-type="float">
            <text:p>1686.319</text:p>
          </table:table-cell>
          <table:table-cell office:value-type="float" office:value="0.8371123" calcext:value-type="float">
            <text:p>0.8371123</text:p>
          </table:table-cell>
          <table:table-cell office:value-type="float" office:value="0" calcext:value-type="float">
            <text:p>0</text:p>
          </table:table-cell>
          <table:table-cell office:value-type="float" office:value="0.6657496" calcext:value-type="float">
            <text:p>0.6657496</text:p>
          </table:table-cell>
          <table:table-cell office:value-type="float" office:value="0.5707176" calcext:value-type="float">
            <text:p>0.5707176</text:p>
          </table:table-cell>
          <table:table-cell office:value-type="float" office:value="0.03543542" calcext:value-type="float">
            <text:p>0.03543542</text:p>
          </table:table-cell>
          <table:table-cell office:value-type="float" office:value="0.03530317" calcext:value-type="float">
            <text:p>0.035303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96779" calcext:value-type="float">
            <text:p>42.96779</text:p>
          </table:table-cell>
          <table:table-cell office:value-type="float" office:value="44.95344" calcext:value-type="float">
            <text:p>44.95344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24102002" calcext:value-type="float">
            <text:p>24102002</text:p>
          </table:table-cell>
          <table:table-cell office:value-type="float" office:value="0.756385" calcext:value-type="float">
            <text:p>0.756385</text:p>
          </table:table-cell>
          <table:table-cell office:value-type="float" office:value="127.2386" calcext:value-type="float">
            <text:p>127.238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7.96711" calcext:value-type="float">
            <text:p>17.96711</text:p>
          </table:table-cell>
          <table:table-cell office:value-type="float" office:value="0.004669141" calcext:value-type="float">
            <text:p>0.004669141</text:p>
          </table:table-cell>
          <table:table-cell office:value-type="float" office:value="0.00539882" calcext:value-type="float">
            <text:p>0.00539882</text:p>
          </table:table-cell>
          <table:table-cell office:value-type="float" office:value="0.129678" calcext:value-type="float">
            <text:p>0.129678</text:p>
          </table:table-cell>
          <table:table-cell office:value-type="float" office:value="1686.338" calcext:value-type="float">
            <text:p>1686.338</text:p>
          </table:table-cell>
          <table:table-cell office:value-type="float" office:value="0.8363637" calcext:value-type="float">
            <text:p>0.8363637</text:p>
          </table:table-cell>
          <table:table-cell office:value-type="float" office:value="0" calcext:value-type="float">
            <text:p>0</text:p>
          </table:table-cell>
          <table:table-cell office:value-type="float" office:value="0.7288877" calcext:value-type="float">
            <text:p>0.7288877</text:p>
          </table:table-cell>
          <table:table-cell office:value-type="float" office:value="0.5480005" calcext:value-type="float">
            <text:p>0.5480005</text:p>
          </table:table-cell>
          <table:table-cell office:value-type="float" office:value="0.03533002" calcext:value-type="float">
            <text:p>0.03533002</text:p>
          </table:table-cell>
          <table:table-cell office:value-type="float" office:value="0.03524457" calcext:value-type="float">
            <text:p>0.035244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9794" calcext:value-type="float">
            <text:p>42.9794</text:p>
          </table:table-cell>
          <table:table-cell office:value-type="float" office:value="44.92877" calcext:value-type="float">
            <text:p>44.92877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25102002" calcext:value-type="float">
            <text:p>25102002</text:p>
          </table:table-cell>
          <table:table-cell office:value-type="float" office:value="0.7556114" calcext:value-type="float">
            <text:p>0.7556114</text:p>
          </table:table-cell>
          <table:table-cell office:value-type="float" office:value="127.2365" calcext:value-type="float">
            <text:p>127.236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7.95088" calcext:value-type="float">
            <text:p>17.95088</text:p>
          </table:table-cell>
          <table:table-cell office:value-type="float" office:value="0.004669141" calcext:value-type="float">
            <text:p>0.004669141</text:p>
          </table:table-cell>
          <table:table-cell office:value-type="float" office:value="0.005402527" calcext:value-type="float">
            <text:p>0.005402527</text:p>
          </table:table-cell>
          <table:table-cell office:value-type="float" office:value="0.1296554" calcext:value-type="float">
            <text:p>0.1296554</text:p>
          </table:table-cell>
          <table:table-cell office:value-type="float" office:value="1686.357" calcext:value-type="float">
            <text:p>1686.357</text:p>
          </table:table-cell>
          <table:table-cell office:value-type="float" office:value="0.8353847" calcext:value-type="float">
            <text:p>0.8353847</text:p>
          </table:table-cell>
          <table:table-cell office:value-type="float" office:value="0" calcext:value-type="float">
            <text:p>0</text:p>
          </table:table-cell>
          <table:table-cell office:value-type="float" office:value="0.6789927" calcext:value-type="float">
            <text:p>0.6789927</text:p>
          </table:table-cell>
          <table:table-cell office:value-type="float" office:value="0.5385596" calcext:value-type="float">
            <text:p>0.5385596</text:p>
          </table:table-cell>
          <table:table-cell office:value-type="float" office:value="0.03524072" calcext:value-type="float">
            <text:p>0.03524072</text:p>
          </table:table-cell>
          <table:table-cell office:value-type="float" office:value="0.03518604" calcext:value-type="float">
            <text:p>0.035186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99403" calcext:value-type="float">
            <text:p>42.99403</text:p>
          </table:table-cell>
          <table:table-cell office:value-type="float" office:value="44.90257" calcext:value-type="float">
            <text:p>44.90257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26102002" calcext:value-type="float">
            <text:p>26102002</text:p>
          </table:table-cell>
          <table:table-cell office:value-type="float" office:value="0.7548073" calcext:value-type="float">
            <text:p>0.7548073</text:p>
          </table:table-cell>
          <table:table-cell office:value-type="float" office:value="127.2346" calcext:value-type="float">
            <text:p>127.234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7.93448" calcext:value-type="float">
            <text:p>17.93448</text:p>
          </table:table-cell>
          <table:table-cell office:value-type="float" office:value="0.004669141" calcext:value-type="float">
            <text:p>0.004669141</text:p>
          </table:table-cell>
          <table:table-cell office:value-type="float" office:value="0.005406193" calcext:value-type="float">
            <text:p>0.005406193</text:p>
          </table:table-cell>
          <table:table-cell office:value-type="float" office:value="0.1296322" calcext:value-type="float">
            <text:p>0.1296322</text:p>
          </table:table-cell>
          <table:table-cell office:value-type="float" office:value="1686.375" calcext:value-type="float">
            <text:p>1686.375</text:p>
          </table:table-cell>
          <table:table-cell office:value-type="float" office:value="0.834432" calcext:value-type="float">
            <text:p>0.834432</text:p>
          </table:table-cell>
          <table:table-cell office:value-type="float" office:value="0" calcext:value-type="float">
            <text:p>0</text:p>
          </table:table-cell>
          <table:table-cell office:value-type="float" office:value="0.5524412" calcext:value-type="float">
            <text:p>0.5524412</text:p>
          </table:table-cell>
          <table:table-cell office:value-type="float" office:value="0.5318054" calcext:value-type="float">
            <text:p>0.5318054</text:p>
          </table:table-cell>
          <table:table-cell office:value-type="float" office:value="0.03516134" calcext:value-type="float">
            <text:p>0.03516134</text:p>
          </table:table-cell>
          <table:table-cell office:value-type="float" office:value="0.03512773" calcext:value-type="float">
            <text:p>0.035127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99367" calcext:value-type="float">
            <text:p>42.99367</text:p>
          </table:table-cell>
          <table:table-cell office:value-type="float" office:value="44.87547" calcext:value-type="float">
            <text:p>44.87547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7102002" calcext:value-type="float">
            <text:p>27102002</text:p>
          </table:table-cell>
          <table:table-cell office:value-type="float" office:value="0.7538121" calcext:value-type="float">
            <text:p>0.7538121</text:p>
          </table:table-cell>
          <table:table-cell office:value-type="float" office:value="127.2326" calcext:value-type="float">
            <text:p>127.232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7.91802" calcext:value-type="float">
            <text:p>17.91802</text:p>
          </table:table-cell>
          <table:table-cell office:value-type="float" office:value="0.004669141" calcext:value-type="float">
            <text:p>0.004669141</text:p>
          </table:table-cell>
          <table:table-cell office:value-type="float" office:value="0.005409858" calcext:value-type="float">
            <text:p>0.005409858</text:p>
          </table:table-cell>
          <table:table-cell office:value-type="float" office:value="0.129609" calcext:value-type="float">
            <text:p>0.129609</text:p>
          </table:table-cell>
          <table:table-cell office:value-type="float" office:value="1686.394" calcext:value-type="float">
            <text:p>1686.394</text:p>
          </table:table-cell>
          <table:table-cell office:value-type="float" office:value="0.8337762" calcext:value-type="float">
            <text:p>0.8337762</text:p>
          </table:table-cell>
          <table:table-cell office:value-type="float" office:value="0" calcext:value-type="float">
            <text:p>0</text:p>
          </table:table-cell>
          <table:table-cell office:value-type="float" office:value="0.6045018" calcext:value-type="float">
            <text:p>0.6045018</text:p>
          </table:table-cell>
          <table:table-cell office:value-type="float" office:value="0.5392503" calcext:value-type="float">
            <text:p>0.5392503</text:p>
          </table:table-cell>
          <table:table-cell office:value-type="float" office:value="0.03511585" calcext:value-type="float">
            <text:p>0.03511585</text:p>
          </table:table-cell>
          <table:table-cell office:value-type="float" office:value="0.03506942" calcext:value-type="float">
            <text:p>0.035069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98926" calcext:value-type="float">
            <text:p>42.98926</text:p>
          </table:table-cell>
          <table:table-cell office:value-type="float" office:value="44.84821" calcext:value-type="float">
            <text:p>44.84821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28102002" calcext:value-type="float">
            <text:p>28102002</text:p>
          </table:table-cell>
          <table:table-cell office:value-type="float" office:value="0.7530156" calcext:value-type="float">
            <text:p>0.7530156</text:p>
          </table:table-cell>
          <table:table-cell office:value-type="float" office:value="127.2306" calcext:value-type="float">
            <text:p>127.230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7.90168" calcext:value-type="float">
            <text:p>17.90168</text:p>
          </table:table-cell>
          <table:table-cell office:value-type="float" office:value="0.004669141" calcext:value-type="float">
            <text:p>0.004669141</text:p>
          </table:table-cell>
          <table:table-cell office:value-type="float" office:value="0.005413493" calcext:value-type="float">
            <text:p>0.005413493</text:p>
          </table:table-cell>
          <table:table-cell office:value-type="float" office:value="0.1295871" calcext:value-type="float">
            <text:p>0.1295871</text:p>
          </table:table-cell>
          <table:table-cell office:value-type="float" office:value="1686.413" calcext:value-type="float">
            <text:p>1686.413</text:p>
          </table:table-cell>
          <table:table-cell office:value-type="float" office:value="0.8328355" calcext:value-type="float">
            <text:p>0.8328355</text:p>
          </table:table-cell>
          <table:table-cell office:value-type="float" office:value="0" calcext:value-type="float">
            <text:p>0</text:p>
          </table:table-cell>
          <table:table-cell office:value-type="float" office:value="0.6330729" calcext:value-type="float">
            <text:p>0.6330729</text:p>
          </table:table-cell>
          <table:table-cell office:value-type="float" office:value="0.5332502" calcext:value-type="float">
            <text:p>0.5332502</text:p>
          </table:table-cell>
          <table:table-cell office:value-type="float" office:value="0.0350531" calcext:value-type="float">
            <text:p>0.0350531</text:p>
          </table:table-cell>
          <table:table-cell office:value-type="float" office:value="0.03501125" calcext:value-type="float">
            <text:p>0.035011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99041" calcext:value-type="float">
            <text:p>42.99041</text:p>
          </table:table-cell>
          <table:table-cell office:value-type="float" office:value="44.82108" calcext:value-type="float">
            <text:p>44.82108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29102002" calcext:value-type="float">
            <text:p>29102002</text:p>
          </table:table-cell>
          <table:table-cell office:value-type="float" office:value="0.7524474" calcext:value-type="float">
            <text:p>0.7524474</text:p>
          </table:table-cell>
          <table:table-cell office:value-type="float" office:value="127.2288" calcext:value-type="float">
            <text:p>127.228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7.88532" calcext:value-type="float">
            <text:p>17.88532</text:p>
          </table:table-cell>
          <table:table-cell office:value-type="float" office:value="0.004669141" calcext:value-type="float">
            <text:p>0.004669141</text:p>
          </table:table-cell>
          <table:table-cell office:value-type="float" office:value="0.005417069" calcext:value-type="float">
            <text:p>0.005417069</text:p>
          </table:table-cell>
          <table:table-cell office:value-type="float" office:value="0.1295664" calcext:value-type="float">
            <text:p>0.1295664</text:p>
          </table:table-cell>
          <table:table-cell office:value-type="float" office:value="1686.432" calcext:value-type="float">
            <text:p>1686.432</text:p>
          </table:table-cell>
          <table:table-cell office:value-type="float" office:value="0.8319986" calcext:value-type="float">
            <text:p>0.8319986</text:p>
          </table:table-cell>
          <table:table-cell office:value-type="float" office:value="0" calcext:value-type="float">
            <text:p>0</text:p>
          </table:table-cell>
          <table:table-cell office:value-type="float" office:value="0.6597199" calcext:value-type="float">
            <text:p>0.6597199</text:p>
          </table:table-cell>
          <table:table-cell office:value-type="float" office:value="0.5261101" calcext:value-type="float">
            <text:p>0.5261101</text:p>
          </table:table-cell>
          <table:table-cell office:value-type="float" office:value="0.03498206" calcext:value-type="float">
            <text:p>0.03498206</text:p>
          </table:table-cell>
          <table:table-cell office:value-type="float" office:value="0.03495318" calcext:value-type="float">
            <text:p>0.034953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99711" calcext:value-type="float">
            <text:p>42.99711</text:p>
          </table:table-cell>
          <table:table-cell office:value-type="float" office:value="44.79313" calcext:value-type="float">
            <text:p>44.79313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30102002" calcext:value-type="float">
            <text:p>30102002</text:p>
          </table:table-cell>
          <table:table-cell office:value-type="float" office:value="0.7518606" calcext:value-type="float">
            <text:p>0.7518606</text:p>
          </table:table-cell>
          <table:table-cell office:value-type="float" office:value="127.2271" calcext:value-type="float">
            <text:p>127.227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7.86889" calcext:value-type="float">
            <text:p>17.86889</text:p>
          </table:table-cell>
          <table:table-cell office:value-type="float" office:value="0.004669141" calcext:value-type="float">
            <text:p>0.004669141</text:p>
          </table:table-cell>
          <table:table-cell office:value-type="float" office:value="0.005420646" calcext:value-type="float">
            <text:p>0.005420646</text:p>
          </table:table-cell>
          <table:table-cell office:value-type="float" office:value="0.1295447" calcext:value-type="float">
            <text:p>0.1295447</text:p>
          </table:table-cell>
          <table:table-cell office:value-type="float" office:value="1686.45" calcext:value-type="float">
            <text:p>1686.45</text:p>
          </table:table-cell>
          <table:table-cell office:value-type="float" office:value="0.8309078" calcext:value-type="float">
            <text:p>0.8309078</text:p>
          </table:table-cell>
          <table:table-cell office:value-type="float" office:value="0" calcext:value-type="float">
            <text:p>0</text:p>
          </table:table-cell>
          <table:table-cell office:value-type="float" office:value="0.6319655" calcext:value-type="float">
            <text:p>0.6319655</text:p>
          </table:table-cell>
          <table:table-cell office:value-type="float" office:value="0.5213634" calcext:value-type="float">
            <text:p>0.5213634</text:p>
          </table:table-cell>
          <table:table-cell office:value-type="float" office:value="0.03490795" calcext:value-type="float">
            <text:p>0.03490795</text:p>
          </table:table-cell>
          <table:table-cell office:value-type="float" office:value="0.03489523" calcext:value-type="float">
            <text:p>0.034895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.00445" calcext:value-type="float">
            <text:p>43.00445</text:p>
          </table:table-cell>
          <table:table-cell office:value-type="float" office:value="44.76717" calcext:value-type="float">
            <text:p>44.76717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31102002" calcext:value-type="float">
            <text:p>31102002</text:p>
          </table:table-cell>
          <table:table-cell office:value-type="float" office:value="0.7514416" calcext:value-type="float">
            <text:p>0.7514416</text:p>
          </table:table-cell>
          <table:table-cell office:value-type="float" office:value="127.2256" calcext:value-type="float">
            <text:p>127.225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7.85224" calcext:value-type="float">
            <text:p>17.85224</text:p>
          </table:table-cell>
          <table:table-cell office:value-type="float" office:value="0.004669141" calcext:value-type="float">
            <text:p>0.004669141</text:p>
          </table:table-cell>
          <table:table-cell office:value-type="float" office:value="0.005424222" calcext:value-type="float">
            <text:p>0.005424222</text:p>
          </table:table-cell>
          <table:table-cell office:value-type="float" office:value="0.1295233" calcext:value-type="float">
            <text:p>0.1295233</text:p>
          </table:table-cell>
          <table:table-cell office:value-type="float" office:value="1686.469" calcext:value-type="float">
            <text:p>1686.469</text:p>
          </table:table-cell>
          <table:table-cell office:value-type="float" office:value="0.8300738" calcext:value-type="float">
            <text:p>0.8300738</text:p>
          </table:table-cell>
          <table:table-cell office:value-type="float" office:value="0" calcext:value-type="float">
            <text:p>0</text:p>
          </table:table-cell>
          <table:table-cell office:value-type="float" office:value="0.5034255" calcext:value-type="float">
            <text:p>0.5034255</text:p>
          </table:table-cell>
          <table:table-cell office:value-type="float" office:value="0.5026391" calcext:value-type="float">
            <text:p>0.5026391</text:p>
          </table:table-cell>
          <table:table-cell office:value-type="float" office:value="0.03484062" calcext:value-type="float">
            <text:p>0.03484062</text:p>
          </table:table-cell>
          <table:table-cell office:value-type="float" office:value="0.03483728" calcext:value-type="float">
            <text:p>0.034837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.00247" calcext:value-type="float">
            <text:p>43.00247</text:p>
          </table:table-cell>
          <table:table-cell office:value-type="float" office:value="44.73996" calcext:value-type="float">
            <text:p>44.73996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112002" calcext:value-type="float">
            <text:p>1112002</text:p>
          </table:table-cell>
          <table:table-cell office:value-type="float" office:value="0.7510635" calcext:value-type="float">
            <text:p>0.7510635</text:p>
          </table:table-cell>
          <table:table-cell office:value-type="float" office:value="127.2243" calcext:value-type="float">
            <text:p>127.224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7.83543" calcext:value-type="float">
            <text:p>17.83543</text:p>
          </table:table-cell>
          <table:table-cell office:value-type="float" office:value="0.004669141" calcext:value-type="float">
            <text:p>0.004669141</text:p>
          </table:table-cell>
          <table:table-cell office:value-type="float" office:value="0.005427798" calcext:value-type="float">
            <text:p>0.005427798</text:p>
          </table:table-cell>
          <table:table-cell office:value-type="float" office:value="0.1295011" calcext:value-type="float">
            <text:p>0.1295011</text:p>
          </table:table-cell>
          <table:table-cell office:value-type="float" office:value="1686.487" calcext:value-type="float">
            <text:p>1686.487</text:p>
          </table:table-cell>
          <table:table-cell office:value-type="float" office:value="0.8293937" calcext:value-type="float">
            <text:p>0.8293937</text:p>
          </table:table-cell>
          <table:table-cell office:value-type="float" office:value="0" calcext:value-type="float">
            <text:p>0</text:p>
          </table:table-cell>
          <table:table-cell office:value-type="float" office:value="0.5142333" calcext:value-type="float">
            <text:p>0.5142333</text:p>
          </table:table-cell>
          <table:table-cell office:value-type="float" office:value="0.5538694" calcext:value-type="float">
            <text:p>0.5538694</text:p>
          </table:table-cell>
          <table:table-cell office:value-type="float" office:value="0.03478942" calcext:value-type="float">
            <text:p>0.03478942</text:p>
          </table:table-cell>
          <table:table-cell office:value-type="float" office:value="0.03477953" calcext:value-type="float">
            <text:p>0.034779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99392" calcext:value-type="float">
            <text:p>42.99392</text:p>
          </table:table-cell>
          <table:table-cell office:value-type="float" office:value="44.71019" calcext:value-type="float">
            <text:p>44.71019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2112002" calcext:value-type="float">
            <text:p>2112002</text:p>
          </table:table-cell>
          <table:table-cell office:value-type="float" office:value="0.7507457" calcext:value-type="float">
            <text:p>0.7507457</text:p>
          </table:table-cell>
          <table:table-cell office:value-type="float" office:value="127.2232" calcext:value-type="float">
            <text:p>127.223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7.81887" calcext:value-type="float">
            <text:p>17.81887</text:p>
          </table:table-cell>
          <table:table-cell office:value-type="float" office:value="0.004669141" calcext:value-type="float">
            <text:p>0.004669141</text:p>
          </table:table-cell>
          <table:table-cell office:value-type="float" office:value="0.005431375" calcext:value-type="float">
            <text:p>0.005431375</text:p>
          </table:table-cell>
          <table:table-cell office:value-type="float" office:value="0.1294776" calcext:value-type="float">
            <text:p>0.1294776</text:p>
          </table:table-cell>
          <table:table-cell office:value-type="float" office:value="1686.506" calcext:value-type="float">
            <text:p>1686.506</text:p>
          </table:table-cell>
          <table:table-cell office:value-type="float" office:value="0.8287338" calcext:value-type="float">
            <text:p>0.8287338</text:p>
          </table:table-cell>
          <table:table-cell office:value-type="float" office:value="0" calcext:value-type="float">
            <text:p>0</text:p>
          </table:table-cell>
          <table:table-cell office:value-type="float" office:value="0.5382522" calcext:value-type="float">
            <text:p>0.5382522</text:p>
          </table:table-cell>
          <table:table-cell office:value-type="float" office:value="0.5515214" calcext:value-type="float">
            <text:p>0.5515214</text:p>
          </table:table-cell>
          <table:table-cell office:value-type="float" office:value="0.03472841" calcext:value-type="float">
            <text:p>0.03472841</text:p>
          </table:table-cell>
          <table:table-cell office:value-type="float" office:value="0.03472182" calcext:value-type="float">
            <text:p>0.034721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99086" calcext:value-type="float">
            <text:p>42.99086</text:p>
          </table:table-cell>
          <table:table-cell office:value-type="float" office:value="44.69049" calcext:value-type="float">
            <text:p>44.69049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3112002" calcext:value-type="float">
            <text:p>3112002</text:p>
          </table:table-cell>
          <table:table-cell office:value-type="float" office:value="0.750395" calcext:value-type="float">
            <text:p>0.750395</text:p>
          </table:table-cell>
          <table:table-cell office:value-type="float" office:value="127.2222" calcext:value-type="float">
            <text:p>127.222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7.80216" calcext:value-type="float">
            <text:p>17.80216</text:p>
          </table:table-cell>
          <table:table-cell office:value-type="float" office:value="0.004669141" calcext:value-type="float">
            <text:p>0.004669141</text:p>
          </table:table-cell>
          <table:table-cell office:value-type="float" office:value="0.005434951" calcext:value-type="float">
            <text:p>0.005434951</text:p>
          </table:table-cell>
          <table:table-cell office:value-type="float" office:value="0.1294546" calcext:value-type="float">
            <text:p>0.1294546</text:p>
          </table:table-cell>
          <table:table-cell office:value-type="float" office:value="1686.524" calcext:value-type="float">
            <text:p>1686.524</text:p>
          </table:table-cell>
          <table:table-cell office:value-type="float" office:value="0.827989" calcext:value-type="float">
            <text:p>0.827989</text:p>
          </table:table-cell>
          <table:table-cell office:value-type="float" office:value="0" calcext:value-type="float">
            <text:p>0</text:p>
          </table:table-cell>
          <table:table-cell office:value-type="float" office:value="0.5038586" calcext:value-type="float">
            <text:p>0.5038586</text:p>
          </table:table-cell>
          <table:table-cell office:value-type="float" office:value="0.5264218" calcext:value-type="float">
            <text:p>0.5264218</text:p>
          </table:table-cell>
          <table:table-cell office:value-type="float" office:value="0.03466722" calcext:value-type="float">
            <text:p>0.03466722</text:p>
          </table:table-cell>
          <table:table-cell office:value-type="float" office:value="0.03466413" calcext:value-type="float">
            <text:p>0.034664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98679" calcext:value-type="float">
            <text:p>42.98679</text:p>
          </table:table-cell>
          <table:table-cell office:value-type="float" office:value="44.66858" calcext:value-type="float">
            <text:p>44.66858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4112002" calcext:value-type="float">
            <text:p>4112002</text:p>
          </table:table-cell>
          <table:table-cell office:value-type="float" office:value="0.7501229" calcext:value-type="float">
            <text:p>0.7501229</text:p>
          </table:table-cell>
          <table:table-cell office:value-type="float" office:value="127.2214" calcext:value-type="float">
            <text:p>127.221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7.7855" calcext:value-type="float">
            <text:p>17.7855</text:p>
          </table:table-cell>
          <table:table-cell office:value-type="float" office:value="0.004669141" calcext:value-type="float">
            <text:p>0.004669141</text:p>
          </table:table-cell>
          <table:table-cell office:value-type="float" office:value="0.005438527" calcext:value-type="float">
            <text:p>0.005438527</text:p>
          </table:table-cell>
          <table:table-cell office:value-type="float" office:value="0.1294318" calcext:value-type="float">
            <text:p>0.1294318</text:p>
          </table:table-cell>
          <table:table-cell office:value-type="float" office:value="1686.542" calcext:value-type="float">
            <text:p>1686.542</text:p>
          </table:table-cell>
          <table:table-cell office:value-type="float" office:value="0.8274249" calcext:value-type="float">
            <text:p>0.8274249</text:p>
          </table:table-cell>
          <table:table-cell office:value-type="float" office:value="0" calcext:value-type="float">
            <text:p>0</text:p>
          </table:table-cell>
          <table:table-cell office:value-type="float" office:value="0.3581576" calcext:value-type="float">
            <text:p>0.3581576</text:p>
          </table:table-cell>
          <table:table-cell office:value-type="float" office:value="0.5577073" calcext:value-type="float">
            <text:p>0.5577073</text:p>
          </table:table-cell>
          <table:table-cell office:value-type="float" office:value="0.03461226" calcext:value-type="float">
            <text:p>0.03461226</text:p>
          </table:table-cell>
          <table:table-cell office:value-type="float" office:value="0.03460662" calcext:value-type="float">
            <text:p>0.034606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97654" calcext:value-type="float">
            <text:p>42.97654</text:p>
          </table:table-cell>
          <table:table-cell office:value-type="float" office:value="44.65139" calcext:value-type="float">
            <text:p>44.65139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5112002" calcext:value-type="float">
            <text:p>5112002</text:p>
          </table:table-cell>
          <table:table-cell office:value-type="float" office:value="0.7498035" calcext:value-type="float">
            <text:p>0.7498035</text:p>
          </table:table-cell>
          <table:table-cell office:value-type="float" office:value="127.2205" calcext:value-type="float">
            <text:p>127.220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7.76773" calcext:value-type="float">
            <text:p>17.76773</text:p>
          </table:table-cell>
          <table:table-cell office:value-type="float" office:value="0.004669141" calcext:value-type="float">
            <text:p>0.004669141</text:p>
          </table:table-cell>
          <table:table-cell office:value-type="float" office:value="0.005442103" calcext:value-type="float">
            <text:p>0.005442103</text:p>
          </table:table-cell>
          <table:table-cell office:value-type="float" office:value="0.1294098" calcext:value-type="float">
            <text:p>0.1294098</text:p>
          </table:table-cell>
          <table:table-cell office:value-type="float" office:value="1686.559" calcext:value-type="float">
            <text:p>1686.559</text:p>
          </table:table-cell>
          <table:table-cell office:value-type="float" office:value="0.8269393" calcext:value-type="float">
            <text:p>0.8269393</text:p>
          </table:table-cell>
          <table:table-cell office:value-type="float" office:value="0" calcext:value-type="float">
            <text:p>0</text:p>
          </table:table-cell>
          <table:table-cell office:value-type="float" office:value="0.3899474" calcext:value-type="float">
            <text:p>0.3899474</text:p>
          </table:table-cell>
          <table:table-cell office:value-type="float" office:value="0.468298" calcext:value-type="float">
            <text:p>0.468298</text:p>
          </table:table-cell>
          <table:table-cell office:value-type="float" office:value="0.03460193" calcext:value-type="float">
            <text:p>0.03460193</text:p>
          </table:table-cell>
          <table:table-cell office:value-type="float" office:value="0.03454925" calcext:value-type="float">
            <text:p>0.034549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91413" calcext:value-type="float">
            <text:p>42.91413</text:p>
          </table:table-cell>
          <table:table-cell office:value-type="float" office:value="44.61457" calcext:value-type="float">
            <text:p>44.61457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6112002" calcext:value-type="float">
            <text:p>6112002</text:p>
          </table:table-cell>
          <table:table-cell office:value-type="float" office:value="0.749437" calcext:value-type="float">
            <text:p>0.749437</text:p>
          </table:table-cell>
          <table:table-cell office:value-type="float" office:value="127.2198" calcext:value-type="float">
            <text:p>127.219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7.74953" calcext:value-type="float">
            <text:p>17.74953</text:p>
          </table:table-cell>
          <table:table-cell office:value-type="float" office:value="0.004669141" calcext:value-type="float">
            <text:p>0.004669141</text:p>
          </table:table-cell>
          <table:table-cell office:value-type="float" office:value="0.005447565" calcext:value-type="float">
            <text:p>0.005447565</text:p>
          </table:table-cell>
          <table:table-cell office:value-type="float" office:value="0.1294368" calcext:value-type="float">
            <text:p>0.1294368</text:p>
          </table:table-cell>
          <table:table-cell office:value-type="float" office:value="1686.578" calcext:value-type="float">
            <text:p>1686.578</text:p>
          </table:table-cell>
          <table:table-cell office:value-type="float" office:value="0.826893" calcext:value-type="float">
            <text:p>0.826893</text:p>
          </table:table-cell>
          <table:table-cell office:value-type="float" office:value="0" calcext:value-type="float">
            <text:p>0</text:p>
          </table:table-cell>
          <table:table-cell office:value-type="float" office:value="0.4202563" calcext:value-type="float">
            <text:p>0.4202563</text:p>
          </table:table-cell>
          <table:table-cell office:value-type="float" office:value="0.4657063" calcext:value-type="float">
            <text:p>0.4657063</text:p>
          </table:table-cell>
          <table:table-cell office:value-type="float" office:value="0.03456806" calcext:value-type="float">
            <text:p>0.03456806</text:p>
          </table:table-cell>
          <table:table-cell office:value-type="float" office:value="0.03449187" calcext:value-type="float">
            <text:p>0.034491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86176" calcext:value-type="float">
            <text:p>42.86176</text:p>
          </table:table-cell>
          <table:table-cell office:value-type="float" office:value="44.56347" calcext:value-type="float">
            <text:p>44.56347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7112002" calcext:value-type="float">
            <text:p>7112002</text:p>
          </table:table-cell>
          <table:table-cell office:value-type="float" office:value="0.7490624" calcext:value-type="float">
            <text:p>0.7490624</text:p>
          </table:table-cell>
          <table:table-cell office:value-type="float" office:value="127.219" calcext:value-type="float">
            <text:p>127.21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7.73274" calcext:value-type="float">
            <text:p>17.73274</text:p>
          </table:table-cell>
          <table:table-cell office:value-type="float" office:value="0.004669141" calcext:value-type="float">
            <text:p>0.004669141</text:p>
          </table:table-cell>
          <table:table-cell office:value-type="float" office:value="0.005458035" calcext:value-type="float">
            <text:p>0.005458035</text:p>
          </table:table-cell>
          <table:table-cell office:value-type="float" office:value="0.1296314" calcext:value-type="float">
            <text:p>0.1296314</text:p>
          </table:table-cell>
          <table:table-cell office:value-type="float" office:value="1686.596" calcext:value-type="float">
            <text:p>1686.596</text:p>
          </table:table-cell>
          <table:table-cell office:value-type="float" office:value="0.8263516" calcext:value-type="float">
            <text:p>0.8263516</text:p>
          </table:table-cell>
          <table:table-cell office:value-type="float" office:value="0" calcext:value-type="float">
            <text:p>0</text:p>
          </table:table-cell>
          <table:table-cell office:value-type="float" office:value="0.8362674" calcext:value-type="float">
            <text:p>0.8362674</text:p>
          </table:table-cell>
          <table:table-cell office:value-type="float" office:value="0.627934" calcext:value-type="float">
            <text:p>0.627934</text:p>
          </table:table-cell>
          <table:table-cell office:value-type="float" office:value="0.03451662" calcext:value-type="float">
            <text:p>0.03451662</text:p>
          </table:table-cell>
          <table:table-cell office:value-type="float" office:value="0.03443462" calcext:value-type="float">
            <text:p>0.034434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87307" calcext:value-type="float">
            <text:p>42.87307</text:p>
          </table:table-cell>
          <table:table-cell office:value-type="float" office:value="44.53556" calcext:value-type="float">
            <text:p>44.53556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8112002" calcext:value-type="float">
            <text:p>8112002</text:p>
          </table:table-cell>
          <table:table-cell office:value-type="float" office:value="0.7482781" calcext:value-type="float">
            <text:p>0.7482781</text:p>
          </table:table-cell>
          <table:table-cell office:value-type="float" office:value="127.2184" calcext:value-type="float">
            <text:p>127.218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7.715" calcext:value-type="float">
            <text:p>17.715</text:p>
          </table:table-cell>
          <table:table-cell office:value-type="float" office:value="0.004669141" calcext:value-type="float">
            <text:p>0.004669141</text:p>
          </table:table-cell>
          <table:table-cell office:value-type="float" office:value="0.005467165" calcext:value-type="float">
            <text:p>0.005467165</text:p>
          </table:table-cell>
          <table:table-cell office:value-type="float" office:value="0.1297826" calcext:value-type="float">
            <text:p>0.1297826</text:p>
          </table:table-cell>
          <table:table-cell office:value-type="float" office:value="1686.614" calcext:value-type="float">
            <text:p>1686.614</text:p>
          </table:table-cell>
          <table:table-cell office:value-type="float" office:value="0.8265129" calcext:value-type="float">
            <text:p>0.8265129</text:p>
          </table:table-cell>
          <table:table-cell office:value-type="float" office:value="0" calcext:value-type="float">
            <text:p>0</text:p>
          </table:table-cell>
          <table:table-cell office:value-type="float" office:value="0.3537181" calcext:value-type="float">
            <text:p>0.3537181</text:p>
          </table:table-cell>
          <table:table-cell office:value-type="float" office:value="0.4310119" calcext:value-type="float">
            <text:p>0.4310119</text:p>
          </table:table-cell>
          <table:table-cell office:value-type="float" office:value="0.03443081" calcext:value-type="float">
            <text:p>0.03443081</text:p>
          </table:table-cell>
          <table:table-cell office:value-type="float" office:value="0.03437725" calcext:value-type="float">
            <text:p>0.034377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82368" calcext:value-type="float">
            <text:p>42.82368</text:p>
          </table:table-cell>
          <table:table-cell office:value-type="float" office:value="44.50236" calcext:value-type="float">
            <text:p>44.50236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9112002" calcext:value-type="float">
            <text:p>9112002</text:p>
          </table:table-cell>
          <table:table-cell office:value-type="float" office:value="0.746812" calcext:value-type="float">
            <text:p>0.746812</text:p>
          </table:table-cell>
          <table:table-cell office:value-type="float" office:value="127.217" calcext:value-type="float">
            <text:p>127.21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7.69758" calcext:value-type="float">
            <text:p>17.69758</text:p>
          </table:table-cell>
          <table:table-cell office:value-type="float" office:value="0.004669141" calcext:value-type="float">
            <text:p>0.004669141</text:p>
          </table:table-cell>
          <table:table-cell office:value-type="float" office:value="0.005480932" calcext:value-type="float">
            <text:p>0.005480932</text:p>
          </table:table-cell>
          <table:table-cell office:value-type="float" office:value="0.1301334" calcext:value-type="float">
            <text:p>0.1301334</text:p>
          </table:table-cell>
          <table:table-cell office:value-type="float" office:value="1686.633" calcext:value-type="float">
            <text:p>1686.633</text:p>
          </table:table-cell>
          <table:table-cell office:value-type="float" office:value="0.8275294" calcext:value-type="float">
            <text:p>0.8275294</text:p>
          </table:table-cell>
          <table:table-cell office:value-type="float" office:value="0" calcext:value-type="float">
            <text:p>0</text:p>
          </table:table-cell>
          <table:table-cell office:value-type="float" office:value="0.5373132" calcext:value-type="float">
            <text:p>0.5373132</text:p>
          </table:table-cell>
          <table:table-cell office:value-type="float" office:value="0.5447854" calcext:value-type="float">
            <text:p>0.5447854</text:p>
          </table:table-cell>
          <table:table-cell office:value-type="float" office:value="0.03443347" calcext:value-type="float">
            <text:p>0.03443347</text:p>
          </table:table-cell>
          <table:table-cell office:value-type="float" office:value="0.0343204" calcext:value-type="float">
            <text:p>0.03432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79206" calcext:value-type="float">
            <text:p>42.79206</text:p>
          </table:table-cell>
          <table:table-cell office:value-type="float" office:value="44.46056" calcext:value-type="float">
            <text:p>44.46056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10112002" calcext:value-type="float">
            <text:p>10112002</text:p>
          </table:table-cell>
          <table:table-cell office:value-type="float" office:value="0.7449622" calcext:value-type="float">
            <text:p>0.7449622</text:p>
          </table:table-cell>
          <table:table-cell office:value-type="float" office:value="127.2152" calcext:value-type="float">
            <text:p>127.215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7.68053" calcext:value-type="float">
            <text:p>17.68053</text:p>
          </table:table-cell>
          <table:table-cell office:value-type="float" office:value="0.004669141" calcext:value-type="float">
            <text:p>0.004669141</text:p>
          </table:table-cell>
          <table:table-cell office:value-type="float" office:value="0.005497751" calcext:value-type="float">
            <text:p>0.005497751</text:p>
          </table:table-cell>
          <table:table-cell office:value-type="float" office:value="0.1305618" calcext:value-type="float">
            <text:p>0.1305618</text:p>
          </table:table-cell>
          <table:table-cell office:value-type="float" office:value="1686.652" calcext:value-type="float">
            <text:p>1686.652</text:p>
          </table:table-cell>
          <table:table-cell office:value-type="float" office:value="0.8285449" calcext:value-type="float">
            <text:p>0.8285449</text:p>
          </table:table-cell>
          <table:table-cell office:value-type="float" office:value="0" calcext:value-type="float">
            <text:p>0</text:p>
          </table:table-cell>
          <table:table-cell office:value-type="float" office:value="0.3959376" calcext:value-type="float">
            <text:p>0.3959376</text:p>
          </table:table-cell>
          <table:table-cell office:value-type="float" office:value="0.4926997" calcext:value-type="float">
            <text:p>0.4926997</text:p>
          </table:table-cell>
          <table:table-cell office:value-type="float" office:value="0.03435677" calcext:value-type="float">
            <text:p>0.03435677</text:p>
          </table:table-cell>
          <table:table-cell office:value-type="float" office:value="0.03426351" calcext:value-type="float">
            <text:p>0.034263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75542" calcext:value-type="float">
            <text:p>42.75542</text:p>
          </table:table-cell>
          <table:table-cell office:value-type="float" office:value="44.42082" calcext:value-type="float">
            <text:p>44.42082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1112002" calcext:value-type="float">
            <text:p>11112002</text:p>
          </table:table-cell>
          <table:table-cell office:value-type="float" office:value="0.7430257" calcext:value-type="float">
            <text:p>0.7430257</text:p>
          </table:table-cell>
          <table:table-cell office:value-type="float" office:value="127.213" calcext:value-type="float">
            <text:p>127.21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7.66385" calcext:value-type="float">
            <text:p>17.66385</text:p>
          </table:table-cell>
          <table:table-cell office:value-type="float" office:value="0.004669141" calcext:value-type="float">
            <text:p>0.004669141</text:p>
          </table:table-cell>
          <table:table-cell office:value-type="float" office:value="0.005530862" calcext:value-type="float">
            <text:p>0.005530862</text:p>
          </table:table-cell>
          <table:table-cell office:value-type="float" office:value="0.1316575" calcext:value-type="float">
            <text:p>0.1316575</text:p>
          </table:table-cell>
          <table:table-cell office:value-type="float" office:value="1686.672" calcext:value-type="float">
            <text:p>1686.672</text:p>
          </table:table-cell>
          <table:table-cell office:value-type="float" office:value="0.8298238" calcext:value-type="float">
            <text:p>0.8298238</text:p>
          </table:table-cell>
          <table:table-cell office:value-type="float" office:value="0" calcext:value-type="float">
            <text:p>0</text:p>
          </table:table-cell>
          <table:table-cell office:value-type="float" office:value="0.481912" calcext:value-type="float">
            <text:p>0.481912</text:p>
          </table:table-cell>
          <table:table-cell office:value-type="float" office:value="0.5331793" calcext:value-type="float">
            <text:p>0.5331793</text:p>
          </table:table-cell>
          <table:table-cell office:value-type="float" office:value="0.03429222" calcext:value-type="float">
            <text:p>0.03429222</text:p>
          </table:table-cell>
          <table:table-cell office:value-type="float" office:value="0.03420676" calcext:value-type="float">
            <text:p>0.034206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7069" calcext:value-type="float">
            <text:p>42.7069</text:p>
          </table:table-cell>
          <table:table-cell office:value-type="float" office:value="44.37311" calcext:value-type="float">
            <text:p>44.37311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2112002" calcext:value-type="float">
            <text:p>12112002</text:p>
          </table:table-cell>
          <table:table-cell office:value-type="float" office:value="0.7419367" calcext:value-type="float">
            <text:p>0.7419367</text:p>
          </table:table-cell>
          <table:table-cell office:value-type="float" office:value="127.211" calcext:value-type="float">
            <text:p>127.21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7.64807" calcext:value-type="float">
            <text:p>17.64807</text:p>
          </table:table-cell>
          <table:table-cell office:value-type="float" office:value="0.004669141" calcext:value-type="float">
            <text:p>0.004669141</text:p>
          </table:table-cell>
          <table:table-cell office:value-type="float" office:value="0.005554507" calcext:value-type="float">
            <text:p>0.005554507</text:p>
          </table:table-cell>
          <table:table-cell office:value-type="float" office:value="0.1324345" calcext:value-type="float">
            <text:p>0.1324345</text:p>
          </table:table-cell>
          <table:table-cell office:value-type="float" office:value="1686.692" calcext:value-type="float">
            <text:p>1686.692</text:p>
          </table:table-cell>
          <table:table-cell office:value-type="float" office:value="0.8295292" calcext:value-type="float">
            <text:p>0.8295292</text:p>
          </table:table-cell>
          <table:table-cell office:value-type="float" office:value="0" calcext:value-type="float">
            <text:p>0</text:p>
          </table:table-cell>
          <table:table-cell office:value-type="float" office:value="0.5010095" calcext:value-type="float">
            <text:p>0.5010095</text:p>
          </table:table-cell>
          <table:table-cell office:value-type="float" office:value="0.5452258" calcext:value-type="float">
            <text:p>0.5452258</text:p>
          </table:table-cell>
          <table:table-cell office:value-type="float" office:value="0.03424231" calcext:value-type="float">
            <text:p>0.03424231</text:p>
          </table:table-cell>
          <table:table-cell office:value-type="float" office:value="0.03415003" calcext:value-type="float">
            <text:p>0.034150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68153" calcext:value-type="float">
            <text:p>42.68153</text:p>
          </table:table-cell>
          <table:table-cell office:value-type="float" office:value="44.34182" calcext:value-type="float">
            <text:p>44.34182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3112002" calcext:value-type="float">
            <text:p>13112002</text:p>
          </table:table-cell>
          <table:table-cell office:value-type="float" office:value="0.7409968" calcext:value-type="float">
            <text:p>0.7409968</text:p>
          </table:table-cell>
          <table:table-cell office:value-type="float" office:value="127.2092" calcext:value-type="float">
            <text:p>127.209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7.63202" calcext:value-type="float">
            <text:p>17.63202</text:p>
          </table:table-cell>
          <table:table-cell office:value-type="float" office:value="0.004669141" calcext:value-type="float">
            <text:p>0.004669141</text:p>
          </table:table-cell>
          <table:table-cell office:value-type="float" office:value="0.005569897" calcext:value-type="float">
            <text:p>0.005569897</text:p>
          </table:table-cell>
          <table:table-cell office:value-type="float" office:value="0.1328669" calcext:value-type="float">
            <text:p>0.1328669</text:p>
          </table:table-cell>
          <table:table-cell office:value-type="float" office:value="1686.711" calcext:value-type="float">
            <text:p>1686.711</text:p>
          </table:table-cell>
          <table:table-cell office:value-type="float" office:value="0.8291397" calcext:value-type="float">
            <text:p>0.8291397</text:p>
          </table:table-cell>
          <table:table-cell office:value-type="float" office:value="0" calcext:value-type="float">
            <text:p>0</text:p>
          </table:table-cell>
          <table:table-cell office:value-type="float" office:value="0.5187616" calcext:value-type="float">
            <text:p>0.5187616</text:p>
          </table:table-cell>
          <table:table-cell office:value-type="float" office:value="0.5461937" calcext:value-type="float">
            <text:p>0.5461937</text:p>
          </table:table-cell>
          <table:table-cell office:value-type="float" office:value="0.03419186" calcext:value-type="float">
            <text:p>0.03419186</text:p>
          </table:table-cell>
          <table:table-cell office:value-type="float" office:value="0.03409336" calcext:value-type="float">
            <text:p>0.034093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66178" calcext:value-type="float">
            <text:p>42.66178</text:p>
          </table:table-cell>
          <table:table-cell office:value-type="float" office:value="44.31332" calcext:value-type="float">
            <text:p>44.31332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4112002" calcext:value-type="float">
            <text:p>14112002</text:p>
          </table:table-cell>
          <table:table-cell office:value-type="float" office:value="0.7399158" calcext:value-type="float">
            <text:p>0.7399158</text:p>
          </table:table-cell>
          <table:table-cell office:value-type="float" office:value="127.2075" calcext:value-type="float">
            <text:p>127.207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7.61574" calcext:value-type="float">
            <text:p>17.61574</text:p>
          </table:table-cell>
          <table:table-cell office:value-type="float" office:value="0.004669141" calcext:value-type="float">
            <text:p>0.004669141</text:p>
          </table:table-cell>
          <table:table-cell office:value-type="float" office:value="0.005579742" calcext:value-type="float">
            <text:p>0.005579742</text:p>
          </table:table-cell>
          <table:table-cell office:value-type="float" office:value="0.1330697" calcext:value-type="float">
            <text:p>0.1330697</text:p>
          </table:table-cell>
          <table:table-cell office:value-type="float" office:value="1686.731" calcext:value-type="float">
            <text:p>1686.731</text:p>
          </table:table-cell>
          <table:table-cell office:value-type="float" office:value="0.8288984" calcext:value-type="float">
            <text:p>0.8288984</text:p>
          </table:table-cell>
          <table:table-cell office:value-type="float" office:value="0" calcext:value-type="float">
            <text:p>0</text:p>
          </table:table-cell>
          <table:table-cell office:value-type="float" office:value="0.4516698" calcext:value-type="float">
            <text:p>0.4516698</text:p>
          </table:table-cell>
          <table:table-cell office:value-type="float" office:value="0.5354134" calcext:value-type="float">
            <text:p>0.5354134</text:p>
          </table:table-cell>
          <table:table-cell office:value-type="float" office:value="0.03415156" calcext:value-type="float">
            <text:p>0.03415156</text:p>
          </table:table-cell>
          <table:table-cell office:value-type="float" office:value="0.0340368" calcext:value-type="float">
            <text:p>0.03403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64418" calcext:value-type="float">
            <text:p>42.64418</text:p>
          </table:table-cell>
          <table:table-cell office:value-type="float" office:value="44.28497" calcext:value-type="float">
            <text:p>44.28497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5112002" calcext:value-type="float">
            <text:p>15112002</text:p>
          </table:table-cell>
          <table:table-cell office:value-type="float" office:value="0.7392018" calcext:value-type="float">
            <text:p>0.7392018</text:p>
          </table:table-cell>
          <table:table-cell office:value-type="float" office:value="127.2059" calcext:value-type="float">
            <text:p>127.205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7.59902" calcext:value-type="float">
            <text:p>17.59902</text:p>
          </table:table-cell>
          <table:table-cell office:value-type="float" office:value="0.004669141" calcext:value-type="float">
            <text:p>0.004669141</text:p>
          </table:table-cell>
          <table:table-cell office:value-type="float" office:value="0.005595774" calcext:value-type="float">
            <text:p>0.005595774</text:p>
          </table:table-cell>
          <table:table-cell office:value-type="float" office:value="0.1335663" calcext:value-type="float">
            <text:p>0.1335663</text:p>
          </table:table-cell>
          <table:table-cell office:value-type="float" office:value="1686.75" calcext:value-type="float">
            <text:p>1686.75</text:p>
          </table:table-cell>
          <table:table-cell office:value-type="float" office:value="0.8284338" calcext:value-type="float">
            <text:p>0.8284338</text:p>
          </table:table-cell>
          <table:table-cell office:value-type="float" office:value="0" calcext:value-type="float">
            <text:p>0</text:p>
          </table:table-cell>
          <table:table-cell office:value-type="float" office:value="1.005569" calcext:value-type="float">
            <text:p>1.005569</text:p>
          </table:table-cell>
          <table:table-cell office:value-type="float" office:value="0.5546286" calcext:value-type="float">
            <text:p>0.5546286</text:p>
          </table:table-cell>
          <table:table-cell office:value-type="float" office:value="0.03410762" calcext:value-type="float">
            <text:p>0.03410762</text:p>
          </table:table-cell>
          <table:table-cell office:value-type="float" office:value="0.03398046" calcext:value-type="float">
            <text:p>0.033980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61694" calcext:value-type="float">
            <text:p>42.61694</text:p>
          </table:table-cell>
          <table:table-cell office:value-type="float" office:value="44.24839" calcext:value-type="float">
            <text:p>44.24839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6112002" calcext:value-type="float">
            <text:p>16112002</text:p>
          </table:table-cell>
          <table:table-cell office:value-type="float" office:value="0.7388375" calcext:value-type="float">
            <text:p>0.7388375</text:p>
          </table:table-cell>
          <table:table-cell office:value-type="float" office:value="127.205" calcext:value-type="float">
            <text:p>127.20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7.58349" calcext:value-type="float">
            <text:p>17.58349</text:p>
          </table:table-cell>
          <table:table-cell office:value-type="float" office:value="0.004669141" calcext:value-type="float">
            <text:p>0.004669141</text:p>
          </table:table-cell>
          <table:table-cell office:value-type="float" office:value="0.005602977" calcext:value-type="float">
            <text:p>0.005602977</text:p>
          </table:table-cell>
          <table:table-cell office:value-type="float" office:value="0.1336566" calcext:value-type="float">
            <text:p>0.1336566</text:p>
          </table:table-cell>
          <table:table-cell office:value-type="float" office:value="1686.768" calcext:value-type="float">
            <text:p>1686.768</text:p>
          </table:table-cell>
          <table:table-cell office:value-type="float" office:value="0.8277467" calcext:value-type="float">
            <text:p>0.8277467</text:p>
          </table:table-cell>
          <table:table-cell office:value-type="float" office:value="0" calcext:value-type="float">
            <text:p>0</text:p>
          </table:table-cell>
          <table:table-cell office:value-type="float" office:value="0.7805788" calcext:value-type="float">
            <text:p>0.7805788</text:p>
          </table:table-cell>
          <table:table-cell office:value-type="float" office:value="0.6663834" calcext:value-type="float">
            <text:p>0.6663834</text:p>
          </table:table-cell>
          <table:table-cell office:value-type="float" office:value="0.03400681" calcext:value-type="float">
            <text:p>0.03400681</text:p>
          </table:table-cell>
          <table:table-cell office:value-type="float" office:value="0.033924" calcext:value-type="float">
            <text:p>0.0339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64192" calcext:value-type="float">
            <text:p>42.64192</text:p>
          </table:table-cell>
          <table:table-cell office:value-type="float" office:value="44.24177" calcext:value-type="float">
            <text:p>44.24177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7112002" calcext:value-type="float">
            <text:p>17112002</text:p>
          </table:table-cell>
          <table:table-cell office:value-type="float" office:value="0.7384913" calcext:value-type="float">
            <text:p>0.7384913</text:p>
          </table:table-cell>
          <table:table-cell office:value-type="float" office:value="127.2042" calcext:value-type="float">
            <text:p>127.204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7.56783" calcext:value-type="float">
            <text:p>17.56783</text:p>
          </table:table-cell>
          <table:table-cell office:value-type="float" office:value="0.004669141" calcext:value-type="float">
            <text:p>0.004669141</text:p>
          </table:table-cell>
          <table:table-cell office:value-type="float" office:value="0.005609112" calcext:value-type="float">
            <text:p>0.005609112</text:p>
          </table:table-cell>
          <table:table-cell office:value-type="float" office:value="0.1337167" calcext:value-type="float">
            <text:p>0.1337167</text:p>
          </table:table-cell>
          <table:table-cell office:value-type="float" office:value="1686.786" calcext:value-type="float">
            <text:p>1686.786</text:p>
          </table:table-cell>
          <table:table-cell office:value-type="float" office:value="0.8270473" calcext:value-type="float">
            <text:p>0.8270473</text:p>
          </table:table-cell>
          <table:table-cell office:value-type="float" office:value="0" calcext:value-type="float">
            <text:p>0</text:p>
          </table:table-cell>
          <table:table-cell office:value-type="float" office:value="0.6213506" calcext:value-type="float">
            <text:p>0.6213506</text:p>
          </table:table-cell>
          <table:table-cell office:value-type="float" office:value="0.7118701" calcext:value-type="float">
            <text:p>0.7118701</text:p>
          </table:table-cell>
          <table:table-cell office:value-type="float" office:value="0.03392319" calcext:value-type="float">
            <text:p>0.03392319</text:p>
          </table:table-cell>
          <table:table-cell office:value-type="float" office:value="0.03386755" calcext:value-type="float">
            <text:p>0.033867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64426" calcext:value-type="float">
            <text:p>42.64426</text:p>
          </table:table-cell>
          <table:table-cell office:value-type="float" office:value="44.25234" calcext:value-type="float">
            <text:p>44.25234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8112002" calcext:value-type="float">
            <text:p>18112002</text:p>
          </table:table-cell>
          <table:table-cell office:value-type="float" office:value="0.7380748" calcext:value-type="float">
            <text:p>0.7380748</text:p>
          </table:table-cell>
          <table:table-cell office:value-type="float" office:value="127.2035" calcext:value-type="float">
            <text:p>127.203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7.55191" calcext:value-type="float">
            <text:p>17.55191</text:p>
          </table:table-cell>
          <table:table-cell office:value-type="float" office:value="0.004669141" calcext:value-type="float">
            <text:p>0.004669141</text:p>
          </table:table-cell>
          <table:table-cell office:value-type="float" office:value="0.005618523" calcext:value-type="float">
            <text:p>0.005618523</text:p>
          </table:table-cell>
          <table:table-cell office:value-type="float" office:value="0.133907" calcext:value-type="float">
            <text:p>0.133907</text:p>
          </table:table-cell>
          <table:table-cell office:value-type="float" office:value="1686.805" calcext:value-type="float">
            <text:p>1686.805</text:p>
          </table:table-cell>
          <table:table-cell office:value-type="float" office:value="0.8262641" calcext:value-type="float">
            <text:p>0.8262641</text:p>
          </table:table-cell>
          <table:table-cell office:value-type="float" office:value="0" calcext:value-type="float">
            <text:p>0</text:p>
          </table:table-cell>
          <table:table-cell office:value-type="float" office:value="0.685011" calcext:value-type="float">
            <text:p>0.685011</text:p>
          </table:table-cell>
          <table:table-cell office:value-type="float" office:value="0.6619992" calcext:value-type="float">
            <text:p>0.6619992</text:p>
          </table:table-cell>
          <table:table-cell office:value-type="float" office:value="0.03385827" calcext:value-type="float">
            <text:p>0.03385827</text:p>
          </table:table-cell>
          <table:table-cell office:value-type="float" office:value="0.03381122" calcext:value-type="float">
            <text:p>0.033811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6372" calcext:value-type="float">
            <text:p>42.6372</text:p>
          </table:table-cell>
          <table:table-cell office:value-type="float" office:value="44.25551" calcext:value-type="float">
            <text:p>44.25551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9112002" calcext:value-type="float">
            <text:p>19112002</text:p>
          </table:table-cell>
          <table:table-cell office:value-type="float" office:value="0.7376615" calcext:value-type="float">
            <text:p>0.7376615</text:p>
          </table:table-cell>
          <table:table-cell office:value-type="float" office:value="127.2029" calcext:value-type="float">
            <text:p>127.202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7.53605" calcext:value-type="float">
            <text:p>17.53605</text:p>
          </table:table-cell>
          <table:table-cell office:value-type="float" office:value="0.004669141" calcext:value-type="float">
            <text:p>0.004669141</text:p>
          </table:table-cell>
          <table:table-cell office:value-type="float" office:value="0.005627643" calcext:value-type="float">
            <text:p>0.005627643</text:p>
          </table:table-cell>
          <table:table-cell office:value-type="float" office:value="0.1340785" calcext:value-type="float">
            <text:p>0.1340785</text:p>
          </table:table-cell>
          <table:table-cell office:value-type="float" office:value="1686.822" calcext:value-type="float">
            <text:p>1686.822</text:p>
          </table:table-cell>
          <table:table-cell office:value-type="float" office:value="0.8255859" calcext:value-type="float">
            <text:p>0.8255859</text:p>
          </table:table-cell>
          <table:table-cell office:value-type="float" office:value="0" calcext:value-type="float">
            <text:p>0</text:p>
          </table:table-cell>
          <table:table-cell office:value-type="float" office:value="0.3275472" calcext:value-type="float">
            <text:p>0.3275472</text:p>
          </table:table-cell>
          <table:table-cell office:value-type="float" office:value="0.5240104" calcext:value-type="float">
            <text:p>0.5240104</text:p>
          </table:table-cell>
          <table:table-cell office:value-type="float" office:value="0.03379409" calcext:value-type="float">
            <text:p>0.03379409</text:p>
          </table:table-cell>
          <table:table-cell office:value-type="float" office:value="0.03375501" calcext:value-type="float">
            <text:p>0.033755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60871" calcext:value-type="float">
            <text:p>42.60871</text:p>
          </table:table-cell>
          <table:table-cell office:value-type="float" office:value="44.24739" calcext:value-type="float">
            <text:p>44.24739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20112002" calcext:value-type="float">
            <text:p>20112002</text:p>
          </table:table-cell>
          <table:table-cell office:value-type="float" office:value="0.7370398" calcext:value-type="float">
            <text:p>0.7370398</text:p>
          </table:table-cell>
          <table:table-cell office:value-type="float" office:value="127.2024" calcext:value-type="float">
            <text:p>127.202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7.51836" calcext:value-type="float">
            <text:p>17.51836</text:p>
          </table:table-cell>
          <table:table-cell office:value-type="float" office:value="0.004669141" calcext:value-type="float">
            <text:p>0.004669141</text:p>
          </table:table-cell>
          <table:table-cell office:value-type="float" office:value="0.005636581" calcext:value-type="float">
            <text:p>0.005636581</text:p>
          </table:table-cell>
          <table:table-cell office:value-type="float" office:value="0.1341688" calcext:value-type="float">
            <text:p>0.1341688</text:p>
          </table:table-cell>
          <table:table-cell office:value-type="float" office:value="1686.839" calcext:value-type="float">
            <text:p>1686.839</text:p>
          </table:table-cell>
          <table:table-cell office:value-type="float" office:value="0.825366" calcext:value-type="float">
            <text:p>0.825366</text:p>
          </table:table-cell>
          <table:table-cell office:value-type="float" office:value="0" calcext:value-type="float">
            <text:p>0</text:p>
          </table:table-cell>
          <table:table-cell office:value-type="float" office:value="0.4840454" calcext:value-type="float">
            <text:p>0.4840454</text:p>
          </table:table-cell>
          <table:table-cell office:value-type="float" office:value="0.4994193" calcext:value-type="float">
            <text:p>0.4994193</text:p>
          </table:table-cell>
          <table:table-cell office:value-type="float" office:value="0.03382901" calcext:value-type="float">
            <text:p>0.03382901</text:p>
          </table:table-cell>
          <table:table-cell office:value-type="float" office:value="0.0336988" calcext:value-type="float">
            <text:p>0.03369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.5173" calcext:value-type="float">
            <text:p>43.5173</text:p>
          </table:table-cell>
          <table:table-cell office:value-type="float" office:value="44.34225" calcext:value-type="float">
            <text:p>44.34225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21112002" calcext:value-type="float">
            <text:p>21112002</text:p>
          </table:table-cell>
          <table:table-cell office:value-type="float" office:value="0.7364706" calcext:value-type="float">
            <text:p>0.7364706</text:p>
          </table:table-cell>
          <table:table-cell office:value-type="float" office:value="127.2019" calcext:value-type="float">
            <text:p>127.201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7.50102" calcext:value-type="float">
            <text:p>17.50102</text:p>
          </table:table-cell>
          <table:table-cell office:value-type="float" office:value="0.004669141" calcext:value-type="float">
            <text:p>0.004669141</text:p>
          </table:table-cell>
          <table:table-cell office:value-type="float" office:value="0.005648231" calcext:value-type="float">
            <text:p>0.005648231</text:p>
          </table:table-cell>
          <table:table-cell office:value-type="float" office:value="0.1343384" calcext:value-type="float">
            <text:p>0.1343384</text:p>
          </table:table-cell>
          <table:table-cell office:value-type="float" office:value="1686.856" calcext:value-type="float">
            <text:p>1686.856</text:p>
          </table:table-cell>
          <table:table-cell office:value-type="float" office:value="0.8251604" calcext:value-type="float">
            <text:p>0.8251604</text:p>
          </table:table-cell>
          <table:table-cell office:value-type="float" office:value="0" calcext:value-type="float">
            <text:p>0</text:p>
          </table:table-cell>
          <table:table-cell office:value-type="float" office:value="0.57509" calcext:value-type="float">
            <text:p>0.57509</text:p>
          </table:table-cell>
          <table:table-cell office:value-type="float" office:value="0.5152305" calcext:value-type="float">
            <text:p>0.5152305</text:p>
          </table:table-cell>
          <table:table-cell office:value-type="float" office:value="0.03382945" calcext:value-type="float">
            <text:p>0.03382945</text:p>
          </table:table-cell>
          <table:table-cell office:value-type="float" office:value="0.033643" calcext:value-type="float">
            <text:p>0.0336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.50264" calcext:value-type="float">
            <text:p>43.50264</text:p>
          </table:table-cell>
          <table:table-cell office:value-type="float" office:value="44.30008" calcext:value-type="float">
            <text:p>44.30008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22112002" calcext:value-type="float">
            <text:p>22112002</text:p>
          </table:table-cell>
          <table:table-cell office:value-type="float" office:value="0.735971" calcext:value-type="float">
            <text:p>0.735971</text:p>
          </table:table-cell>
          <table:table-cell office:value-type="float" office:value="127.2014" calcext:value-type="float">
            <text:p>127.201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7.48344" calcext:value-type="float">
            <text:p>17.48344</text:p>
          </table:table-cell>
          <table:table-cell office:value-type="float" office:value="0.004669141" calcext:value-type="float">
            <text:p>0.004669141</text:p>
          </table:table-cell>
          <table:table-cell office:value-type="float" office:value="0.005667561" calcext:value-type="float">
            <text:p>0.005667561</text:p>
          </table:table-cell>
          <table:table-cell office:value-type="float" office:value="0.134842" calcext:value-type="float">
            <text:p>0.134842</text:p>
          </table:table-cell>
          <table:table-cell office:value-type="float" office:value="1686.873" calcext:value-type="float">
            <text:p>1686.873</text:p>
          </table:table-cell>
          <table:table-cell office:value-type="float" office:value="0.8249495" calcext:value-type="float">
            <text:p>0.8249495</text:p>
          </table:table-cell>
          <table:table-cell office:value-type="float" office:value="0" calcext:value-type="float">
            <text:p>0</text:p>
          </table:table-cell>
          <table:table-cell office:value-type="float" office:value="0.5196403" calcext:value-type="float">
            <text:p>0.5196403</text:p>
          </table:table-cell>
          <table:table-cell office:value-type="float" office:value="0.5180579" calcext:value-type="float">
            <text:p>0.5180579</text:p>
          </table:table-cell>
          <table:table-cell office:value-type="float" office:value="0.03374199" calcext:value-type="float">
            <text:p>0.03374199</text:p>
          </table:table-cell>
          <table:table-cell office:value-type="float" office:value="0.0335874" calcext:value-type="float">
            <text:p>0.03358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.46264" calcext:value-type="float">
            <text:p>43.46264</text:p>
          </table:table-cell>
          <table:table-cell office:value-type="float" office:value="44.25053" calcext:value-type="float">
            <text:p>44.25053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23112002" calcext:value-type="float">
            <text:p>23112002</text:p>
          </table:table-cell>
          <table:table-cell office:value-type="float" office:value="0.7355982" calcext:value-type="float">
            <text:p>0.7355982</text:p>
          </table:table-cell>
          <table:table-cell office:value-type="float" office:value="127.201" calcext:value-type="float">
            <text:p>127.20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7.46816" calcext:value-type="float">
            <text:p>17.46816</text:p>
          </table:table-cell>
          <table:table-cell office:value-type="float" office:value="0.004669141" calcext:value-type="float">
            <text:p>0.004669141</text:p>
          </table:table-cell>
          <table:table-cell office:value-type="float" office:value="0.005694256" calcext:value-type="float">
            <text:p>0.005694256</text:p>
          </table:table-cell>
          <table:table-cell office:value-type="float" office:value="0.135617" calcext:value-type="float">
            <text:p>0.135617</text:p>
          </table:table-cell>
          <table:table-cell office:value-type="float" office:value="1686.892" calcext:value-type="float">
            <text:p>1686.892</text:p>
          </table:table-cell>
          <table:table-cell office:value-type="float" office:value="0.8247035" calcext:value-type="float">
            <text:p>0.8247035</text:p>
          </table:table-cell>
          <table:table-cell office:value-type="float" office:value="0" calcext:value-type="float">
            <text:p>0</text:p>
          </table:table-cell>
          <table:table-cell office:value-type="float" office:value="1.071307" calcext:value-type="float">
            <text:p>1.071307</text:p>
          </table:table-cell>
          <table:table-cell office:value-type="float" office:value="0.6640417" calcext:value-type="float">
            <text:p>0.6640417</text:p>
          </table:table-cell>
          <table:table-cell office:value-type="float" office:value="0.03373313" calcext:value-type="float">
            <text:p>0.03373313</text:p>
          </table:table-cell>
          <table:table-cell office:value-type="float" office:value="0.03353177" calcext:value-type="float">
            <text:p>0.033531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.50094" calcext:value-type="float">
            <text:p>43.50094</text:p>
          </table:table-cell>
          <table:table-cell office:value-type="float" office:value="44.22979" calcext:value-type="float">
            <text:p>44.22979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24112002" calcext:value-type="float">
            <text:p>24112002</text:p>
          </table:table-cell>
          <table:table-cell office:value-type="float" office:value="0.7352069" calcext:value-type="float">
            <text:p>0.7352069</text:p>
          </table:table-cell>
          <table:table-cell office:value-type="float" office:value="127.2005" calcext:value-type="float">
            <text:p>127.200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7.45246" calcext:value-type="float">
            <text:p>17.45246</text:p>
          </table:table-cell>
          <table:table-cell office:value-type="float" office:value="0.004669141" calcext:value-type="float">
            <text:p>0.004669141</text:p>
          </table:table-cell>
          <table:table-cell office:value-type="float" office:value="0.005714986" calcext:value-type="float">
            <text:p>0.005714986</text:p>
          </table:table-cell>
          <table:table-cell office:value-type="float" office:value="0.136144" calcext:value-type="float">
            <text:p>0.136144</text:p>
          </table:table-cell>
          <table:table-cell office:value-type="float" office:value="1686.909" calcext:value-type="float">
            <text:p>1686.909</text:p>
          </table:table-cell>
          <table:table-cell office:value-type="float" office:value="0.8246465" calcext:value-type="float">
            <text:p>0.8246465</text:p>
          </table:table-cell>
          <table:table-cell office:value-type="float" office:value="0" calcext:value-type="float">
            <text:p>0</text:p>
          </table:table-cell>
          <table:table-cell office:value-type="float" office:value="0.6594802" calcext:value-type="float">
            <text:p>0.6594802</text:p>
          </table:table-cell>
          <table:table-cell office:value-type="float" office:value="0.5848157" calcext:value-type="float">
            <text:p>0.5848157</text:p>
          </table:table-cell>
          <table:table-cell office:value-type="float" office:value="0.03358099" calcext:value-type="float">
            <text:p>0.03358099</text:p>
          </table:table-cell>
          <table:table-cell office:value-type="float" office:value="0.03347596" calcext:value-type="float">
            <text:p>0.033475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.49151" calcext:value-type="float">
            <text:p>43.49151</text:p>
          </table:table-cell>
          <table:table-cell office:value-type="float" office:value="44.22205" calcext:value-type="float">
            <text:p>44.22205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25112002" calcext:value-type="float">
            <text:p>25112002</text:p>
          </table:table-cell>
          <table:table-cell office:value-type="float" office:value="0.7347491" calcext:value-type="float">
            <text:p>0.7347491</text:p>
          </table:table-cell>
          <table:table-cell office:value-type="float" office:value="127.2001" calcext:value-type="float">
            <text:p>127.200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7.4367" calcext:value-type="float">
            <text:p>17.4367</text:p>
          </table:table-cell>
          <table:table-cell office:value-type="float" office:value="0.004669141" calcext:value-type="float">
            <text:p>0.004669141</text:p>
          </table:table-cell>
          <table:table-cell office:value-type="float" office:value="0.005732845" calcext:value-type="float">
            <text:p>0.005732845</text:p>
          </table:table-cell>
          <table:table-cell office:value-type="float" office:value="0.1365561" calcext:value-type="float">
            <text:p>0.1365561</text:p>
          </table:table-cell>
          <table:table-cell office:value-type="float" office:value="1686.927" calcext:value-type="float">
            <text:p>1686.927</text:p>
          </table:table-cell>
          <table:table-cell office:value-type="float" office:value="0.8242692" calcext:value-type="float">
            <text:p>0.8242692</text:p>
          </table:table-cell>
          <table:table-cell office:value-type="float" office:value="0" calcext:value-type="float">
            <text:p>0</text:p>
          </table:table-cell>
          <table:table-cell office:value-type="float" office:value="0.7192842" calcext:value-type="float">
            <text:p>0.7192842</text:p>
          </table:table-cell>
          <table:table-cell office:value-type="float" office:value="0.5836146" calcext:value-type="float">
            <text:p>0.5836146</text:p>
          </table:table-cell>
          <table:table-cell office:value-type="float" office:value="0.03352218" calcext:value-type="float">
            <text:p>0.03352218</text:p>
          </table:table-cell>
          <table:table-cell office:value-type="float" office:value="0.03342037" calcext:value-type="float">
            <text:p>0.033420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.48547" calcext:value-type="float">
            <text:p>43.48547</text:p>
          </table:table-cell>
          <table:table-cell office:value-type="float" office:value="44.20823" calcext:value-type="float">
            <text:p>44.20823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26112002" calcext:value-type="float">
            <text:p>26112002</text:p>
          </table:table-cell>
          <table:table-cell office:value-type="float" office:value="0.7343218" calcext:value-type="float">
            <text:p>0.7343218</text:p>
          </table:table-cell>
          <table:table-cell office:value-type="float" office:value="127.1997" calcext:value-type="float">
            <text:p>127.199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7.42126" calcext:value-type="float">
            <text:p>17.42126</text:p>
          </table:table-cell>
          <table:table-cell office:value-type="float" office:value="0.004669141" calcext:value-type="float">
            <text:p>0.004669141</text:p>
          </table:table-cell>
          <table:table-cell office:value-type="float" office:value="0.005746244" calcext:value-type="float">
            <text:p>0.005746244</text:p>
          </table:table-cell>
          <table:table-cell office:value-type="float" office:value="0.1368241" calcext:value-type="float">
            <text:p>0.1368241</text:p>
          </table:table-cell>
          <table:table-cell office:value-type="float" office:value="1686.944" calcext:value-type="float">
            <text:p>1686.944</text:p>
          </table:table-cell>
          <table:table-cell office:value-type="float" office:value="0.8239081" calcext:value-type="float">
            <text:p>0.8239081</text:p>
          </table:table-cell>
          <table:table-cell office:value-type="float" office:value="0" calcext:value-type="float">
            <text:p>0</text:p>
          </table:table-cell>
          <table:table-cell office:value-type="float" office:value="0.8966843" calcext:value-type="float">
            <text:p>0.8966843</text:p>
          </table:table-cell>
          <table:table-cell office:value-type="float" office:value="0.6511799" calcext:value-type="float">
            <text:p>0.6511799</text:p>
          </table:table-cell>
          <table:table-cell office:value-type="float" office:value="0.03348789" calcext:value-type="float">
            <text:p>0.03348789</text:p>
          </table:table-cell>
          <table:table-cell office:value-type="float" office:value="0.03336493" calcext:value-type="float">
            <text:p>0.033364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.48664" calcext:value-type="float">
            <text:p>43.48664</text:p>
          </table:table-cell>
          <table:table-cell office:value-type="float" office:value="44.19687" calcext:value-type="float">
            <text:p>44.19687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27112002" calcext:value-type="float">
            <text:p>27112002</text:p>
          </table:table-cell>
          <table:table-cell office:value-type="float" office:value="0.7339755" calcext:value-type="float">
            <text:p>0.7339755</text:p>
          </table:table-cell>
          <table:table-cell office:value-type="float" office:value="127.1993" calcext:value-type="float">
            <text:p>127.199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7.40671" calcext:value-type="float">
            <text:p>17.40671</text:p>
          </table:table-cell>
          <table:table-cell office:value-type="float" office:value="0.004669141" calcext:value-type="float">
            <text:p>0.004669141</text:p>
          </table:table-cell>
          <table:table-cell office:value-type="float" office:value="0.005756573" calcext:value-type="float">
            <text:p>0.005756573</text:p>
          </table:table-cell>
          <table:table-cell office:value-type="float" office:value="0.1369992" calcext:value-type="float">
            <text:p>0.1369992</text:p>
          </table:table-cell>
          <table:table-cell office:value-type="float" office:value="1686.961" calcext:value-type="float">
            <text:p>1686.961</text:p>
          </table:table-cell>
          <table:table-cell office:value-type="float" office:value="0.8235466" calcext:value-type="float">
            <text:p>0.8235466</text:p>
          </table:table-cell>
          <table:table-cell office:value-type="float" office:value="0" calcext:value-type="float">
            <text:p>0</text:p>
          </table:table-cell>
          <table:table-cell office:value-type="float" office:value="0.7820016" calcext:value-type="float">
            <text:p>0.7820016</text:p>
          </table:table-cell>
          <table:table-cell office:value-type="float" office:value="0.8144578" calcext:value-type="float">
            <text:p>0.8144578</text:p>
          </table:table-cell>
          <table:table-cell office:value-type="float" office:value="0.03341106" calcext:value-type="float">
            <text:p>0.03341106</text:p>
          </table:table-cell>
          <table:table-cell office:value-type="float" office:value="0.03330949" calcext:value-type="float">
            <text:p>0.033309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.49415" calcext:value-type="float">
            <text:p>43.49415</text:p>
          </table:table-cell>
          <table:table-cell office:value-type="float" office:value="44.20808" calcext:value-type="float">
            <text:p>44.20808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28112002" calcext:value-type="float">
            <text:p>28112002</text:p>
          </table:table-cell>
          <table:table-cell office:value-type="float" office:value="0.733673" calcext:value-type="float">
            <text:p>0.733673</text:p>
          </table:table-cell>
          <table:table-cell office:value-type="float" office:value="127.1989" calcext:value-type="float">
            <text:p>127.198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7.393" calcext:value-type="float">
            <text:p>17.393</text:p>
          </table:table-cell>
          <table:table-cell office:value-type="float" office:value="0.004669141" calcext:value-type="float">
            <text:p>0.004669141</text:p>
          </table:table-cell>
          <table:table-cell office:value-type="float" office:value="0.005765241" calcext:value-type="float">
            <text:p>0.005765241</text:p>
          </table:table-cell>
          <table:table-cell office:value-type="float" office:value="0.1371239" calcext:value-type="float">
            <text:p>0.1371239</text:p>
          </table:table-cell>
          <table:table-cell office:value-type="float" office:value="1686.978" calcext:value-type="float">
            <text:p>1686.978</text:p>
          </table:table-cell>
          <table:table-cell office:value-type="float" office:value="0.8231941" calcext:value-type="float">
            <text:p>0.8231941</text:p>
          </table:table-cell>
          <table:table-cell office:value-type="float" office:value="0" calcext:value-type="float">
            <text:p>0</text:p>
          </table:table-cell>
          <table:table-cell office:value-type="float" office:value="0.5963182" calcext:value-type="float">
            <text:p>0.5963182</text:p>
          </table:table-cell>
          <table:table-cell office:value-type="float" office:value="0.6253249" calcext:value-type="float">
            <text:p>0.6253249</text:p>
          </table:table-cell>
          <table:table-cell office:value-type="float" office:value="0.03332166" calcext:value-type="float">
            <text:p>0.03332166</text:p>
          </table:table-cell>
          <table:table-cell office:value-type="float" office:value="0.03325398" calcext:value-type="float">
            <text:p>0.033253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.49366" calcext:value-type="float">
            <text:p>43.49366</text:p>
          </table:table-cell>
          <table:table-cell office:value-type="float" office:value="44.20657" calcext:value-type="float">
            <text:p>44.20657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29112002" calcext:value-type="float">
            <text:p>29112002</text:p>
          </table:table-cell>
          <table:table-cell office:value-type="float" office:value="0.7333061" calcext:value-type="float">
            <text:p>0.7333061</text:p>
          </table:table-cell>
          <table:table-cell office:value-type="float" office:value="127.1986" calcext:value-type="float">
            <text:p>127.198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7.37896" calcext:value-type="float">
            <text:p>17.37896</text:p>
          </table:table-cell>
          <table:table-cell office:value-type="float" office:value="0.004669141" calcext:value-type="float">
            <text:p>0.004669141</text:p>
          </table:table-cell>
          <table:table-cell office:value-type="float" office:value="0.005773773" calcext:value-type="float">
            <text:p>0.005773773</text:p>
          </table:table-cell>
          <table:table-cell office:value-type="float" office:value="0.1372409" calcext:value-type="float">
            <text:p>0.1372409</text:p>
          </table:table-cell>
          <table:table-cell office:value-type="float" office:value="1686.994" calcext:value-type="float">
            <text:p>1686.994</text:p>
          </table:table-cell>
          <table:table-cell office:value-type="float" office:value="0.8227405" calcext:value-type="float">
            <text:p>0.8227405</text:p>
          </table:table-cell>
          <table:table-cell office:value-type="float" office:value="0" calcext:value-type="float">
            <text:p>0</text:p>
          </table:table-cell>
          <table:table-cell office:value-type="float" office:value="0.4676241" calcext:value-type="float">
            <text:p>0.4676241</text:p>
          </table:table-cell>
          <table:table-cell office:value-type="float" office:value="0.535144" calcext:value-type="float">
            <text:p>0.535144</text:p>
          </table:table-cell>
          <table:table-cell office:value-type="float" office:value="0.03324387" calcext:value-type="float">
            <text:p>0.03324387</text:p>
          </table:table-cell>
          <table:table-cell office:value-type="float" office:value="0.0331985" calcext:value-type="float">
            <text:p>0.03319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.47829" calcext:value-type="float">
            <text:p>43.47829</text:p>
          </table:table-cell>
          <table:table-cell office:value-type="float" office:value="44.19422" calcext:value-type="float">
            <text:p>44.19422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30112002" calcext:value-type="float">
            <text:p>30112002</text:p>
          </table:table-cell>
          <table:table-cell office:value-type="float" office:value="0.7328313" calcext:value-type="float">
            <text:p>0.7328313</text:p>
          </table:table-cell>
          <table:table-cell office:value-type="float" office:value="127.1982" calcext:value-type="float">
            <text:p>127.198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7.36386" calcext:value-type="float">
            <text:p>17.36386</text:p>
          </table:table-cell>
          <table:table-cell office:value-type="float" office:value="0.004669141" calcext:value-type="float">
            <text:p>0.004669141</text:p>
          </table:table-cell>
          <table:table-cell office:value-type="float" office:value="0.005783366" calcext:value-type="float">
            <text:p>0.005783366</text:p>
          </table:table-cell>
          <table:table-cell office:value-type="float" office:value="0.137389" calcext:value-type="float">
            <text:p>0.137389</text:p>
          </table:table-cell>
          <table:table-cell office:value-type="float" office:value="1687.01" calcext:value-type="float">
            <text:p>1687.01</text:p>
          </table:table-cell>
          <table:table-cell office:value-type="float" office:value="0.8221974" calcext:value-type="float">
            <text:p>0.8221974</text:p>
          </table:table-cell>
          <table:table-cell office:value-type="float" office:value="0" calcext:value-type="float">
            <text:p>0</text:p>
          </table:table-cell>
          <table:table-cell office:value-type="float" office:value="0.7373382" calcext:value-type="float">
            <text:p>0.7373382</text:p>
          </table:table-cell>
          <table:table-cell office:value-type="float" office:value="0.5819456" calcext:value-type="float">
            <text:p>0.5819456</text:p>
          </table:table-cell>
          <table:table-cell office:value-type="float" office:value="0.03321329" calcext:value-type="float">
            <text:p>0.03321329</text:p>
          </table:table-cell>
          <table:table-cell office:value-type="float" office:value="0.03314328" calcext:value-type="float">
            <text:p>0.033143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.45" calcext:value-type="float">
            <text:p>43.45</text:p>
          </table:table-cell>
          <table:table-cell office:value-type="float" office:value="44.17407" calcext:value-type="float">
            <text:p>44.17407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1122002" calcext:value-type="float">
            <text:p>1122002</text:p>
          </table:table-cell>
          <table:table-cell office:value-type="float" office:value="0.7325695" calcext:value-type="float">
            <text:p>0.7325695</text:p>
          </table:table-cell>
          <table:table-cell office:value-type="float" office:value="127.1978" calcext:value-type="float">
            <text:p>127.197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7.35029" calcext:value-type="float">
            <text:p>17.35029</text:p>
          </table:table-cell>
          <table:table-cell office:value-type="float" office:value="0.004669141" calcext:value-type="float">
            <text:p>0.004669141</text:p>
          </table:table-cell>
          <table:table-cell office:value-type="float" office:value="0.005792127" calcext:value-type="float">
            <text:p>0.005792127</text:p>
          </table:table-cell>
          <table:table-cell office:value-type="float" office:value="0.1375132" calcext:value-type="float">
            <text:p>0.1375132</text:p>
          </table:table-cell>
          <table:table-cell office:value-type="float" office:value="1687.026" calcext:value-type="float">
            <text:p>1687.026</text:p>
          </table:table-cell>
          <table:table-cell office:value-type="float" office:value="0.8218154" calcext:value-type="float">
            <text:p>0.8218154</text:p>
          </table:table-cell>
          <table:table-cell office:value-type="float" office:value="0" calcext:value-type="float">
            <text:p>0</text:p>
          </table:table-cell>
          <table:table-cell office:value-type="float" office:value="0.6775304" calcext:value-type="float">
            <text:p>0.6775304</text:p>
          </table:table-cell>
          <table:table-cell office:value-type="float" office:value="0.6652846" calcext:value-type="float">
            <text:p>0.6652846</text:p>
          </table:table-cell>
          <table:table-cell office:value-type="float" office:value="0.03315371" calcext:value-type="float">
            <text:p>0.03315371</text:p>
          </table:table-cell>
          <table:table-cell office:value-type="float" office:value="0.03308821" calcext:value-type="float">
            <text:p>0.033088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.4604" calcext:value-type="float">
            <text:p>43.4604</text:p>
          </table:table-cell>
          <table:table-cell office:value-type="float" office:value="44.17182" calcext:value-type="float">
            <text:p>44.17182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2122002" calcext:value-type="float">
            <text:p>2122002</text:p>
          </table:table-cell>
          <table:table-cell office:value-type="float" office:value="0.7323605" calcext:value-type="float">
            <text:p>0.7323605</text:p>
          </table:table-cell>
          <table:table-cell office:value-type="float" office:value="127.1975" calcext:value-type="float">
            <text:p>127.197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7.33732" calcext:value-type="float">
            <text:p>17.33732</text:p>
          </table:table-cell>
          <table:table-cell office:value-type="float" office:value="0.004669141" calcext:value-type="float">
            <text:p>0.004669141</text:p>
          </table:table-cell>
          <table:table-cell office:value-type="float" office:value="0.005800105" calcext:value-type="float">
            <text:p>0.005800105</text:p>
          </table:table-cell>
          <table:table-cell office:value-type="float" office:value="0.1376122" calcext:value-type="float">
            <text:p>0.1376122</text:p>
          </table:table-cell>
          <table:table-cell office:value-type="float" office:value="1687.042" calcext:value-type="float">
            <text:p>1687.042</text:p>
          </table:table-cell>
          <table:table-cell office:value-type="float" office:value="0.8214473" calcext:value-type="float">
            <text:p>0.8214473</text:p>
          </table:table-cell>
          <table:table-cell office:value-type="float" office:value="0" calcext:value-type="float">
            <text:p>0</text:p>
          </table:table-cell>
          <table:table-cell office:value-type="float" office:value="0.6029044" calcext:value-type="float">
            <text:p>0.6029044</text:p>
          </table:table-cell>
          <table:table-cell office:value-type="float" office:value="0.6251693" calcext:value-type="float">
            <text:p>0.6251693</text:p>
          </table:table-cell>
          <table:table-cell office:value-type="float" office:value="0.03307996" calcext:value-type="float">
            <text:p>0.03307996</text:p>
          </table:table-cell>
          <table:table-cell office:value-type="float" office:value="0.033033" calcext:value-type="float">
            <text:p>0.0330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.45754" calcext:value-type="float">
            <text:p>43.45754</text:p>
          </table:table-cell>
          <table:table-cell office:value-type="float" office:value="44.16498" calcext:value-type="float">
            <text:p>44.16498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3122002" calcext:value-type="float">
            <text:p>3122002</text:p>
          </table:table-cell>
          <table:table-cell office:value-type="float" office:value="0.7322149" calcext:value-type="float">
            <text:p>0.7322149</text:p>
          </table:table-cell>
          <table:table-cell office:value-type="float" office:value="127.1971" calcext:value-type="float">
            <text:p>127.197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7.32495" calcext:value-type="float">
            <text:p>17.32495</text:p>
          </table:table-cell>
          <table:table-cell office:value-type="float" office:value="0.004669141" calcext:value-type="float">
            <text:p>0.004669141</text:p>
          </table:table-cell>
          <table:table-cell office:value-type="float" office:value="0.005807606" calcext:value-type="float">
            <text:p>0.005807606</text:p>
          </table:table-cell>
          <table:table-cell office:value-type="float" office:value="0.1376983" calcext:value-type="float">
            <text:p>0.1376983</text:p>
          </table:table-cell>
          <table:table-cell office:value-type="float" office:value="1687.058" calcext:value-type="float">
            <text:p>1687.058</text:p>
          </table:table-cell>
          <table:table-cell office:value-type="float" office:value="0.8211213" calcext:value-type="float">
            <text:p>0.8211213</text:p>
          </table:table-cell>
          <table:table-cell office:value-type="float" office:value="0" calcext:value-type="float">
            <text:p>0</text:p>
          </table:table-cell>
          <table:table-cell office:value-type="float" office:value="0.5423623" calcext:value-type="float">
            <text:p>0.5423623</text:p>
          </table:table-cell>
          <table:table-cell office:value-type="float" office:value="0.585461" calcext:value-type="float">
            <text:p>0.585461</text:p>
          </table:table-cell>
          <table:table-cell office:value-type="float" office:value="0.03301527" calcext:value-type="float">
            <text:p>0.03301527</text:p>
          </table:table-cell>
          <table:table-cell office:value-type="float" office:value="0.03297779" calcext:value-type="float">
            <text:p>0.032977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.45208" calcext:value-type="float">
            <text:p>43.45208</text:p>
          </table:table-cell>
          <table:table-cell office:value-type="float" office:value="44.15732" calcext:value-type="float">
            <text:p>44.15732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4122002" calcext:value-type="float">
            <text:p>4122002</text:p>
          </table:table-cell>
          <table:table-cell office:value-type="float" office:value="0.7320821" calcext:value-type="float">
            <text:p>0.7320821</text:p>
          </table:table-cell>
          <table:table-cell office:value-type="float" office:value="127.1969" calcext:value-type="float">
            <text:p>127.196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7.31245" calcext:value-type="float">
            <text:p>17.31245</text:p>
          </table:table-cell>
          <table:table-cell office:value-type="float" office:value="0.004669141" calcext:value-type="float">
            <text:p>0.004669141</text:p>
          </table:table-cell>
          <table:table-cell office:value-type="float" office:value="0.005814975" calcext:value-type="float">
            <text:p>0.005814975</text:p>
          </table:table-cell>
          <table:table-cell office:value-type="float" office:value="0.1377759" calcext:value-type="float">
            <text:p>0.1377759</text:p>
          </table:table-cell>
          <table:table-cell office:value-type="float" office:value="1687.073" calcext:value-type="float">
            <text:p>1687.073</text:p>
          </table:table-cell>
          <table:table-cell office:value-type="float" office:value="0.8207819" calcext:value-type="float">
            <text:p>0.8207819</text:p>
          </table:table-cell>
          <table:table-cell office:value-type="float" office:value="0" calcext:value-type="float">
            <text:p>0</text:p>
          </table:table-cell>
          <table:table-cell office:value-type="float" office:value="0.5346338" calcext:value-type="float">
            <text:p>0.5346338</text:p>
          </table:table-cell>
          <table:table-cell office:value-type="float" office:value="0.5803126" calcext:value-type="float">
            <text:p>0.5803126</text:p>
          </table:table-cell>
          <table:table-cell office:value-type="float" office:value="0.03295684" calcext:value-type="float">
            <text:p>0.03295684</text:p>
          </table:table-cell>
          <table:table-cell office:value-type="float" office:value="0.03292259" calcext:value-type="float">
            <text:p>0.032922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.44315" calcext:value-type="float">
            <text:p>43.44315</text:p>
          </table:table-cell>
          <table:table-cell office:value-type="float" office:value="44.14762" calcext:value-type="float">
            <text:p>44.14762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5122002" calcext:value-type="float">
            <text:p>5122002</text:p>
          </table:table-cell>
          <table:table-cell office:value-type="float" office:value="0.7319079" calcext:value-type="float">
            <text:p>0.7319079</text:p>
          </table:table-cell>
          <table:table-cell office:value-type="float" office:value="127.1966" calcext:value-type="float">
            <text:p>127.196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7.2995" calcext:value-type="float">
            <text:p>17.2995</text:p>
          </table:table-cell>
          <table:table-cell office:value-type="float" office:value="0.004669141" calcext:value-type="float">
            <text:p>0.004669141</text:p>
          </table:table-cell>
          <table:table-cell office:value-type="float" office:value="0.005822261" calcext:value-type="float">
            <text:p>0.005822261</text:p>
          </table:table-cell>
          <table:table-cell office:value-type="float" office:value="0.1378448" calcext:value-type="float">
            <text:p>0.1378448</text:p>
          </table:table-cell>
          <table:table-cell office:value-type="float" office:value="1687.088" calcext:value-type="float">
            <text:p>1687.088</text:p>
          </table:table-cell>
          <table:table-cell office:value-type="float" office:value="0.8203799" calcext:value-type="float">
            <text:p>0.8203799</text:p>
          </table:table-cell>
          <table:table-cell office:value-type="float" office:value="0" calcext:value-type="float">
            <text:p>0</text:p>
          </table:table-cell>
          <table:table-cell office:value-type="float" office:value="0.5445539" calcext:value-type="float">
            <text:p>0.5445539</text:p>
          </table:table-cell>
          <table:table-cell office:value-type="float" office:value="0.5689133" calcext:value-type="float">
            <text:p>0.5689133</text:p>
          </table:table-cell>
          <table:table-cell office:value-type="float" office:value="0.03290328" calcext:value-type="float">
            <text:p>0.03290328</text:p>
          </table:table-cell>
          <table:table-cell office:value-type="float" office:value="0.0328675" calcext:value-type="float">
            <text:p>0.03286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.43126" calcext:value-type="float">
            <text:p>43.43126</text:p>
          </table:table-cell>
          <table:table-cell office:value-type="float" office:value="44.13538" calcext:value-type="float">
            <text:p>44.13538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6122002" calcext:value-type="float">
            <text:p>6122002</text:p>
          </table:table-cell>
          <table:table-cell office:value-type="float" office:value="0.7317054" calcext:value-type="float">
            <text:p>0.7317054</text:p>
          </table:table-cell>
          <table:table-cell office:value-type="float" office:value="127.1964" calcext:value-type="float">
            <text:p>127.196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7.28632" calcext:value-type="float">
            <text:p>17.28632</text:p>
          </table:table-cell>
          <table:table-cell office:value-type="float" office:value="0.004669141" calcext:value-type="float">
            <text:p>0.004669141</text:p>
          </table:table-cell>
          <table:table-cell office:value-type="float" office:value="0.005829488" calcext:value-type="float">
            <text:p>0.005829488</text:p>
          </table:table-cell>
          <table:table-cell office:value-type="float" office:value="0.1379129" calcext:value-type="float">
            <text:p>0.1379129</text:p>
          </table:table-cell>
          <table:table-cell office:value-type="float" office:value="1687.103" calcext:value-type="float">
            <text:p>1687.103</text:p>
          </table:table-cell>
          <table:table-cell office:value-type="float" office:value="0.8199278" calcext:value-type="float">
            <text:p>0.8199278</text:p>
          </table:table-cell>
          <table:table-cell office:value-type="float" office:value="0" calcext:value-type="float">
            <text:p>0</text:p>
          </table:table-cell>
          <table:table-cell office:value-type="float" office:value="0.5514518" calcext:value-type="float">
            <text:p>0.5514518</text:p>
          </table:table-cell>
          <table:table-cell office:value-type="float" office:value="0.5736873" calcext:value-type="float">
            <text:p>0.5736873</text:p>
          </table:table-cell>
          <table:table-cell office:value-type="float" office:value="0.03285153" calcext:value-type="float">
            <text:p>0.03285153</text:p>
          </table:table-cell>
          <table:table-cell office:value-type="float" office:value="0.0328126" calcext:value-type="float">
            <text:p>0.03281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.42027" calcext:value-type="float">
            <text:p>43.42027</text:p>
          </table:table-cell>
          <table:table-cell office:value-type="float" office:value="44.1233" calcext:value-type="float">
            <text:p>44.1233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7122002" calcext:value-type="float">
            <text:p>7122002</text:p>
          </table:table-cell>
          <table:table-cell office:value-type="float" office:value="0.7314659" calcext:value-type="float">
            <text:p>0.7314659</text:p>
          </table:table-cell>
          <table:table-cell office:value-type="float" office:value="127.1961" calcext:value-type="float">
            <text:p>127.196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7.27299" calcext:value-type="float">
            <text:p>17.27299</text:p>
          </table:table-cell>
          <table:table-cell office:value-type="float" office:value="0.004669141" calcext:value-type="float">
            <text:p>0.004669141</text:p>
          </table:table-cell>
          <table:table-cell office:value-type="float" office:value="0.005836642" calcext:value-type="float">
            <text:p>0.005836642</text:p>
          </table:table-cell>
          <table:table-cell office:value-type="float" office:value="0.1379749" calcext:value-type="float">
            <text:p>0.1379749</text:p>
          </table:table-cell>
          <table:table-cell office:value-type="float" office:value="1687.118" calcext:value-type="float">
            <text:p>1687.118</text:p>
          </table:table-cell>
          <table:table-cell office:value-type="float" office:value="0.8194126" calcext:value-type="float">
            <text:p>0.8194126</text:p>
          </table:table-cell>
          <table:table-cell office:value-type="float" office:value="0" calcext:value-type="float">
            <text:p>0</text:p>
          </table:table-cell>
          <table:table-cell office:value-type="float" office:value="0.5124538" calcext:value-type="float">
            <text:p>0.5124538</text:p>
          </table:table-cell>
          <table:table-cell office:value-type="float" office:value="0.5466875" calcext:value-type="float">
            <text:p>0.5466875</text:p>
          </table:table-cell>
          <table:table-cell office:value-type="float" office:value="0.03279796" calcext:value-type="float">
            <text:p>0.03279796</text:p>
          </table:table-cell>
          <table:table-cell office:value-type="float" office:value="0.03275773" calcext:value-type="float">
            <text:p>0.032757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.40856" calcext:value-type="float">
            <text:p>43.40856</text:p>
          </table:table-cell>
          <table:table-cell office:value-type="float" office:value="44.11059" calcext:value-type="float">
            <text:p>44.11059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8122002" calcext:value-type="float">
            <text:p>8122002</text:p>
          </table:table-cell>
          <table:table-cell office:value-type="float" office:value="0.731261" calcext:value-type="float">
            <text:p>0.731261</text:p>
          </table:table-cell>
          <table:table-cell office:value-type="float" office:value="127.1959" calcext:value-type="float">
            <text:p>127.195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7.25981" calcext:value-type="float">
            <text:p>17.25981</text:p>
          </table:table-cell>
          <table:table-cell office:value-type="float" office:value="0.004669141" calcext:value-type="float">
            <text:p>0.004669141</text:p>
          </table:table-cell>
          <table:table-cell office:value-type="float" office:value="0.005843783" calcext:value-type="float">
            <text:p>0.005843783</text:p>
          </table:table-cell>
          <table:table-cell office:value-type="float" office:value="0.1380332" calcext:value-type="float">
            <text:p>0.1380332</text:p>
          </table:table-cell>
          <table:table-cell office:value-type="float" office:value="1687.133" calcext:value-type="float">
            <text:p>1687.133</text:p>
          </table:table-cell>
          <table:table-cell office:value-type="float" office:value="0.8189356" calcext:value-type="float">
            <text:p>0.8189356</text:p>
          </table:table-cell>
          <table:table-cell office:value-type="float" office:value="0" calcext:value-type="float">
            <text:p>0</text:p>
          </table:table-cell>
          <table:table-cell office:value-type="float" office:value="0.6102488" calcext:value-type="float">
            <text:p>0.6102488</text:p>
          </table:table-cell>
          <table:table-cell office:value-type="float" office:value="0.6334742" calcext:value-type="float">
            <text:p>0.6334742</text:p>
          </table:table-cell>
          <table:table-cell office:value-type="float" office:value="0.03274607" calcext:value-type="float">
            <text:p>0.03274607</text:p>
          </table:table-cell>
          <table:table-cell office:value-type="float" office:value="0.03270308" calcext:value-type="float">
            <text:p>0.032703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.40254" calcext:value-type="float">
            <text:p>43.40254</text:p>
          </table:table-cell>
          <table:table-cell office:value-type="float" office:value="44.10098" calcext:value-type="float">
            <text:p>44.10098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9122002" calcext:value-type="float">
            <text:p>9122002</text:p>
          </table:table-cell>
          <table:table-cell office:value-type="float" office:value="0.7311485" calcext:value-type="float">
            <text:p>0.7311485</text:p>
          </table:table-cell>
          <table:table-cell office:value-type="float" office:value="127.1957" calcext:value-type="float">
            <text:p>127.195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7.24742" calcext:value-type="float">
            <text:p>17.24742</text:p>
          </table:table-cell>
          <table:table-cell office:value-type="float" office:value="0.004669141" calcext:value-type="float">
            <text:p>0.004669141</text:p>
          </table:table-cell>
          <table:table-cell office:value-type="float" office:value="0.005850852" calcext:value-type="float">
            <text:p>0.005850852</text:p>
          </table:table-cell>
          <table:table-cell office:value-type="float" office:value="0.1380894" calcext:value-type="float">
            <text:p>0.1380894</text:p>
          </table:table-cell>
          <table:table-cell office:value-type="float" office:value="1687.148" calcext:value-type="float">
            <text:p>1687.148</text:p>
          </table:table-cell>
          <table:table-cell office:value-type="float" office:value="0.8186104" calcext:value-type="float">
            <text:p>0.8186104</text:p>
          </table:table-cell>
          <table:table-cell office:value-type="float" office:value="0" calcext:value-type="float">
            <text:p>0</text:p>
          </table:table-cell>
          <table:table-cell office:value-type="float" office:value="0.5045692" calcext:value-type="float">
            <text:p>0.5045692</text:p>
          </table:table-cell>
          <table:table-cell office:value-type="float" office:value="0.5528486" calcext:value-type="float">
            <text:p>0.5528486</text:p>
          </table:table-cell>
          <table:table-cell office:value-type="float" office:value="0.03268475" calcext:value-type="float">
            <text:p>0.03268475</text:p>
          </table:table-cell>
          <table:table-cell office:value-type="float" office:value="0.03264843" calcext:value-type="float">
            <text:p>0.032648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.39518" calcext:value-type="float">
            <text:p>43.39518</text:p>
          </table:table-cell>
          <table:table-cell office:value-type="float" office:value="44.09293" calcext:value-type="float">
            <text:p>44.09293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10122002" calcext:value-type="float">
            <text:p>10122002</text:p>
          </table:table-cell>
          <table:table-cell office:value-type="float" office:value="0.7309384" calcext:value-type="float">
            <text:p>0.7309384</text:p>
          </table:table-cell>
          <table:table-cell office:value-type="float" office:value="127.1954" calcext:value-type="float">
            <text:p>127.195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7.23435" calcext:value-type="float">
            <text:p>17.23435</text:p>
          </table:table-cell>
          <table:table-cell office:value-type="float" office:value="0.004669141" calcext:value-type="float">
            <text:p>0.004669141</text:p>
          </table:table-cell>
          <table:table-cell office:value-type="float" office:value="0.005857915" calcext:value-type="float">
            <text:p>0.005857915</text:p>
          </table:table-cell>
          <table:table-cell office:value-type="float" office:value="0.1381413" calcext:value-type="float">
            <text:p>0.1381413</text:p>
          </table:table-cell>
          <table:table-cell office:value-type="float" office:value="1687.162" calcext:value-type="float">
            <text:p>1687.162</text:p>
          </table:table-cell>
          <table:table-cell office:value-type="float" office:value="0.8181418" calcext:value-type="float">
            <text:p>0.8181418</text:p>
          </table:table-cell>
          <table:table-cell office:value-type="float" office:value="0" calcext:value-type="float">
            <text:p>0</text:p>
          </table:table-cell>
          <table:table-cell office:value-type="float" office:value="0.5458382" calcext:value-type="float">
            <text:p>0.5458382</text:p>
          </table:table-cell>
          <table:table-cell office:value-type="float" office:value="0.5663006" calcext:value-type="float">
            <text:p>0.5663006</text:p>
          </table:table-cell>
          <table:table-cell office:value-type="float" office:value="0.03263434" calcext:value-type="float">
            <text:p>0.03263434</text:p>
          </table:table-cell>
          <table:table-cell office:value-type="float" office:value="0.03259382" calcext:value-type="float">
            <text:p>0.032593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.38175" calcext:value-type="float">
            <text:p>43.38175</text:p>
          </table:table-cell>
          <table:table-cell office:value-type="float" office:value="44.07985" calcext:value-type="float">
            <text:p>44.07985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1122002" calcext:value-type="float">
            <text:p>11122002</text:p>
          </table:table-cell>
          <table:table-cell office:value-type="float" office:value="0.7307065" calcext:value-type="float">
            <text:p>0.7307065</text:p>
          </table:table-cell>
          <table:table-cell office:value-type="float" office:value="127.1952" calcext:value-type="float">
            <text:p>127.195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7.22123" calcext:value-type="float">
            <text:p>17.22123</text:p>
          </table:table-cell>
          <table:table-cell office:value-type="float" office:value="0.004669141" calcext:value-type="float">
            <text:p>0.004669141</text:p>
          </table:table-cell>
          <table:table-cell office:value-type="float" office:value="0.005864962" calcext:value-type="float">
            <text:p>0.005864962</text:p>
          </table:table-cell>
          <table:table-cell office:value-type="float" office:value="0.1381905" calcext:value-type="float">
            <text:p>0.1381905</text:p>
          </table:table-cell>
          <table:table-cell office:value-type="float" office:value="1687.177" calcext:value-type="float">
            <text:p>1687.177</text:p>
          </table:table-cell>
          <table:table-cell office:value-type="float" office:value="0.8176392" calcext:value-type="float">
            <text:p>0.8176392</text:p>
          </table:table-cell>
          <table:table-cell office:value-type="float" office:value="0" calcext:value-type="float">
            <text:p>0</text:p>
          </table:table-cell>
          <table:table-cell office:value-type="float" office:value="0.5758905" calcext:value-type="float">
            <text:p>0.5758905</text:p>
          </table:table-cell>
          <table:table-cell office:value-type="float" office:value="0.5813957" calcext:value-type="float">
            <text:p>0.5813957</text:p>
          </table:table-cell>
          <table:table-cell office:value-type="float" office:value="0.03258456" calcext:value-type="float">
            <text:p>0.03258456</text:p>
          </table:table-cell>
          <table:table-cell office:value-type="float" office:value="0.03253933" calcext:value-type="float">
            <text:p>0.032539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.36978" calcext:value-type="float">
            <text:p>43.36978</text:p>
          </table:table-cell>
          <table:table-cell office:value-type="float" office:value="44.06792" calcext:value-type="float">
            <text:p>44.06792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2122002" calcext:value-type="float">
            <text:p>12122002</text:p>
          </table:table-cell>
          <table:table-cell office:value-type="float" office:value="0.7304456" calcext:value-type="float">
            <text:p>0.7304456</text:p>
          </table:table-cell>
          <table:table-cell office:value-type="float" office:value="127.195" calcext:value-type="float">
            <text:p>127.19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7.20806" calcext:value-type="float">
            <text:p>17.20806</text:p>
          </table:table-cell>
          <table:table-cell office:value-type="float" office:value="0.004669141" calcext:value-type="float">
            <text:p>0.004669141</text:p>
          </table:table-cell>
          <table:table-cell office:value-type="float" office:value="0.005871902" calcext:value-type="float">
            <text:p>0.005871902</text:p>
          </table:table-cell>
          <table:table-cell office:value-type="float" office:value="0.1382358" calcext:value-type="float">
            <text:p>0.1382358</text:p>
          </table:table-cell>
          <table:table-cell office:value-type="float" office:value="1687.192" calcext:value-type="float">
            <text:p>1687.192</text:p>
          </table:table-cell>
          <table:table-cell office:value-type="float" office:value="0.8170995" calcext:value-type="float">
            <text:p>0.8170995</text:p>
          </table:table-cell>
          <table:table-cell office:value-type="float" office:value="0" calcext:value-type="float">
            <text:p>0</text:p>
          </table:table-cell>
          <table:table-cell office:value-type="float" office:value="0.5842531" calcext:value-type="float">
            <text:p>0.5842531</text:p>
          </table:table-cell>
          <table:table-cell office:value-type="float" office:value="0.577967" calcext:value-type="float">
            <text:p>0.577967</text:p>
          </table:table-cell>
          <table:table-cell office:value-type="float" office:value="0.03253401" calcext:value-type="float">
            <text:p>0.03253401</text:p>
          </table:table-cell>
          <table:table-cell office:value-type="float" office:value="0.03248488" calcext:value-type="float">
            <text:p>0.032484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.35645" calcext:value-type="float">
            <text:p>43.35645</text:p>
          </table:table-cell>
          <table:table-cell office:value-type="float" office:value="44.05568" calcext:value-type="float">
            <text:p>44.05568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13122002" calcext:value-type="float">
            <text:p>13122002</text:p>
          </table:table-cell>
          <table:table-cell office:value-type="float" office:value="0.7301729" calcext:value-type="float">
            <text:p>0.7301729</text:p>
          </table:table-cell>
          <table:table-cell office:value-type="float" office:value="127.1947" calcext:value-type="float">
            <text:p>127.194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7.1949" calcext:value-type="float">
            <text:p>17.1949</text:p>
          </table:table-cell>
          <table:table-cell office:value-type="float" office:value="0.004669141" calcext:value-type="float">
            <text:p>0.004669141</text:p>
          </table:table-cell>
          <table:table-cell office:value-type="float" office:value="0.00587879" calcext:value-type="float">
            <text:p>0.00587879</text:p>
          </table:table-cell>
          <table:table-cell office:value-type="float" office:value="0.1382789" calcext:value-type="float">
            <text:p>0.1382789</text:p>
          </table:table-cell>
          <table:table-cell office:value-type="float" office:value="1687.206" calcext:value-type="float">
            <text:p>1687.206</text:p>
          </table:table-cell>
          <table:table-cell office:value-type="float" office:value="0.8165192" calcext:value-type="float">
            <text:p>0.8165192</text:p>
          </table:table-cell>
          <table:table-cell office:value-type="float" office:value="0" calcext:value-type="float">
            <text:p>0</text:p>
          </table:table-cell>
          <table:table-cell office:value-type="float" office:value="0.571178" calcext:value-type="float">
            <text:p>0.571178</text:p>
          </table:table-cell>
          <table:table-cell office:value-type="float" office:value="0.5756868" calcext:value-type="float">
            <text:p>0.5756868</text:p>
          </table:table-cell>
          <table:table-cell office:value-type="float" office:value="0.03248082" calcext:value-type="float">
            <text:p>0.03248082</text:p>
          </table:table-cell>
          <table:table-cell office:value-type="float" office:value="0.03243063" calcext:value-type="float">
            <text:p>0.032430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.34634" calcext:value-type="float">
            <text:p>43.34634</text:p>
          </table:table-cell>
          <table:table-cell office:value-type="float" office:value="44.04401" calcext:value-type="float">
            <text:p>44.04401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4122002" calcext:value-type="float">
            <text:p>14122002</text:p>
          </table:table-cell>
          <table:table-cell office:value-type="float" office:value="0.7298235" calcext:value-type="float">
            <text:p>0.7298235</text:p>
          </table:table-cell>
          <table:table-cell office:value-type="float" office:value="127.1945" calcext:value-type="float">
            <text:p>127.194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7.18118" calcext:value-type="float">
            <text:p>17.18118</text:p>
          </table:table-cell>
          <table:table-cell office:value-type="float" office:value="0.004669141" calcext:value-type="float">
            <text:p>0.004669141</text:p>
          </table:table-cell>
          <table:table-cell office:value-type="float" office:value="0.00588569" calcext:value-type="float">
            <text:p>0.00588569</text:p>
          </table:table-cell>
          <table:table-cell office:value-type="float" office:value="0.1383213" calcext:value-type="float">
            <text:p>0.1383213</text:p>
          </table:table-cell>
          <table:table-cell office:value-type="float" office:value="1687.221" calcext:value-type="float">
            <text:p>1687.221</text:p>
          </table:table-cell>
          <table:table-cell office:value-type="float" office:value="0.8159745" calcext:value-type="float">
            <text:p>0.8159745</text:p>
          </table:table-cell>
          <table:table-cell office:value-type="float" office:value="0" calcext:value-type="float">
            <text:p>0</text:p>
          </table:table-cell>
          <table:table-cell office:value-type="float" office:value="0.5284439" calcext:value-type="float">
            <text:p>0.5284439</text:p>
          </table:table-cell>
          <table:table-cell office:value-type="float" office:value="0.573114" calcext:value-type="float">
            <text:p>0.573114</text:p>
          </table:table-cell>
          <table:table-cell office:value-type="float" office:value="0.0324526" calcext:value-type="float">
            <text:p>0.0324526</text:p>
          </table:table-cell>
          <table:table-cell office:value-type="float" office:value="0.03237647" calcext:value-type="float">
            <text:p>0.032376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.30827" calcext:value-type="float">
            <text:p>43.30827</text:p>
          </table:table-cell>
          <table:table-cell office:value-type="float" office:value="44.02932" calcext:value-type="float">
            <text:p>44.02932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15122002" calcext:value-type="float">
            <text:p>15122002</text:p>
          </table:table-cell>
          <table:table-cell office:value-type="float" office:value="0.7294998" calcext:value-type="float">
            <text:p>0.7294998</text:p>
          </table:table-cell>
          <table:table-cell office:value-type="float" office:value="127.1942" calcext:value-type="float">
            <text:p>127.194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7.16799" calcext:value-type="float">
            <text:p>17.16799</text:p>
          </table:table-cell>
          <table:table-cell office:value-type="float" office:value="0.004669141" calcext:value-type="float">
            <text:p>0.004669141</text:p>
          </table:table-cell>
          <table:table-cell office:value-type="float" office:value="0.005892563" calcext:value-type="float">
            <text:p>0.005892563</text:p>
          </table:table-cell>
          <table:table-cell office:value-type="float" office:value="0.1383569" calcext:value-type="float">
            <text:p>0.1383569</text:p>
          </table:table-cell>
          <table:table-cell office:value-type="float" office:value="1687.236" calcext:value-type="float">
            <text:p>1687.236</text:p>
          </table:table-cell>
          <table:table-cell office:value-type="float" office:value="0.8153309" calcext:value-type="float">
            <text:p>0.8153309</text:p>
          </table:table-cell>
          <table:table-cell office:value-type="float" office:value="0" calcext:value-type="float">
            <text:p>0</text:p>
          </table:table-cell>
          <table:table-cell office:value-type="float" office:value="0.7047987" calcext:value-type="float">
            <text:p>0.7047987</text:p>
          </table:table-cell>
          <table:table-cell office:value-type="float" office:value="0.6149518" calcext:value-type="float">
            <text:p>0.6149518</text:p>
          </table:table-cell>
          <table:table-cell office:value-type="float" office:value="0.03239554" calcext:value-type="float">
            <text:p>0.03239554</text:p>
          </table:table-cell>
          <table:table-cell office:value-type="float" office:value="0.0323224" calcext:value-type="float">
            <text:p>0.03232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.31039" calcext:value-type="float">
            <text:p>43.31039</text:p>
          </table:table-cell>
          <table:table-cell office:value-type="float" office:value="44.01775" calcext:value-type="float">
            <text:p>44.01775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6122002" calcext:value-type="float">
            <text:p>16122002</text:p>
          </table:table-cell>
          <table:table-cell office:value-type="float" office:value="0.7293229" calcext:value-type="float">
            <text:p>0.7293229</text:p>
          </table:table-cell>
          <table:table-cell office:value-type="float" office:value="127.194" calcext:value-type="float">
            <text:p>127.19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7.15557" calcext:value-type="float">
            <text:p>17.15557</text:p>
          </table:table-cell>
          <table:table-cell office:value-type="float" office:value="0.004669141" calcext:value-type="float">
            <text:p>0.004669141</text:p>
          </table:table-cell>
          <table:table-cell office:value-type="float" office:value="0.005899391" calcext:value-type="float">
            <text:p>0.005899391</text:p>
          </table:table-cell>
          <table:table-cell office:value-type="float" office:value="0.1383917" calcext:value-type="float">
            <text:p>0.1383917</text:p>
          </table:table-cell>
          <table:table-cell office:value-type="float" office:value="1687.25" calcext:value-type="float">
            <text:p>1687.25</text:p>
          </table:table-cell>
          <table:table-cell office:value-type="float" office:value="0.814864" calcext:value-type="float">
            <text:p>0.814864</text:p>
          </table:table-cell>
          <table:table-cell office:value-type="float" office:value="0" calcext:value-type="float">
            <text:p>0</text:p>
          </table:table-cell>
          <table:table-cell office:value-type="float" office:value="0.6206127" calcext:value-type="float">
            <text:p>0.6206127</text:p>
          </table:table-cell>
          <table:table-cell office:value-type="float" office:value="0.626599" calcext:value-type="float">
            <text:p>0.626599</text:p>
          </table:table-cell>
          <table:table-cell office:value-type="float" office:value="0.03232448" calcext:value-type="float">
            <text:p>0.03232448</text:p>
          </table:table-cell>
          <table:table-cell office:value-type="float" office:value="0.03226842" calcext:value-type="float">
            <text:p>0.032268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.31271" calcext:value-type="float">
            <text:p>43.31271</text:p>
          </table:table-cell>
          <table:table-cell office:value-type="float" office:value="44.01216" calcext:value-type="float">
            <text:p>44.01216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17122002" calcext:value-type="float">
            <text:p>17122002</text:p>
          </table:table-cell>
          <table:table-cell office:value-type="float" office:value="0.7292166" calcext:value-type="float">
            <text:p>0.7292166</text:p>
          </table:table-cell>
          <table:table-cell office:value-type="float" office:value="127.1938" calcext:value-type="float">
            <text:p>127.193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7.14352" calcext:value-type="float">
            <text:p>17.14352</text:p>
          </table:table-cell>
          <table:table-cell office:value-type="float" office:value="0.004669141" calcext:value-type="float">
            <text:p>0.004669141</text:p>
          </table:table-cell>
          <table:table-cell office:value-type="float" office:value="0.005906186" calcext:value-type="float">
            <text:p>0.005906186</text:p>
          </table:table-cell>
          <table:table-cell office:value-type="float" office:value="0.1384235" calcext:value-type="float">
            <text:p>0.1384235</text:p>
          </table:table-cell>
          <table:table-cell office:value-type="float" office:value="1687.263" calcext:value-type="float">
            <text:p>1687.263</text:p>
          </table:table-cell>
          <table:table-cell office:value-type="float" office:value="0.8145307" calcext:value-type="float">
            <text:p>0.8145307</text:p>
          </table:table-cell>
          <table:table-cell office:value-type="float" office:value="0" calcext:value-type="float">
            <text:p>0</text:p>
          </table:table-cell>
          <table:table-cell office:value-type="float" office:value="0.5589566" calcext:value-type="float">
            <text:p>0.5589566</text:p>
          </table:table-cell>
          <table:table-cell office:value-type="float" office:value="0.5957575" calcext:value-type="float">
            <text:p>0.5957575</text:p>
          </table:table-cell>
          <table:table-cell office:value-type="float" office:value="0.03225738" calcext:value-type="float">
            <text:p>0.03225738</text:p>
          </table:table-cell>
          <table:table-cell office:value-type="float" office:value="0.03221447" calcext:value-type="float">
            <text:p>0.032214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.30773" calcext:value-type="float">
            <text:p>43.30773</text:p>
          </table:table-cell>
          <table:table-cell office:value-type="float" office:value="44.00521" calcext:value-type="float">
            <text:p>44.00521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8122002" calcext:value-type="float">
            <text:p>18122002</text:p>
          </table:table-cell>
          <table:table-cell office:value-type="float" office:value="0.7291221" calcext:value-type="float">
            <text:p>0.7291221</text:p>
          </table:table-cell>
          <table:table-cell office:value-type="float" office:value="127.1937" calcext:value-type="float">
            <text:p>127.193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7.13128" calcext:value-type="float">
            <text:p>17.13128</text:p>
          </table:table-cell>
          <table:table-cell office:value-type="float" office:value="0.004669141" calcext:value-type="float">
            <text:p>0.004669141</text:p>
          </table:table-cell>
          <table:table-cell office:value-type="float" office:value="0.005912981" calcext:value-type="float">
            <text:p>0.005912981</text:p>
          </table:table-cell>
          <table:table-cell office:value-type="float" office:value="0.1384523" calcext:value-type="float">
            <text:p>0.1384523</text:p>
          </table:table-cell>
          <table:table-cell office:value-type="float" office:value="1687.276" calcext:value-type="float">
            <text:p>1687.276</text:p>
          </table:table-cell>
          <table:table-cell office:value-type="float" office:value="0.8142298" calcext:value-type="float">
            <text:p>0.8142298</text:p>
          </table:table-cell>
          <table:table-cell office:value-type="float" office:value="0" calcext:value-type="float">
            <text:p>0</text:p>
          </table:table-cell>
          <table:table-cell office:value-type="float" office:value="0.5272335" calcext:value-type="float">
            <text:p>0.5272335</text:p>
          </table:table-cell>
          <table:table-cell office:value-type="float" office:value="0.5722305" calcext:value-type="float">
            <text:p>0.5722305</text:p>
          </table:table-cell>
          <table:table-cell office:value-type="float" office:value="0.03219921" calcext:value-type="float">
            <text:p>0.03219921</text:p>
          </table:table-cell>
          <table:table-cell office:value-type="float" office:value="0.0321605" calcext:value-type="float">
            <text:p>0.03216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.29912" calcext:value-type="float">
            <text:p>43.29912</text:p>
          </table:table-cell>
          <table:table-cell office:value-type="float" office:value="43.99625" calcext:value-type="float">
            <text:p>43.99625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19122002" calcext:value-type="float">
            <text:p>19122002</text:p>
          </table:table-cell>
          <table:table-cell office:value-type="float" office:value="0.7290115" calcext:value-type="float">
            <text:p>0.7290115</text:p>
          </table:table-cell>
          <table:table-cell office:value-type="float" office:value="127.1935" calcext:value-type="float">
            <text:p>127.193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7.11871" calcext:value-type="float">
            <text:p>17.11871</text:p>
          </table:table-cell>
          <table:table-cell office:value-type="float" office:value="0.004669141" calcext:value-type="float">
            <text:p>0.004669141</text:p>
          </table:table-cell>
          <table:table-cell office:value-type="float" office:value="0.005919776" calcext:value-type="float">
            <text:p>0.005919776</text:p>
          </table:table-cell>
          <table:table-cell office:value-type="float" office:value="0.1384805" calcext:value-type="float">
            <text:p>0.1384805</text:p>
          </table:table-cell>
          <table:table-cell office:value-type="float" office:value="1687.29" calcext:value-type="float">
            <text:p>1687.29</text:p>
          </table:table-cell>
          <table:table-cell office:value-type="float" office:value="0.813897" calcext:value-type="float">
            <text:p>0.813897</text:p>
          </table:table-cell>
          <table:table-cell office:value-type="float" office:value="0" calcext:value-type="float">
            <text:p>0</text:p>
          </table:table-cell>
          <table:table-cell office:value-type="float" office:value="0.4911926" calcext:value-type="float">
            <text:p>0.4911926</text:p>
          </table:table-cell>
          <table:table-cell office:value-type="float" office:value="0.5450906" calcext:value-type="float">
            <text:p>0.5450906</text:p>
          </table:table-cell>
          <table:table-cell office:value-type="float" office:value="0.03214459" calcext:value-type="float">
            <text:p>0.03214459</text:p>
          </table:table-cell>
          <table:table-cell office:value-type="float" office:value="0.03210655" calcext:value-type="float">
            <text:p>0.032106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.28856" calcext:value-type="float">
            <text:p>43.28856</text:p>
          </table:table-cell>
          <table:table-cell office:value-type="float" office:value="43.98538" calcext:value-type="float">
            <text:p>43.98538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20122002" calcext:value-type="float">
            <text:p>20122002</text:p>
          </table:table-cell>
          <table:table-cell office:value-type="float" office:value="0.7288174" calcext:value-type="float">
            <text:p>0.7288174</text:p>
          </table:table-cell>
          <table:table-cell office:value-type="float" office:value="127.1933" calcext:value-type="float">
            <text:p>127.193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7.10534" calcext:value-type="float">
            <text:p>17.10534</text:p>
          </table:table-cell>
          <table:table-cell office:value-type="float" office:value="0.004669141" calcext:value-type="float">
            <text:p>0.004669141</text:p>
          </table:table-cell>
          <table:table-cell office:value-type="float" office:value="0.005926721" calcext:value-type="float">
            <text:p>0.005926721</text:p>
          </table:table-cell>
          <table:table-cell office:value-type="float" office:value="0.1385109" calcext:value-type="float">
            <text:p>0.1385109</text:p>
          </table:table-cell>
          <table:table-cell office:value-type="float" office:value="1687.303" calcext:value-type="float">
            <text:p>1687.303</text:p>
          </table:table-cell>
          <table:table-cell office:value-type="float" office:value="0.8136587" calcext:value-type="float">
            <text:p>0.8136587</text:p>
          </table:table-cell>
          <table:table-cell office:value-type="float" office:value="0" calcext:value-type="float">
            <text:p>0</text:p>
          </table:table-cell>
          <table:table-cell office:value-type="float" office:value="0.4785971" calcext:value-type="float">
            <text:p>0.4785971</text:p>
          </table:table-cell>
          <table:table-cell office:value-type="float" office:value="0.543687" calcext:value-type="float">
            <text:p>0.543687</text:p>
          </table:table-cell>
          <table:table-cell office:value-type="float" office:value="0.03209651" calcext:value-type="float">
            <text:p>0.03209651</text:p>
          </table:table-cell>
          <table:table-cell office:value-type="float" office:value="0.03205265" calcext:value-type="float">
            <text:p>0.032052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.26218" calcext:value-type="float">
            <text:p>43.26218</text:p>
          </table:table-cell>
          <table:table-cell office:value-type="float" office:value="43.97026" calcext:value-type="float">
            <text:p>43.97026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21122002" calcext:value-type="float">
            <text:p>21122002</text:p>
          </table:table-cell>
          <table:table-cell office:value-type="float" office:value="0.7285305" calcext:value-type="float">
            <text:p>0.7285305</text:p>
          </table:table-cell>
          <table:table-cell office:value-type="float" office:value="127.1931" calcext:value-type="float">
            <text:p>127.193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7.09204" calcext:value-type="float">
            <text:p>17.09204</text:p>
          </table:table-cell>
          <table:table-cell office:value-type="float" office:value="0.004669141" calcext:value-type="float">
            <text:p>0.004669141</text:p>
          </table:table-cell>
          <table:table-cell office:value-type="float" office:value="0.005933481" calcext:value-type="float">
            <text:p>0.005933481</text:p>
          </table:table-cell>
          <table:table-cell office:value-type="float" office:value="0.1385351" calcext:value-type="float">
            <text:p>0.1385351</text:p>
          </table:table-cell>
          <table:table-cell office:value-type="float" office:value="1687.316" calcext:value-type="float">
            <text:p>1687.316</text:p>
          </table:table-cell>
          <table:table-cell office:value-type="float" office:value="0.81305" calcext:value-type="float">
            <text:p>0.81305</text:p>
          </table:table-cell>
          <table:table-cell office:value-type="float" office:value="0" calcext:value-type="float">
            <text:p>0</text:p>
          </table:table-cell>
          <table:table-cell office:value-type="float" office:value="0.5697972" calcext:value-type="float">
            <text:p>0.5697972</text:p>
          </table:table-cell>
          <table:table-cell office:value-type="float" office:value="0.5761114" calcext:value-type="float">
            <text:p>0.5761114</text:p>
          </table:table-cell>
          <table:table-cell office:value-type="float" office:value="0.03205455" calcext:value-type="float">
            <text:p>0.03205455</text:p>
          </table:table-cell>
          <table:table-cell office:value-type="float" office:value="0.03199901" calcext:value-type="float">
            <text:p>0.031999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.24779" calcext:value-type="float">
            <text:p>43.24779</text:p>
          </table:table-cell>
          <table:table-cell office:value-type="float" office:value="43.95722" calcext:value-type="float">
            <text:p>43.95722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22122002" calcext:value-type="float">
            <text:p>22122002</text:p>
          </table:table-cell>
          <table:table-cell office:value-type="float" office:value="0.7282218" calcext:value-type="float">
            <text:p>0.7282218</text:p>
          </table:table-cell>
          <table:table-cell office:value-type="float" office:value="127.1928" calcext:value-type="float">
            <text:p>127.192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7.07898" calcext:value-type="float">
            <text:p>17.07898</text:p>
          </table:table-cell>
          <table:table-cell office:value-type="float" office:value="0.004669141" calcext:value-type="float">
            <text:p>0.004669141</text:p>
          </table:table-cell>
          <table:table-cell office:value-type="float" office:value="0.005940132" calcext:value-type="float">
            <text:p>0.005940132</text:p>
          </table:table-cell>
          <table:table-cell office:value-type="float" office:value="0.1385548" calcext:value-type="float">
            <text:p>0.1385548</text:p>
          </table:table-cell>
          <table:table-cell office:value-type="float" office:value="1687.329" calcext:value-type="float">
            <text:p>1687.329</text:p>
          </table:table-cell>
          <table:table-cell office:value-type="float" office:value="0.8124029" calcext:value-type="float">
            <text:p>0.8124029</text:p>
          </table:table-cell>
          <table:table-cell office:value-type="float" office:value="0" calcext:value-type="float">
            <text:p>0</text:p>
          </table:table-cell>
          <table:table-cell office:value-type="float" office:value="0.5837566" calcext:value-type="float">
            <text:p>0.5837566</text:p>
          </table:table-cell>
          <table:table-cell office:value-type="float" office:value="0.5777236" calcext:value-type="float">
            <text:p>0.5777236</text:p>
          </table:table-cell>
          <table:table-cell office:value-type="float" office:value="0.03200384" calcext:value-type="float">
            <text:p>0.03200384</text:p>
          </table:table-cell>
          <table:table-cell office:value-type="float" office:value="0.03194552" calcext:value-type="float">
            <text:p>0.031945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.2369" calcext:value-type="float">
            <text:p>43.2369</text:p>
          </table:table-cell>
          <table:table-cell office:value-type="float" office:value="43.94488" calcext:value-type="float">
            <text:p>43.94488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23122002" calcext:value-type="float">
            <text:p>23122002</text:p>
          </table:table-cell>
          <table:table-cell office:value-type="float" office:value="0.7279322" calcext:value-type="float">
            <text:p>0.7279322</text:p>
          </table:table-cell>
          <table:table-cell office:value-type="float" office:value="127.1926" calcext:value-type="float">
            <text:p>127.192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7.06606" calcext:value-type="float">
            <text:p>17.06606</text:p>
          </table:table-cell>
          <table:table-cell office:value-type="float" office:value="0.004669141" calcext:value-type="float">
            <text:p>0.004669141</text:p>
          </table:table-cell>
          <table:table-cell office:value-type="float" office:value="0.005946765" calcext:value-type="float">
            <text:p>0.005946765</text:p>
          </table:table-cell>
          <table:table-cell office:value-type="float" office:value="0.1385723" calcext:value-type="float">
            <text:p>0.1385723</text:p>
          </table:table-cell>
          <table:table-cell office:value-type="float" office:value="1687.343" calcext:value-type="float">
            <text:p>1687.343</text:p>
          </table:table-cell>
          <table:table-cell office:value-type="float" office:value="0.8117833" calcext:value-type="float">
            <text:p>0.8117833</text:p>
          </table:table-cell>
          <table:table-cell office:value-type="float" office:value="0" calcext:value-type="float">
            <text:p>0</text:p>
          </table:table-cell>
          <table:table-cell office:value-type="float" office:value="0.6328984" calcext:value-type="float">
            <text:p>0.6328984</text:p>
          </table:table-cell>
          <table:table-cell office:value-type="float" office:value="0.6086017" calcext:value-type="float">
            <text:p>0.6086017</text:p>
          </table:table-cell>
          <table:table-cell office:value-type="float" office:value="0.03195345" calcext:value-type="float">
            <text:p>0.03195345</text:p>
          </table:table-cell>
          <table:table-cell office:value-type="float" office:value="0.03189208" calcext:value-type="float">
            <text:p>0.031892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.22695" calcext:value-type="float">
            <text:p>43.22695</text:p>
          </table:table-cell>
          <table:table-cell office:value-type="float" office:value="43.93343" calcext:value-type="float">
            <text:p>43.93343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24122002" calcext:value-type="float">
            <text:p>24122002</text:p>
          </table:table-cell>
          <table:table-cell office:value-type="float" office:value="0.7277476" calcext:value-type="float">
            <text:p>0.7277476</text:p>
          </table:table-cell>
          <table:table-cell office:value-type="float" office:value="127.1924" calcext:value-type="float">
            <text:p>127.192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7.05382" calcext:value-type="float">
            <text:p>17.05382</text:p>
          </table:table-cell>
          <table:table-cell office:value-type="float" office:value="0.004669141" calcext:value-type="float">
            <text:p>0.004669141</text:p>
          </table:table-cell>
          <table:table-cell office:value-type="float" office:value="0.005953381" calcext:value-type="float">
            <text:p>0.005953381</text:p>
          </table:table-cell>
          <table:table-cell office:value-type="float" office:value="0.1385878" calcext:value-type="float">
            <text:p>0.1385878</text:p>
          </table:table-cell>
          <table:table-cell office:value-type="float" office:value="1687.356" calcext:value-type="float">
            <text:p>1687.356</text:p>
          </table:table-cell>
          <table:table-cell office:value-type="float" office:value="0.8113037" calcext:value-type="float">
            <text:p>0.8113037</text:p>
          </table:table-cell>
          <table:table-cell office:value-type="float" office:value="0" calcext:value-type="float">
            <text:p>0</text:p>
          </table:table-cell>
          <table:table-cell office:value-type="float" office:value="0.5984946" calcext:value-type="float">
            <text:p>0.5984946</text:p>
          </table:table-cell>
          <table:table-cell office:value-type="float" office:value="0.6178623" calcext:value-type="float">
            <text:p>0.6178623</text:p>
          </table:table-cell>
          <table:table-cell office:value-type="float" office:value="0.03189343" calcext:value-type="float">
            <text:p>0.03189343</text:p>
          </table:table-cell>
          <table:table-cell office:value-type="float" office:value="0.03183867" calcext:value-type="float">
            <text:p>0.031838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.22392" calcext:value-type="float">
            <text:p>43.22392</text:p>
          </table:table-cell>
          <table:table-cell office:value-type="float" office:value="43.92653" calcext:value-type="float">
            <text:p>43.92653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25122002" calcext:value-type="float">
            <text:p>25122002</text:p>
          </table:table-cell>
          <table:table-cell office:value-type="float" office:value="0.7276193" calcext:value-type="float">
            <text:p>0.7276193</text:p>
          </table:table-cell>
          <table:table-cell office:value-type="float" office:value="127.1922" calcext:value-type="float">
            <text:p>127.192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7.04177" calcext:value-type="float">
            <text:p>17.04177</text:p>
          </table:table-cell>
          <table:table-cell office:value-type="float" office:value="0.004669141" calcext:value-type="float">
            <text:p>0.004669141</text:p>
          </table:table-cell>
          <table:table-cell office:value-type="float" office:value="0.005959997" calcext:value-type="float">
            <text:p>0.005959997</text:p>
          </table:table-cell>
          <table:table-cell office:value-type="float" office:value="0.1385994" calcext:value-type="float">
            <text:p>0.1385994</text:p>
          </table:table-cell>
          <table:table-cell office:value-type="float" office:value="1687.37" calcext:value-type="float">
            <text:p>1687.37</text:p>
          </table:table-cell>
          <table:table-cell office:value-type="float" office:value="0.8109223" calcext:value-type="float">
            <text:p>0.8109223</text:p>
          </table:table-cell>
          <table:table-cell office:value-type="float" office:value="0" calcext:value-type="float">
            <text:p>0</text:p>
          </table:table-cell>
          <table:table-cell office:value-type="float" office:value="0.5310497" calcext:value-type="float">
            <text:p>0.5310497</text:p>
          </table:table-cell>
          <table:table-cell office:value-type="float" office:value="0.5753754" calcext:value-type="float">
            <text:p>0.5753754</text:p>
          </table:table-cell>
          <table:table-cell office:value-type="float" office:value="0.03183227" calcext:value-type="float">
            <text:p>0.03183227</text:p>
          </table:table-cell>
          <table:table-cell office:value-type="float" office:value="0.03178532" calcext:value-type="float">
            <text:p>0.031785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.21743" calcext:value-type="float">
            <text:p>43.21743</text:p>
          </table:table-cell>
          <table:table-cell office:value-type="float" office:value="43.91836" calcext:value-type="float">
            <text:p>43.91836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26122002" calcext:value-type="float">
            <text:p>26122002</text:p>
          </table:table-cell>
          <table:table-cell office:value-type="float" office:value="0.7274727" calcext:value-type="float">
            <text:p>0.7274727</text:p>
          </table:table-cell>
          <table:table-cell office:value-type="float" office:value="127.192" calcext:value-type="float">
            <text:p>127.19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7.0295" calcext:value-type="float">
            <text:p>17.0295</text:p>
          </table:table-cell>
          <table:table-cell office:value-type="float" office:value="0.004669141" calcext:value-type="float">
            <text:p>0.004669141</text:p>
          </table:table-cell>
          <table:table-cell office:value-type="float" office:value="0.005966613" calcext:value-type="float">
            <text:p>0.005966613</text:p>
          </table:table-cell>
          <table:table-cell office:value-type="float" office:value="0.1386109" calcext:value-type="float">
            <text:p>0.1386109</text:p>
          </table:table-cell>
          <table:table-cell office:value-type="float" office:value="1687.383" calcext:value-type="float">
            <text:p>1687.383</text:p>
          </table:table-cell>
          <table:table-cell office:value-type="float" office:value="0.8105217" calcext:value-type="float">
            <text:p>0.8105217</text:p>
          </table:table-cell>
          <table:table-cell office:value-type="float" office:value="0" calcext:value-type="float">
            <text:p>0</text:p>
          </table:table-cell>
          <table:table-cell office:value-type="float" office:value="0.5515952" calcext:value-type="float">
            <text:p>0.5515952</text:p>
          </table:table-cell>
          <table:table-cell office:value-type="float" office:value="0.5859852" calcext:value-type="float">
            <text:p>0.5859852</text:p>
          </table:table-cell>
          <table:table-cell office:value-type="float" office:value="0.03177863" calcext:value-type="float">
            <text:p>0.03177863</text:p>
          </table:table-cell>
          <table:table-cell office:value-type="float" office:value="0.03173207" calcext:value-type="float">
            <text:p>0.031732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.2078" calcext:value-type="float">
            <text:p>43.2078</text:p>
          </table:table-cell>
          <table:table-cell office:value-type="float" office:value="43.9083" calcext:value-type="float">
            <text:p>43.9083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27122002" calcext:value-type="float">
            <text:p>27122002</text:p>
          </table:table-cell>
          <table:table-cell office:value-type="float" office:value="0.727362" calcext:value-type="float">
            <text:p>0.727362</text:p>
          </table:table-cell>
          <table:table-cell office:value-type="float" office:value="127.1918" calcext:value-type="float">
            <text:p>127.191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7.01734" calcext:value-type="float">
            <text:p>17.01734</text:p>
          </table:table-cell>
          <table:table-cell office:value-type="float" office:value="0.004669141" calcext:value-type="float">
            <text:p>0.004669141</text:p>
          </table:table-cell>
          <table:table-cell office:value-type="float" office:value="0.005973229" calcext:value-type="float">
            <text:p>0.005973229</text:p>
          </table:table-cell>
          <table:table-cell office:value-type="float" office:value="0.1386217" calcext:value-type="float">
            <text:p>0.1386217</text:p>
          </table:table-cell>
          <table:table-cell office:value-type="float" office:value="1687.396" calcext:value-type="float">
            <text:p>1687.396</text:p>
          </table:table-cell>
          <table:table-cell office:value-type="float" office:value="0.8101756" calcext:value-type="float">
            <text:p>0.8101756</text:p>
          </table:table-cell>
          <table:table-cell office:value-type="float" office:value="0" calcext:value-type="float">
            <text:p>0</text:p>
          </table:table-cell>
          <table:table-cell office:value-type="float" office:value="0.4988857" calcext:value-type="float">
            <text:p>0.4988857</text:p>
          </table:table-cell>
          <table:table-cell office:value-type="float" office:value="0.5526771" calcext:value-type="float">
            <text:p>0.5526771</text:p>
          </table:table-cell>
          <table:table-cell office:value-type="float" office:value="0.03172295" calcext:value-type="float">
            <text:p>0.03172295</text:p>
          </table:table-cell>
          <table:table-cell office:value-type="float" office:value="0.03167881" calcext:value-type="float">
            <text:p>0.031678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.19925" calcext:value-type="float">
            <text:p>43.19925</text:p>
          </table:table-cell>
          <table:table-cell office:value-type="float" office:value="43.89893" calcext:value-type="float">
            <text:p>43.89893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28122002" calcext:value-type="float">
            <text:p>28122002</text:p>
          </table:table-cell>
          <table:table-cell office:value-type="float" office:value="0.7271969" calcext:value-type="float">
            <text:p>0.7271969</text:p>
          </table:table-cell>
          <table:table-cell office:value-type="float" office:value="127.1916" calcext:value-type="float">
            <text:p>127.191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7.00484" calcext:value-type="float">
            <text:p>17.00484</text:p>
          </table:table-cell>
          <table:table-cell office:value-type="float" office:value="0.004669141" calcext:value-type="float">
            <text:p>0.004669141</text:p>
          </table:table-cell>
          <table:table-cell office:value-type="float" office:value="0.005979845" calcext:value-type="float">
            <text:p>0.005979845</text:p>
          </table:table-cell>
          <table:table-cell office:value-type="float" office:value="0.1386303" calcext:value-type="float">
            <text:p>0.1386303</text:p>
          </table:table-cell>
          <table:table-cell office:value-type="float" office:value="1687.409" calcext:value-type="float">
            <text:p>1687.409</text:p>
          </table:table-cell>
          <table:table-cell office:value-type="float" office:value="0.8097438" calcext:value-type="float">
            <text:p>0.8097438</text:p>
          </table:table-cell>
          <table:table-cell office:value-type="float" office:value="0" calcext:value-type="float">
            <text:p>0</text:p>
          </table:table-cell>
          <table:table-cell office:value-type="float" office:value="0.5005386" calcext:value-type="float">
            <text:p>0.5005386</text:p>
          </table:table-cell>
          <table:table-cell office:value-type="float" office:value="0.5546501" calcext:value-type="float">
            <text:p>0.5546501</text:p>
          </table:table-cell>
          <table:table-cell office:value-type="float" office:value="0.03167255" calcext:value-type="float">
            <text:p>0.03167255</text:p>
          </table:table-cell>
          <table:table-cell office:value-type="float" office:value="0.03162558" calcext:value-type="float">
            <text:p>0.031625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.18778" calcext:value-type="float">
            <text:p>43.18778</text:p>
          </table:table-cell>
          <table:table-cell office:value-type="float" office:value="43.88725" calcext:value-type="float">
            <text:p>43.88725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29122002" calcext:value-type="float">
            <text:p>29122002</text:p>
          </table:table-cell>
          <table:table-cell office:value-type="float" office:value="0.7270173" calcext:value-type="float">
            <text:p>0.7270173</text:p>
          </table:table-cell>
          <table:table-cell office:value-type="float" office:value="127.1915" calcext:value-type="float">
            <text:p>127.191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6.9924" calcext:value-type="float">
            <text:p>16.9924</text:p>
          </table:table-cell>
          <table:table-cell office:value-type="float" office:value="0.004669141" calcext:value-type="float">
            <text:p>0.004669141</text:p>
          </table:table-cell>
          <table:table-cell office:value-type="float" office:value="0.005986428" calcext:value-type="float">
            <text:p>0.005986428</text:p>
          </table:table-cell>
          <table:table-cell office:value-type="float" office:value="0.1386379" calcext:value-type="float">
            <text:p>0.1386379</text:p>
          </table:table-cell>
          <table:table-cell office:value-type="float" office:value="1687.423" calcext:value-type="float">
            <text:p>1687.423</text:p>
          </table:table-cell>
          <table:table-cell office:value-type="float" office:value="0.8092892" calcext:value-type="float">
            <text:p>0.8092892</text:p>
          </table:table-cell>
          <table:table-cell office:value-type="float" office:value="0" calcext:value-type="float">
            <text:p>0</text:p>
          </table:table-cell>
          <table:table-cell office:value-type="float" office:value="0.5806333" calcext:value-type="float">
            <text:p>0.5806333</text:p>
          </table:table-cell>
          <table:table-cell office:value-type="float" office:value="0.604288" calcext:value-type="float">
            <text:p>0.604288</text:p>
          </table:table-cell>
          <table:table-cell office:value-type="float" office:value="0.03162328" calcext:value-type="float">
            <text:p>0.03162328</text:p>
          </table:table-cell>
          <table:table-cell office:value-type="float" office:value="0.03157259" calcext:value-type="float">
            <text:p>0.031572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.17801" calcext:value-type="float">
            <text:p>43.17801</text:p>
          </table:table-cell>
          <table:table-cell office:value-type="float" office:value="43.87654" calcext:value-type="float">
            <text:p>43.87654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30122002" calcext:value-type="float">
            <text:p>30122002</text:p>
          </table:table-cell>
          <table:table-cell office:value-type="float" office:value="0.7269297" calcext:value-type="float">
            <text:p>0.7269297</text:p>
          </table:table-cell>
          <table:table-cell office:value-type="float" office:value="127.1913" calcext:value-type="float">
            <text:p>127.191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6.98052" calcext:value-type="float">
            <text:p>16.98052</text:p>
          </table:table-cell>
          <table:table-cell office:value-type="float" office:value="0.004669141" calcext:value-type="float">
            <text:p>0.004669141</text:p>
          </table:table-cell>
          <table:table-cell office:value-type="float" office:value="0.005992955" calcext:value-type="float">
            <text:p>0.005992955</text:p>
          </table:table-cell>
          <table:table-cell office:value-type="float" office:value="0.1386445" calcext:value-type="float">
            <text:p>0.1386445</text:p>
          </table:table-cell>
          <table:table-cell office:value-type="float" office:value="1687.437" calcext:value-type="float">
            <text:p>1687.437</text:p>
          </table:table-cell>
          <table:table-cell office:value-type="float" office:value="0.8089784" calcext:value-type="float">
            <text:p>0.8089784</text:p>
          </table:table-cell>
          <table:table-cell office:value-type="float" office:value="0" calcext:value-type="float">
            <text:p>0</text:p>
          </table:table-cell>
          <table:table-cell office:value-type="float" office:value="0.5231922" calcext:value-type="float">
            <text:p>0.5231922</text:p>
          </table:table-cell>
          <table:table-cell office:value-type="float" office:value="0.5755476" calcext:value-type="float">
            <text:p>0.5755476</text:p>
          </table:table-cell>
          <table:table-cell office:value-type="float" office:value="0.03156598" calcext:value-type="float">
            <text:p>0.03156598</text:p>
          </table:table-cell>
          <table:table-cell office:value-type="float" office:value="0.03151967" calcext:value-type="float">
            <text:p>0.031519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.17198" calcext:value-type="float">
            <text:p>43.17198</text:p>
          </table:table-cell>
          <table:table-cell office:value-type="float" office:value="43.86902" calcext:value-type="float">
            <text:p>43.86902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31122002" calcext:value-type="float">
            <text:p>31122002</text:p>
          </table:table-cell>
          <table:table-cell office:value-type="float" office:value="0.7267592" calcext:value-type="float">
            <text:p>0.7267592</text:p>
          </table:table-cell>
          <table:table-cell office:value-type="float" office:value="127.1912" calcext:value-type="float">
            <text:p>127.191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6.96808" calcext:value-type="float">
            <text:p>16.96808</text:p>
          </table:table-cell>
          <table:table-cell office:value-type="float" office:value="0.004669141" calcext:value-type="float">
            <text:p>0.004669141</text:p>
          </table:table-cell>
          <table:table-cell office:value-type="float" office:value="0.005999513" calcext:value-type="float">
            <text:p>0.005999513</text:p>
          </table:table-cell>
          <table:table-cell office:value-type="float" office:value="0.1386492" calcext:value-type="float">
            <text:p>0.1386492</text:p>
          </table:table-cell>
          <table:table-cell office:value-type="float" office:value="1687.45" calcext:value-type="float">
            <text:p>1687.45</text:p>
          </table:table-cell>
          <table:table-cell office:value-type="float" office:value="0.8086355" calcext:value-type="float">
            <text:p>0.8086355</text:p>
          </table:table-cell>
          <table:table-cell office:value-type="float" office:value="0" calcext:value-type="float">
            <text:p>0</text:p>
          </table:table-cell>
          <table:table-cell office:value-type="float" office:value="0.4488814" calcext:value-type="float">
            <text:p>0.4488814</text:p>
          </table:table-cell>
          <table:table-cell office:value-type="float" office:value="0.5299039" calcext:value-type="float">
            <text:p>0.5299039</text:p>
          </table:table-cell>
          <table:table-cell office:value-type="float" office:value="0.0315104" calcext:value-type="float">
            <text:p>0.0315104</text:p>
          </table:table-cell>
          <table:table-cell office:value-type="float" office:value="0.03146672" calcext:value-type="float">
            <text:p>0.031466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.1514" calcext:value-type="float">
            <text:p>43.1514</text:p>
          </table:table-cell>
          <table:table-cell office:value-type="float" office:value="43.85669" calcext:value-type="float">
            <text:p>43.8566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2-27T14:10:04.132295698</dc:date>
    <meta:editing-duration>PT8S</meta:editing-duration>
    <meta:editing-cycles>1</meta:editing-cycles>
    <meta:document-statistic meta:table-count="1" meta:cell-count="7686" meta:object-count="0"/>
    <meta:generator>LibreOffice/6.4.7.2$Linux_X86_64 LibreOffice_project/40$Build-2</meta:generator>
  </office:meta>
</office:document-meta>
</file>